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/>
    <style:style style:name="ce4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6"/>
        <table:table-column table:style-name="co1" table:default-cell-style-name="Default"/>
        <table:table-row table:style-name="ro1">
          <table:table-cell table:style-name="ce4" office:value-type="string" calcext:value-type="string">
            <text:p>HEX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table:style-name="ce4" office:value-type="string" calcext:value-type="string">
            <text:p>#00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000</text:p>
          </table:table-cell>
          <table:table-cell table:formula="of:=IF([.A2]=[.A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</text:p>
          </table:table-cell>
          <table:table-cell table:formula="of:=IF([.A3]=[.A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</text:p>
          </table:table-cell>
          <table:table-cell table:formula="of:=IF([.A4]=[.A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</text:p>
          </table:table-cell>
          <table:table-cell table:formula="of:=IF([.A5]=[.A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</text:p>
          </table:table-cell>
          <table:table-cell table:formula="of:=IF([.A6]=[.A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</text:p>
          </table:table-cell>
          <table:table-cell table:formula="of:=IF([.A7]=[.A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</text:p>
          </table:table-cell>
          <table:table-cell table:formula="of:=IF([.A8]=[.A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</text:p>
          </table:table-cell>
          <table:table-cell table:formula="of:=IF([.A9]=[.A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</text:p>
          </table:table-cell>
          <table:table-cell table:formula="of:=IF([.A10]=[.A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</text:p>
          </table:table-cell>
          <table:table-cell table:formula="of:=IF([.A11]=[.A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</text:p>
          </table:table-cell>
          <table:table-cell table:formula="of:=IF([.A12]=[.A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</text:p>
          </table:table-cell>
          <table:table-cell table:formula="of:=IF([.A13]=[.A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</text:p>
          </table:table-cell>
          <table:table-cell table:formula="of:=IF([.A14]=[.A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</text:p>
          </table:table-cell>
          <table:table-cell table:formula="of:=IF([.A15]=[.A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</text:p>
          </table:table-cell>
          <table:table-cell table:formula="of:=IF([.A16]=[.A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</text:p>
          </table:table-cell>
          <table:table-cell table:formula="of:=IF([.A17]=[.A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</text:p>
          </table:table-cell>
          <table:table-cell table:formula="of:=IF([.A18]=[.A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</text:p>
          </table:table-cell>
          <table:table-cell table:formula="of:=IF([.A19]=[.A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</text:p>
          </table:table-cell>
          <table:table-cell table:formula="of:=IF([.A20]=[.A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</text:p>
          </table:table-cell>
          <table:table-cell table:formula="of:=IF([.A21]=[.A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</text:p>
          </table:table-cell>
          <table:table-cell table:formula="of:=IF([.A22]=[.A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</text:p>
          </table:table-cell>
          <table:table-cell table:formula="of:=IF([.A23]=[.A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</text:p>
          </table:table-cell>
          <table:table-cell table:formula="of:=IF([.A24]=[.A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</text:p>
          </table:table-cell>
          <table:table-cell table:formula="of:=IF([.A25]=[.A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</text:p>
          </table:table-cell>
          <table:table-cell table:formula="of:=IF([.A26]=[.A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</text:p>
          </table:table-cell>
          <table:table-cell table:formula="of:=IF([.A27]=[.A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</text:p>
          </table:table-cell>
          <table:table-cell table:formula="of:=IF([.A28]=[.A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</text:p>
          </table:table-cell>
          <table:table-cell table:formula="of:=IF([.A29]=[.A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</text:p>
          </table:table-cell>
          <table:table-cell table:formula="of:=IF([.A30]=[.A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000</text:p>
          </table:table-cell>
          <table:table-cell table:formula="of:=IF([.A31]=[.A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000</text:p>
          </table:table-cell>
          <table:table-cell table:formula="of:=IF([.A32]=[.A3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00000f</text:p>
          </table:table-cell>
          <table:table-cell table:formula="of:=IF([.A33]=[.A3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00000f</text:p>
          </table:table-cell>
          <table:table-cell table:formula="of:=IF([.A34]=[.A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00f</text:p>
          </table:table-cell>
          <table:table-cell table:formula="of:=IF([.A35]=[.A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00f</text:p>
          </table:table-cell>
          <table:table-cell table:formula="of:=IF([.A36]=[.A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00f</text:p>
          </table:table-cell>
          <table:table-cell table:formula="of:=IF([.A37]=[.A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00f</text:p>
          </table:table-cell>
          <table:table-cell table:formula="of:=IF([.A38]=[.A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00f</text:p>
          </table:table-cell>
          <table:table-cell table:formula="of:=IF([.A39]=[.A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00f</text:p>
          </table:table-cell>
          <table:table-cell table:formula="of:=IF([.A40]=[.A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00f</text:p>
          </table:table-cell>
          <table:table-cell table:formula="of:=IF([.A41]=[.A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00f</text:p>
          </table:table-cell>
          <table:table-cell table:formula="of:=IF([.A42]=[.A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00f</text:p>
          </table:table-cell>
          <table:table-cell table:formula="of:=IF([.A43]=[.A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00f</text:p>
          </table:table-cell>
          <table:table-cell table:formula="of:=IF([.A44]=[.A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00f</text:p>
          </table:table-cell>
          <table:table-cell table:formula="of:=IF([.A45]=[.A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00f</text:p>
          </table:table-cell>
          <table:table-cell table:formula="of:=IF([.A46]=[.A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00f</text:p>
          </table:table-cell>
          <table:table-cell table:formula="of:=IF([.A47]=[.A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00f</text:p>
          </table:table-cell>
          <table:table-cell table:formula="of:=IF([.A48]=[.A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00f</text:p>
          </table:table-cell>
          <table:table-cell table:formula="of:=IF([.A49]=[.A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00f</text:p>
          </table:table-cell>
          <table:table-cell table:formula="of:=IF([.A50]=[.A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00f</text:p>
          </table:table-cell>
          <table:table-cell table:formula="of:=IF([.A51]=[.A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00f</text:p>
          </table:table-cell>
          <table:table-cell table:formula="of:=IF([.A52]=[.A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00f</text:p>
          </table:table-cell>
          <table:table-cell table:formula="of:=IF([.A53]=[.A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00f</text:p>
          </table:table-cell>
          <table:table-cell table:formula="of:=IF([.A54]=[.A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00f</text:p>
          </table:table-cell>
          <table:table-cell table:formula="of:=IF([.A55]=[.A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00f</text:p>
          </table:table-cell>
          <table:table-cell table:formula="of:=IF([.A56]=[.A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00f</text:p>
          </table:table-cell>
          <table:table-cell table:formula="of:=IF([.A57]=[.A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00f</text:p>
          </table:table-cell>
          <table:table-cell table:formula="of:=IF([.A58]=[.A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00f</text:p>
          </table:table-cell>
          <table:table-cell table:formula="of:=IF([.A59]=[.A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00f</text:p>
          </table:table-cell>
          <table:table-cell table:formula="of:=IF([.A60]=[.A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00f</text:p>
          </table:table-cell>
          <table:table-cell table:formula="of:=IF([.A61]=[.A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00f</text:p>
          </table:table-cell>
          <table:table-cell table:formula="of:=IF([.A62]=[.A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00f</text:p>
          </table:table-cell>
          <table:table-cell table:formula="of:=IF([.A63]=[.A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000f</text:p>
          </table:table-cell>
          <table:table-cell table:formula="of:=IF([.A64]=[.A6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000cff</text:p>
          </table:table-cell>
          <table:table-cell table:formula="of:=IF([.A65]=[.A6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000cff</text:p>
          </table:table-cell>
          <table:table-cell table:formula="of:=IF([.A66]=[.A6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001851</text:p>
          </table:table-cell>
          <table:table-cell table:formula="of:=IF([.A67]=[.A6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0415a</text:p>
          </table:table-cell>
          <table:table-cell table:formula="of:=IF([.A68]=[.A6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065fc</text:p>
          </table:table-cell>
          <table:table-cell table:formula="of:=IF([.A69]=[.A70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006eac</text:p>
          </table:table-cell>
          <table:table-cell table:formula="of:=IF([.A70]=[.A7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071c6</text:p>
          </table:table-cell>
          <table:table-cell table:formula="of:=IF([.A71]=[.A72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007acc</text:p>
          </table:table-cell>
          <table:table-cell table:formula="of:=IF([.A72]=[.A7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07ad9</text:p>
          </table:table-cell>
          <table:table-cell table:formula="of:=IF([.A73]=[.A7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08000</text:p>
          </table:table-cell>
          <table:table-cell table:formula="of:=IF([.A74]=[.A7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008000</text:p>
          </table:table-cell>
          <table:table-cell table:formula="of:=IF([.A75]=[.A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8000</text:p>
          </table:table-cell>
          <table:table-cell table:formula="of:=IF([.A76]=[.A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8000</text:p>
          </table:table-cell>
          <table:table-cell table:formula="of:=IF([.A77]=[.A7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0083dc</text:p>
          </table:table-cell>
          <table:table-cell table:formula="of:=IF([.A78]=[.A7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087ed</text:p>
          </table:table-cell>
          <table:table-cell table:formula="of:=IF([.A79]=[.A8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089dc</text:p>
          </table:table-cell>
          <table:table-cell table:formula="of:=IF([.A80]=[.A8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08add</text:p>
          </table:table-cell>
          <table:table-cell table:formula="of:=IF([.A81]=[.A8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08d93</text:p>
          </table:table-cell>
          <table:table-cell table:formula="of:=IF([.A82]=[.A8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08ef5</text:p>
          </table:table-cell>
          <table:table-cell table:formula="of:=IF([.A83]=[.A8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008ef5</text:p>
          </table:table-cell>
          <table:table-cell table:formula="of:=IF([.A84]=[.A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8ef5</text:p>
          </table:table-cell>
          <table:table-cell table:formula="of:=IF([.A85]=[.A8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0090ff</text:p>
          </table:table-cell>
          <table:table-cell table:formula="of:=IF([.A86]=[.A8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0913a</text:p>
          </table:table-cell>
          <table:table-cell table:formula="of:=IF([.A87]=[.A8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00913a</text:p>
          </table:table-cell>
          <table:table-cell table:formula="of:=IF([.A88]=[.A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913a</text:p>
          </table:table-cell>
          <table:table-cell table:formula="of:=IF([.A89]=[.A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913a</text:p>
          </table:table-cell>
          <table:table-cell table:formula="of:=IF([.A90]=[.A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913a</text:p>
          </table:table-cell>
          <table:table-cell table:formula="of:=IF([.A91]=[.A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913a</text:p>
          </table:table-cell>
          <table:table-cell table:formula="of:=IF([.A92]=[.A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913a</text:p>
          </table:table-cell>
          <table:table-cell table:formula="of:=IF([.A93]=[.A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913a</text:p>
          </table:table-cell>
          <table:table-cell table:formula="of:=IF([.A94]=[.A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913a</text:p>
          </table:table-cell>
          <table:table-cell table:formula="of:=IF([.A95]=[.A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913a</text:p>
          </table:table-cell>
          <table:table-cell table:formula="of:=IF([.A96]=[.A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913a</text:p>
          </table:table-cell>
          <table:table-cell table:formula="of:=IF([.A97]=[.A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913a</text:p>
          </table:table-cell>
          <table:table-cell table:formula="of:=IF([.A98]=[.A9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0092ee</text:p>
          </table:table-cell>
          <table:table-cell table:formula="of:=IF([.A99]=[.A10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094f0</text:p>
          </table:table-cell>
          <table:table-cell table:formula="of:=IF([.A100]=[.A10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09577</text:p>
          </table:table-cell>
          <table:table-cell table:formula="of:=IF([.A101]=[.A10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09688</text:p>
          </table:table-cell>
          <table:table-cell table:formula="of:=IF([.A102]=[.A10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0a0fc</text:p>
          </table:table-cell>
          <table:table-cell table:formula="of:=IF([.A103]=[.A10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0aade</text:p>
          </table:table-cell>
          <table:table-cell table:formula="of:=IF([.A104]=[.A10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0abec</text:p>
          </table:table-cell>
          <table:table-cell table:formula="of:=IF([.A105]=[.A10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00abec</text:p>
          </table:table-cell>
          <table:table-cell table:formula="of:=IF([.A106]=[.A1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abec</text:p>
          </table:table-cell>
          <table:table-cell table:formula="of:=IF([.A107]=[.A10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00bcd4</text:p>
          </table:table-cell>
          <table:table-cell table:formula="of:=IF([.A108]=[.A10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0bcfb</text:p>
          </table:table-cell>
          <table:table-cell table:formula="of:=IF([.A109]=[.A11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0f</text:p>
          </table:table-cell>
          <table:table-cell table:formula="of:=IF([.A110]=[.A11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00f</text:p>
          </table:table-cell>
          <table:table-cell table:formula="of:=IF([.A111]=[.A1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f</text:p>
          </table:table-cell>
          <table:table-cell table:formula="of:=IF([.A112]=[.A1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0f</text:p>
          </table:table-cell>
          <table:table-cell table:formula="of:=IF([.A113]=[.A11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015093</text:p>
          </table:table-cell>
          <table:table-cell table:formula="of:=IF([.A114]=[.A11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15ca7</text:p>
          </table:table-cell>
          <table:table-cell table:formula="of:=IF([.A115]=[.A11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1ade7</text:p>
          </table:table-cell>
          <table:table-cell table:formula="of:=IF([.A116]=[.A11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1b1f8</text:p>
          </table:table-cell>
          <table:table-cell table:formula="of:=IF([.A117]=[.A11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1d3aa</text:p>
          </table:table-cell>
          <table:table-cell table:formula="of:=IF([.A118]=[.A11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266b3</text:p>
          </table:table-cell>
          <table:table-cell table:formula="of:=IF([.A119]=[.A12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0266b3</text:p>
          </table:table-cell>
          <table:table-cell table:formula="of:=IF([.A120]=[.A12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0277bd</text:p>
          </table:table-cell>
          <table:table-cell table:formula="of:=IF([.A121]=[.A12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288d1</text:p>
          </table:table-cell>
          <table:table-cell table:formula="of:=IF([.A122]=[.A12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0288d1</text:p>
          </table:table-cell>
          <table:table-cell table:formula="of:=IF([.A123]=[.A12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028e7d</text:p>
          </table:table-cell>
          <table:table-cell table:formula="of:=IF([.A124]=[.A12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29499</text:p>
          </table:table-cell>
          <table:table-cell table:formula="of:=IF([.A125]=[.A12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34c77</text:p>
          </table:table-cell>
          <table:table-cell table:formula="of:=IF([.A126]=[.A127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036fad</text:p>
          </table:table-cell>
          <table:table-cell table:formula="of:=IF([.A127]=[.A12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036fad</text:p>
          </table:table-cell>
          <table:table-cell table:formula="of:=IF([.A128]=[.A12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03adeb</text:p>
          </table:table-cell>
          <table:table-cell table:formula="of:=IF([.A129]=[.A13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3c7dd</text:p>
          </table:table-cell>
          <table:table-cell table:formula="of:=IF([.A130]=[.A13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40404</text:p>
          </table:table-cell>
          <table:table-cell table:formula="of:=IF([.A131]=[.A13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49bf5</text:p>
          </table:table-cell>
          <table:table-cell table:formula="of:=IF([.A132]=[.A13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049bf5</text:p>
          </table:table-cell>
          <table:table-cell table:formula="of:=IF([.A133]=[.A1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49bf5</text:p>
          </table:table-cell>
          <table:table-cell table:formula="of:=IF([.A134]=[.A1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49bf5</text:p>
          </table:table-cell>
          <table:table-cell table:formula="of:=IF([.A135]=[.A13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04a</text:p>
          </table:table-cell>
          <table:table-cell table:formula="of:=IF([.A136]=[.A13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04a</text:p>
          </table:table-cell>
          <table:table-cell table:formula="of:=IF([.A137]=[.A13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0569a0</text:p>
          </table:table-cell>
          <table:table-cell table:formula="of:=IF([.A138]=[.A13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5a5f9</text:p>
          </table:table-cell>
          <table:table-cell table:formula="of:=IF([.A139]=[.A14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05a5f9</text:p>
          </table:table-cell>
          <table:table-cell table:formula="of:=IF([.A140]=[.A1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5a5f9</text:p>
          </table:table-cell>
          <table:table-cell table:formula="of:=IF([.A141]=[.A1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5a5f9</text:p>
          </table:table-cell>
          <table:table-cell table:formula="of:=IF([.A142]=[.A14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08abd8</text:p>
          </table:table-cell>
          <table:table-cell table:formula="of:=IF([.A143]=[.A14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8bffc</text:p>
          </table:table-cell>
          <table:table-cell table:formula="of:=IF([.A144]=[.A14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97cf4</text:p>
          </table:table-cell>
          <table:table-cell table:formula="of:=IF([.A145]=[.A14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9b2df</text:p>
          </table:table-cell>
          <table:table-cell table:formula="of:=IF([.A146]=[.A14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9c37b</text:p>
          </table:table-cell>
          <table:table-cell table:formula="of:=IF([.A147]=[.A14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a87e2</text:p>
          </table:table-cell>
          <table:table-cell table:formula="of:=IF([.A148]=[.A14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aa8f0</text:p>
          </table:table-cell>
          <table:table-cell table:formula="of:=IF([.A149]=[.A150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0ac4f0</text:p>
          </table:table-cell>
          <table:table-cell table:formula="of:=IF([.A150]=[.A15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b5ead</text:p>
          </table:table-cell>
          <table:table-cell table:formula="of:=IF([.A151]=[.A15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0b5ead</text:p>
          </table:table-cell>
          <table:table-cell table:formula="of:=IF([.A152]=[.A1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b5ead</text:p>
          </table:table-cell>
          <table:table-cell table:formula="of:=IF([.A153]=[.A15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0b7cff</text:p>
          </table:table-cell>
          <table:table-cell table:formula="of:=IF([.A154]=[.A15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b93d3</text:p>
          </table:table-cell>
          <table:table-cell table:formula="of:=IF([.A155]=[.A15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0b93d3</text:p>
          </table:table-cell>
          <table:table-cell table:formula="of:=IF([.A156]=[.A15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0bb36f</text:p>
          </table:table-cell>
          <table:table-cell table:formula="of:=IF([.A157]=[.A15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c0c0c</text:p>
          </table:table-cell>
          <table:table-cell table:formula="of:=IF([.A158]=[.A15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c578c</text:p>
          </table:table-cell>
          <table:table-cell table:formula="of:=IF([.A159]=[.A16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0c578c</text:p>
          </table:table-cell>
          <table:table-cell table:formula="of:=IF([.A160]=[.A16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0c96df</text:p>
          </table:table-cell>
          <table:table-cell table:formula="of:=IF([.A161]=[.A16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c97df</text:p>
          </table:table-cell>
          <table:table-cell table:formula="of:=IF([.A162]=[.A16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cb6ff</text:p>
          </table:table-cell>
          <table:table-cell table:formula="of:=IF([.A163]=[.A16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cc</text:p>
          </table:table-cell>
          <table:table-cell table:formula="of:=IF([.A164]=[.A16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0cc</text:p>
          </table:table-cell>
          <table:table-cell table:formula="of:=IF([.A165]=[.A16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0cccfd</text:p>
          </table:table-cell>
          <table:table-cell table:formula="of:=IF([.A166]=[.A16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d52bf</text:p>
          </table:table-cell>
          <table:table-cell table:formula="of:=IF([.A167]=[.A16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d657a</text:p>
          </table:table-cell>
          <table:table-cell table:formula="of:=IF([.A168]=[.A16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d68ab</text:p>
          </table:table-cell>
          <table:table-cell table:formula="of:=IF([.A169]=[.A17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dbc8a</text:p>
          </table:table-cell>
          <table:table-cell table:formula="of:=IF([.A170]=[.A17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e88c8</text:p>
          </table:table-cell>
          <table:table-cell table:formula="of:=IF([.A171]=[.A17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0e88c8</text:p>
          </table:table-cell>
          <table:table-cell table:formula="of:=IF([.A172]=[.A17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0ea6d3</text:p>
          </table:table-cell>
          <table:table-cell table:formula="of:=IF([.A173]=[.A17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eabe7</text:p>
          </table:table-cell>
          <table:table-cell table:formula="of:=IF([.A174]=[.A17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0eabe7</text:p>
          </table:table-cell>
          <table:table-cell table:formula="of:=IF([.A175]=[.A17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0f2228</text:p>
          </table:table-cell>
          <table:table-cell table:formula="of:=IF([.A176]=[.A17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0f9d58</text:p>
          </table:table-cell>
          <table:table-cell table:formula="of:=IF([.A177]=[.A17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0f9d58</text:p>
          </table:table-cell>
          <table:table-cell table:formula="of:=IF([.A178]=[.A17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0fb285</text:p>
          </table:table-cell>
          <table:table-cell table:formula="of:=IF([.A179]=[.A18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0fb285</text:p>
          </table:table-cell>
          <table:table-cell table:formula="of:=IF([.A180]=[.A1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fb285</text:p>
          </table:table-cell>
          <table:table-cell table:formula="of:=IF([.A181]=[.A1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fb285</text:p>
          </table:table-cell>
          <table:table-cell table:formula="of:=IF([.A182]=[.A1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0fb285</text:p>
          </table:table-cell>
          <table:table-cell table:formula="of:=IF([.A183]=[.A18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0ff</text:p>
          </table:table-cell>
          <table:table-cell table:formula="of:=IF([.A184]=[.A18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0adf5</text:p>
          </table:table-cell>
          <table:table-cell table:formula="of:=IF([.A185]=[.A18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0e7c4</text:p>
          </table:table-cell>
          <table:table-cell table:formula="of:=IF([.A186]=[.A18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11</text:p>
          </table:table-cell>
          <table:table-cell table:formula="of:=IF([.A187]=[.A18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15fb7</text:p>
          </table:table-cell>
          <table:table-cell table:formula="of:=IF([.A188]=[.A18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17</text:p>
          </table:table-cell>
          <table:table-cell table:formula="of:=IF([.A189]=[.A19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117</text:p>
          </table:table-cell>
          <table:table-cell table:formula="of:=IF([.A190]=[.A19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117c13</text:p>
          </table:table-cell>
          <table:table-cell table:formula="of:=IF([.A191]=[.A19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117c13</text:p>
          </table:table-cell>
          <table:table-cell table:formula="of:=IF([.A192]=[.A19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121212</text:p>
          </table:table-cell>
          <table:table-cell table:formula="of:=IF([.A193]=[.A19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21919</text:p>
          </table:table-cell>
          <table:table-cell table:formula="of:=IF([.A194]=[.A19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2b78c</text:p>
          </table:table-cell>
          <table:table-cell table:formula="of:=IF([.A195]=[.A19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12b78c</text:p>
          </table:table-cell>
          <table:table-cell table:formula="of:=IF([.A196]=[.A19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137c42</text:p>
          </table:table-cell>
          <table:table-cell table:formula="of:=IF([.A197]=[.A19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38ed3</text:p>
          </table:table-cell>
          <table:table-cell table:formula="of:=IF([.A198]=[.A19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3b1d5</text:p>
          </table:table-cell>
          <table:table-cell table:formula="of:=IF([.A199]=[.A20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13b1d5</text:p>
          </table:table-cell>
          <table:table-cell table:formula="of:=IF([.A200]=[.A2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3b1d5</text:p>
          </table:table-cell>
          <table:table-cell table:formula="of:=IF([.A201]=[.A2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3b1d5</text:p>
          </table:table-cell>
          <table:table-cell table:formula="of:=IF([.A202]=[.A2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3b1d5</text:p>
          </table:table-cell>
          <table:table-cell table:formula="of:=IF([.A203]=[.A2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3b1d5</text:p>
          </table:table-cell>
          <table:table-cell table:formula="of:=IF([.A204]=[.A20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141414</text:p>
          </table:table-cell>
          <table:table-cell table:formula="of:=IF([.A205]=[.A20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463a5</text:p>
          </table:table-cell>
          <table:table-cell table:formula="of:=IF([.A206]=[.A20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1463a5</text:p>
          </table:table-cell>
          <table:table-cell table:formula="of:=IF([.A207]=[.A20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1464a6</text:p>
          </table:table-cell>
          <table:table-cell table:formula="of:=IF([.A208]=[.A20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47add</text:p>
          </table:table-cell>
          <table:table-cell table:formula="of:=IF([.A209]=[.A21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49287</text:p>
          </table:table-cell>
          <table:table-cell table:formula="of:=IF([.A210]=[.A21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4bd59</text:p>
          </table:table-cell>
          <table:table-cell table:formula="of:=IF([.A211]=[.A21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581ce</text:p>
          </table:table-cell>
          <table:table-cell table:formula="of:=IF([.A212]=[.A21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58f76</text:p>
          </table:table-cell>
          <table:table-cell table:formula="of:=IF([.A213]=[.A21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694f5</text:p>
          </table:table-cell>
          <table:table-cell table:formula="of:=IF([.A214]=[.A21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69ba1</text:p>
          </table:table-cell>
          <table:table-cell table:formula="of:=IF([.A215]=[.A21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6baf7</text:p>
          </table:table-cell>
          <table:table-cell table:formula="of:=IF([.A216]=[.A21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75261</text:p>
          </table:table-cell>
          <table:table-cell table:formula="of:=IF([.A217]=[.A21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75ddc</text:p>
          </table:table-cell>
          <table:table-cell table:formula="of:=IF([.A218]=[.A21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791f5</text:p>
          </table:table-cell>
          <table:table-cell table:formula="of:=IF([.A219]=[.A22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793e6</text:p>
          </table:table-cell>
          <table:table-cell table:formula="of:=IF([.A220]=[.A22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1793e6</text:p>
          </table:table-cell>
          <table:table-cell table:formula="of:=IF([.A221]=[.A2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1793e6</text:p>
          </table:table-cell>
          <table:table-cell table:formula="of:=IF([.A222]=[.A2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1793e6</text:p>
          </table:table-cell>
          <table:table-cell table:formula="of:=IF([.A223]=[.A2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1793e6</text:p>
          </table:table-cell>
          <table:table-cell table:formula="of:=IF([.A224]=[.A2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1793e6</text:p>
          </table:table-cell>
          <table:table-cell table:formula="of:=IF([.A225]=[.A2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1793e6</text:p>
          </table:table-cell>
          <table:table-cell table:formula="of:=IF([.A226]=[.A2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1793e6</text:p>
          </table:table-cell>
          <table:table-cell table:formula="of:=IF([.A227]=[.A22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1793ef</text:p>
          </table:table-cell>
          <table:table-cell table:formula="of:=IF([.A228]=[.A229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179903</text:p>
          </table:table-cell>
          <table:table-cell table:formula="of:=IF([.A229]=[.A23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799eb</text:p>
          </table:table-cell>
          <table:table-cell table:formula="of:=IF([.A230]=[.A23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7b5f9</text:p>
          </table:table-cell>
          <table:table-cell table:formula="of:=IF([.A231]=[.A23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81818</text:p>
          </table:table-cell>
          <table:table-cell table:formula="of:=IF([.A232]=[.A23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181818</text:p>
          </table:table-cell>
          <table:table-cell table:formula="of:=IF([.A233]=[.A2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181818</text:p>
          </table:table-cell>
          <table:table-cell table:formula="of:=IF([.A234]=[.A2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181818</text:p>
          </table:table-cell>
          <table:table-cell table:formula="of:=IF([.A235]=[.A2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181818</text:p>
          </table:table-cell>
          <table:table-cell table:formula="of:=IF([.A236]=[.A23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1890d0</text:p>
          </table:table-cell>
          <table:table-cell table:formula="of:=IF([.A237]=[.A23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897ec</text:p>
          </table:table-cell>
          <table:table-cell table:formula="of:=IF([.A238]=[.A239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18a203</text:p>
          </table:table-cell>
          <table:table-cell table:formula="of:=IF([.A239]=[.A24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8ae46</text:p>
          </table:table-cell>
          <table:table-cell table:formula="of:=IF([.A240]=[.A24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9536f</text:p>
          </table:table-cell>
          <table:table-cell table:formula="of:=IF([.A241]=[.A24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95c28</text:p>
          </table:table-cell>
          <table:table-cell table:formula="of:=IF([.A242]=[.A24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96260</text:p>
          </table:table-cell>
          <table:table-cell table:formula="of:=IF([.A243]=[.A24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196260</text:p>
          </table:table-cell>
          <table:table-cell table:formula="of:=IF([.A244]=[.A24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1964c2</text:p>
          </table:table-cell>
          <table:table-cell table:formula="of:=IF([.A245]=[.A24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97cf1</text:p>
          </table:table-cell>
          <table:table-cell table:formula="of:=IF([.A246]=[.A24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197cf1</text:p>
          </table:table-cell>
          <table:table-cell table:formula="of:=IF([.A247]=[.A24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1a1723</text:p>
          </table:table-cell>
          <table:table-cell table:formula="of:=IF([.A248]=[.A24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1a1723</text:p>
          </table:table-cell>
          <table:table-cell table:formula="of:=IF([.A249]=[.A2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1a1723</text:p>
          </table:table-cell>
          <table:table-cell table:formula="of:=IF([.A250]=[.A25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1a1a1a</text:p>
          </table:table-cell>
          <table:table-cell table:formula="of:=IF([.A251]=[.A25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1a1a1a</text:p>
          </table:table-cell>
          <table:table-cell table:formula="of:=IF([.A252]=[.A2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1a1a1a</text:p>
          </table:table-cell>
          <table:table-cell table:formula="of:=IF([.A253]=[.A2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1a1a1a</text:p>
          </table:table-cell>
          <table:table-cell table:formula="of:=IF([.A254]=[.A2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1a1a1a</text:p>
          </table:table-cell>
          <table:table-cell table:formula="of:=IF([.A255]=[.A2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1a1a1a</text:p>
          </table:table-cell>
          <table:table-cell table:formula="of:=IF([.A256]=[.A2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1a1a1a</text:p>
          </table:table-cell>
          <table:table-cell table:formula="of:=IF([.A257]=[.A2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1a1a1a</text:p>
          </table:table-cell>
          <table:table-cell table:formula="of:=IF([.A258]=[.A2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1a1a1a</text:p>
          </table:table-cell>
          <table:table-cell table:formula="of:=IF([.A259]=[.A2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1a1a1a</text:p>
          </table:table-cell>
          <table:table-cell table:formula="of:=IF([.A260]=[.A2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1a1a1a</text:p>
          </table:table-cell>
          <table:table-cell table:formula="of:=IF([.A261]=[.A26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1a1c1f</text:p>
          </table:table-cell>
          <table:table-cell table:formula="of:=IF([.A262]=[.A26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a5fb4</text:p>
          </table:table-cell>
          <table:table-cell table:formula="of:=IF([.A263]=[.A264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1a7fd4</text:p>
          </table:table-cell>
          <table:table-cell table:formula="of:=IF([.A264]=[.A26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1a7fd4</text:p>
          </table:table-cell>
          <table:table-cell table:formula="of:=IF([.A265]=[.A2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a7fd4</text:p>
          </table:table-cell>
          <table:table-cell table:formula="of:=IF([.A266]=[.A26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1a81da</text:p>
          </table:table-cell>
          <table:table-cell table:formula="of:=IF([.A267]=[.A26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a87e2</text:p>
          </table:table-cell>
          <table:table-cell table:formula="of:=IF([.A268]=[.A26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a9cd1</text:p>
          </table:table-cell>
          <table:table-cell table:formula="of:=IF([.A269]=[.A27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aa3dc</text:p>
          </table:table-cell>
          <table:table-cell table:formula="of:=IF([.A270]=[.A27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abc9c</text:p>
          </table:table-cell>
          <table:table-cell table:formula="of:=IF([.A271]=[.A27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ac63a</text:p>
          </table:table-cell>
          <table:table-cell table:formula="of:=IF([.A272]=[.A27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b1f24</text:p>
          </table:table-cell>
          <table:table-cell table:formula="of:=IF([.A273]=[.A27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b2a2a</text:p>
          </table:table-cell>
          <table:table-cell table:formula="of:=IF([.A274]=[.A27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b3341</text:p>
          </table:table-cell>
          <table:table-cell table:formula="of:=IF([.A275]=[.A27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b8cf4</text:p>
          </table:table-cell>
          <table:table-cell table:formula="of:=IF([.A276]=[.A27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b91f4</text:p>
          </table:table-cell>
          <table:table-cell table:formula="of:=IF([.A277]=[.A27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b92f4</text:p>
          </table:table-cell>
          <table:table-cell table:formula="of:=IF([.A278]=[.A27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b93f4</text:p>
          </table:table-cell>
          <table:table-cell table:formula="of:=IF([.A279]=[.A28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c1c1c</text:p>
          </table:table-cell>
          <table:table-cell table:formula="of:=IF([.A280]=[.A28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1c1c1c</text:p>
          </table:table-cell>
          <table:table-cell table:formula="of:=IF([.A281]=[.A28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1c2d44</text:p>
          </table:table-cell>
          <table:table-cell table:formula="of:=IF([.A282]=[.A28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1c2d44</text:p>
          </table:table-cell>
          <table:table-cell table:formula="of:=IF([.A283]=[.A28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1c69d0</text:p>
          </table:table-cell>
          <table:table-cell table:formula="of:=IF([.A284]=[.A28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c71d8</text:p>
          </table:table-cell>
          <table:table-cell table:formula="of:=IF([.A285]=[.A28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c7cbf</text:p>
          </table:table-cell>
          <table:table-cell table:formula="of:=IF([.A286]=[.A28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c8d43</text:p>
          </table:table-cell>
          <table:table-cell table:formula="of:=IF([.A287]=[.A28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c95f5</text:p>
          </table:table-cell>
          <table:table-cell table:formula="of:=IF([.A288]=[.A28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1c95f5</text:p>
          </table:table-cell>
          <table:table-cell table:formula="of:=IF([.A289]=[.A2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1c95f5</text:p>
          </table:table-cell>
          <table:table-cell table:formula="of:=IF([.A290]=[.A29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c99e0</text:p>
          </table:table-cell>
          <table:table-cell table:formula="of:=IF([.A291]=[.A29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1c99e0</text:p>
          </table:table-cell>
          <table:table-cell table:formula="of:=IF([.A292]=[.A2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c99e0</text:p>
          </table:table-cell>
          <table:table-cell table:formula="of:=IF([.A293]=[.A2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c99e0</text:p>
          </table:table-cell>
          <table:table-cell table:formula="of:=IF([.A294]=[.A2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c99e0</text:p>
          </table:table-cell>
          <table:table-cell table:formula="of:=IF([.A295]=[.A2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c99e0</text:p>
          </table:table-cell>
          <table:table-cell table:formula="of:=IF([.A296]=[.A2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c99e0</text:p>
          </table:table-cell>
          <table:table-cell table:formula="of:=IF([.A297]=[.A2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c99e0</text:p>
          </table:table-cell>
          <table:table-cell table:formula="of:=IF([.A298]=[.A2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c99e0</text:p>
          </table:table-cell>
          <table:table-cell table:formula="of:=IF([.A299]=[.A3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c99e0</text:p>
          </table:table-cell>
          <table:table-cell table:formula="of:=IF([.A300]=[.A3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c99e0</text:p>
          </table:table-cell>
          <table:table-cell table:formula="of:=IF([.A301]=[.A3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c99e0</text:p>
          </table:table-cell>
          <table:table-cell table:formula="of:=IF([.A302]=[.A3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c99e0</text:p>
          </table:table-cell>
          <table:table-cell table:formula="of:=IF([.A303]=[.A3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c99e0</text:p>
          </table:table-cell>
          <table:table-cell table:formula="of:=IF([.A304]=[.A3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1c99e0</text:p>
          </table:table-cell>
          <table:table-cell table:formula="of:=IF([.A305]=[.A30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1c9bf5</text:p>
          </table:table-cell>
          <table:table-cell table:formula="of:=IF([.A306]=[.A30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ca4d4</text:p>
          </table:table-cell>
          <table:table-cell table:formula="of:=IF([.A307]=[.A30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ca8a8</text:p>
          </table:table-cell>
          <table:table-cell table:formula="of:=IF([.A308]=[.A30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1ca8a8</text:p>
          </table:table-cell>
          <table:table-cell table:formula="of:=IF([.A309]=[.A3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1ca8a8</text:p>
          </table:table-cell>
          <table:table-cell table:formula="of:=IF([.A310]=[.A3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1ca8a8</text:p>
          </table:table-cell>
          <table:table-cell table:formula="of:=IF([.A311]=[.A3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1ca8a8</text:p>
          </table:table-cell>
          <table:table-cell table:formula="of:=IF([.A312]=[.A3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1ca8a8</text:p>
          </table:table-cell>
          <table:table-cell table:formula="of:=IF([.A313]=[.A3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1ca8a8</text:p>
          </table:table-cell>
          <table:table-cell table:formula="of:=IF([.A314]=[.A3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1ca8a8</text:p>
          </table:table-cell>
          <table:table-cell table:formula="of:=IF([.A315]=[.A31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1cbedd</text:p>
          </table:table-cell>
          <table:table-cell table:formula="of:=IF([.A316]=[.A31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cd2ac</text:p>
          </table:table-cell>
          <table:table-cell table:formula="of:=IF([.A317]=[.A31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d5a9e</text:p>
          </table:table-cell>
          <table:table-cell table:formula="of:=IF([.A318]=[.A31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d89db</text:p>
          </table:table-cell>
          <table:table-cell table:formula="of:=IF([.A319]=[.A32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d8af3</text:p>
          </table:table-cell>
          <table:table-cell table:formula="of:=IF([.A320]=[.A321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1d8cbf</text:p>
          </table:table-cell>
          <table:table-cell table:formula="of:=IF([.A321]=[.A32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d97f8</text:p>
          </table:table-cell>
          <table:table-cell table:formula="of:=IF([.A322]=[.A32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1d97f8</text:p>
          </table:table-cell>
          <table:table-cell table:formula="of:=IF([.A323]=[.A3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1d97f8</text:p>
          </table:table-cell>
          <table:table-cell table:formula="of:=IF([.A324]=[.A32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1da0f6</text:p>
          </table:table-cell>
          <table:table-cell table:formula="of:=IF([.A325]=[.A32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da4f7</text:p>
          </table:table-cell>
          <table:table-cell table:formula="of:=IF([.A326]=[.A32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da7f7</text:p>
          </table:table-cell>
          <table:table-cell table:formula="of:=IF([.A327]=[.A32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1da7f7</text:p>
          </table:table-cell>
          <table:table-cell table:formula="of:=IF([.A328]=[.A32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1db7f3</text:p>
          </table:table-cell>
          <table:table-cell table:formula="of:=IF([.A329]=[.A33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dc979</text:p>
          </table:table-cell>
          <table:table-cell table:formula="of:=IF([.A330]=[.A33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dd0d0</text:p>
          </table:table-cell>
          <table:table-cell table:formula="of:=IF([.A331]=[.A33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1dd0d0</text:p>
          </table:table-cell>
          <table:table-cell table:formula="of:=IF([.A332]=[.A33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1e2d2d</text:p>
          </table:table-cell>
          <table:table-cell table:formula="of:=IF([.A333]=[.A33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e3440</text:p>
          </table:table-cell>
          <table:table-cell table:formula="of:=IF([.A334]=[.A33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e3d4d</text:p>
          </table:table-cell>
          <table:table-cell table:formula="of:=IF([.A335]=[.A33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e84d0</text:p>
          </table:table-cell>
          <table:table-cell table:formula="of:=IF([.A336]=[.A33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e87e4</text:p>
          </table:table-cell>
          <table:table-cell table:formula="of:=IF([.A337]=[.A33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e88e5</text:p>
          </table:table-cell>
          <table:table-cell table:formula="of:=IF([.A338]=[.A33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1e88e5</text:p>
          </table:table-cell>
          <table:table-cell table:formula="of:=IF([.A339]=[.A34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1ea362</text:p>
          </table:table-cell>
          <table:table-cell table:formula="of:=IF([.A340]=[.A34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ea8f7</text:p>
          </table:table-cell>
          <table:table-cell table:formula="of:=IF([.A341]=[.A34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eaaf7</text:p>
          </table:table-cell>
          <table:table-cell table:formula="of:=IF([.A342]=[.A34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ebc7e</text:p>
          </table:table-cell>
          <table:table-cell table:formula="of:=IF([.A343]=[.A34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ee2fd</text:p>
          </table:table-cell>
          <table:table-cell table:formula="of:=IF([.A344]=[.A34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f609e</text:p>
          </table:table-cell>
          <table:table-cell table:formula="of:=IF([.A345]=[.A34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f8fd7</text:p>
          </table:table-cell>
          <table:table-cell table:formula="of:=IF([.A346]=[.A34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1f8fd7</text:p>
          </table:table-cell>
          <table:table-cell table:formula="of:=IF([.A347]=[.A34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1f8ff8</text:p>
          </table:table-cell>
          <table:table-cell table:formula="of:=IF([.A348]=[.A34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f97cf</text:p>
          </table:table-cell>
          <table:table-cell table:formula="of:=IF([.A349]=[.A35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f9bff</text:p>
          </table:table-cell>
          <table:table-cell table:formula="of:=IF([.A350]=[.A35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f9df8</text:p>
          </table:table-cell>
          <table:table-cell table:formula="of:=IF([.A351]=[.A35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fa3f7</text:p>
          </table:table-cell>
          <table:table-cell table:formula="of:=IF([.A352]=[.A353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1facf5</text:p>
          </table:table-cell>
          <table:table-cell table:formula="of:=IF([.A353]=[.A35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fb1f8</text:p>
          </table:table-cell>
          <table:table-cell table:formula="of:=IF([.A354]=[.A35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fb5f8</text:p>
          </table:table-cell>
          <table:table-cell table:formula="of:=IF([.A355]=[.A35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1fbd7f</text:p>
          </table:table-cell>
          <table:table-cell table:formula="of:=IF([.A356]=[.A35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1fbd7f</text:p>
          </table:table-cell>
          <table:table-cell table:formula="of:=IF([.A357]=[.A35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1fe092</text:p>
          </table:table-cell>
          <table:table-cell table:formula="of:=IF([.A358]=[.A35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01f1f</text:p>
          </table:table-cell>
          <table:table-cell table:formula="of:=IF([.A359]=[.A36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02020</text:p>
          </table:table-cell>
          <table:table-cell table:formula="of:=IF([.A360]=[.A36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02020</text:p>
          </table:table-cell>
          <table:table-cell table:formula="of:=IF([.A361]=[.A36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02224</text:p>
          </table:table-cell>
          <table:table-cell table:formula="of:=IF([.A362]=[.A36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02224</text:p>
          </table:table-cell>
          <table:table-cell table:formula="of:=IF([.A363]=[.A36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072ae</text:p>
          </table:table-cell>
          <table:table-cell table:formula="of:=IF([.A364]=[.A36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072ae</text:p>
          </table:table-cell>
          <table:table-cell table:formula="of:=IF([.A365]=[.A36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077bc</text:p>
          </table:table-cell>
          <table:table-cell table:formula="of:=IF([.A366]=[.A36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07ab7</text:p>
          </table:table-cell>
          <table:table-cell table:formula="of:=IF([.A367]=[.A368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2095f2</text:p>
          </table:table-cell>
          <table:table-cell table:formula="of:=IF([.A368]=[.A36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09af9</text:p>
          </table:table-cell>
          <table:table-cell table:formula="of:=IF([.A369]=[.A37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0a5a7</text:p>
          </table:table-cell>
          <table:table-cell table:formula="of:=IF([.A370]=[.A37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0a5a7</text:p>
          </table:table-cell>
          <table:table-cell table:formula="of:=IF([.A371]=[.A37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0aa73</text:p>
          </table:table-cell>
          <table:table-cell table:formula="of:=IF([.A372]=[.A37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0aa73</text:p>
          </table:table-cell>
          <table:table-cell table:formula="of:=IF([.A373]=[.A37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0bd4d</text:p>
          </table:table-cell>
          <table:table-cell table:formula="of:=IF([.A374]=[.A37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12121</text:p>
          </table:table-cell>
          <table:table-cell table:formula="of:=IF([.A375]=[.A37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12121</text:p>
          </table:table-cell>
          <table:table-cell table:formula="of:=IF([.A376]=[.A37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12324</text:p>
          </table:table-cell>
          <table:table-cell table:formula="of:=IF([.A377]=[.A37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12a3c</text:p>
          </table:table-cell>
          <table:table-cell table:formula="of:=IF([.A378]=[.A37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1674f</text:p>
          </table:table-cell>
          <table:table-cell table:formula="of:=IF([.A379]=[.A38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186ff</text:p>
          </table:table-cell>
          <table:table-cell table:formula="of:=IF([.A380]=[.A38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194cd</text:p>
          </table:table-cell>
          <table:table-cell table:formula="of:=IF([.A381]=[.A38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196f3</text:p>
          </table:table-cell>
          <table:table-cell table:formula="of:=IF([.A382]=[.A38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196f3</text:p>
          </table:table-cell>
          <table:table-cell table:formula="of:=IF([.A383]=[.A3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196f3</text:p>
          </table:table-cell>
          <table:table-cell table:formula="of:=IF([.A384]=[.A3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196f3</text:p>
          </table:table-cell>
          <table:table-cell table:formula="of:=IF([.A385]=[.A3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196f3</text:p>
          </table:table-cell>
          <table:table-cell table:formula="of:=IF([.A386]=[.A3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196f3</text:p>
          </table:table-cell>
          <table:table-cell table:formula="of:=IF([.A387]=[.A3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196f3</text:p>
          </table:table-cell>
          <table:table-cell table:formula="of:=IF([.A388]=[.A38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219bd6</text:p>
          </table:table-cell>
          <table:table-cell table:formula="of:=IF([.A389]=[.A39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22222</text:p>
          </table:table-cell>
          <table:table-cell table:formula="of:=IF([.A390]=[.A39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22856</text:p>
          </table:table-cell>
          <table:table-cell table:formula="of:=IF([.A391]=[.A39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25a84</text:p>
          </table:table-cell>
          <table:table-cell table:formula="of:=IF([.A392]=[.A39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274d5</text:p>
          </table:table-cell>
          <table:table-cell table:formula="of:=IF([.A393]=[.A39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32323</text:p>
          </table:table-cell>
          <table:table-cell table:formula="of:=IF([.A394]=[.A39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32323</text:p>
          </table:table-cell>
          <table:table-cell table:formula="of:=IF([.A395]=[.A3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32323</text:p>
          </table:table-cell>
          <table:table-cell table:formula="of:=IF([.A396]=[.A3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32323</text:p>
          </table:table-cell>
          <table:table-cell table:formula="of:=IF([.A397]=[.A39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32629</text:p>
          </table:table-cell>
          <table:table-cell table:formula="of:=IF([.A398]=[.A39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32629</text:p>
          </table:table-cell>
          <table:table-cell table:formula="of:=IF([.A399]=[.A4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32629</text:p>
          </table:table-cell>
          <table:table-cell table:formula="of:=IF([.A400]=[.A4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32629</text:p>
          </table:table-cell>
          <table:table-cell table:formula="of:=IF([.A401]=[.A4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32629</text:p>
          </table:table-cell>
          <table:table-cell table:formula="of:=IF([.A402]=[.A4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32629</text:p>
          </table:table-cell>
          <table:table-cell table:formula="of:=IF([.A403]=[.A4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32629</text:p>
          </table:table-cell>
          <table:table-cell table:formula="of:=IF([.A404]=[.A40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32f3e</text:p>
          </table:table-cell>
          <table:table-cell table:formula="of:=IF([.A405]=[.A40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33333</text:p>
          </table:table-cell>
          <table:table-cell table:formula="of:=IF([.A406]=[.A407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234db8</text:p>
          </table:table-cell>
          <table:table-cell table:formula="of:=IF([.A407]=[.A40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35292</text:p>
          </table:table-cell>
          <table:table-cell table:formula="of:=IF([.A408]=[.A40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376c5</text:p>
          </table:table-cell>
          <table:table-cell table:formula="of:=IF([.A409]=[.A41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38dcd</text:p>
          </table:table-cell>
          <table:table-cell table:formula="of:=IF([.A410]=[.A41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39bd1</text:p>
          </table:table-cell>
          <table:table-cell table:formula="of:=IF([.A411]=[.A41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41f31</text:p>
          </table:table-cell>
          <table:table-cell table:formula="of:=IF([.A412]=[.A41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42424</text:p>
          </table:table-cell>
          <table:table-cell table:formula="of:=IF([.A413]=[.A41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4426c</text:p>
          </table:table-cell>
          <table:table-cell table:formula="of:=IF([.A414]=[.A41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46541</text:p>
          </table:table-cell>
          <table:table-cell table:formula="of:=IF([.A415]=[.A41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46541</text:p>
          </table:table-cell>
          <table:table-cell table:formula="of:=IF([.A416]=[.A41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249bd0</text:p>
          </table:table-cell>
          <table:table-cell table:formula="of:=IF([.A417]=[.A41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4a9f7</text:p>
          </table:table-cell>
          <table:table-cell table:formula="of:=IF([.A418]=[.A41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4a9f7</text:p>
          </table:table-cell>
          <table:table-cell table:formula="of:=IF([.A419]=[.A42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4abeb</text:p>
          </table:table-cell>
          <table:table-cell table:formula="of:=IF([.A420]=[.A42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4af6d</text:p>
          </table:table-cell>
          <table:table-cell table:formula="of:=IF([.A421]=[.A42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4b29d</text:p>
          </table:table-cell>
          <table:table-cell table:formula="of:=IF([.A422]=[.A42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4b97a</text:p>
          </table:table-cell>
          <table:table-cell table:formula="of:=IF([.A423]=[.A42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55fdb</text:p>
          </table:table-cell>
          <table:table-cell table:formula="of:=IF([.A424]=[.A42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566d3</text:p>
          </table:table-cell>
          <table:table-cell table:formula="of:=IF([.A425]=[.A42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566d3</text:p>
          </table:table-cell>
          <table:table-cell table:formula="of:=IF([.A426]=[.A42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569bb</text:p>
          </table:table-cell>
          <table:table-cell table:formula="of:=IF([.A427]=[.A42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581b0</text:p>
          </table:table-cell>
          <table:table-cell table:formula="of:=IF([.A428]=[.A42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59f58</text:p>
          </table:table-cell>
          <table:table-cell table:formula="of:=IF([.A429]=[.A43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62532</text:p>
          </table:table-cell>
          <table:table-cell table:formula="of:=IF([.A430]=[.A43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62577</text:p>
          </table:table-cell>
          <table:table-cell table:formula="of:=IF([.A431]=[.A43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62577</text:p>
          </table:table-cell>
          <table:table-cell table:formula="of:=IF([.A432]=[.A43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63238</text:p>
          </table:table-cell>
          <table:table-cell table:formula="of:=IF([.A433]=[.A43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63238</text:p>
          </table:table-cell>
          <table:table-cell table:formula="of:=IF([.A434]=[.A4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63238</text:p>
          </table:table-cell>
          <table:table-cell table:formula="of:=IF([.A435]=[.A4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63238</text:p>
          </table:table-cell>
          <table:table-cell table:formula="of:=IF([.A436]=[.A4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63238</text:p>
          </table:table-cell>
          <table:table-cell table:formula="of:=IF([.A437]=[.A4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63238</text:p>
          </table:table-cell>
          <table:table-cell table:formula="of:=IF([.A438]=[.A4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63238</text:p>
          </table:table-cell>
          <table:table-cell table:formula="of:=IF([.A439]=[.A4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63238</text:p>
          </table:table-cell>
          <table:table-cell table:formula="of:=IF([.A440]=[.A4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63238</text:p>
          </table:table-cell>
          <table:table-cell table:formula="of:=IF([.A441]=[.A4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63238</text:p>
          </table:table-cell>
          <table:table-cell table:formula="of:=IF([.A442]=[.A4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63238</text:p>
          </table:table-cell>
          <table:table-cell table:formula="of:=IF([.A443]=[.A4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63238</text:p>
          </table:table-cell>
          <table:table-cell table:formula="of:=IF([.A444]=[.A44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63541</text:p>
          </table:table-cell>
          <table:table-cell table:formula="of:=IF([.A445]=[.A44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6557c</text:p>
          </table:table-cell>
          <table:table-cell table:formula="of:=IF([.A446]=[.A44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65791</text:p>
          </table:table-cell>
          <table:table-cell table:formula="of:=IF([.A447]=[.A44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68bcf</text:p>
          </table:table-cell>
          <table:table-cell table:formula="of:=IF([.A448]=[.A44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68bcf</text:p>
          </table:table-cell>
          <table:table-cell table:formula="of:=IF([.A449]=[.A4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68bcf</text:p>
          </table:table-cell>
          <table:table-cell table:formula="of:=IF([.A450]=[.A45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68bd2</text:p>
          </table:table-cell>
          <table:table-cell table:formula="of:=IF([.A451]=[.A45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6a269</text:p>
          </table:table-cell>
          <table:table-cell table:formula="of:=IF([.A452]=[.A45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6a4ca</text:p>
          </table:table-cell>
          <table:table-cell table:formula="of:=IF([.A453]=[.A45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6a4ca</text:p>
          </table:table-cell>
          <table:table-cell table:formula="of:=IF([.A454]=[.A4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6a4ca</text:p>
          </table:table-cell>
          <table:table-cell table:formula="of:=IF([.A455]=[.A4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6a4ca</text:p>
          </table:table-cell>
          <table:table-cell table:formula="of:=IF([.A456]=[.A4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6a4ca</text:p>
          </table:table-cell>
          <table:table-cell table:formula="of:=IF([.A457]=[.A45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6b1ed</text:p>
          </table:table-cell>
          <table:table-cell table:formula="of:=IF([.A458]=[.A45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6b1ed</text:p>
          </table:table-cell>
          <table:table-cell table:formula="of:=IF([.A459]=[.A46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6c6da</text:p>
          </table:table-cell>
          <table:table-cell table:formula="of:=IF([.A460]=[.A46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6c6da</text:p>
          </table:table-cell>
          <table:table-cell table:formula="of:=IF([.A461]=[.A46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72b2d</text:p>
          </table:table-cell>
          <table:table-cell table:formula="of:=IF([.A462]=[.A46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74069</text:p>
          </table:table-cell>
          <table:table-cell table:formula="of:=IF([.A463]=[.A46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74f74</text:p>
          </table:table-cell>
          <table:table-cell table:formula="of:=IF([.A464]=[.A46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76262</text:p>
          </table:table-cell>
          <table:table-cell table:formula="of:=IF([.A465]=[.A46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777a7</text:p>
          </table:table-cell>
          <table:table-cell table:formula="of:=IF([.A466]=[.A46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777c4</text:p>
          </table:table-cell>
          <table:table-cell table:formula="of:=IF([.A467]=[.A46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777c4</text:p>
          </table:table-cell>
          <table:table-cell table:formula="of:=IF([.A468]=[.A46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78768</text:p>
          </table:table-cell>
          <table:table-cell table:formula="of:=IF([.A469]=[.A470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278d14</text:p>
          </table:table-cell>
          <table:table-cell table:formula="of:=IF([.A470]=[.A47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278d14</text:p>
          </table:table-cell>
          <table:table-cell table:formula="of:=IF([.A471]=[.A47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7ae60</text:p>
          </table:table-cell>
          <table:table-cell table:formula="of:=IF([.A472]=[.A47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7ae60</text:p>
          </table:table-cell>
          <table:table-cell table:formula="of:=IF([.A473]=[.A4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7ae60</text:p>
          </table:table-cell>
          <table:table-cell table:formula="of:=IF([.A474]=[.A47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82828</text:p>
          </table:table-cell>
          <table:table-cell table:formula="of:=IF([.A475]=[.A47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82a36</text:p>
          </table:table-cell>
          <table:table-cell table:formula="of:=IF([.A476]=[.A47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477]=[.A4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478]=[.A4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479]=[.A4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480]=[.A4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481]=[.A4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482]=[.A4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483]=[.A4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484]=[.A4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485]=[.A4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486]=[.A4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487]=[.A4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488]=[.A4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489]=[.A4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490]=[.A4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491]=[.A4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492]=[.A4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493]=[.A4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494]=[.A4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495]=[.A4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496]=[.A4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497]=[.A4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498]=[.A4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499]=[.A5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00]=[.A5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01]=[.A5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02]=[.A5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03]=[.A5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04]=[.A5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05]=[.A5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06]=[.A5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07]=[.A5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08]=[.A5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09]=[.A5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10]=[.A5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11]=[.A5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12]=[.A5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13]=[.A5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14]=[.A5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15]=[.A5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16]=[.A5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17]=[.A5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18]=[.A5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19]=[.A5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20]=[.A5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21]=[.A5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22]=[.A5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23]=[.A5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24]=[.A5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25]=[.A5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26]=[.A5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27]=[.A5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28]=[.A5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29]=[.A5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30]=[.A5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31]=[.A5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32]=[.A5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33]=[.A5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34]=[.A5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35]=[.A5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36]=[.A5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37]=[.A5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38]=[.A5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39]=[.A5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40]=[.A5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41]=[.A5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42]=[.A5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43]=[.A5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44]=[.A5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45]=[.A5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46]=[.A5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47]=[.A5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48]=[.A5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49]=[.A5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50]=[.A5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51]=[.A5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52]=[.A5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53]=[.A5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54]=[.A5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55]=[.A5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56]=[.A5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57]=[.A5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58]=[.A5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59]=[.A5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60]=[.A5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61]=[.A5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62]=[.A5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63]=[.A5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64]=[.A5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65]=[.A5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66]=[.A5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67]=[.A5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68]=[.A5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69]=[.A5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70]=[.A5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71]=[.A5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72]=[.A5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73]=[.A5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74]=[.A5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75]=[.A5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76]=[.A5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77]=[.A5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78]=[.A5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79]=[.A5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80]=[.A5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81]=[.A5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82]=[.A5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83]=[.A5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84]=[.A5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85]=[.A5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86]=[.A5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87]=[.A5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88]=[.A5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89]=[.A5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90]=[.A5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91]=[.A5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92]=[.A5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93]=[.A5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94]=[.A5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95]=[.A5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96]=[.A5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97]=[.A5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98]=[.A5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599]=[.A6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00]=[.A6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01]=[.A6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02]=[.A6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03]=[.A6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04]=[.A6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05]=[.A6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06]=[.A6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07]=[.A6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08]=[.A6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09]=[.A6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10]=[.A6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11]=[.A6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12]=[.A6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13]=[.A6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14]=[.A6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15]=[.A6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16]=[.A6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17]=[.A6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18]=[.A6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19]=[.A6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20]=[.A6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21]=[.A6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22]=[.A6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23]=[.A6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24]=[.A6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25]=[.A6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26]=[.A6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27]=[.A6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28]=[.A6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29]=[.A6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30]=[.A6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31]=[.A6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32]=[.A6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33]=[.A6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34]=[.A6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35]=[.A6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36]=[.A6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37]=[.A6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38]=[.A6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39]=[.A6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40]=[.A6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41]=[.A6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42]=[.A6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43]=[.A6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44]=[.A6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45]=[.A6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46]=[.A6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47]=[.A6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48]=[.A6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49]=[.A6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50]=[.A6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51]=[.A6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52]=[.A6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53]=[.A6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54]=[.A6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55]=[.A6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56]=[.A6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57]=[.A6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58]=[.A6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59]=[.A6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60]=[.A6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61]=[.A6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62]=[.A6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63]=[.A6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64]=[.A6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65]=[.A6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66]=[.A6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67]=[.A6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68]=[.A6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69]=[.A6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70]=[.A6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71]=[.A6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72]=[.A6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73]=[.A6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74]=[.A6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75]=[.A6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76]=[.A6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77]=[.A6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78]=[.A6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79]=[.A6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80]=[.A6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81]=[.A6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82]=[.A6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83]=[.A6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84]=[.A6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85]=[.A6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86]=[.A6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87]=[.A6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88]=[.A6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89]=[.A6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90]=[.A6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91]=[.A6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92]=[.A6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93]=[.A6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94]=[.A6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95]=[.A6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96]=[.A6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97]=[.A6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98]=[.A6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699]=[.A7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00]=[.A7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01]=[.A7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02]=[.A7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03]=[.A7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04]=[.A7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05]=[.A7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06]=[.A7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07]=[.A7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08]=[.A7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09]=[.A7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10]=[.A7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11]=[.A7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12]=[.A7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13]=[.A7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14]=[.A7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15]=[.A7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16]=[.A7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17]=[.A7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18]=[.A7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19]=[.A7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20]=[.A7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21]=[.A7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22]=[.A7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23]=[.A7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24]=[.A7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25]=[.A7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26]=[.A7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27]=[.A7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28]=[.A7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29]=[.A7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30]=[.A7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31]=[.A7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32]=[.A7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33]=[.A7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34]=[.A7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35]=[.A7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36]=[.A7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37]=[.A7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38]=[.A7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39]=[.A7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40]=[.A7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41]=[.A7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42]=[.A7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43]=[.A7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44]=[.A7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45]=[.A7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46]=[.A7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47]=[.A7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48]=[.A7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49]=[.A7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50]=[.A7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51]=[.A7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52]=[.A7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53]=[.A7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54]=[.A7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55]=[.A7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56]=[.A7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57]=[.A7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58]=[.A7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59]=[.A7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60]=[.A7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61]=[.A7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62]=[.A7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63]=[.A7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64]=[.A7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65]=[.A7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66]=[.A7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67]=[.A7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68]=[.A7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69]=[.A7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70]=[.A7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71]=[.A7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72]=[.A7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73]=[.A7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74]=[.A7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75]=[.A7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76]=[.A7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77]=[.A7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78]=[.A7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79]=[.A7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80]=[.A7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81]=[.A7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82]=[.A7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83]=[.A7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84]=[.A7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85]=[.A7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86]=[.A7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87]=[.A7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88]=[.A7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89]=[.A7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90]=[.A7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91]=[.A7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92]=[.A7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93]=[.A7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94]=[.A7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95]=[.A7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96]=[.A7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97]=[.A7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98]=[.A7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799]=[.A8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00]=[.A8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01]=[.A8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02]=[.A8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03]=[.A8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04]=[.A8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05]=[.A8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06]=[.A8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07]=[.A8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08]=[.A8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09]=[.A8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10]=[.A8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11]=[.A8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12]=[.A8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13]=[.A8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14]=[.A8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15]=[.A8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16]=[.A8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17]=[.A8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18]=[.A8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19]=[.A8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20]=[.A8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21]=[.A8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22]=[.A8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23]=[.A8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24]=[.A8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25]=[.A8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26]=[.A8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27]=[.A8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28]=[.A8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29]=[.A8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30]=[.A8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31]=[.A8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32]=[.A8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33]=[.A8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34]=[.A8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35]=[.A8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36]=[.A8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82a36</text:p>
          </table:table-cell>
          <table:table-cell table:formula="of:=IF([.A837]=[.A8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38]=[.A8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39]=[.A8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40]=[.A8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41]=[.A8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42]=[.A8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43]=[.A8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44]=[.A8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45]=[.A8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46]=[.A8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47]=[.A8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48]=[.A8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49]=[.A8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50]=[.A8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51]=[.A8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52]=[.A8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53]=[.A8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54]=[.A8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55]=[.A8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56]=[.A8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57]=[.A8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58]=[.A8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59]=[.A8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60]=[.A8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61]=[.A8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62]=[.A8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63]=[.A8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64]=[.A8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65]=[.A8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66]=[.A8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67]=[.A8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68]=[.A8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69]=[.A8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70]=[.A8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71]=[.A8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72]=[.A8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73]=[.A8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74]=[.A8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75]=[.A8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76]=[.A8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77]=[.A8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78]=[.A8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79]=[.A8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80]=[.A8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81]=[.A8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82]=[.A8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83]=[.A8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84]=[.A8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85]=[.A8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86]=[.A8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87]=[.A8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88]=[.A8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89]=[.A8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90]=[.A8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91]=[.A8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92]=[.A8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93]=[.A8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94]=[.A8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95]=[.A8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96]=[.A8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97]=[.A8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98]=[.A8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899]=[.A9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00]=[.A9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01]=[.A9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02]=[.A9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03]=[.A9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04]=[.A9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05]=[.A9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06]=[.A9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07]=[.A9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08]=[.A9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09]=[.A9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10]=[.A9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11]=[.A9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12]=[.A9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13]=[.A9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14]=[.A9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15]=[.A9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16]=[.A9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17]=[.A9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18]=[.A9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19]=[.A9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20]=[.A9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21]=[.A9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22]=[.A9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23]=[.A9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24]=[.A9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25]=[.A9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26]=[.A9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27]=[.A9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28]=[.A9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29]=[.A9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30]=[.A9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31]=[.A9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32]=[.A9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33]=[.A9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34]=[.A9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35]=[.A9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36]=[.A9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37]=[.A9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38]=[.A9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39]=[.A9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40]=[.A9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41]=[.A9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42]=[.A9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43]=[.A9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44]=[.A9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45]=[.A9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46]=[.A9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47]=[.A9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48]=[.A9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49]=[.A9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50]=[.A9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51]=[.A9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52]=[.A9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53]=[.A9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54]=[.A9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55]=[.A9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56]=[.A9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57]=[.A9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58]=[.A9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59]=[.A9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60]=[.A9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61]=[.A9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62]=[.A9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63]=[.A9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64]=[.A9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65]=[.A9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66]=[.A9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67]=[.A9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68]=[.A9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69]=[.A9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70]=[.A9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71]=[.A9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72]=[.A9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73]=[.A9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74]=[.A9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75]=[.A9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76]=[.A9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77]=[.A9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78]=[.A9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79]=[.A9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80]=[.A9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81]=[.A9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82]=[.A9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83]=[.A9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84]=[.A9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85]=[.A9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86]=[.A9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87]=[.A9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88]=[.A9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89]=[.A9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90]=[.A9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91]=[.A9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92]=[.A9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93]=[.A9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94]=[.A9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95]=[.A9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96]=[.A9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97]=[.A9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98]=[.A9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999]=[.A10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00]=[.A10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01]=[.A10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02]=[.A10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03]=[.A10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04]=[.A10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05]=[.A10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06]=[.A10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07]=[.A10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08]=[.A10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09]=[.A10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10]=[.A10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11]=[.A10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12]=[.A10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13]=[.A10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14]=[.A10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15]=[.A10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16]=[.A10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17]=[.A10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18]=[.A10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19]=[.A10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20]=[.A10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21]=[.A10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22]=[.A10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23]=[.A10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24]=[.A10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25]=[.A10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26]=[.A10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27]=[.A10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28]=[.A10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29]=[.A10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30]=[.A10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31]=[.A10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32]=[.A10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33]=[.A10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34]=[.A10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35]=[.A10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36]=[.A10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37]=[.A10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38]=[.A10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39]=[.A10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40]=[.A10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41]=[.A10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42]=[.A10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43]=[.A10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44]=[.A10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45]=[.A10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46]=[.A10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47]=[.A10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48]=[.A10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49]=[.A10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50]=[.A10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51]=[.A10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52]=[.A10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53]=[.A10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54]=[.A10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55]=[.A10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56]=[.A10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57]=[.A10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58]=[.A10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59]=[.A10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60]=[.A10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61]=[.A10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62]=[.A10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63]=[.A10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64]=[.A10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65]=[.A10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66]=[.A10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67]=[.A10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68]=[.A10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69]=[.A10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70]=[.A10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71]=[.A10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72]=[.A10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73]=[.A10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74]=[.A10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75]=[.A10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76]=[.A10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77]=[.A10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78]=[.A10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79]=[.A10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80]=[.A10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81]=[.A10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82]=[.A10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83]=[.A10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84]=[.A10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85]=[.A10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86]=[.A10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87]=[.A10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88]=[.A10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89]=[.A10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90]=[.A10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91]=[.A10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92]=[.A10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93]=[.A10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94]=[.A10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95]=[.A10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96]=[.A10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97]=[.A10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98]=[.A10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099]=[.A11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00]=[.A11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01]=[.A11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02]=[.A11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03]=[.A11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04]=[.A11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05]=[.A11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06]=[.A11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07]=[.A11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08]=[.A11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09]=[.A11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10]=[.A11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11]=[.A11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12]=[.A11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13]=[.A11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14]=[.A11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15]=[.A11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16]=[.A11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17]=[.A11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18]=[.A11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282a36</text:p>
          </table:table-cell>
          <table:table-cell table:formula="of:=IF([.A1119]=[.A112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83751</text:p>
          </table:table-cell>
          <table:table-cell table:formula="of:=IF([.A1120]=[.A112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86da8</text:p>
          </table:table-cell>
          <table:table-cell table:formula="of:=IF([.A1121]=[.A112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86da8</text:p>
          </table:table-cell>
          <table:table-cell table:formula="of:=IF([.A1122]=[.A112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883b6</text:p>
          </table:table-cell>
          <table:table-cell table:formula="of:=IF([.A1123]=[.A112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886c7</text:p>
          </table:table-cell>
          <table:table-cell table:formula="of:=IF([.A1124]=[.A112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8b2f0</text:p>
          </table:table-cell>
          <table:table-cell table:formula="of:=IF([.A1125]=[.A112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92</text:p>
          </table:table-cell>
          <table:table-cell table:formula="of:=IF([.A1126]=[.A112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971d5</text:p>
          </table:table-cell>
          <table:table-cell table:formula="of:=IF([.A1127]=[.A112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980b9</text:p>
          </table:table-cell>
          <table:table-cell table:formula="of:=IF([.A1128]=[.A112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98fc4</text:p>
          </table:table-cell>
          <table:table-cell table:formula="of:=IF([.A1129]=[.A113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9aae2</text:p>
          </table:table-cell>
          <table:table-cell table:formula="of:=IF([.A1130]=[.A113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9aae2</text:p>
          </table:table-cell>
          <table:table-cell table:formula="of:=IF([.A1131]=[.A11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9aae2</text:p>
          </table:table-cell>
          <table:table-cell table:formula="of:=IF([.A1132]=[.A113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9b6f6</text:p>
          </table:table-cell>
          <table:table-cell table:formula="of:=IF([.A1133]=[.A113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a2a2a</text:p>
          </table:table-cell>
          <table:table-cell table:formula="of:=IF([.A1134]=[.A113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a2a2a</text:p>
          </table:table-cell>
          <table:table-cell table:formula="of:=IF([.A1135]=[.A11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a2a2a</text:p>
          </table:table-cell>
          <table:table-cell table:formula="of:=IF([.A1136]=[.A11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a2a2a</text:p>
          </table:table-cell>
          <table:table-cell table:formula="of:=IF([.A1137]=[.A11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a2a2a</text:p>
          </table:table-cell>
          <table:table-cell table:formula="of:=IF([.A1138]=[.A113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a2c2f</text:p>
          </table:table-cell>
          <table:table-cell table:formula="of:=IF([.A1139]=[.A114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a2c2f</text:p>
          </table:table-cell>
          <table:table-cell table:formula="of:=IF([.A1140]=[.A114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a3838</text:p>
          </table:table-cell>
          <table:table-cell table:formula="of:=IF([.A1141]=[.A114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a4f5d</text:p>
          </table:table-cell>
          <table:table-cell table:formula="of:=IF([.A1142]=[.A114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a55c4</text:p>
          </table:table-cell>
          <table:table-cell table:formula="of:=IF([.A1143]=[.A114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a69b1</text:p>
          </table:table-cell>
          <table:table-cell table:formula="of:=IF([.A1144]=[.A114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a8d70</text:p>
          </table:table-cell>
          <table:table-cell table:formula="of:=IF([.A1145]=[.A114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b2b2b</text:p>
          </table:table-cell>
          <table:table-cell table:formula="of:=IF([.A1146]=[.A114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b2b2b</text:p>
          </table:table-cell>
          <table:table-cell table:formula="of:=IF([.A1147]=[.A11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b2b2b</text:p>
          </table:table-cell>
          <table:table-cell table:formula="of:=IF([.A1148]=[.A11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b2b2b</text:p>
          </table:table-cell>
          <table:table-cell table:formula="of:=IF([.A1149]=[.A11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b2b2b</text:p>
          </table:table-cell>
          <table:table-cell table:formula="of:=IF([.A1150]=[.A11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b2b2b</text:p>
          </table:table-cell>
          <table:table-cell table:formula="of:=IF([.A1151]=[.A11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b2b2b</text:p>
          </table:table-cell>
          <table:table-cell table:formula="of:=IF([.A1152]=[.A11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b2b2b</text:p>
          </table:table-cell>
          <table:table-cell table:formula="of:=IF([.A1153]=[.A11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b2b2b</text:p>
          </table:table-cell>
          <table:table-cell table:formula="of:=IF([.A1154]=[.A11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b2b2b</text:p>
          </table:table-cell>
          <table:table-cell table:formula="of:=IF([.A1155]=[.A11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b2b2b</text:p>
          </table:table-cell>
          <table:table-cell table:formula="of:=IF([.A1156]=[.A11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b2b2b</text:p>
          </table:table-cell>
          <table:table-cell table:formula="of:=IF([.A1157]=[.A11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b2b2b</text:p>
          </table:table-cell>
          <table:table-cell table:formula="of:=IF([.A1158]=[.A11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b2b2b</text:p>
          </table:table-cell>
          <table:table-cell table:formula="of:=IF([.A1159]=[.A11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b2b2b</text:p>
          </table:table-cell>
          <table:table-cell table:formula="of:=IF([.A1160]=[.A11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b2b2b</text:p>
          </table:table-cell>
          <table:table-cell table:formula="of:=IF([.A1161]=[.A11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b2b2b</text:p>
          </table:table-cell>
          <table:table-cell table:formula="of:=IF([.A1162]=[.A11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b2b2b</text:p>
          </table:table-cell>
          <table:table-cell table:formula="of:=IF([.A1163]=[.A11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b2b2b</text:p>
          </table:table-cell>
          <table:table-cell table:formula="of:=IF([.A1164]=[.A11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b2b2b</text:p>
          </table:table-cell>
          <table:table-cell table:formula="of:=IF([.A1165]=[.A11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b2b2b</text:p>
          </table:table-cell>
          <table:table-cell table:formula="of:=IF([.A1166]=[.A11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b2b2b</text:p>
          </table:table-cell>
          <table:table-cell table:formula="of:=IF([.A1167]=[.A11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b2b2b</text:p>
          </table:table-cell>
          <table:table-cell table:formula="of:=IF([.A1168]=[.A11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b2b2b</text:p>
          </table:table-cell>
          <table:table-cell table:formula="of:=IF([.A1169]=[.A11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b2b2b</text:p>
          </table:table-cell>
          <table:table-cell table:formula="of:=IF([.A1170]=[.A11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b2b2b</text:p>
          </table:table-cell>
          <table:table-cell table:formula="of:=IF([.A1171]=[.A11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b2b2b</text:p>
          </table:table-cell>
          <table:table-cell table:formula="of:=IF([.A1172]=[.A117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b2b2c</text:p>
          </table:table-cell>
          <table:table-cell table:formula="of:=IF([.A1173]=[.A117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b2f34</text:p>
          </table:table-cell>
          <table:table-cell table:formula="of:=IF([.A1174]=[.A117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b898f</text:p>
          </table:table-cell>
          <table:table-cell table:formula="of:=IF([.A1175]=[.A117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2b898f</text:p>
          </table:table-cell>
          <table:table-cell table:formula="of:=IF([.A1176]=[.A117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bac8f</text:p>
          </table:table-cell>
          <table:table-cell table:formula="of:=IF([.A1177]=[.A117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c2c2c</text:p>
          </table:table-cell>
          <table:table-cell table:formula="of:=IF([.A1178]=[.A117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c2f3f</text:p>
          </table:table-cell>
          <table:table-cell table:formula="of:=IF([.A1179]=[.A118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c3135</text:p>
          </table:table-cell>
          <table:table-cell table:formula="of:=IF([.A1180]=[.A118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c3135</text:p>
          </table:table-cell>
          <table:table-cell table:formula="of:=IF([.A1181]=[.A11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c3135</text:p>
          </table:table-cell>
          <table:table-cell table:formula="of:=IF([.A1182]=[.A118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c363f</text:p>
          </table:table-cell>
          <table:table-cell table:formula="of:=IF([.A1183]=[.A118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c3d3d</text:p>
          </table:table-cell>
          <table:table-cell table:formula="of:=IF([.A1184]=[.A118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c3e50</text:p>
          </table:table-cell>
          <table:table-cell table:formula="of:=IF([.A1185]=[.A118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c88fa</text:p>
          </table:table-cell>
          <table:table-cell table:formula="of:=IF([.A1186]=[.A118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c8cf5</text:p>
          </table:table-cell>
          <table:table-cell table:formula="of:=IF([.A1187]=[.A118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c9148</text:p>
          </table:table-cell>
          <table:table-cell table:formula="of:=IF([.A1188]=[.A118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c99d8</text:p>
          </table:table-cell>
          <table:table-cell table:formula="of:=IF([.A1189]=[.A119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c99d8</text:p>
          </table:table-cell>
          <table:table-cell table:formula="of:=IF([.A1190]=[.A119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c9bff</text:p>
          </table:table-cell>
          <table:table-cell table:formula="of:=IF([.A1191]=[.A119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cc36c</text:p>
          </table:table-cell>
          <table:table-cell table:formula="of:=IF([.A1192]=[.A119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d2d2d</text:p>
          </table:table-cell>
          <table:table-cell table:formula="of:=IF([.A1193]=[.A119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d2d2d</text:p>
          </table:table-cell>
          <table:table-cell table:formula="of:=IF([.A1194]=[.A11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d2d2d</text:p>
          </table:table-cell>
          <table:table-cell table:formula="of:=IF([.A1195]=[.A11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d2d2d</text:p>
          </table:table-cell>
          <table:table-cell table:formula="of:=IF([.A1196]=[.A11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d2d2d</text:p>
          </table:table-cell>
          <table:table-cell table:formula="of:=IF([.A1197]=[.A11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d2d2d</text:p>
          </table:table-cell>
          <table:table-cell table:formula="of:=IF([.A1198]=[.A119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d3135</text:p>
          </table:table-cell>
          <table:table-cell table:formula="of:=IF([.A1199]=[.A120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d3542</text:p>
          </table:table-cell>
          <table:table-cell table:formula="of:=IF([.A1200]=[.A120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d3542</text:p>
          </table:table-cell>
          <table:table-cell table:formula="of:=IF([.A1201]=[.A120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d9cf2</text:p>
          </table:table-cell>
          <table:table-cell table:formula="of:=IF([.A1202]=[.A120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d9cf2</text:p>
          </table:table-cell>
          <table:table-cell table:formula="of:=IF([.A1203]=[.A120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da4ad</text:p>
          </table:table-cell>
          <table:table-cell table:formula="of:=IF([.A1204]=[.A120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da8e6</text:p>
          </table:table-cell>
          <table:table-cell table:formula="of:=IF([.A1205]=[.A120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dc58d</text:p>
          </table:table-cell>
          <table:table-cell table:formula="of:=IF([.A1206]=[.A120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dc58d</text:p>
          </table:table-cell>
          <table:table-cell table:formula="of:=IF([.A1207]=[.A120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e2e2e</text:p>
          </table:table-cell>
          <table:table-cell table:formula="of:=IF([.A1208]=[.A120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e2e2e</text:p>
          </table:table-cell>
          <table:table-cell table:formula="of:=IF([.A1209]=[.A121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e3436</text:p>
          </table:table-cell>
          <table:table-cell table:formula="of:=IF([.A1210]=[.A121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e3436</text:p>
          </table:table-cell>
          <table:table-cell table:formula="of:=IF([.A1211]=[.A12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e3436</text:p>
          </table:table-cell>
          <table:table-cell table:formula="of:=IF([.A1212]=[.A12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e3436</text:p>
          </table:table-cell>
          <table:table-cell table:formula="of:=IF([.A1213]=[.A12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e3436</text:p>
          </table:table-cell>
          <table:table-cell table:formula="of:=IF([.A1214]=[.A12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e3436</text:p>
          </table:table-cell>
          <table:table-cell table:formula="of:=IF([.A1215]=[.A12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e3436</text:p>
          </table:table-cell>
          <table:table-cell table:formula="of:=IF([.A1216]=[.A12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e3436</text:p>
          </table:table-cell>
          <table:table-cell table:formula="of:=IF([.A1217]=[.A12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e3436</text:p>
          </table:table-cell>
          <table:table-cell table:formula="of:=IF([.A1218]=[.A121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e3440</text:p>
          </table:table-cell>
          <table:table-cell table:formula="of:=IF([.A1219]=[.A122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e3440</text:p>
          </table:table-cell>
          <table:table-cell table:formula="of:=IF([.A1220]=[.A12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e3440</text:p>
          </table:table-cell>
          <table:table-cell table:formula="of:=IF([.A1221]=[.A12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e3440</text:p>
          </table:table-cell>
          <table:table-cell table:formula="of:=IF([.A1222]=[.A12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e3440</text:p>
          </table:table-cell>
          <table:table-cell table:formula="of:=IF([.A1223]=[.A12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e3440</text:p>
          </table:table-cell>
          <table:table-cell table:formula="of:=IF([.A1224]=[.A12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e3440</text:p>
          </table:table-cell>
          <table:table-cell table:formula="of:=IF([.A1225]=[.A12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e3440</text:p>
          </table:table-cell>
          <table:table-cell table:formula="of:=IF([.A1226]=[.A122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e3842</text:p>
          </table:table-cell>
          <table:table-cell table:formula="of:=IF([.A1227]=[.A122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e57b1</text:p>
          </table:table-cell>
          <table:table-cell table:formula="of:=IF([.A1228]=[.A122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e5d89</text:p>
          </table:table-cell>
          <table:table-cell table:formula="of:=IF([.A1229]=[.A123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e90e8</text:p>
          </table:table-cell>
          <table:table-cell table:formula="of:=IF([.A1230]=[.A123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e997c</text:p>
          </table:table-cell>
          <table:table-cell table:formula="of:=IF([.A1231]=[.A123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eb67d</text:p>
          </table:table-cell>
          <table:table-cell table:formula="of:=IF([.A1232]=[.A123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ec27e</text:p>
          </table:table-cell>
          <table:table-cell table:formula="of:=IF([.A1233]=[.A123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ecbff</text:p>
          </table:table-cell>
          <table:table-cell table:formula="of:=IF([.A1234]=[.A123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ecbff</text:p>
          </table:table-cell>
          <table:table-cell table:formula="of:=IF([.A1235]=[.A123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f3133</text:p>
          </table:table-cell>
          <table:table-cell table:formula="of:=IF([.A1236]=[.A123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f3234</text:p>
          </table:table-cell>
          <table:table-cell table:formula="of:=IF([.A1237]=[.A123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f3337</text:p>
          </table:table-cell>
          <table:table-cell table:formula="of:=IF([.A1238]=[.A123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f3337</text:p>
          </table:table-cell>
          <table:table-cell table:formula="of:=IF([.A1239]=[.A12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f3337</text:p>
          </table:table-cell>
          <table:table-cell table:formula="of:=IF([.A1240]=[.A12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f3337</text:p>
          </table:table-cell>
          <table:table-cell table:formula="of:=IF([.A1241]=[.A12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f3337</text:p>
          </table:table-cell>
          <table:table-cell table:formula="of:=IF([.A1242]=[.A124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f3942</text:p>
          </table:table-cell>
          <table:table-cell table:formula="of:=IF([.A1243]=[.A124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f5b93</text:p>
          </table:table-cell>
          <table:table-cell table:formula="of:=IF([.A1244]=[.A124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f5da4</text:p>
          </table:table-cell>
          <table:table-cell table:formula="of:=IF([.A1245]=[.A124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f5da4</text:p>
          </table:table-cell>
          <table:table-cell table:formula="of:=IF([.A1246]=[.A124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f5fdd</text:p>
          </table:table-cell>
          <table:table-cell table:formula="of:=IF([.A1247]=[.A124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2f5fdd</text:p>
          </table:table-cell>
          <table:table-cell table:formula="of:=IF([.A1248]=[.A124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f6693</text:p>
          </table:table-cell>
          <table:table-cell table:formula="of:=IF([.A1249]=[.A125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f8dac</text:p>
          </table:table-cell>
          <table:table-cell table:formula="of:=IF([.A1250]=[.A125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f8dac</text:p>
          </table:table-cell>
          <table:table-cell table:formula="of:=IF([.A1251]=[.A12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f8dac</text:p>
          </table:table-cell>
          <table:table-cell table:formula="of:=IF([.A1252]=[.A12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f8dac</text:p>
          </table:table-cell>
          <table:table-cell table:formula="of:=IF([.A1253]=[.A12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f8dac</text:p>
          </table:table-cell>
          <table:table-cell table:formula="of:=IF([.A1254]=[.A125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2f8ddd</text:p>
          </table:table-cell>
          <table:table-cell table:formula="of:=IF([.A1255]=[.A125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f98af</text:p>
          </table:table-cell>
          <table:table-cell table:formula="of:=IF([.A1256]=[.A125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f9f81</text:p>
          </table:table-cell>
          <table:table-cell table:formula="of:=IF([.A1257]=[.A125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fb96c</text:p>
          </table:table-cell>
          <table:table-cell table:formula="of:=IF([.A1258]=[.A125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2fd36d</text:p>
          </table:table-cell>
          <table:table-cell table:formula="of:=IF([.A1259]=[.A126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2fd36d</text:p>
          </table:table-cell>
          <table:table-cell table:formula="of:=IF([.A1260]=[.A12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2fd36d</text:p>
          </table:table-cell>
          <table:table-cell table:formula="of:=IF([.A1261]=[.A126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03030</text:p>
          </table:table-cell>
          <table:table-cell table:formula="of:=IF([.A1262]=[.A126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03030</text:p>
          </table:table-cell>
          <table:table-cell table:formula="of:=IF([.A1263]=[.A12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03030</text:p>
          </table:table-cell>
          <table:table-cell table:formula="of:=IF([.A1264]=[.A12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03030</text:p>
          </table:table-cell>
          <table:table-cell table:formula="of:=IF([.A1265]=[.A12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03030</text:p>
          </table:table-cell>
          <table:table-cell table:formula="of:=IF([.A1266]=[.A12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03030</text:p>
          </table:table-cell>
          <table:table-cell table:formula="of:=IF([.A1267]=[.A12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03030</text:p>
          </table:table-cell>
          <table:table-cell table:formula="of:=IF([.A1268]=[.A12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03030</text:p>
          </table:table-cell>
          <table:table-cell table:formula="of:=IF([.A1269]=[.A12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03030</text:p>
          </table:table-cell>
          <table:table-cell table:formula="of:=IF([.A1270]=[.A12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03030</text:p>
          </table:table-cell>
          <table:table-cell table:formula="of:=IF([.A1271]=[.A12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03030</text:p>
          </table:table-cell>
          <table:table-cell table:formula="of:=IF([.A1272]=[.A12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03030</text:p>
          </table:table-cell>
          <table:table-cell table:formula="of:=IF([.A1273]=[.A127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03334</text:p>
          </table:table-cell>
          <table:table-cell table:formula="of:=IF([.A1274]=[.A127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03335</text:p>
          </table:table-cell>
          <table:table-cell table:formula="of:=IF([.A1275]=[.A127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03335</text:p>
          </table:table-cell>
          <table:table-cell table:formula="of:=IF([.A1276]=[.A12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03335</text:p>
          </table:table-cell>
          <table:table-cell table:formula="of:=IF([.A1277]=[.A12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03335</text:p>
          </table:table-cell>
          <table:table-cell table:formula="of:=IF([.A1278]=[.A12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03335</text:p>
          </table:table-cell>
          <table:table-cell table:formula="of:=IF([.A1279]=[.A128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04776</text:p>
          </table:table-cell>
          <table:table-cell table:formula="of:=IF([.A1280]=[.A128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08fcf</text:p>
          </table:table-cell>
          <table:table-cell table:formula="of:=IF([.A1281]=[.A128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08fcf</text:p>
          </table:table-cell>
          <table:table-cell table:formula="of:=IF([.A1282]=[.A128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3097f4</text:p>
          </table:table-cell>
          <table:table-cell table:formula="of:=IF([.A1283]=[.A128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3097f4</text:p>
          </table:table-cell>
          <table:table-cell table:formula="of:=IF([.A1284]=[.A128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12b33</text:p>
          </table:table-cell>
          <table:table-cell table:formula="of:=IF([.A1285]=[.A128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13131</text:p>
          </table:table-cell>
          <table:table-cell table:formula="of:=IF([.A1286]=[.A128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13131</text:p>
          </table:table-cell>
          <table:table-cell table:formula="of:=IF([.A1287]=[.A128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13336</text:p>
          </table:table-cell>
          <table:table-cell table:formula="of:=IF([.A1288]=[.A128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13437</text:p>
          </table:table-cell>
          <table:table-cell table:formula="of:=IF([.A1289]=[.A129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13437</text:p>
          </table:table-cell>
          <table:table-cell table:formula="of:=IF([.A1290]=[.A129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1363b</text:p>
          </table:table-cell>
          <table:table-cell table:formula="of:=IF([.A1291]=[.A129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13642</text:p>
          </table:table-cell>
          <table:table-cell table:formula="of:=IF([.A1292]=[.A129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14149</text:p>
          </table:table-cell>
          <table:table-cell table:formula="of:=IF([.A1293]=[.A129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14277</text:p>
          </table:table-cell>
          <table:table-cell table:formula="of:=IF([.A1294]=[.A129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14277</text:p>
          </table:table-cell>
          <table:table-cell table:formula="of:=IF([.A1295]=[.A12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14277</text:p>
          </table:table-cell>
          <table:table-cell table:formula="of:=IF([.A1296]=[.A12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14277</text:p>
          </table:table-cell>
          <table:table-cell table:formula="of:=IF([.A1297]=[.A12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14277</text:p>
          </table:table-cell>
          <table:table-cell table:formula="of:=IF([.A1298]=[.A12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14277</text:p>
          </table:table-cell>
          <table:table-cell table:formula="of:=IF([.A1299]=[.A13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14277</text:p>
          </table:table-cell>
          <table:table-cell table:formula="of:=IF([.A1300]=[.A13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14277</text:p>
          </table:table-cell>
          <table:table-cell table:formula="of:=IF([.A1301]=[.A13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14277</text:p>
          </table:table-cell>
          <table:table-cell table:formula="of:=IF([.A1302]=[.A130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1a6da</text:p>
          </table:table-cell>
          <table:table-cell table:formula="of:=IF([.A1303]=[.A130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1a6da</text:p>
          </table:table-cell>
          <table:table-cell table:formula="of:=IF([.A1304]=[.A130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1af54</text:p>
          </table:table-cell>
          <table:table-cell table:formula="of:=IF([.A1305]=[.A1306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31c6b7</text:p>
          </table:table-cell>
          <table:table-cell table:formula="of:=IF([.A1306]=[.A130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1e5d2</text:p>
          </table:table-cell>
          <table:table-cell table:formula="of:=IF([.A1307]=[.A130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23940</text:p>
          </table:table-cell>
          <table:table-cell table:formula="of:=IF([.A1308]=[.A130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24090</text:p>
          </table:table-cell>
          <table:table-cell table:formula="of:=IF([.A1309]=[.A1310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326197</text:p>
          </table:table-cell>
          <table:table-cell table:formula="of:=IF([.A1310]=[.A131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292fe</text:p>
          </table:table-cell>
          <table:table-cell table:formula="of:=IF([.A1311]=[.A131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2a3d7</text:p>
          </table:table-cell>
          <table:table-cell table:formula="of:=IF([.A1312]=[.A131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2a3d7</text:p>
          </table:table-cell>
          <table:table-cell table:formula="of:=IF([.A1313]=[.A13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2a3d7</text:p>
          </table:table-cell>
          <table:table-cell table:formula="of:=IF([.A1314]=[.A13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2a3d7</text:p>
          </table:table-cell>
          <table:table-cell table:formula="of:=IF([.A1315]=[.A13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2a3d7</text:p>
          </table:table-cell>
          <table:table-cell table:formula="of:=IF([.A1316]=[.A131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2a8ff</text:p>
          </table:table-cell>
          <table:table-cell table:formula="of:=IF([.A1317]=[.A131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2ca70</text:p>
          </table:table-cell>
          <table:table-cell table:formula="of:=IF([.A1318]=[.A131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30002</text:p>
          </table:table-cell>
          <table:table-cell table:formula="of:=IF([.A1319]=[.A132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33</text:p>
          </table:table-cell>
          <table:table-cell table:formula="of:=IF([.A1320]=[.A132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21]=[.A13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22]=[.A13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23]=[.A13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24]=[.A13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25]=[.A13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26]=[.A13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27]=[.A13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28]=[.A13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29]=[.A13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30]=[.A13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31]=[.A13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32]=[.A13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33]=[.A13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34]=[.A13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35]=[.A13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36]=[.A13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37]=[.A13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38]=[.A13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39]=[.A13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40]=[.A13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41]=[.A13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42]=[.A13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43]=[.A13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44]=[.A13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45]=[.A13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46]=[.A13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47]=[.A13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48]=[.A13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49]=[.A13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50]=[.A13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51]=[.A13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52]=[.A13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53]=[.A13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54]=[.A13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55]=[.A13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56]=[.A13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57]=[.A13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58]=[.A13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59]=[.A13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60]=[.A13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61]=[.A13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62]=[.A13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63]=[.A13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64]=[.A13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65]=[.A13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66]=[.A13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67]=[.A13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68]=[.A13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69]=[.A13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70]=[.A13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71]=[.A13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72]=[.A13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73]=[.A13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</text:p>
          </table:table-cell>
          <table:table-cell table:formula="of:=IF([.A1374]=[.A13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333</text:p>
          </table:table-cell>
          <table:table-cell table:formula="of:=IF([.A1375]=[.A137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33639</text:p>
          </table:table-cell>
          <table:table-cell table:formula="of:=IF([.A1376]=[.A137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33639</text:p>
          </table:table-cell>
          <table:table-cell table:formula="of:=IF([.A1377]=[.A13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3639</text:p>
          </table:table-cell>
          <table:table-cell table:formula="of:=IF([.A1378]=[.A137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3393e</text:p>
          </table:table-cell>
          <table:table-cell table:formula="of:=IF([.A1379]=[.A138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3393e</text:p>
          </table:table-cell>
          <table:table-cell table:formula="of:=IF([.A1380]=[.A138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34d5c</text:p>
          </table:table-cell>
          <table:table-cell table:formula="of:=IF([.A1381]=[.A138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34d5c</text:p>
          </table:table-cell>
          <table:table-cell table:formula="of:=IF([.A1382]=[.A13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4d5c</text:p>
          </table:table-cell>
          <table:table-cell table:formula="of:=IF([.A1383]=[.A13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4d5c</text:p>
          </table:table-cell>
          <table:table-cell table:formula="of:=IF([.A1384]=[.A13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34d5c</text:p>
          </table:table-cell>
          <table:table-cell table:formula="of:=IF([.A1385]=[.A138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3678e</text:p>
          </table:table-cell>
          <table:table-cell table:formula="of:=IF([.A1386]=[.A138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384ba</text:p>
          </table:table-cell>
          <table:table-cell table:formula="of:=IF([.A1387]=[.A138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3855a</text:p>
          </table:table-cell>
          <table:table-cell table:formula="of:=IF([.A1388]=[.A138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39cc0</text:p>
          </table:table-cell>
          <table:table-cell table:formula="of:=IF([.A1389]=[.A139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3a5ff</text:p>
          </table:table-cell>
          <table:table-cell table:formula="of:=IF([.A1390]=[.A139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3b394</text:p>
          </table:table-cell>
          <table:table-cell table:formula="of:=IF([.A1391]=[.A139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3d17a</text:p>
          </table:table-cell>
          <table:table-cell table:formula="of:=IF([.A1392]=[.A139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3d4ff</text:p>
          </table:table-cell>
          <table:table-cell table:formula="of:=IF([.A1393]=[.A1394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341c05</text:p>
          </table:table-cell>
          <table:table-cell table:formula="of:=IF([.A1394]=[.A139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434c8</text:p>
          </table:table-cell>
          <table:table-cell table:formula="of:=IF([.A1395]=[.A139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434c8</text:p>
          </table:table-cell>
          <table:table-cell table:formula="of:=IF([.A1396]=[.A13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434c8</text:p>
          </table:table-cell>
          <table:table-cell table:formula="of:=IF([.A1397]=[.A139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43739</text:p>
          </table:table-cell>
          <table:table-cell table:formula="of:=IF([.A1398]=[.A139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471b9</text:p>
          </table:table-cell>
          <table:table-cell table:formula="of:=IF([.A1399]=[.A1400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347ab4</text:p>
          </table:table-cell>
          <table:table-cell table:formula="of:=IF([.A1400]=[.A140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4a853</text:p>
          </table:table-cell>
          <table:table-cell table:formula="of:=IF([.A1401]=[.A140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4b05c</text:p>
          </table:table-cell>
          <table:table-cell table:formula="of:=IF([.A1402]=[.A140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4b05c</text:p>
          </table:table-cell>
          <table:table-cell table:formula="of:=IF([.A1403]=[.A140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4c47f</text:p>
          </table:table-cell>
          <table:table-cell table:formula="of:=IF([.A1404]=[.A140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51135</text:p>
          </table:table-cell>
          <table:table-cell table:formula="of:=IF([.A1405]=[.A140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5373a</text:p>
          </table:table-cell>
          <table:table-cell table:formula="of:=IF([.A1406]=[.A140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5383b</text:p>
          </table:table-cell>
          <table:table-cell table:formula="of:=IF([.A1407]=[.A140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55687</text:p>
          </table:table-cell>
          <table:table-cell table:formula="of:=IF([.A1408]=[.A140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55687</text:p>
          </table:table-cell>
          <table:table-cell table:formula="of:=IF([.A1409]=[.A141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578c7</text:p>
          </table:table-cell>
          <table:table-cell table:formula="of:=IF([.A1410]=[.A141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578c7</text:p>
          </table:table-cell>
          <table:table-cell table:formula="of:=IF([.A1411]=[.A14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578c7</text:p>
          </table:table-cell>
          <table:table-cell table:formula="of:=IF([.A1412]=[.A14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578c7</text:p>
          </table:table-cell>
          <table:table-cell table:formula="of:=IF([.A1413]=[.A14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578c7</text:p>
          </table:table-cell>
          <table:table-cell table:formula="of:=IF([.A1414]=[.A14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578c7</text:p>
          </table:table-cell>
          <table:table-cell table:formula="of:=IF([.A1415]=[.A141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57e56</text:p>
          </table:table-cell>
          <table:table-cell table:formula="of:=IF([.A1416]=[.A141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584e4</text:p>
          </table:table-cell>
          <table:table-cell table:formula="of:=IF([.A1417]=[.A141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584e4</text:p>
          </table:table-cell>
          <table:table-cell table:formula="of:=IF([.A1418]=[.A141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585f3</text:p>
          </table:table-cell>
          <table:table-cell table:formula="of:=IF([.A1419]=[.A142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59cf3</text:p>
          </table:table-cell>
          <table:table-cell table:formula="of:=IF([.A1420]=[.A142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5a0f3</text:p>
          </table:table-cell>
          <table:table-cell table:formula="of:=IF([.A1421]=[.A142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5a3c7</text:p>
          </table:table-cell>
          <table:table-cell table:formula="of:=IF([.A1422]=[.A142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5bf5c</text:p>
          </table:table-cell>
          <table:table-cell table:formula="of:=IF([.A1423]=[.A142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63949</text:p>
          </table:table-cell>
          <table:table-cell table:formula="of:=IF([.A1424]=[.A142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63949</text:p>
          </table:table-cell>
          <table:table-cell table:formula="of:=IF([.A1425]=[.A14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63949</text:p>
          </table:table-cell>
          <table:table-cell table:formula="of:=IF([.A1426]=[.A14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63949</text:p>
          </table:table-cell>
          <table:table-cell table:formula="of:=IF([.A1427]=[.A14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63949</text:p>
          </table:table-cell>
          <table:table-cell table:formula="of:=IF([.A1428]=[.A14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63949</text:p>
          </table:table-cell>
          <table:table-cell table:formula="of:=IF([.A1429]=[.A14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63949</text:p>
          </table:table-cell>
          <table:table-cell table:formula="of:=IF([.A1430]=[.A14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63949</text:p>
          </table:table-cell>
          <table:table-cell table:formula="of:=IF([.A1431]=[.A14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63949</text:p>
          </table:table-cell>
          <table:table-cell table:formula="of:=IF([.A1432]=[.A14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63949</text:p>
          </table:table-cell>
          <table:table-cell table:formula="of:=IF([.A1433]=[.A14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63949</text:p>
          </table:table-cell>
          <table:table-cell table:formula="of:=IF([.A1434]=[.A143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63c3e</text:p>
          </table:table-cell>
          <table:table-cell table:formula="of:=IF([.A1435]=[.A143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64b7b</text:p>
          </table:table-cell>
          <table:table-cell table:formula="of:=IF([.A1436]=[.A143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680b2</text:p>
          </table:table-cell>
          <table:table-cell table:formula="of:=IF([.A1437]=[.A143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686dd</text:p>
          </table:table-cell>
          <table:table-cell table:formula="of:=IF([.A1438]=[.A143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69557</text:p>
          </table:table-cell>
          <table:table-cell table:formula="of:=IF([.A1439]=[.A144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6bdf8</text:p>
          </table:table-cell>
          <table:table-cell table:formula="of:=IF([.A1440]=[.A144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6c5f0</text:p>
          </table:table-cell>
          <table:table-cell table:formula="of:=IF([.A1441]=[.A144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73737</text:p>
          </table:table-cell>
          <table:table-cell table:formula="of:=IF([.A1442]=[.A144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73737</text:p>
          </table:table-cell>
          <table:table-cell table:formula="of:=IF([.A1443]=[.A144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73738</text:p>
          </table:table-cell>
          <table:table-cell table:formula="of:=IF([.A1444]=[.A144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73738</text:p>
          </table:table-cell>
          <table:table-cell table:formula="of:=IF([.A1445]=[.A144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73a3d</text:p>
          </table:table-cell>
          <table:table-cell table:formula="of:=IF([.A1446]=[.A144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73a3d</text:p>
          </table:table-cell>
          <table:table-cell table:formula="of:=IF([.A1447]=[.A14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73a3d</text:p>
          </table:table-cell>
          <table:table-cell table:formula="of:=IF([.A1448]=[.A144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74651</text:p>
          </table:table-cell>
          <table:table-cell table:formula="of:=IF([.A1449]=[.A145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7474f</text:p>
          </table:table-cell>
          <table:table-cell table:formula="of:=IF([.A1450]=[.A145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7474f</text:p>
          </table:table-cell>
          <table:table-cell table:formula="of:=IF([.A1451]=[.A14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7474f</text:p>
          </table:table-cell>
          <table:table-cell table:formula="of:=IF([.A1452]=[.A14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7474f</text:p>
          </table:table-cell>
          <table:table-cell table:formula="of:=IF([.A1453]=[.A14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7474f</text:p>
          </table:table-cell>
          <table:table-cell table:formula="of:=IF([.A1454]=[.A14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7474f</text:p>
          </table:table-cell>
          <table:table-cell table:formula="of:=IF([.A1455]=[.A14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7474f</text:p>
          </table:table-cell>
          <table:table-cell table:formula="of:=IF([.A1456]=[.A14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7474f</text:p>
          </table:table-cell>
          <table:table-cell table:formula="of:=IF([.A1457]=[.A14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7474f</text:p>
          </table:table-cell>
          <table:table-cell table:formula="of:=IF([.A1458]=[.A14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7474f</text:p>
          </table:table-cell>
          <table:table-cell table:formula="of:=IF([.A1459]=[.A14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7474f</text:p>
          </table:table-cell>
          <table:table-cell table:formula="of:=IF([.A1460]=[.A14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7474f</text:p>
          </table:table-cell>
          <table:table-cell table:formula="of:=IF([.A1461]=[.A146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75295</text:p>
          </table:table-cell>
          <table:table-cell table:formula="of:=IF([.A1462]=[.A146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776ab</text:p>
          </table:table-cell>
          <table:table-cell table:formula="of:=IF([.A1463]=[.A146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77c36</text:p>
          </table:table-cell>
          <table:table-cell table:formula="of:=IF([.A1464]=[.A1465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37a6e6</text:p>
          </table:table-cell>
          <table:table-cell table:formula="of:=IF([.A1465]=[.A1466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37a7e5</text:p>
          </table:table-cell>
          <table:table-cell table:formula="of:=IF([.A1466]=[.A146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37a7e5</text:p>
          </table:table-cell>
          <table:table-cell table:formula="of:=IF([.A1467]=[.A146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7c871</text:p>
          </table:table-cell>
          <table:table-cell table:formula="of:=IF([.A1468]=[.A146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83838</text:p>
          </table:table-cell>
          <table:table-cell table:formula="of:=IF([.A1469]=[.A147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83838</text:p>
          </table:table-cell>
          <table:table-cell table:formula="of:=IF([.A1470]=[.A14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83838</text:p>
          </table:table-cell>
          <table:table-cell table:formula="of:=IF([.A1471]=[.A147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83b3e</text:p>
          </table:table-cell>
          <table:table-cell table:formula="of:=IF([.A1472]=[.A147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84148</text:p>
          </table:table-cell>
          <table:table-cell table:formula="of:=IF([.A1473]=[.A147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85373</text:p>
          </table:table-cell>
          <table:table-cell table:formula="of:=IF([.A1474]=[.A147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87fe7</text:p>
          </table:table-cell>
          <table:table-cell table:formula="of:=IF([.A1475]=[.A147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87fe7</text:p>
          </table:table-cell>
          <table:table-cell table:formula="of:=IF([.A1476]=[.A147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889e9</text:p>
          </table:table-cell>
          <table:table-cell table:formula="of:=IF([.A1477]=[.A147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889e9</text:p>
          </table:table-cell>
          <table:table-cell table:formula="of:=IF([.A1478]=[.A14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889e9</text:p>
          </table:table-cell>
          <table:table-cell table:formula="of:=IF([.A1479]=[.A14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889e9</text:p>
          </table:table-cell>
          <table:table-cell table:formula="of:=IF([.A1480]=[.A14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889e9</text:p>
          </table:table-cell>
          <table:table-cell table:formula="of:=IF([.A1481]=[.A14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889e9</text:p>
          </table:table-cell>
          <table:table-cell table:formula="of:=IF([.A1482]=[.A14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889e9</text:p>
          </table:table-cell>
          <table:table-cell table:formula="of:=IF([.A1483]=[.A14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889e9</text:p>
          </table:table-cell>
          <table:table-cell table:formula="of:=IF([.A1484]=[.A14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889e9</text:p>
          </table:table-cell>
          <table:table-cell table:formula="of:=IF([.A1485]=[.A14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889e9</text:p>
          </table:table-cell>
          <table:table-cell table:formula="of:=IF([.A1486]=[.A14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889e9</text:p>
          </table:table-cell>
          <table:table-cell table:formula="of:=IF([.A1487]=[.A14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889e9</text:p>
          </table:table-cell>
          <table:table-cell table:formula="of:=IF([.A1488]=[.A14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889e9</text:p>
          </table:table-cell>
          <table:table-cell table:formula="of:=IF([.A1489]=[.A14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889e9</text:p>
          </table:table-cell>
          <table:table-cell table:formula="of:=IF([.A1490]=[.A14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889e9</text:p>
          </table:table-cell>
          <table:table-cell table:formula="of:=IF([.A1491]=[.A149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88dd4</text:p>
          </table:table-cell>
          <table:table-cell table:formula="of:=IF([.A1492]=[.A149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88dd4</text:p>
          </table:table-cell>
          <table:table-cell table:formula="of:=IF([.A1493]=[.A149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88e3c</text:p>
          </table:table-cell>
          <table:table-cell table:formula="of:=IF([.A1494]=[.A149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88e3c</text:p>
          </table:table-cell>
          <table:table-cell table:formula="of:=IF([.A1495]=[.A14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88e3c</text:p>
          </table:table-cell>
          <table:table-cell table:formula="of:=IF([.A1496]=[.A14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88e3c</text:p>
          </table:table-cell>
          <table:table-cell table:formula="of:=IF([.A1497]=[.A149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891ff</text:p>
          </table:table-cell>
          <table:table-cell table:formula="of:=IF([.A1498]=[.A149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8a0d4</text:p>
          </table:table-cell>
          <table:table-cell table:formula="of:=IF([.A1499]=[.A150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8a0d4</text:p>
          </table:table-cell>
          <table:table-cell table:formula="of:=IF([.A1500]=[.A150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8aaeb</text:p>
          </table:table-cell>
          <table:table-cell table:formula="of:=IF([.A1501]=[.A150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8aeff</text:p>
          </table:table-cell>
          <table:table-cell table:formula="of:=IF([.A1502]=[.A150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8d23a</text:p>
          </table:table-cell>
          <table:table-cell table:formula="of:=IF([.A1503]=[.A150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8d23a</text:p>
          </table:table-cell>
          <table:table-cell table:formula="of:=IF([.A1504]=[.A15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8d23a</text:p>
          </table:table-cell>
          <table:table-cell table:formula="of:=IF([.A1505]=[.A150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93939</text:p>
          </table:table-cell>
          <table:table-cell table:formula="of:=IF([.A1506]=[.A150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9719b</text:p>
          </table:table-cell>
          <table:table-cell table:formula="of:=IF([.A1507]=[.A150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97ae3</text:p>
          </table:table-cell>
          <table:table-cell table:formula="of:=IF([.A1508]=[.A150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989da</text:p>
          </table:table-cell>
          <table:table-cell table:formula="of:=IF([.A1509]=[.A151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989da</text:p>
          </table:table-cell>
          <table:table-cell table:formula="of:=IF([.A1510]=[.A151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9c458</text:p>
          </table:table-cell>
          <table:table-cell table:formula="of:=IF([.A1511]=[.A151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a3670</text:p>
          </table:table-cell>
          <table:table-cell table:formula="of:=IF([.A1512]=[.A151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a3a3a</text:p>
          </table:table-cell>
          <table:table-cell table:formula="of:=IF([.A1513]=[.A151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a3a3a</text:p>
          </table:table-cell>
          <table:table-cell table:formula="of:=IF([.A1514]=[.A151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a3c3d</text:p>
          </table:table-cell>
          <table:table-cell table:formula="of:=IF([.A1515]=[.A151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a3e46</text:p>
          </table:table-cell>
          <table:table-cell table:formula="of:=IF([.A1516]=[.A151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a497d</text:p>
          </table:table-cell>
          <table:table-cell table:formula="of:=IF([.A1517]=[.A151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a5d7f</text:p>
          </table:table-cell>
          <table:table-cell table:formula="of:=IF([.A1518]=[.A151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a81cc</text:p>
          </table:table-cell>
          <table:table-cell table:formula="of:=IF([.A1519]=[.A1520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3a9d4a</text:p>
          </table:table-cell>
          <table:table-cell table:formula="of:=IF([.A1520]=[.A152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aa2f4</text:p>
          </table:table-cell>
          <table:table-cell table:formula="of:=IF([.A1521]=[.A152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aa5ff</text:p>
          </table:table-cell>
          <table:table-cell table:formula="of:=IF([.A1522]=[.A152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af684</text:p>
          </table:table-cell>
          <table:table-cell table:formula="of:=IF([.A1523]=[.A152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af684</text:p>
          </table:table-cell>
          <table:table-cell table:formula="of:=IF([.A1524]=[.A15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af684</text:p>
          </table:table-cell>
          <table:table-cell table:formula="of:=IF([.A1525]=[.A15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af684</text:p>
          </table:table-cell>
          <table:table-cell table:formula="of:=IF([.A1526]=[.A152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3b549d</text:p>
          </table:table-cell>
          <table:table-cell table:formula="of:=IF([.A1527]=[.A1528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3b549e</text:p>
          </table:table-cell>
          <table:table-cell table:formula="of:=IF([.A1528]=[.A152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b6bd4</text:p>
          </table:table-cell>
          <table:table-cell table:formula="of:=IF([.A1529]=[.A153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b6dbb</text:p>
          </table:table-cell>
          <table:table-cell table:formula="of:=IF([.A1530]=[.A153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b83b2</text:p>
          </table:table-cell>
          <table:table-cell table:formula="of:=IF([.A1531]=[.A153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b843a</text:p>
          </table:table-cell>
          <table:table-cell table:formula="of:=IF([.A1532]=[.A153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b843a</text:p>
          </table:table-cell>
          <table:table-cell table:formula="of:=IF([.A1533]=[.A15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b843a</text:p>
          </table:table-cell>
          <table:table-cell table:formula="of:=IF([.A1534]=[.A15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b843a</text:p>
          </table:table-cell>
          <table:table-cell table:formula="of:=IF([.A1535]=[.A15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b843a</text:p>
          </table:table-cell>
          <table:table-cell table:formula="of:=IF([.A1536]=[.A153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bbfff</text:p>
          </table:table-cell>
          <table:table-cell table:formula="of:=IF([.A1537]=[.A153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bbfff</text:p>
          </table:table-cell>
          <table:table-cell table:formula="of:=IF([.A1538]=[.A153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c1d66</text:p>
          </table:table-cell>
          <table:table-cell table:formula="of:=IF([.A1539]=[.A154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c2c2c</text:p>
          </table:table-cell>
          <table:table-cell table:formula="of:=IF([.A1540]=[.A154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c3f42</text:p>
          </table:table-cell>
          <table:table-cell table:formula="of:=IF([.A1541]=[.A154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c4860</text:p>
          </table:table-cell>
          <table:table-cell table:formula="of:=IF([.A1542]=[.A1543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3c56a1</text:p>
          </table:table-cell>
          <table:table-cell table:formula="of:=IF([.A1543]=[.A154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c6eac</text:p>
          </table:table-cell>
          <table:table-cell table:formula="of:=IF([.A1544]=[.A154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c8dd4</text:p>
          </table:table-cell>
          <table:table-cell table:formula="of:=IF([.A1545]=[.A154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ca33b</text:p>
          </table:table-cell>
          <table:table-cell table:formula="of:=IF([.A1546]=[.A154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ca9e7</text:p>
          </table:table-cell>
          <table:table-cell table:formula="of:=IF([.A1547]=[.A154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d3d3d</text:p>
          </table:table-cell>
          <table:table-cell table:formula="of:=IF([.A1548]=[.A154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d3d3d</text:p>
          </table:table-cell>
          <table:table-cell table:formula="of:=IF([.A1549]=[.A155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d3f47</text:p>
          </table:table-cell>
          <table:table-cell table:formula="of:=IF([.A1550]=[.A155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d4043</text:p>
          </table:table-cell>
          <table:table-cell table:formula="of:=IF([.A1551]=[.A155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d4144</text:p>
          </table:table-cell>
          <table:table-cell table:formula="of:=IF([.A1552]=[.A155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d4144</text:p>
          </table:table-cell>
          <table:table-cell table:formula="of:=IF([.A1553]=[.A155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d424e</text:p>
          </table:table-cell>
          <table:table-cell table:formula="of:=IF([.A1554]=[.A155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d424e</text:p>
          </table:table-cell>
          <table:table-cell table:formula="of:=IF([.A1555]=[.A155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d6fab</text:p>
          </table:table-cell>
          <table:table-cell table:formula="of:=IF([.A1556]=[.A155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daee9</text:p>
          </table:table-cell>
          <table:table-cell table:formula="of:=IF([.A1557]=[.A155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daee9</text:p>
          </table:table-cell>
          <table:table-cell table:formula="of:=IF([.A1558]=[.A15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daee9</text:p>
          </table:table-cell>
          <table:table-cell table:formula="of:=IF([.A1559]=[.A156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db0e3</text:p>
          </table:table-cell>
          <table:table-cell table:formula="of:=IF([.A1560]=[.A156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db8ff</text:p>
          </table:table-cell>
          <table:table-cell table:formula="of:=IF([.A1561]=[.A156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db8ff</text:p>
          </table:table-cell>
          <table:table-cell table:formula="of:=IF([.A1562]=[.A15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db8ff</text:p>
          </table:table-cell>
          <table:table-cell table:formula="of:=IF([.A1563]=[.A156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dc89a</text:p>
          </table:table-cell>
          <table:table-cell table:formula="of:=IF([.A1564]=[.A156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de365</text:p>
          </table:table-cell>
          <table:table-cell table:formula="of:=IF([.A1565]=[.A156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e2723</text:p>
          </table:table-cell>
          <table:table-cell table:formula="of:=IF([.A1566]=[.A156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e3e3e</text:p>
          </table:table-cell>
          <table:table-cell table:formula="of:=IF([.A1567]=[.A156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e3e3e</text:p>
          </table:table-cell>
          <table:table-cell table:formula="of:=IF([.A1568]=[.A156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e4143</text:p>
          </table:table-cell>
          <table:table-cell table:formula="of:=IF([.A1569]=[.A157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e4143</text:p>
          </table:table-cell>
          <table:table-cell table:formula="of:=IF([.A1570]=[.A15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e4143</text:p>
          </table:table-cell>
          <table:table-cell table:formula="of:=IF([.A1571]=[.A15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e4143</text:p>
          </table:table-cell>
          <table:table-cell table:formula="of:=IF([.A1572]=[.A157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e4245</text:p>
          </table:table-cell>
          <table:table-cell table:formula="of:=IF([.A1573]=[.A157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e4245</text:p>
          </table:table-cell>
          <table:table-cell table:formula="of:=IF([.A1574]=[.A15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e4245</text:p>
          </table:table-cell>
          <table:table-cell table:formula="of:=IF([.A1575]=[.A15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e4245</text:p>
          </table:table-cell>
          <table:table-cell table:formula="of:=IF([.A1576]=[.A15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e4245</text:p>
          </table:table-cell>
          <table:table-cell table:formula="of:=IF([.A1577]=[.A15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e4245</text:p>
          </table:table-cell>
          <table:table-cell table:formula="of:=IF([.A1578]=[.A15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e4245</text:p>
          </table:table-cell>
          <table:table-cell table:formula="of:=IF([.A1579]=[.A15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e4245</text:p>
          </table:table-cell>
          <table:table-cell table:formula="of:=IF([.A1580]=[.A15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e4245</text:p>
          </table:table-cell>
          <table:table-cell table:formula="of:=IF([.A1581]=[.A15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e4245</text:p>
          </table:table-cell>
          <table:table-cell table:formula="of:=IF([.A1582]=[.A15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e4245</text:p>
          </table:table-cell>
          <table:table-cell table:formula="of:=IF([.A1583]=[.A15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e4245</text:p>
          </table:table-cell>
          <table:table-cell table:formula="of:=IF([.A1584]=[.A15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e4245</text:p>
          </table:table-cell>
          <table:table-cell table:formula="of:=IF([.A1585]=[.A15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e4245</text:p>
          </table:table-cell>
          <table:table-cell table:formula="of:=IF([.A1586]=[.A15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e4245</text:p>
          </table:table-cell>
          <table:table-cell table:formula="of:=IF([.A1587]=[.A158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e424d</text:p>
          </table:table-cell>
          <table:table-cell table:formula="of:=IF([.A1588]=[.A158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e74b7</text:p>
          </table:table-cell>
          <table:table-cell table:formula="of:=IF([.A1589]=[.A159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e74b7</text:p>
          </table:table-cell>
          <table:table-cell table:formula="of:=IF([.A1590]=[.A15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e74b7</text:p>
          </table:table-cell>
          <table:table-cell table:formula="of:=IF([.A1591]=[.A159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e8ded</text:p>
          </table:table-cell>
          <table:table-cell table:formula="of:=IF([.A1592]=[.A159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e8ded</text:p>
          </table:table-cell>
          <table:table-cell table:formula="of:=IF([.A1593]=[.A15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e8ded</text:p>
          </table:table-cell>
          <table:table-cell table:formula="of:=IF([.A1594]=[.A15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e8ded</text:p>
          </table:table-cell>
          <table:table-cell table:formula="of:=IF([.A1595]=[.A15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e8ded</text:p>
          </table:table-cell>
          <table:table-cell table:formula="of:=IF([.A1596]=[.A15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e8ded</text:p>
          </table:table-cell>
          <table:table-cell table:formula="of:=IF([.A1597]=[.A159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e97f2</text:p>
          </table:table-cell>
          <table:table-cell table:formula="of:=IF([.A1598]=[.A159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ea7f9</text:p>
          </table:table-cell>
          <table:table-cell table:formula="of:=IF([.A1599]=[.A160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eacff</text:p>
          </table:table-cell>
          <table:table-cell table:formula="of:=IF([.A1600]=[.A160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eb13b</text:p>
          </table:table-cell>
          <table:table-cell table:formula="of:=IF([.A1601]=[.A160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ecac7</text:p>
          </table:table-cell>
          <table:table-cell table:formula="of:=IF([.A1602]=[.A160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f3f3f</text:p>
          </table:table-cell>
          <table:table-cell table:formula="of:=IF([.A1603]=[.A160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f3f3f</text:p>
          </table:table-cell>
          <table:table-cell table:formula="of:=IF([.A1604]=[.A16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f3f3f</text:p>
          </table:table-cell>
          <table:table-cell table:formula="of:=IF([.A1605]=[.A16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f3f3f</text:p>
          </table:table-cell>
          <table:table-cell table:formula="of:=IF([.A1606]=[.A16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f3f3f</text:p>
          </table:table-cell>
          <table:table-cell table:formula="of:=IF([.A1607]=[.A16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f3f3f</text:p>
          </table:table-cell>
          <table:table-cell table:formula="of:=IF([.A1608]=[.A16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3f3f3f</text:p>
          </table:table-cell>
          <table:table-cell table:formula="of:=IF([.A1609]=[.A161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f4144</text:p>
          </table:table-cell>
          <table:table-cell table:formula="of:=IF([.A1610]=[.A161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f444f</text:p>
          </table:table-cell>
          <table:table-cell table:formula="of:=IF([.A1611]=[.A161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f51b5</text:p>
          </table:table-cell>
          <table:table-cell table:formula="of:=IF([.A1612]=[.A161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f51b5</text:p>
          </table:table-cell>
          <table:table-cell table:formula="of:=IF([.A1613]=[.A16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3f51b5</text:p>
          </table:table-cell>
          <table:table-cell table:formula="of:=IF([.A1614]=[.A16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3f51b5</text:p>
          </table:table-cell>
          <table:table-cell table:formula="of:=IF([.A1615]=[.A161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f96b9</text:p>
          </table:table-cell>
          <table:table-cell table:formula="of:=IF([.A1616]=[.A161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f96b9</text:p>
          </table:table-cell>
          <table:table-cell table:formula="of:=IF([.A1617]=[.A161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f9cd3</text:p>
          </table:table-cell>
          <table:table-cell table:formula="of:=IF([.A1618]=[.A161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f9f4a</text:p>
          </table:table-cell>
          <table:table-cell table:formula="of:=IF([.A1619]=[.A162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fa13d</text:p>
          </table:table-cell>
          <table:table-cell table:formula="of:=IF([.A1620]=[.A162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fa7d7</text:p>
          </table:table-cell>
          <table:table-cell table:formula="of:=IF([.A1621]=[.A162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3fa7d7</text:p>
          </table:table-cell>
          <table:table-cell table:formula="of:=IF([.A1622]=[.A162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3fb66c</text:p>
          </table:table-cell>
          <table:table-cell table:formula="of:=IF([.A1623]=[.A162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3fbd68</text:p>
          </table:table-cell>
          <table:table-cell table:formula="of:=IF([.A1624]=[.A162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0220f</text:p>
          </table:table-cell>
          <table:table-cell table:formula="of:=IF([.A1625]=[.A162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03b3c</text:p>
          </table:table-cell>
          <table:table-cell table:formula="of:=IF([.A1626]=[.A162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04552</text:p>
          </table:table-cell>
          <table:table-cell table:formula="of:=IF([.A1627]=[.A162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05474</text:p>
          </table:table-cell>
          <table:table-cell table:formula="of:=IF([.A1628]=[.A162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05757</text:p>
          </table:table-cell>
          <table:table-cell table:formula="of:=IF([.A1629]=[.A163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0b0e8</text:p>
          </table:table-cell>
          <table:table-cell table:formula="of:=IF([.A1630]=[.A163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0b3e9</text:p>
          </table:table-cell>
          <table:table-cell table:formula="of:=IF([.A1631]=[.A163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14141</text:p>
          </table:table-cell>
          <table:table-cell table:formula="of:=IF([.A1632]=[.A163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169a5</text:p>
          </table:table-cell>
          <table:table-cell table:formula="of:=IF([.A1633]=[.A163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19bc8</text:p>
          </table:table-cell>
          <table:table-cell table:formula="of:=IF([.A1634]=[.A163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1f045</text:p>
          </table:table-cell>
          <table:table-cell table:formula="of:=IF([.A1635]=[.A163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1f3fd</text:p>
          </table:table-cell>
          <table:table-cell table:formula="of:=IF([.A1636]=[.A163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23c50</text:p>
          </table:table-cell>
          <table:table-cell table:formula="of:=IF([.A1637]=[.A163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24048</text:p>
          </table:table-cell>
          <table:table-cell table:formula="of:=IF([.A1638]=[.A163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24048</text:p>
          </table:table-cell>
          <table:table-cell table:formula="of:=IF([.A1639]=[.A16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24048</text:p>
          </table:table-cell>
          <table:table-cell table:formula="of:=IF([.A1640]=[.A16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24048</text:p>
          </table:table-cell>
          <table:table-cell table:formula="of:=IF([.A1641]=[.A16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24048</text:p>
          </table:table-cell>
          <table:table-cell table:formula="of:=IF([.A1642]=[.A16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24048</text:p>
          </table:table-cell>
          <table:table-cell table:formula="of:=IF([.A1643]=[.A16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24048</text:p>
          </table:table-cell>
          <table:table-cell table:formula="of:=IF([.A1644]=[.A164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24242</text:p>
          </table:table-cell>
          <table:table-cell table:formula="of:=IF([.A1645]=[.A164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24242</text:p>
          </table:table-cell>
          <table:table-cell table:formula="of:=IF([.A1646]=[.A16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24242</text:p>
          </table:table-cell>
          <table:table-cell table:formula="of:=IF([.A1647]=[.A164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24649</text:p>
          </table:table-cell>
          <table:table-cell table:formula="of:=IF([.A1648]=[.A164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24649</text:p>
          </table:table-cell>
          <table:table-cell table:formula="of:=IF([.A1649]=[.A165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27e49</text:p>
          </table:table-cell>
          <table:table-cell table:formula="of:=IF([.A1650]=[.A165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281ea</text:p>
          </table:table-cell>
          <table:table-cell table:formula="of:=IF([.A1651]=[.A165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284ce</text:p>
          </table:table-cell>
          <table:table-cell table:formula="of:=IF([.A1652]=[.A165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285f4</text:p>
          </table:table-cell>
          <table:table-cell table:formula="of:=IF([.A1653]=[.A165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285f4</text:p>
          </table:table-cell>
          <table:table-cell table:formula="of:=IF([.A1654]=[.A165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29bd4</text:p>
          </table:table-cell>
          <table:table-cell table:formula="of:=IF([.A1655]=[.A165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2a5f5</text:p>
          </table:table-cell>
          <table:table-cell table:formula="of:=IF([.A1656]=[.A165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2afe6</text:p>
          </table:table-cell>
          <table:table-cell table:formula="of:=IF([.A1657]=[.A165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2bc5e</text:p>
          </table:table-cell>
          <table:table-cell table:formula="of:=IF([.A1658]=[.A165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30201</text:p>
          </table:table-cell>
          <table:table-cell table:formula="of:=IF([.A1659]=[.A166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30201</text:p>
          </table:table-cell>
          <table:table-cell table:formula="of:=IF([.A1660]=[.A166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34b55</text:p>
          </table:table-cell>
          <table:table-cell table:formula="of:=IF([.A1661]=[.A166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3557d</text:p>
          </table:table-cell>
          <table:table-cell table:formula="of:=IF([.A1662]=[.A166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380b4</text:p>
          </table:table-cell>
          <table:table-cell table:formula="of:=IF([.A1663]=[.A166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3953b</text:p>
          </table:table-cell>
          <table:table-cell table:formula="of:=IF([.A1664]=[.A166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3a047</text:p>
          </table:table-cell>
          <table:table-cell table:formula="of:=IF([.A1665]=[.A166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3a047</text:p>
          </table:table-cell>
          <table:table-cell table:formula="of:=IF([.A1666]=[.A16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3a047</text:p>
          </table:table-cell>
          <table:table-cell table:formula="of:=IF([.A1667]=[.A16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3a047</text:p>
          </table:table-cell>
          <table:table-cell table:formula="of:=IF([.A1668]=[.A166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43a0df</text:p>
          </table:table-cell>
          <table:table-cell table:formula="of:=IF([.A1669]=[.A167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3c340</text:p>
          </table:table-cell>
          <table:table-cell table:formula="of:=IF([.A1670]=[.A167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4475a</text:p>
          </table:table-cell>
          <table:table-cell table:formula="of:=IF([.A1671]=[.A167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672]=[.A16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673]=[.A16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674]=[.A16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675]=[.A16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676]=[.A16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677]=[.A16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678]=[.A16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679]=[.A16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680]=[.A16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681]=[.A16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682]=[.A16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683]=[.A16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684]=[.A16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685]=[.A16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686]=[.A16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687]=[.A16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688]=[.A16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689]=[.A16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690]=[.A16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691]=[.A16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692]=[.A16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693]=[.A16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694]=[.A16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695]=[.A16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696]=[.A16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697]=[.A16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698]=[.A16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699]=[.A17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00]=[.A17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01]=[.A17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02]=[.A17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03]=[.A17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04]=[.A17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05]=[.A17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06]=[.A17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07]=[.A17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08]=[.A17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09]=[.A17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10]=[.A17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11]=[.A17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12]=[.A17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13]=[.A17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14]=[.A17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15]=[.A17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16]=[.A17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17]=[.A17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18]=[.A17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19]=[.A17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20]=[.A17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21]=[.A17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22]=[.A17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23]=[.A17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24]=[.A17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25]=[.A17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26]=[.A17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27]=[.A17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28]=[.A17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29]=[.A17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30]=[.A17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31]=[.A17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32]=[.A17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33]=[.A17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34]=[.A17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35]=[.A17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36]=[.A17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37]=[.A17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38]=[.A17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39]=[.A17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40]=[.A17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41]=[.A17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42]=[.A17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43]=[.A17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44]=[.A17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45]=[.A17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46]=[.A17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47]=[.A17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48]=[.A17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49]=[.A17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50]=[.A17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51]=[.A17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52]=[.A17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53]=[.A17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54]=[.A17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55]=[.A17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56]=[.A17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57]=[.A17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58]=[.A17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59]=[.A17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60]=[.A17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61]=[.A17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62]=[.A17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63]=[.A17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64]=[.A17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65]=[.A17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66]=[.A17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67]=[.A17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68]=[.A17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69]=[.A17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70]=[.A17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71]=[.A17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72]=[.A17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73]=[.A17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74]=[.A17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75]=[.A17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76]=[.A17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77]=[.A17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78]=[.A17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79]=[.A17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80]=[.A17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81]=[.A17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82]=[.A17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83]=[.A17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84]=[.A17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85]=[.A17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86]=[.A17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87]=[.A17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88]=[.A17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89]=[.A17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90]=[.A17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91]=[.A17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92]=[.A17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93]=[.A17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94]=[.A17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95]=[.A17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96]=[.A17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97]=[.A17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98]=[.A17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799]=[.A18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800]=[.A18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801]=[.A18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802]=[.A18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803]=[.A18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804]=[.A18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805]=[.A18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475a</text:p>
          </table:table-cell>
          <table:table-cell table:formula="of:=IF([.A1806]=[.A18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4475a</text:p>
          </table:table-cell>
          <table:table-cell table:formula="of:=IF([.A1807]=[.A18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4475a</text:p>
          </table:table-cell>
          <table:table-cell table:formula="of:=IF([.A1808]=[.A18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4475a</text:p>
          </table:table-cell>
          <table:table-cell table:formula="of:=IF([.A1809]=[.A18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4475a</text:p>
          </table:table-cell>
          <table:table-cell table:formula="of:=IF([.A1810]=[.A18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4475a</text:p>
          </table:table-cell>
          <table:table-cell table:formula="of:=IF([.A1811]=[.A18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4475a</text:p>
          </table:table-cell>
          <table:table-cell table:formula="of:=IF([.A1812]=[.A18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4475a</text:p>
          </table:table-cell>
          <table:table-cell table:formula="of:=IF([.A1813]=[.A18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4475a</text:p>
          </table:table-cell>
          <table:table-cell table:formula="of:=IF([.A1814]=[.A18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4475a</text:p>
          </table:table-cell>
          <table:table-cell table:formula="of:=IF([.A1815]=[.A18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4475a</text:p>
          </table:table-cell>
          <table:table-cell table:formula="of:=IF([.A1816]=[.A18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4475a</text:p>
          </table:table-cell>
          <table:table-cell table:formula="of:=IF([.A1817]=[.A18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4475a</text:p>
          </table:table-cell>
          <table:table-cell table:formula="of:=IF([.A1818]=[.A18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4475a</text:p>
          </table:table-cell>
          <table:table-cell table:formula="of:=IF([.A1819]=[.A182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4484c</text:p>
          </table:table-cell>
          <table:table-cell table:formula="of:=IF([.A1820]=[.A182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4494c</text:p>
          </table:table-cell>
          <table:table-cell table:formula="of:=IF([.A1821]=[.A182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484c2</text:p>
          </table:table-cell>
          <table:table-cell table:formula="of:=IF([.A1822]=[.A1823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44a5f3</text:p>
          </table:table-cell>
          <table:table-cell table:formula="of:=IF([.A1823]=[.A182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4b799</text:p>
          </table:table-cell>
          <table:table-cell table:formula="of:=IF([.A1824]=[.A182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4c367</text:p>
          </table:table-cell>
          <table:table-cell table:formula="of:=IF([.A1825]=[.A182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26]=[.A18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27]=[.A18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28]=[.A18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29]=[.A18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30]=[.A18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31]=[.A18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32]=[.A18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33]=[.A18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34]=[.A18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35]=[.A18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36]=[.A18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37]=[.A18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38]=[.A18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39]=[.A18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40]=[.A18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41]=[.A18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42]=[.A18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43]=[.A18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44]=[.A18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45]=[.A18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46]=[.A18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47]=[.A18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48]=[.A18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49]=[.A18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50]=[.A18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51]=[.A18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52]=[.A18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53]=[.A18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54]=[.A18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55]=[.A18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56]=[.A18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57]=[.A18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58]=[.A18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59]=[.A18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60]=[.A18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4c367</text:p>
          </table:table-cell>
          <table:table-cell table:formula="of:=IF([.A1861]=[.A186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54050</text:p>
          </table:table-cell>
          <table:table-cell table:formula="of:=IF([.A1862]=[.A186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5474f</text:p>
          </table:table-cell>
          <table:table-cell table:formula="of:=IF([.A1863]=[.A186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55a64</text:p>
          </table:table-cell>
          <table:table-cell table:formula="of:=IF([.A1864]=[.A186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55a64</text:p>
          </table:table-cell>
          <table:table-cell table:formula="of:=IF([.A1865]=[.A18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55a64</text:p>
          </table:table-cell>
          <table:table-cell table:formula="of:=IF([.A1866]=[.A18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55a64</text:p>
          </table:table-cell>
          <table:table-cell table:formula="of:=IF([.A1867]=[.A18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55a64</text:p>
          </table:table-cell>
          <table:table-cell table:formula="of:=IF([.A1868]=[.A18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55a64</text:p>
          </table:table-cell>
          <table:table-cell table:formula="of:=IF([.A1869]=[.A187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57eff</text:p>
          </table:table-cell>
          <table:table-cell table:formula="of:=IF([.A1870]=[.A187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57eff</text:p>
          </table:table-cell>
          <table:table-cell table:formula="of:=IF([.A1871]=[.A18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57eff</text:p>
          </table:table-cell>
          <table:table-cell table:formula="of:=IF([.A1872]=[.A18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57eff</text:p>
          </table:table-cell>
          <table:table-cell table:formula="of:=IF([.A1873]=[.A187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586f9</text:p>
          </table:table-cell>
          <table:table-cell table:formula="of:=IF([.A1874]=[.A187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592d6</text:p>
          </table:table-cell>
          <table:table-cell table:formula="of:=IF([.A1875]=[.A187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5a300</text:p>
          </table:table-cell>
          <table:table-cell table:formula="of:=IF([.A1876]=[.A187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5a300</text:p>
          </table:table-cell>
          <table:table-cell table:formula="of:=IF([.A1877]=[.A187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5a943</text:p>
          </table:table-cell>
          <table:table-cell table:formula="of:=IF([.A1878]=[.A187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5a943</text:p>
          </table:table-cell>
          <table:table-cell table:formula="of:=IF([.A1879]=[.A18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5a943</text:p>
          </table:table-cell>
          <table:table-cell table:formula="of:=IF([.A1880]=[.A188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5d157</text:p>
          </table:table-cell>
          <table:table-cell table:formula="of:=IF([.A1881]=[.A188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61900</text:p>
          </table:table-cell>
          <table:table-cell table:formula="of:=IF([.A1882]=[.A188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62aae</text:p>
          </table:table-cell>
          <table:table-cell table:formula="of:=IF([.A1883]=[.A188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62e7a</text:p>
          </table:table-cell>
          <table:table-cell table:formula="of:=IF([.A1884]=[.A188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63246</text:p>
          </table:table-cell>
          <table:table-cell table:formula="of:=IF([.A1885]=[.A188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64646</text:p>
          </table:table-cell>
          <table:table-cell table:formula="of:=IF([.A1886]=[.A188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65051</text:p>
          </table:table-cell>
          <table:table-cell table:formula="of:=IF([.A1887]=[.A188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65051</text:p>
          </table:table-cell>
          <table:table-cell table:formula="of:=IF([.A1888]=[.A188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675ab</text:p>
          </table:table-cell>
          <table:table-cell table:formula="of:=IF([.A1889]=[.A189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67fab</text:p>
          </table:table-cell>
          <table:table-cell table:formula="of:=IF([.A1890]=[.A189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67fab</text:p>
          </table:table-cell>
          <table:table-cell table:formula="of:=IF([.A1891]=[.A18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67fab</text:p>
          </table:table-cell>
          <table:table-cell table:formula="of:=IF([.A1892]=[.A189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687b4</text:p>
          </table:table-cell>
          <table:table-cell table:formula="of:=IF([.A1893]=[.A189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6a926</text:p>
          </table:table-cell>
          <table:table-cell table:formula="of:=IF([.A1894]=[.A189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46a926</text:p>
          </table:table-cell>
          <table:table-cell table:formula="of:=IF([.A1895]=[.A18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6a926</text:p>
          </table:table-cell>
          <table:table-cell table:formula="of:=IF([.A1896]=[.A18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6a926</text:p>
          </table:table-cell>
          <table:table-cell table:formula="of:=IF([.A1897]=[.A189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6a9d6</text:p>
          </table:table-cell>
          <table:table-cell table:formula="of:=IF([.A1898]=[.A189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6a9ee</text:p>
          </table:table-cell>
          <table:table-cell table:formula="of:=IF([.A1899]=[.A190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6a9ee</text:p>
          </table:table-cell>
          <table:table-cell table:formula="of:=IF([.A1900]=[.A190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46aa97</text:p>
          </table:table-cell>
          <table:table-cell table:formula="of:=IF([.A1901]=[.A190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6abd2</text:p>
          </table:table-cell>
          <table:table-cell table:formula="of:=IF([.A1902]=[.A190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6b044</text:p>
          </table:table-cell>
          <table:table-cell table:formula="of:=IF([.A1903]=[.A190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6c66a</text:p>
          </table:table-cell>
          <table:table-cell table:formula="of:=IF([.A1904]=[.A190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46c66a</text:p>
          </table:table-cell>
          <table:table-cell table:formula="of:=IF([.A1905]=[.A19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6c66a</text:p>
          </table:table-cell>
          <table:table-cell table:formula="of:=IF([.A1906]=[.A19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6c66a</text:p>
          </table:table-cell>
          <table:table-cell table:formula="of:=IF([.A1907]=[.A19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6c66a</text:p>
          </table:table-cell>
          <table:table-cell table:formula="of:=IF([.A1908]=[.A19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6c66a</text:p>
          </table:table-cell>
          <table:table-cell table:formula="of:=IF([.A1909]=[.A19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6c66a</text:p>
          </table:table-cell>
          <table:table-cell table:formula="of:=IF([.A1910]=[.A19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6c66a</text:p>
          </table:table-cell>
          <table:table-cell table:formula="of:=IF([.A1911]=[.A19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6c66a</text:p>
          </table:table-cell>
          <table:table-cell table:formula="of:=IF([.A1912]=[.A19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6c66a</text:p>
          </table:table-cell>
          <table:table-cell table:formula="of:=IF([.A1913]=[.A19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6c66a</text:p>
          </table:table-cell>
          <table:table-cell table:formula="of:=IF([.A1914]=[.A19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6c66a</text:p>
          </table:table-cell>
          <table:table-cell table:formula="of:=IF([.A1915]=[.A19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6c66a</text:p>
          </table:table-cell>
          <table:table-cell table:formula="of:=IF([.A1916]=[.A191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6cde5</text:p>
          </table:table-cell>
          <table:table-cell table:formula="of:=IF([.A1917]=[.A191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6d177</text:p>
          </table:table-cell>
          <table:table-cell table:formula="of:=IF([.A1918]=[.A191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73286</text:p>
          </table:table-cell>
          <table:table-cell table:formula="of:=IF([.A1919]=[.A192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74747</text:p>
          </table:table-cell>
          <table:table-cell table:formula="of:=IF([.A1920]=[.A192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74747</text:p>
          </table:table-cell>
          <table:table-cell table:formula="of:=IF([.A1921]=[.A19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74747</text:p>
          </table:table-cell>
          <table:table-cell table:formula="of:=IF([.A1922]=[.A192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74f50</text:p>
          </table:table-cell>
          <table:table-cell table:formula="of:=IF([.A1923]=[.A192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74f54</text:p>
          </table:table-cell>
          <table:table-cell table:formula="of:=IF([.A1924]=[.A192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76acc</text:p>
          </table:table-cell>
          <table:table-cell table:formula="of:=IF([.A1925]=[.A192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77dc1</text:p>
          </table:table-cell>
          <table:table-cell table:formula="of:=IF([.A1926]=[.A192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77dc1</text:p>
          </table:table-cell>
          <table:table-cell table:formula="of:=IF([.A1927]=[.A192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783b0</text:p>
          </table:table-cell>
          <table:table-cell table:formula="of:=IF([.A1928]=[.A192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79ae5</text:p>
          </table:table-cell>
          <table:table-cell table:formula="of:=IF([.A1929]=[.A193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79ae5</text:p>
          </table:table-cell>
          <table:table-cell table:formula="of:=IF([.A1930]=[.A193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7a5bf</text:p>
          </table:table-cell>
          <table:table-cell table:formula="of:=IF([.A1931]=[.A1932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47a9de</text:p>
          </table:table-cell>
          <table:table-cell table:formula="of:=IF([.A1932]=[.A193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83c8f</text:p>
          </table:table-cell>
          <table:table-cell table:formula="of:=IF([.A1933]=[.A193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86afb</text:p>
          </table:table-cell>
          <table:table-cell table:formula="of:=IF([.A1934]=[.A193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86afb</text:p>
          </table:table-cell>
          <table:table-cell table:formula="of:=IF([.A1935]=[.A193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893db</text:p>
          </table:table-cell>
          <table:table-cell table:formula="of:=IF([.A1936]=[.A193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893db</text:p>
          </table:table-cell>
          <table:table-cell table:formula="of:=IF([.A1937]=[.A19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893db</text:p>
          </table:table-cell>
          <table:table-cell table:formula="of:=IF([.A1938]=[.A193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8b9c7</text:p>
          </table:table-cell>
          <table:table-cell table:formula="of:=IF([.A1939]=[.A194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8cd7c</text:p>
          </table:table-cell>
          <table:table-cell table:formula="of:=IF([.A1940]=[.A194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9494c</text:p>
          </table:table-cell>
          <table:table-cell table:formula="of:=IF([.A1941]=[.A194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9494c</text:p>
          </table:table-cell>
          <table:table-cell table:formula="of:=IF([.A1942]=[.A19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9494c</text:p>
          </table:table-cell>
          <table:table-cell table:formula="of:=IF([.A1943]=[.A19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9494c</text:p>
          </table:table-cell>
          <table:table-cell table:formula="of:=IF([.A1944]=[.A19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9494c</text:p>
          </table:table-cell>
          <table:table-cell table:formula="of:=IF([.A1945]=[.A194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985cc</text:p>
          </table:table-cell>
          <table:table-cell table:formula="of:=IF([.A1946]=[.A194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98cd8</text:p>
          </table:table-cell>
          <table:table-cell table:formula="of:=IF([.A1947]=[.A194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98cd8</text:p>
          </table:table-cell>
          <table:table-cell table:formula="of:=IF([.A1948]=[.A19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98cd8</text:p>
          </table:table-cell>
          <table:table-cell table:formula="of:=IF([.A1949]=[.A19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98cd8</text:p>
          </table:table-cell>
          <table:table-cell table:formula="of:=IF([.A1950]=[.A19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98cd8</text:p>
          </table:table-cell>
          <table:table-cell table:formula="of:=IF([.A1951]=[.A19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98cd8</text:p>
          </table:table-cell>
          <table:table-cell table:formula="of:=IF([.A1952]=[.A195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992fd</text:p>
          </table:table-cell>
          <table:table-cell table:formula="of:=IF([.A1953]=[.A195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99648</text:p>
          </table:table-cell>
          <table:table-cell table:formula="of:=IF([.A1954]=[.A195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99648</text:p>
          </table:table-cell>
          <table:table-cell table:formula="of:=IF([.A1955]=[.A19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99648</text:p>
          </table:table-cell>
          <table:table-cell table:formula="of:=IF([.A1956]=[.A19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99648</text:p>
          </table:table-cell>
          <table:table-cell table:formula="of:=IF([.A1957]=[.A19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99648</text:p>
          </table:table-cell>
          <table:table-cell table:formula="of:=IF([.A1958]=[.A195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997ff</text:p>
          </table:table-cell>
          <table:table-cell table:formula="of:=IF([.A1959]=[.A196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997ff</text:p>
          </table:table-cell>
          <table:table-cell table:formula="of:=IF([.A1960]=[.A19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997ff</text:p>
          </table:table-cell>
          <table:table-cell table:formula="of:=IF([.A1961]=[.A19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997ff</text:p>
          </table:table-cell>
          <table:table-cell table:formula="of:=IF([.A1962]=[.A196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9bde3</text:p>
          </table:table-cell>
          <table:table-cell table:formula="of:=IF([.A1963]=[.A196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9bde3</text:p>
          </table:table-cell>
          <table:table-cell table:formula="of:=IF([.A1964]=[.A19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9bde3</text:p>
          </table:table-cell>
          <table:table-cell table:formula="of:=IF([.A1965]=[.A19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9bde3</text:p>
          </table:table-cell>
          <table:table-cell table:formula="of:=IF([.A1966]=[.A19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9bde3</text:p>
          </table:table-cell>
          <table:table-cell table:formula="of:=IF([.A1967]=[.A196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9bef8</text:p>
          </table:table-cell>
          <table:table-cell table:formula="of:=IF([.A1968]=[.A196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9bf3d</text:p>
          </table:table-cell>
          <table:table-cell table:formula="of:=IF([.A1969]=[.A197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a4850</text:p>
          </table:table-cell>
          <table:table-cell table:formula="of:=IF([.A1970]=[.A197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a4850</text:p>
          </table:table-cell>
          <table:table-cell table:formula="of:=IF([.A1971]=[.A19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a4850</text:p>
          </table:table-cell>
          <table:table-cell table:formula="of:=IF([.A1972]=[.A197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a4a4f</text:p>
          </table:table-cell>
          <table:table-cell table:formula="of:=IF([.A1973]=[.A197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a606a</text:p>
          </table:table-cell>
          <table:table-cell table:formula="of:=IF([.A1974]=[.A197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a7ae1</text:p>
          </table:table-cell>
          <table:table-cell table:formula="of:=IF([.A1975]=[.A197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a7ae1</text:p>
          </table:table-cell>
          <table:table-cell table:formula="of:=IF([.A1976]=[.A197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aaee8</text:p>
          </table:table-cell>
          <table:table-cell table:formula="of:=IF([.A1977]=[.A197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aaee8</text:p>
          </table:table-cell>
          <table:table-cell table:formula="of:=IF([.A1978]=[.A197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ab871</text:p>
          </table:table-cell>
          <table:table-cell table:formula="of:=IF([.A1979]=[.A198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abd7e</text:p>
          </table:table-cell>
          <table:table-cell table:formula="of:=IF([.A1980]=[.A198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ac73e</text:p>
          </table:table-cell>
          <table:table-cell table:formula="of:=IF([.A1981]=[.A198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b6488</text:p>
          </table:table-cell>
          <table:table-cell table:formula="of:=IF([.A1982]=[.A198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b69a4</text:p>
          </table:table-cell>
          <table:table-cell table:formula="of:=IF([.A1983]=[.A198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b81c4</text:p>
          </table:table-cell>
          <table:table-cell table:formula="of:=IF([.A1984]=[.A198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b8adf</text:p>
          </table:table-cell>
          <table:table-cell table:formula="of:=IF([.A1985]=[.A198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b92d6</text:p>
          </table:table-cell>
          <table:table-cell table:formula="of:=IF([.A1986]=[.A198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b92d6</text:p>
          </table:table-cell>
          <table:table-cell table:formula="of:=IF([.A1987]=[.A19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b92d6</text:p>
          </table:table-cell>
          <table:table-cell table:formula="of:=IF([.A1988]=[.A19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b92d6</text:p>
          </table:table-cell>
          <table:table-cell table:formula="of:=IF([.A1989]=[.A199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babbe</text:p>
          </table:table-cell>
          <table:table-cell table:formula="of:=IF([.A1990]=[.A199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bae4f</text:p>
          </table:table-cell>
          <table:table-cell table:formula="of:=IF([.A1991]=[.A199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bd239</text:p>
          </table:table-cell>
          <table:table-cell table:formula="of:=IF([.A1992]=[.A1993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4c37d1</text:p>
          </table:table-cell>
          <table:table-cell table:formula="of:=IF([.A1993]=[.A199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c3a91</text:p>
          </table:table-cell>
          <table:table-cell table:formula="of:=IF([.A1994]=[.A199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c4c4c</text:p>
          </table:table-cell>
          <table:table-cell table:formula="of:=IF([.A1995]=[.A199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c5053</text:p>
          </table:table-cell>
          <table:table-cell table:formula="of:=IF([.A1996]=[.A199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c5263</text:p>
          </table:table-cell>
          <table:table-cell table:formula="of:=IF([.A1997]=[.A199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c5969</text:p>
          </table:table-cell>
          <table:table-cell table:formula="of:=IF([.A1998]=[.A199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c627f</text:p>
          </table:table-cell>
          <table:table-cell table:formula="of:=IF([.A1999]=[.A200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c83ca</text:p>
          </table:table-cell>
          <table:table-cell table:formula="of:=IF([.A2000]=[.A200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c8cff</text:p>
          </table:table-cell>
          <table:table-cell table:formula="of:=IF([.A2001]=[.A200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c8cff</text:p>
          </table:table-cell>
          <table:table-cell table:formula="of:=IF([.A2002]=[.A20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c8cff</text:p>
          </table:table-cell>
          <table:table-cell table:formula="of:=IF([.A2003]=[.A20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c8cff</text:p>
          </table:table-cell>
          <table:table-cell table:formula="of:=IF([.A2004]=[.A200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c8fbf</text:p>
          </table:table-cell>
          <table:table-cell table:formula="of:=IF([.A2005]=[.A200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c8fd8</text:p>
          </table:table-cell>
          <table:table-cell table:formula="of:=IF([.A2006]=[.A200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c8fd8</text:p>
          </table:table-cell>
          <table:table-cell table:formula="of:=IF([.A2007]=[.A200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ca3e5</text:p>
          </table:table-cell>
          <table:table-cell table:formula="of:=IF([.A2008]=[.A200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caf50</text:p>
          </table:table-cell>
          <table:table-cell table:formula="of:=IF([.A2009]=[.A201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caf50</text:p>
          </table:table-cell>
          <table:table-cell table:formula="of:=IF([.A2010]=[.A20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caf50</text:p>
          </table:table-cell>
          <table:table-cell table:formula="of:=IF([.A2011]=[.A20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caf50</text:p>
          </table:table-cell>
          <table:table-cell table:formula="of:=IF([.A2012]=[.A20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caf50</text:p>
          </table:table-cell>
          <table:table-cell table:formula="of:=IF([.A2013]=[.A20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4caf50</text:p>
          </table:table-cell>
          <table:table-cell table:formula="of:=IF([.A2014]=[.A201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d0e93</text:p>
          </table:table-cell>
          <table:table-cell table:formula="of:=IF([.A2015]=[.A201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d7280</text:p>
          </table:table-cell>
          <table:table-cell table:formula="of:=IF([.A2016]=[.A201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d8bd1</text:p>
          </table:table-cell>
          <table:table-cell table:formula="of:=IF([.A2017]=[.A201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d8bd1</text:p>
          </table:table-cell>
          <table:table-cell table:formula="of:=IF([.A2018]=[.A201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d8dd8</text:p>
          </table:table-cell>
          <table:table-cell table:formula="of:=IF([.A2019]=[.A202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db6ac</text:p>
          </table:table-cell>
          <table:table-cell table:formula="of:=IF([.A2020]=[.A202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db6ac</text:p>
          </table:table-cell>
          <table:table-cell table:formula="of:=IF([.A2021]=[.A202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dcb32</text:p>
          </table:table-cell>
          <table:table-cell table:formula="of:=IF([.A2022]=[.A202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dcb32</text:p>
          </table:table-cell>
          <table:table-cell table:formula="of:=IF([.A2023]=[.A202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dce7a</text:p>
          </table:table-cell>
          <table:table-cell table:formula="of:=IF([.A2024]=[.A202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e4f4e</text:p>
          </table:table-cell>
          <table:table-cell table:formula="of:=IF([.A2025]=[.A202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e76b2</text:p>
          </table:table-cell>
          <table:table-cell table:formula="of:=IF([.A2026]=[.A202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e7aa2</text:p>
          </table:table-cell>
          <table:table-cell table:formula="of:=IF([.A2027]=[.A202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e7ba0</text:p>
          </table:table-cell>
          <table:table-cell table:formula="of:=IF([.A2028]=[.A202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e99f3</text:p>
          </table:table-cell>
          <table:table-cell table:formula="of:=IF([.A2029]=[.A203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e99f3</text:p>
          </table:table-cell>
          <table:table-cell table:formula="of:=IF([.A2030]=[.A20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e99f3</text:p>
          </table:table-cell>
          <table:table-cell table:formula="of:=IF([.A2031]=[.A20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e99f3</text:p>
          </table:table-cell>
          <table:table-cell table:formula="of:=IF([.A2032]=[.A203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eb84b</text:p>
          </table:table-cell>
          <table:table-cell table:formula="of:=IF([.A2033]=[.A203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eb84b</text:p>
          </table:table-cell>
          <table:table-cell table:formula="of:=IF([.A2034]=[.A203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f4f4f</text:p>
          </table:table-cell>
          <table:table-cell table:formula="of:=IF([.A2035]=[.A203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4f4f4f</text:p>
          </table:table-cell>
          <table:table-cell table:formula="of:=IF([.A2036]=[.A20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f4f4f</text:p>
          </table:table-cell>
          <table:table-cell table:formula="of:=IF([.A2037]=[.A20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f4f4f</text:p>
          </table:table-cell>
          <table:table-cell table:formula="of:=IF([.A2038]=[.A20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f4f4f</text:p>
          </table:table-cell>
          <table:table-cell table:formula="of:=IF([.A2039]=[.A20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f4f4f</text:p>
          </table:table-cell>
          <table:table-cell table:formula="of:=IF([.A2040]=[.A20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f4f4f</text:p>
          </table:table-cell>
          <table:table-cell table:formula="of:=IF([.A2041]=[.A20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f4f4f</text:p>
          </table:table-cell>
          <table:table-cell table:formula="of:=IF([.A2042]=[.A20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f4f4f</text:p>
          </table:table-cell>
          <table:table-cell table:formula="of:=IF([.A2043]=[.A20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f4f4f</text:p>
          </table:table-cell>
          <table:table-cell table:formula="of:=IF([.A2044]=[.A20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f4f4f</text:p>
          </table:table-cell>
          <table:table-cell table:formula="of:=IF([.A2045]=[.A20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f4f4f</text:p>
          </table:table-cell>
          <table:table-cell table:formula="of:=IF([.A2046]=[.A20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f4f4f</text:p>
          </table:table-cell>
          <table:table-cell table:formula="of:=IF([.A2047]=[.A20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f4f4f</text:p>
          </table:table-cell>
          <table:table-cell table:formula="of:=IF([.A2048]=[.A20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4f4f4f</text:p>
          </table:table-cell>
          <table:table-cell table:formula="of:=IF([.A2049]=[.A205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4f61eb</text:p>
          </table:table-cell>
          <table:table-cell table:formula="of:=IF([.A2050]=[.A205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fc26c</text:p>
          </table:table-cell>
          <table:table-cell table:formula="of:=IF([.A2051]=[.A205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4fcf71</text:p>
          </table:table-cell>
          <table:table-cell table:formula="of:=IF([.A2052]=[.A205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05050</text:p>
          </table:table-cell>
          <table:table-cell table:formula="of:=IF([.A2053]=[.A205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54]=[.A20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55]=[.A20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56]=[.A20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57]=[.A20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58]=[.A20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59]=[.A20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60]=[.A20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61]=[.A20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62]=[.A20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63]=[.A20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64]=[.A20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65]=[.A20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66]=[.A20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67]=[.A20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68]=[.A20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69]=[.A20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70]=[.A20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71]=[.A20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72]=[.A20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73]=[.A20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74]=[.A20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75]=[.A20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76]=[.A20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77]=[.A20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78]=[.A20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79]=[.A20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80]=[.A20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81]=[.A20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82]=[.A20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83]=[.A20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84]=[.A20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85]=[.A20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86]=[.A20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87]=[.A20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88]=[.A20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89]=[.A20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90]=[.A20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91]=[.A20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92]=[.A20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93]=[.A20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94]=[.A20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95]=[.A20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96]=[.A20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97]=[.A20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98]=[.A20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099]=[.A21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00]=[.A21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01]=[.A21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02]=[.A21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03]=[.A21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04]=[.A21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05]=[.A21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06]=[.A21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07]=[.A21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08]=[.A21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09]=[.A21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10]=[.A21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11]=[.A21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12]=[.A21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13]=[.A21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14]=[.A21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15]=[.A21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16]=[.A21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17]=[.A21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18]=[.A21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19]=[.A21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20]=[.A21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21]=[.A21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22]=[.A21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23]=[.A21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24]=[.A21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25]=[.A21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26]=[.A21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27]=[.A21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28]=[.A21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29]=[.A21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30]=[.A21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31]=[.A21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32]=[.A21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33]=[.A21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34]=[.A21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35]=[.A21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36]=[.A21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37]=[.A21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38]=[.A21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39]=[.A21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40]=[.A21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41]=[.A21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42]=[.A21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43]=[.A21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44]=[.A21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45]=[.A21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46]=[.A21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47]=[.A21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48]=[.A21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49]=[.A21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50]=[.A21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51]=[.A21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52]=[.A21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53]=[.A21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54]=[.A21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55]=[.A21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56]=[.A21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57]=[.A21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58]=[.A21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59]=[.A21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60]=[.A21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61]=[.A21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62]=[.A21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63]=[.A21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64]=[.A21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65]=[.A21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66]=[.A21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67]=[.A21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68]=[.A21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69]=[.A21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70]=[.A21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71]=[.A21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72]=[.A21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73]=[.A21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74]=[.A21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75]=[.A21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76]=[.A21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77]=[.A21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78]=[.A21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79]=[.A21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80]=[.A21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81]=[.A21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82]=[.A21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83]=[.A21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84]=[.A21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85]=[.A21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86]=[.A21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87]=[.A21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88]=[.A21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89]=[.A21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90]=[.A21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91]=[.A21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92]=[.A21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93]=[.A21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94]=[.A21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95]=[.A21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96]=[.A21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97]=[.A21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98]=[.A21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199]=[.A22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00]=[.A22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01]=[.A22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02]=[.A22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03]=[.A22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04]=[.A22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05]=[.A22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06]=[.A22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07]=[.A22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08]=[.A22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09]=[.A22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10]=[.A22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11]=[.A22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12]=[.A22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13]=[.A22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14]=[.A22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15]=[.A22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16]=[.A22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17]=[.A22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18]=[.A22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19]=[.A22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20]=[.A22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21]=[.A22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22]=[.A22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23]=[.A22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24]=[.A22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25]=[.A22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26]=[.A22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27]=[.A22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28]=[.A22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29]=[.A22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30]=[.A22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31]=[.A22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32]=[.A22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33]=[.A22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34]=[.A22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35]=[.A22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36]=[.A22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37]=[.A22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38]=[.A22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39]=[.A22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40]=[.A22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41]=[.A22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42]=[.A22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43]=[.A22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44]=[.A22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45]=[.A22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46]=[.A22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47]=[.A22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48]=[.A22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49]=[.A22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50]=[.A22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51]=[.A22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52]=[.A22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53]=[.A22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54]=[.A22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55]=[.A22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56]=[.A22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57]=[.A22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58]=[.A22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59]=[.A22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60]=[.A22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61]=[.A22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62]=[.A22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63]=[.A22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64]=[.A22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65]=[.A22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66]=[.A22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67]=[.A22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68]=[.A22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69]=[.A22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70]=[.A22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71]=[.A22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72]=[.A22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73]=[.A22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74]=[.A22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75]=[.A22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76]=[.A22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77]=[.A22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78]=[.A22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79]=[.A22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80]=[.A22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81]=[.A22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82]=[.A22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83]=[.A22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84]=[.A22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85]=[.A22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86]=[.A22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87]=[.A22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88]=[.A22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89]=[.A22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90]=[.A22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91]=[.A22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92]=[.A22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93]=[.A22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94]=[.A22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95]=[.A22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96]=[.A22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97]=[.A22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98]=[.A22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299]=[.A23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300]=[.A23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301]=[.A23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302]=[.A23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303]=[.A23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304]=[.A23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305]=[.A23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306]=[.A23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307]=[.A23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308]=[.A23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309]=[.A23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310]=[.A23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311]=[.A23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312]=[.A23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313]=[.A23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314]=[.A23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315]=[.A23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316]=[.A23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317]=[.A23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318]=[.A23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319]=[.A23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320]=[.A23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5050</text:p>
          </table:table-cell>
          <table:table-cell table:formula="of:=IF([.A2321]=[.A23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505050</text:p>
          </table:table-cell>
          <table:table-cell table:formula="of:=IF([.A2322]=[.A23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505050</text:p>
          </table:table-cell>
          <table:table-cell table:formula="of:=IF([.A2323]=[.A232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5059c9</text:p>
          </table:table-cell>
          <table:table-cell table:formula="of:=IF([.A2324]=[.A232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5059c9</text:p>
          </table:table-cell>
          <table:table-cell table:formula="of:=IF([.A2325]=[.A232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5090c3</text:p>
          </table:table-cell>
          <table:table-cell table:formula="of:=IF([.A2326]=[.A232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0a85f</text:p>
          </table:table-cell>
          <table:table-cell table:formula="of:=IF([.A2327]=[.A232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0b4ec</text:p>
          </table:table-cell>
          <table:table-cell table:formula="of:=IF([.A2328]=[.A232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0b721</text:p>
          </table:table-cell>
          <table:table-cell table:formula="of:=IF([.A2329]=[.A2330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50b9dc</text:p>
          </table:table-cell>
          <table:table-cell table:formula="of:=IF([.A2330]=[.A233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0e6ff</text:p>
          </table:table-cell>
          <table:table-cell table:formula="of:=IF([.A2331]=[.A233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0fa7b</text:p>
          </table:table-cell>
          <table:table-cell table:formula="of:=IF([.A2332]=[.A233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50fa7b</text:p>
          </table:table-cell>
          <table:table-cell table:formula="of:=IF([.A2333]=[.A23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fa7b</text:p>
          </table:table-cell>
          <table:table-cell table:formula="of:=IF([.A2334]=[.A23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fa7b</text:p>
          </table:table-cell>
          <table:table-cell table:formula="of:=IF([.A2335]=[.A23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fa7b</text:p>
          </table:table-cell>
          <table:table-cell table:formula="of:=IF([.A2336]=[.A23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fa7b</text:p>
          </table:table-cell>
          <table:table-cell table:formula="of:=IF([.A2337]=[.A23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fa7b</text:p>
          </table:table-cell>
          <table:table-cell table:formula="of:=IF([.A2338]=[.A23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0fa7b</text:p>
          </table:table-cell>
          <table:table-cell table:formula="of:=IF([.A2339]=[.A23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50fa7b</text:p>
          </table:table-cell>
          <table:table-cell table:formula="of:=IF([.A2340]=[.A23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50fa7b</text:p>
          </table:table-cell>
          <table:table-cell table:formula="of:=IF([.A2341]=[.A23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50fa7b</text:p>
          </table:table-cell>
          <table:table-cell table:formula="of:=IF([.A2342]=[.A234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515d68</text:p>
          </table:table-cell>
          <table:table-cell table:formula="of:=IF([.A2343]=[.A234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15d85</text:p>
          </table:table-cell>
          <table:table-cell table:formula="of:=IF([.A2344]=[.A234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515d85</text:p>
          </table:table-cell>
          <table:table-cell table:formula="of:=IF([.A2345]=[.A23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15d85</text:p>
          </table:table-cell>
          <table:table-cell table:formula="of:=IF([.A2346]=[.A23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15d85</text:p>
          </table:table-cell>
          <table:table-cell table:formula="of:=IF([.A2347]=[.A23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15d85</text:p>
          </table:table-cell>
          <table:table-cell table:formula="of:=IF([.A2348]=[.A23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15d85</text:p>
          </table:table-cell>
          <table:table-cell table:formula="of:=IF([.A2349]=[.A23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15d85</text:p>
          </table:table-cell>
          <table:table-cell table:formula="of:=IF([.A2350]=[.A23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15d85</text:p>
          </table:table-cell>
          <table:table-cell table:formula="of:=IF([.A2351]=[.A23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15d85</text:p>
          </table:table-cell>
          <table:table-cell table:formula="of:=IF([.A2352]=[.A23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15d85</text:p>
          </table:table-cell>
          <table:table-cell table:formula="of:=IF([.A2353]=[.A23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15d85</text:p>
          </table:table-cell>
          <table:table-cell table:formula="of:=IF([.A2354]=[.A23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15d85</text:p>
          </table:table-cell>
          <table:table-cell table:formula="of:=IF([.A2355]=[.A23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15d85</text:p>
          </table:table-cell>
          <table:table-cell table:formula="of:=IF([.A2356]=[.A23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15d85</text:p>
          </table:table-cell>
          <table:table-cell table:formula="of:=IF([.A2357]=[.A23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15d85</text:p>
          </table:table-cell>
          <table:table-cell table:formula="of:=IF([.A2358]=[.A23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15d85</text:p>
          </table:table-cell>
          <table:table-cell table:formula="of:=IF([.A2359]=[.A23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15d85</text:p>
          </table:table-cell>
          <table:table-cell table:formula="of:=IF([.A2360]=[.A23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15d85</text:p>
          </table:table-cell>
          <table:table-cell table:formula="of:=IF([.A2361]=[.A23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15d85</text:p>
          </table:table-cell>
          <table:table-cell table:formula="of:=IF([.A2362]=[.A23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15d85</text:p>
          </table:table-cell>
          <table:table-cell table:formula="of:=IF([.A2363]=[.A23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15d85</text:p>
          </table:table-cell>
          <table:table-cell table:formula="of:=IF([.A2364]=[.A23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15d85</text:p>
          </table:table-cell>
          <table:table-cell table:formula="of:=IF([.A2365]=[.A23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15d85</text:p>
          </table:table-cell>
          <table:table-cell table:formula="of:=IF([.A2366]=[.A23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15d85</text:p>
          </table:table-cell>
          <table:table-cell table:formula="of:=IF([.A2367]=[.A23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15d85</text:p>
          </table:table-cell>
          <table:table-cell table:formula="of:=IF([.A2368]=[.A23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15d85</text:p>
          </table:table-cell>
          <table:table-cell table:formula="of:=IF([.A2369]=[.A23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15d85</text:p>
          </table:table-cell>
          <table:table-cell table:formula="of:=IF([.A2370]=[.A23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15d85</text:p>
          </table:table-cell>
          <table:table-cell table:formula="of:=IF([.A2371]=[.A23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15d85</text:p>
          </table:table-cell>
          <table:table-cell table:formula="of:=IF([.A2372]=[.A23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15d85</text:p>
          </table:table-cell>
          <table:table-cell table:formula="of:=IF([.A2373]=[.A23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515d85</text:p>
          </table:table-cell>
          <table:table-cell table:formula="of:=IF([.A2374]=[.A23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515d85</text:p>
          </table:table-cell>
          <table:table-cell table:formula="of:=IF([.A2375]=[.A23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515d85</text:p>
          </table:table-cell>
          <table:table-cell table:formula="of:=IF([.A2376]=[.A237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5182bb</text:p>
          </table:table-cell>
          <table:table-cell table:formula="of:=IF([.A2377]=[.A237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19c26</text:p>
          </table:table-cell>
          <table:table-cell table:formula="of:=IF([.A2378]=[.A237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1a7e3</text:p>
          </table:table-cell>
          <table:table-cell table:formula="of:=IF([.A2379]=[.A238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1bbb7</text:p>
          </table:table-cell>
          <table:table-cell table:formula="of:=IF([.A2380]=[.A238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51bbb7</text:p>
          </table:table-cell>
          <table:table-cell table:formula="of:=IF([.A2381]=[.A238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51c164</text:p>
          </table:table-cell>
          <table:table-cell table:formula="of:=IF([.A2382]=[.A2383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51db51</text:p>
          </table:table-cell>
          <table:table-cell table:formula="of:=IF([.A2383]=[.A238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24ca3</text:p>
          </table:table-cell>
          <table:table-cell table:formula="of:=IF([.A2384]=[.A238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25252</text:p>
          </table:table-cell>
          <table:table-cell table:formula="of:=IF([.A2385]=[.A238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25292</text:p>
          </table:table-cell>
          <table:table-cell table:formula="of:=IF([.A2386]=[.A2387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5252c5</text:p>
          </table:table-cell>
          <table:table-cell table:formula="of:=IF([.A2387]=[.A238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294e2</text:p>
          </table:table-cell>
          <table:table-cell table:formula="of:=IF([.A2388]=[.A238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5294e2</text:p>
          </table:table-cell>
          <table:table-cell table:formula="of:=IF([.A2389]=[.A23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294e2</text:p>
          </table:table-cell>
          <table:table-cell table:formula="of:=IF([.A2390]=[.A23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294e2</text:p>
          </table:table-cell>
          <table:table-cell table:formula="of:=IF([.A2391]=[.A23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294e2</text:p>
          </table:table-cell>
          <table:table-cell table:formula="of:=IF([.A2392]=[.A23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294e2</text:p>
          </table:table-cell>
          <table:table-cell table:formula="of:=IF([.A2393]=[.A23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294e2</text:p>
          </table:table-cell>
          <table:table-cell table:formula="of:=IF([.A2394]=[.A23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294e2</text:p>
          </table:table-cell>
          <table:table-cell table:formula="of:=IF([.A2395]=[.A23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294e2</text:p>
          </table:table-cell>
          <table:table-cell table:formula="of:=IF([.A2396]=[.A23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294e2</text:p>
          </table:table-cell>
          <table:table-cell table:formula="of:=IF([.A2397]=[.A23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294e2</text:p>
          </table:table-cell>
          <table:table-cell table:formula="of:=IF([.A2398]=[.A23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5294e2</text:p>
          </table:table-cell>
          <table:table-cell table:formula="of:=IF([.A2399]=[.A240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5299dc</text:p>
          </table:table-cell>
          <table:table-cell table:formula="of:=IF([.A2400]=[.A240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2b99b</text:p>
          </table:table-cell>
          <table:table-cell table:formula="of:=IF([.A2401]=[.A240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2bfe2</text:p>
          </table:table-cell>
          <table:table-cell table:formula="of:=IF([.A2402]=[.A240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2c8ff</text:p>
          </table:table-cell>
          <table:table-cell table:formula="of:=IF([.A2403]=[.A240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2cec0</text:p>
          </table:table-cell>
          <table:table-cell table:formula="of:=IF([.A2404]=[.A240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2e27a</text:p>
          </table:table-cell>
          <table:table-cell table:formula="of:=IF([.A2405]=[.A240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35353</text:p>
          </table:table-cell>
          <table:table-cell table:formula="of:=IF([.A2406]=[.A240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535353</text:p>
          </table:table-cell>
          <table:table-cell table:formula="of:=IF([.A2407]=[.A24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35353</text:p>
          </table:table-cell>
          <table:table-cell table:formula="of:=IF([.A2408]=[.A24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35353</text:p>
          </table:table-cell>
          <table:table-cell table:formula="of:=IF([.A2409]=[.A24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535353</text:p>
          </table:table-cell>
          <table:table-cell table:formula="of:=IF([.A2410]=[.A24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535353</text:p>
          </table:table-cell>
          <table:table-cell table:formula="of:=IF([.A2411]=[.A241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543117</text:p>
          </table:table-cell>
          <table:table-cell table:formula="of:=IF([.A2412]=[.A241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46e7a</text:p>
          </table:table-cell>
          <table:table-cell table:formula="of:=IF([.A2413]=[.A241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546e7a</text:p>
          </table:table-cell>
          <table:table-cell table:formula="of:=IF([.A2414]=[.A241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548b53</text:p>
          </table:table-cell>
          <table:table-cell table:formula="of:=IF([.A2415]=[.A241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4a1ea</text:p>
          </table:table-cell>
          <table:table-cell table:formula="of:=IF([.A2416]=[.A241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543c7</text:p>
          </table:table-cell>
          <table:table-cell table:formula="of:=IF([.A2417]=[.A241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5649b</text:p>
          </table:table-cell>
          <table:table-cell table:formula="of:=IF([.A2418]=[.A241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57cae</text:p>
          </table:table-cell>
          <table:table-cell table:formula="of:=IF([.A2419]=[.A242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557cae</text:p>
          </table:table-cell>
          <table:table-cell table:formula="of:=IF([.A2420]=[.A242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5584cd</text:p>
          </table:table-cell>
          <table:table-cell table:formula="of:=IF([.A2421]=[.A242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596ff</text:p>
          </table:table-cell>
          <table:table-cell table:formula="of:=IF([.A2422]=[.A242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59bcb</text:p>
          </table:table-cell>
          <table:table-cell table:formula="of:=IF([.A2423]=[.A242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59def</text:p>
          </table:table-cell>
          <table:table-cell table:formula="of:=IF([.A2424]=[.A242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5a2ff</text:p>
          </table:table-cell>
          <table:table-cell table:formula="of:=IF([.A2425]=[.A242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5a73e</text:p>
          </table:table-cell>
          <table:table-cell table:formula="of:=IF([.A2426]=[.A242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60505</text:p>
          </table:table-cell>
          <table:table-cell table:formula="of:=IF([.A2427]=[.A242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560505</text:p>
          </table:table-cell>
          <table:table-cell table:formula="of:=IF([.A2428]=[.A242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56606e</text:p>
          </table:table-cell>
          <table:table-cell table:formula="of:=IF([.A2429]=[.A243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687e3</text:p>
          </table:table-cell>
          <table:table-cell table:formula="of:=IF([.A2430]=[.A243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5687e3</text:p>
          </table:table-cell>
          <table:table-cell table:formula="of:=IF([.A2431]=[.A24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687e3</text:p>
          </table:table-cell>
          <table:table-cell table:formula="of:=IF([.A2432]=[.A24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687e3</text:p>
          </table:table-cell>
          <table:table-cell table:formula="of:=IF([.A2433]=[.A24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687e3</text:p>
          </table:table-cell>
          <table:table-cell table:formula="of:=IF([.A2434]=[.A243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569c3b</text:p>
          </table:table-cell>
          <table:table-cell table:formula="of:=IF([.A2435]=[.A243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69e41</text:p>
          </table:table-cell>
          <table:table-cell table:formula="of:=IF([.A2436]=[.A243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6c55c</text:p>
          </table:table-cell>
          <table:table-cell table:formula="of:=IF([.A2437]=[.A243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74a5c</text:p>
          </table:table-cell>
          <table:table-cell table:formula="of:=IF([.A2438]=[.A243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767bf</text:p>
          </table:table-cell>
          <table:table-cell table:formula="of:=IF([.A2439]=[.A244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771bf</text:p>
          </table:table-cell>
          <table:table-cell table:formula="of:=IF([.A2440]=[.A244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793f7</text:p>
          </table:table-cell>
          <table:table-cell table:formula="of:=IF([.A2441]=[.A244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7cfc2</text:p>
          </table:table-cell>
          <table:table-cell table:formula="of:=IF([.A2442]=[.A244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85858</text:p>
          </table:table-cell>
          <table:table-cell table:formula="of:=IF([.A2443]=[.A244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85c5f</text:p>
          </table:table-cell>
          <table:table-cell table:formula="of:=IF([.A2444]=[.A2445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5884f4</text:p>
          </table:table-cell>
          <table:table-cell table:formula="of:=IF([.A2445]=[.A244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5884f4</text:p>
          </table:table-cell>
          <table:table-cell table:formula="of:=IF([.A2446]=[.A24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5884f4</text:p>
          </table:table-cell>
          <table:table-cell table:formula="of:=IF([.A2447]=[.A244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5891d9</text:p>
          </table:table-cell>
          <table:table-cell table:formula="of:=IF([.A2448]=[.A244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8b072</text:p>
          </table:table-cell>
          <table:table-cell table:formula="of:=IF([.A2449]=[.A245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92c64</text:p>
          </table:table-cell>
          <table:table-cell table:formula="of:=IF([.A2450]=[.A245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592c64</text:p>
          </table:table-cell>
          <table:table-cell table:formula="of:=IF([.A2451]=[.A245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594759</text:p>
          </table:table-cell>
          <table:table-cell table:formula="of:=IF([.A2452]=[.A245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594759</text:p>
          </table:table-cell>
          <table:table-cell table:formula="of:=IF([.A2453]=[.A24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94759</text:p>
          </table:table-cell>
          <table:table-cell table:formula="of:=IF([.A2454]=[.A24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94759</text:p>
          </table:table-cell>
          <table:table-cell table:formula="of:=IF([.A2455]=[.A24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94759</text:p>
          </table:table-cell>
          <table:table-cell table:formula="of:=IF([.A2456]=[.A245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5968a2</text:p>
          </table:table-cell>
          <table:table-cell table:formula="of:=IF([.A2457]=[.A245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5968a2</text:p>
          </table:table-cell>
          <table:table-cell table:formula="of:=IF([.A2458]=[.A245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5984eb</text:p>
          </table:table-cell>
          <table:table-cell table:formula="of:=IF([.A2459]=[.A246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99636</text:p>
          </table:table-cell>
          <table:table-cell table:formula="of:=IF([.A2460]=[.A246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997f3</text:p>
          </table:table-cell>
          <table:table-cell table:formula="of:=IF([.A2461]=[.A246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99ccd</text:p>
          </table:table-cell>
          <table:table-cell table:formula="of:=IF([.A2462]=[.A246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9bc04</text:p>
          </table:table-cell>
          <table:table-cell table:formula="of:=IF([.A2463]=[.A246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9f</text:p>
          </table:table-cell>
          <table:table-cell table:formula="of:=IF([.A2464]=[.A246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a5a5a</text:p>
          </table:table-cell>
          <table:table-cell table:formula="of:=IF([.A2465]=[.A246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ad85d</text:p>
          </table:table-cell>
          <table:table-cell table:formula="of:=IF([.A2466]=[.A246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5ad85d</text:p>
          </table:table-cell>
          <table:table-cell table:formula="of:=IF([.A2467]=[.A246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5ae2b5</text:p>
          </table:table-cell>
          <table:table-cell table:formula="of:=IF([.A2468]=[.A246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5ae2b5</text:p>
          </table:table-cell>
          <table:table-cell table:formula="of:=IF([.A2469]=[.A24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ae2b5</text:p>
          </table:table-cell>
          <table:table-cell table:formula="of:=IF([.A2470]=[.A247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5b5b5b</text:p>
          </table:table-cell>
          <table:table-cell table:formula="of:=IF([.A2471]=[.A247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5b5b5b</text:p>
          </table:table-cell>
          <table:table-cell table:formula="of:=IF([.A2472]=[.A24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5b5b5b</text:p>
          </table:table-cell>
          <table:table-cell table:formula="of:=IF([.A2473]=[.A24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5b5b5b</text:p>
          </table:table-cell>
          <table:table-cell table:formula="of:=IF([.A2474]=[.A247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5b65cb</text:p>
          </table:table-cell>
          <table:table-cell table:formula="of:=IF([.A2475]=[.A247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bb059</text:p>
          </table:table-cell>
          <table:table-cell table:formula="of:=IF([.A2476]=[.A247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5bb059</text:p>
          </table:table-cell>
          <table:table-cell table:formula="of:=IF([.A2477]=[.A247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5c5049</text:p>
          </table:table-cell>
          <table:table-cell table:formula="of:=IF([.A2478]=[.A247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c5f60</text:p>
          </table:table-cell>
          <table:table-cell table:formula="of:=IF([.A2479]=[.A248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c6bc0</text:p>
          </table:table-cell>
          <table:table-cell table:formula="of:=IF([.A2480]=[.A248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c86b7</text:p>
          </table:table-cell>
          <table:table-cell table:formula="of:=IF([.A2481]=[.A248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c9cfa</text:p>
          </table:table-cell>
          <table:table-cell table:formula="of:=IF([.A2482]=[.A248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ca4ed</text:p>
          </table:table-cell>
          <table:table-cell table:formula="of:=IF([.A2483]=[.A248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5ca4ed</text:p>
          </table:table-cell>
          <table:table-cell table:formula="of:=IF([.A2484]=[.A24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ca4ed</text:p>
          </table:table-cell>
          <table:table-cell table:formula="of:=IF([.A2485]=[.A24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ca4ed</text:p>
          </table:table-cell>
          <table:table-cell table:formula="of:=IF([.A2486]=[.A248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5ccd7c</text:p>
          </table:table-cell>
          <table:table-cell table:formula="of:=IF([.A2487]=[.A248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cd65c</text:p>
          </table:table-cell>
          <table:table-cell table:formula="of:=IF([.A2488]=[.A248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d3417</text:p>
          </table:table-cell>
          <table:table-cell table:formula="of:=IF([.A2489]=[.A249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5d3417</text:p>
          </table:table-cell>
          <table:table-cell table:formula="of:=IF([.A2490]=[.A249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5d417a</text:p>
          </table:table-cell>
          <table:table-cell table:formula="of:=IF([.A2491]=[.A249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d6875</text:p>
          </table:table-cell>
          <table:table-cell table:formula="of:=IF([.A2492]=[.A249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d7dbd</text:p>
          </table:table-cell>
          <table:table-cell table:formula="of:=IF([.A2493]=[.A249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5d7dbd</text:p>
          </table:table-cell>
          <table:table-cell table:formula="of:=IF([.A2494]=[.A249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5d9c21</text:p>
          </table:table-cell>
          <table:table-cell table:formula="of:=IF([.A2495]=[.A249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da3ee</text:p>
          </table:table-cell>
          <table:table-cell table:formula="of:=IF([.A2496]=[.A249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5da3ee</text:p>
          </table:table-cell>
          <table:table-cell table:formula="of:=IF([.A2497]=[.A249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5db860</text:p>
          </table:table-cell>
          <table:table-cell table:formula="of:=IF([.A2498]=[.A249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df</text:p>
          </table:table-cell>
          <table:table-cell table:formula="of:=IF([.A2499]=[.A250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e4aa6</text:p>
          </table:table-cell>
          <table:table-cell table:formula="of:=IF([.A2500]=[.A250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5e4aa6</text:p>
          </table:table-cell>
          <table:table-cell table:formula="of:=IF([.A2501]=[.A250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5e4fc1</text:p>
          </table:table-cell>
          <table:table-cell table:formula="of:=IF([.A2502]=[.A250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5e4fc1</text:p>
          </table:table-cell>
          <table:table-cell table:formula="of:=IF([.A2503]=[.A250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5e5c64</text:p>
          </table:table-cell>
          <table:table-cell table:formula="of:=IF([.A2504]=[.A250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ea5fb</text:p>
          </table:table-cell>
          <table:table-cell table:formula="of:=IF([.A2505]=[.A250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5ea5fb</text:p>
          </table:table-cell>
          <table:table-cell table:formula="of:=IF([.A2506]=[.A25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ea5fb</text:p>
          </table:table-cell>
          <table:table-cell table:formula="of:=IF([.A2507]=[.A25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ea5fb</text:p>
          </table:table-cell>
          <table:table-cell table:formula="of:=IF([.A2508]=[.A25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ea5fb</text:p>
          </table:table-cell>
          <table:table-cell table:formula="of:=IF([.A2509]=[.A25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ea5fb</text:p>
          </table:table-cell>
          <table:table-cell table:formula="of:=IF([.A2510]=[.A25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ea5fb</text:p>
          </table:table-cell>
          <table:table-cell table:formula="of:=IF([.A2511]=[.A25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ea5fb</text:p>
          </table:table-cell>
          <table:table-cell table:formula="of:=IF([.A2512]=[.A25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ea5fb</text:p>
          </table:table-cell>
          <table:table-cell table:formula="of:=IF([.A2513]=[.A25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ea5fb</text:p>
          </table:table-cell>
          <table:table-cell table:formula="of:=IF([.A2514]=[.A25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5ea5fb</text:p>
          </table:table-cell>
          <table:table-cell table:formula="of:=IF([.A2515]=[.A251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5ed698</text:p>
          </table:table-cell>
          <table:table-cell table:formula="of:=IF([.A2516]=[.A251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eda82</text:p>
          </table:table-cell>
          <table:table-cell table:formula="of:=IF([.A2517]=[.A251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ee05e</text:p>
          </table:table-cell>
          <table:table-cell table:formula="of:=IF([.A2518]=[.A251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f4645</text:p>
          </table:table-cell>
          <table:table-cell table:formula="of:=IF([.A2519]=[.A252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f5f5f</text:p>
          </table:table-cell>
          <table:table-cell table:formula="of:=IF([.A2520]=[.A252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f8bea</text:p>
          </table:table-cell>
          <table:table-cell table:formula="of:=IF([.A2521]=[.A252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f8dd3</text:p>
          </table:table-cell>
          <table:table-cell table:formula="of:=IF([.A2522]=[.A252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f8fd3</text:p>
          </table:table-cell>
          <table:table-cell table:formula="of:=IF([.A2523]=[.A252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5fa1e9</text:p>
          </table:table-cell>
          <table:table-cell table:formula="of:=IF([.A2524]=[.A252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06060</text:p>
          </table:table-cell>
          <table:table-cell table:formula="of:=IF([.A2525]=[.A252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0a5cf</text:p>
          </table:table-cell>
          <table:table-cell table:formula="of:=IF([.A2526]=[.A252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0b305</text:p>
          </table:table-cell>
          <table:table-cell table:formula="of:=IF([.A2527]=[.A252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60b305</text:p>
          </table:table-cell>
          <table:table-cell table:formula="of:=IF([.A2528]=[.A25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0b305</text:p>
          </table:table-cell>
          <table:table-cell table:formula="of:=IF([.A2529]=[.A253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60d87c</text:p>
          </table:table-cell>
          <table:table-cell table:formula="of:=IF([.A2530]=[.A253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13583</text:p>
          </table:table-cell>
          <table:table-cell table:formula="of:=IF([.A2531]=[.A253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156e3</text:p>
          </table:table-cell>
          <table:table-cell table:formula="of:=IF([.A2532]=[.A253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16161</text:p>
          </table:table-cell>
          <table:table-cell table:formula="of:=IF([.A2533]=[.A253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616161</text:p>
          </table:table-cell>
          <table:table-cell table:formula="of:=IF([.A2534]=[.A253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616262</text:p>
          </table:table-cell>
          <table:table-cell table:formula="of:=IF([.A2535]=[.A253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272a4</text:p>
          </table:table-cell>
          <table:table-cell table:formula="of:=IF([.A2536]=[.A253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37]=[.A25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38]=[.A25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39]=[.A25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40]=[.A25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41]=[.A25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42]=[.A25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43]=[.A25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44]=[.A25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45]=[.A25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46]=[.A25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47]=[.A25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48]=[.A25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49]=[.A25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50]=[.A25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51]=[.A25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52]=[.A25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53]=[.A25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54]=[.A25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55]=[.A25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56]=[.A25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57]=[.A25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58]=[.A25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59]=[.A25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60]=[.A25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61]=[.A25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62]=[.A25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63]=[.A25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64]=[.A25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65]=[.A25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66]=[.A25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67]=[.A25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68]=[.A25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69]=[.A25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70]=[.A25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71]=[.A25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72]=[.A25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73]=[.A25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74]=[.A25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75]=[.A25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272a4</text:p>
          </table:table-cell>
          <table:table-cell table:formula="of:=IF([.A2576]=[.A25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6272a4</text:p>
          </table:table-cell>
          <table:table-cell table:formula="of:=IF([.A2577]=[.A25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6272a4</text:p>
          </table:table-cell>
          <table:table-cell table:formula="of:=IF([.A2578]=[.A25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6272a4</text:p>
          </table:table-cell>
          <table:table-cell table:formula="of:=IF([.A2579]=[.A25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6272a4</text:p>
          </table:table-cell>
          <table:table-cell table:formula="of:=IF([.A2580]=[.A25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6272a4</text:p>
          </table:table-cell>
          <table:table-cell table:formula="of:=IF([.A2581]=[.A25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6272a4</text:p>
          </table:table-cell>
          <table:table-cell table:formula="of:=IF([.A2582]=[.A25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6272a4</text:p>
          </table:table-cell>
          <table:table-cell table:formula="of:=IF([.A2583]=[.A258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62acf3</text:p>
          </table:table-cell>
          <table:table-cell table:formula="of:=IF([.A2584]=[.A258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2c8f7</text:p>
          </table:table-cell>
          <table:table-cell table:formula="of:=IF([.A2585]=[.A258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62c8f7</text:p>
          </table:table-cell>
          <table:table-cell table:formula="of:=IF([.A2586]=[.A258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6373bf</text:p>
          </table:table-cell>
          <table:table-cell table:formula="of:=IF([.A2587]=[.A258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38df5</text:p>
          </table:table-cell>
          <table:table-cell table:formula="of:=IF([.A2588]=[.A258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638df5</text:p>
          </table:table-cell>
          <table:table-cell table:formula="of:=IF([.A2589]=[.A25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38df5</text:p>
          </table:table-cell>
          <table:table-cell table:formula="of:=IF([.A2590]=[.A25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38df5</text:p>
          </table:table-cell>
          <table:table-cell table:formula="of:=IF([.A2591]=[.A25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38df5</text:p>
          </table:table-cell>
          <table:table-cell table:formula="of:=IF([.A2592]=[.A25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38df5</text:p>
          </table:table-cell>
          <table:table-cell table:formula="of:=IF([.A2593]=[.A25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38df5</text:p>
          </table:table-cell>
          <table:table-cell table:formula="of:=IF([.A2594]=[.A25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38df5</text:p>
          </table:table-cell>
          <table:table-cell table:formula="of:=IF([.A2595]=[.A259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63a436</text:p>
          </table:table-cell>
          <table:table-cell table:formula="of:=IF([.A2596]=[.A259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3a437</text:p>
          </table:table-cell>
          <table:table-cell table:formula="of:=IF([.A2597]=[.A259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3a535</text:p>
          </table:table-cell>
          <table:table-cell table:formula="of:=IF([.A2598]=[.A259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3c8e3</text:p>
          </table:table-cell>
          <table:table-cell table:formula="of:=IF([.A2599]=[.A260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44b7d</text:p>
          </table:table-cell>
          <table:table-cell table:formula="of:=IF([.A2600]=[.A260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46464</text:p>
          </table:table-cell>
          <table:table-cell table:formula="of:=IF([.A2601]=[.A260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49af5</text:p>
          </table:table-cell>
          <table:table-cell table:formula="of:=IF([.A2602]=[.A260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4b5f6</text:p>
          </table:table-cell>
          <table:table-cell table:formula="of:=IF([.A2603]=[.A260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4baff</text:p>
          </table:table-cell>
          <table:table-cell table:formula="of:=IF([.A2604]=[.A260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4cc5f</text:p>
          </table:table-cell>
          <table:table-cell table:formula="of:=IF([.A2605]=[.A260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4cf00</text:p>
          </table:table-cell>
          <table:table-cell table:formula="of:=IF([.A2606]=[.A260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59862</text:p>
          </table:table-cell>
          <table:table-cell table:formula="of:=IF([.A2607]=[.A260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5abff</text:p>
          </table:table-cell>
          <table:table-cell table:formula="of:=IF([.A2608]=[.A260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5c32f</text:p>
          </table:table-cell>
          <table:table-cell table:formula="of:=IF([.A2609]=[.A261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66</text:p>
          </table:table-cell>
          <table:table-cell table:formula="of:=IF([.A2610]=[.A261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666</text:p>
          </table:table-cell>
          <table:table-cell table:formula="of:=IF([.A2611]=[.A26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</text:p>
          </table:table-cell>
          <table:table-cell table:formula="of:=IF([.A2612]=[.A26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</text:p>
          </table:table-cell>
          <table:table-cell table:formula="of:=IF([.A2613]=[.A26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</text:p>
          </table:table-cell>
          <table:table-cell table:formula="of:=IF([.A2614]=[.A26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</text:p>
          </table:table-cell>
          <table:table-cell table:formula="of:=IF([.A2615]=[.A26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</text:p>
          </table:table-cell>
          <table:table-cell table:formula="of:=IF([.A2616]=[.A26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</text:p>
          </table:table-cell>
          <table:table-cell table:formula="of:=IF([.A2617]=[.A26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</text:p>
          </table:table-cell>
          <table:table-cell table:formula="of:=IF([.A2618]=[.A26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</text:p>
          </table:table-cell>
          <table:table-cell table:formula="of:=IF([.A2619]=[.A26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</text:p>
          </table:table-cell>
          <table:table-cell table:formula="of:=IF([.A2620]=[.A26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</text:p>
          </table:table-cell>
          <table:table-cell table:formula="of:=IF([.A2621]=[.A26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</text:p>
          </table:table-cell>
          <table:table-cell table:formula="of:=IF([.A2622]=[.A26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</text:p>
          </table:table-cell>
          <table:table-cell table:formula="of:=IF([.A2623]=[.A26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</text:p>
          </table:table-cell>
          <table:table-cell table:formula="of:=IF([.A2624]=[.A26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</text:p>
          </table:table-cell>
          <table:table-cell table:formula="of:=IF([.A2625]=[.A26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</text:p>
          </table:table-cell>
          <table:table-cell table:formula="of:=IF([.A2626]=[.A26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</text:p>
          </table:table-cell>
          <table:table-cell table:formula="of:=IF([.A2627]=[.A26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</text:p>
          </table:table-cell>
          <table:table-cell table:formula="of:=IF([.A2628]=[.A26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</text:p>
          </table:table-cell>
          <table:table-cell table:formula="of:=IF([.A2629]=[.A26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</text:p>
          </table:table-cell>
          <table:table-cell table:formula="of:=IF([.A2630]=[.A26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</text:p>
          </table:table-cell>
          <table:table-cell table:formula="of:=IF([.A2631]=[.A26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</text:p>
          </table:table-cell>
          <table:table-cell table:formula="of:=IF([.A2632]=[.A26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</text:p>
          </table:table-cell>
          <table:table-cell table:formula="of:=IF([.A2633]=[.A26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</text:p>
          </table:table-cell>
          <table:table-cell table:formula="of:=IF([.A2634]=[.A26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</text:p>
          </table:table-cell>
          <table:table-cell table:formula="of:=IF([.A2635]=[.A26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666</text:p>
          </table:table-cell>
          <table:table-cell table:formula="of:=IF([.A2636]=[.A26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666</text:p>
          </table:table-cell>
          <table:table-cell table:formula="of:=IF([.A2637]=[.A26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666</text:p>
          </table:table-cell>
          <table:table-cell table:formula="of:=IF([.A2638]=[.A263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666666</text:p>
          </table:table-cell>
          <table:table-cell table:formula="of:=IF([.A2639]=[.A264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666666</text:p>
          </table:table-cell>
          <table:table-cell table:formula="of:=IF([.A2640]=[.A26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666</text:p>
          </table:table-cell>
          <table:table-cell table:formula="of:=IF([.A2641]=[.A26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666</text:p>
          </table:table-cell>
          <table:table-cell table:formula="of:=IF([.A2642]=[.A26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666</text:p>
          </table:table-cell>
          <table:table-cell table:formula="of:=IF([.A2643]=[.A26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666</text:p>
          </table:table-cell>
          <table:table-cell table:formula="of:=IF([.A2644]=[.A26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666</text:p>
          </table:table-cell>
          <table:table-cell table:formula="of:=IF([.A2645]=[.A26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666</text:p>
          </table:table-cell>
          <table:table-cell table:formula="of:=IF([.A2646]=[.A26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666</text:p>
          </table:table-cell>
          <table:table-cell table:formula="of:=IF([.A2647]=[.A26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666</text:p>
          </table:table-cell>
          <table:table-cell table:formula="of:=IF([.A2648]=[.A26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66666</text:p>
          </table:table-cell>
          <table:table-cell table:formula="of:=IF([.A2649]=[.A265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6671c2</text:p>
          </table:table-cell>
          <table:table-cell table:formula="of:=IF([.A2650]=[.A265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6b1ed</text:p>
          </table:table-cell>
          <table:table-cell table:formula="of:=IF([.A2651]=[.A265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66b1ed</text:p>
          </table:table-cell>
          <table:table-cell table:formula="of:=IF([.A2652]=[.A265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66bb6a</text:p>
          </table:table-cell>
          <table:table-cell table:formula="of:=IF([.A2653]=[.A265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6bcff</text:p>
          </table:table-cell>
          <table:table-cell table:formula="of:=IF([.A2654]=[.A2655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66d7fc</text:p>
          </table:table-cell>
          <table:table-cell table:formula="of:=IF([.A2655]=[.A265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6efff</text:p>
          </table:table-cell>
          <table:table-cell table:formula="of:=IF([.A2656]=[.A265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66efff</text:p>
          </table:table-cell>
          <table:table-cell table:formula="of:=IF([.A2657]=[.A265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673773</text:p>
          </table:table-cell>
          <table:table-cell table:formula="of:=IF([.A2658]=[.A265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673773</text:p>
          </table:table-cell>
          <table:table-cell table:formula="of:=IF([.A2659]=[.A266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674726</text:p>
          </table:table-cell>
          <table:table-cell table:formula="of:=IF([.A2660]=[.A2661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67614f</text:p>
          </table:table-cell>
          <table:table-cell table:formula="of:=IF([.A2661]=[.A266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76767</text:p>
          </table:table-cell>
          <table:table-cell table:formula="of:=IF([.A2662]=[.A266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676767</text:p>
          </table:table-cell>
          <table:table-cell table:formula="of:=IF([.A2663]=[.A266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67ac5e</text:p>
          </table:table-cell>
          <table:table-cell table:formula="of:=IF([.A2664]=[.A266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7b632</text:p>
          </table:table-cell>
          <table:table-cell table:formula="of:=IF([.A2665]=[.A266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7d388</text:p>
          </table:table-cell>
          <table:table-cell table:formula="of:=IF([.A2666]=[.A266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84fc9</text:p>
          </table:table-cell>
          <table:table-cell table:formula="of:=IF([.A2667]=[.A266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684fc9</text:p>
          </table:table-cell>
          <table:table-cell table:formula="of:=IF([.A2668]=[.A26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84fc9</text:p>
          </table:table-cell>
          <table:table-cell table:formula="of:=IF([.A2669]=[.A267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68676b</text:p>
          </table:table-cell>
          <table:table-cell table:formula="of:=IF([.A2670]=[.A267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8d177</text:p>
          </table:table-cell>
          <table:table-cell table:formula="of:=IF([.A2671]=[.A267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8d65c</text:p>
          </table:table-cell>
          <table:table-cell table:formula="of:=IF([.A2672]=[.A267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93d36</text:p>
          </table:table-cell>
          <table:table-cell table:formula="of:=IF([.A2673]=[.A267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95050</text:p>
          </table:table-cell>
          <table:table-cell table:formula="of:=IF([.A2674]=[.A267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961b8</text:p>
          </table:table-cell>
          <table:table-cell table:formula="of:=IF([.A2675]=[.A267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6961b8</text:p>
          </table:table-cell>
          <table:table-cell table:formula="of:=IF([.A2676]=[.A267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696859</text:p>
          </table:table-cell>
          <table:table-cell table:formula="of:=IF([.A2677]=[.A267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696859</text:p>
          </table:table-cell>
          <table:table-cell table:formula="of:=IF([.A2678]=[.A267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6969a6</text:p>
          </table:table-cell>
          <table:table-cell table:formula="of:=IF([.A2679]=[.A268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6969a6</text:p>
          </table:table-cell>
          <table:table-cell table:formula="of:=IF([.A2680]=[.A268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698bcf</text:p>
          </table:table-cell>
          <table:table-cell table:formula="of:=IF([.A2681]=[.A268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9e17c</text:p>
          </table:table-cell>
          <table:table-cell table:formula="of:=IF([.A2682]=[.A268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a6578</text:p>
          </table:table-cell>
          <table:table-cell table:formula="of:=IF([.A2683]=[.A268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a6a6a</text:p>
          </table:table-cell>
          <table:table-cell table:formula="of:=IF([.A2684]=[.A268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6a6a6a</text:p>
          </table:table-cell>
          <table:table-cell table:formula="of:=IF([.A2685]=[.A26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a6a6a</text:p>
          </table:table-cell>
          <table:table-cell table:formula="of:=IF([.A2686]=[.A26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a6a6a</text:p>
          </table:table-cell>
          <table:table-cell table:formula="of:=IF([.A2687]=[.A26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a6a6a</text:p>
          </table:table-cell>
          <table:table-cell table:formula="of:=IF([.A2688]=[.A26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a6a6a</text:p>
          </table:table-cell>
          <table:table-cell table:formula="of:=IF([.A2689]=[.A26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a6a6a</text:p>
          </table:table-cell>
          <table:table-cell table:formula="of:=IF([.A2690]=[.A269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6a6b6b</text:p>
          </table:table-cell>
          <table:table-cell table:formula="of:=IF([.A2691]=[.A269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a7efb</text:p>
          </table:table-cell>
          <table:table-cell table:formula="of:=IF([.A2692]=[.A269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aaddd</text:p>
          </table:table-cell>
          <table:table-cell table:formula="of:=IF([.A2693]=[.A269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ab9cd</text:p>
          </table:table-cell>
          <table:table-cell table:formula="of:=IF([.A2694]=[.A269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ae5e8</text:p>
          </table:table-cell>
          <table:table-cell table:formula="of:=IF([.A2695]=[.A269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af804</text:p>
          </table:table-cell>
          <table:table-cell table:formula="of:=IF([.A2696]=[.A269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6af804</text:p>
          </table:table-cell>
          <table:table-cell table:formula="of:=IF([.A2697]=[.A26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af804</text:p>
          </table:table-cell>
          <table:table-cell table:formula="of:=IF([.A2698]=[.A269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6b6b6b</text:p>
          </table:table-cell>
          <table:table-cell table:formula="of:=IF([.A2699]=[.A270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ba63f</text:p>
          </table:table-cell>
          <table:table-cell table:formula="of:=IF([.A2700]=[.A270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bbfa4</text:p>
          </table:table-cell>
          <table:table-cell table:formula="of:=IF([.A2701]=[.A270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cc862</text:p>
          </table:table-cell>
          <table:table-cell table:formula="of:=IF([.A2702]=[.A270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cce86</text:p>
          </table:table-cell>
          <table:table-cell table:formula="of:=IF([.A2703]=[.A270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6cce86</text:p>
          </table:table-cell>
          <table:table-cell table:formula="of:=IF([.A2704]=[.A270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6d4c41</text:p>
          </table:table-cell>
          <table:table-cell table:formula="of:=IF([.A2705]=[.A270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6d4c41</text:p>
          </table:table-cell>
          <table:table-cell table:formula="of:=IF([.A2706]=[.A27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6d4c41</text:p>
          </table:table-cell>
          <table:table-cell table:formula="of:=IF([.A2707]=[.A270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6d6fff</text:p>
          </table:table-cell>
          <table:table-cell table:formula="of:=IF([.A2708]=[.A270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d89f9</text:p>
          </table:table-cell>
          <table:table-cell table:formula="of:=IF([.A2709]=[.A271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dd6cd</text:p>
          </table:table-cell>
          <table:table-cell table:formula="of:=IF([.A2710]=[.A271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ddce7</text:p>
          </table:table-cell>
          <table:table-cell table:formula="of:=IF([.A2711]=[.A271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6ddce7</text:p>
          </table:table-cell>
          <table:table-cell table:formula="of:=IF([.A2712]=[.A271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6e3a84</text:p>
          </table:table-cell>
          <table:table-cell table:formula="of:=IF([.A2713]=[.A271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e5dae</text:p>
          </table:table-cell>
          <table:table-cell table:formula="of:=IF([.A2714]=[.A271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eb92e</text:p>
          </table:table-cell>
          <table:table-cell table:formula="of:=IF([.A2715]=[.A271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ed105</text:p>
          </table:table-cell>
          <table:table-cell table:formula="of:=IF([.A2716]=[.A271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f467c</text:p>
          </table:table-cell>
          <table:table-cell table:formula="of:=IF([.A2717]=[.A271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f9ccd</text:p>
          </table:table-cell>
          <table:table-cell table:formula="of:=IF([.A2718]=[.A271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f9ed1</text:p>
          </table:table-cell>
          <table:table-cell table:formula="of:=IF([.A2719]=[.A272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fafd1</text:p>
          </table:table-cell>
          <table:table-cell table:formula="of:=IF([.A2720]=[.A272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fbb55</text:p>
          </table:table-cell>
          <table:table-cell table:formula="of:=IF([.A2721]=[.A272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fcdf9</text:p>
          </table:table-cell>
          <table:table-cell table:formula="of:=IF([.A2722]=[.A272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6fd16f</text:p>
          </table:table-cell>
          <table:table-cell table:formula="of:=IF([.A2723]=[.A272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07ed0</text:p>
          </table:table-cell>
          <table:table-cell table:formula="of:=IF([.A2724]=[.A272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091e3</text:p>
          </table:table-cell>
          <table:table-cell table:formula="of:=IF([.A2725]=[.A272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7091e3</text:p>
          </table:table-cell>
          <table:table-cell table:formula="of:=IF([.A2726]=[.A27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091e3</text:p>
          </table:table-cell>
          <table:table-cell table:formula="of:=IF([.A2727]=[.A272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70b7c8</text:p>
          </table:table-cell>
          <table:table-cell table:formula="of:=IF([.A2728]=[.A272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70b7c8</text:p>
          </table:table-cell>
          <table:table-cell table:formula="of:=IF([.A2729]=[.A27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0b7c8</text:p>
          </table:table-cell>
          <table:table-cell table:formula="of:=IF([.A2730]=[.A27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0b7c8</text:p>
          </table:table-cell>
          <table:table-cell table:formula="of:=IF([.A2731]=[.A27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0b7c8</text:p>
          </table:table-cell>
          <table:table-cell table:formula="of:=IF([.A2732]=[.A27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0b7c8</text:p>
          </table:table-cell>
          <table:table-cell table:formula="of:=IF([.A2733]=[.A27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0b7c8</text:p>
          </table:table-cell>
          <table:table-cell table:formula="of:=IF([.A2734]=[.A27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0b7c8</text:p>
          </table:table-cell>
          <table:table-cell table:formula="of:=IF([.A2735]=[.A27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0b7c8</text:p>
          </table:table-cell>
          <table:table-cell table:formula="of:=IF([.A2736]=[.A27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0b7c8</text:p>
          </table:table-cell>
          <table:table-cell table:formula="of:=IF([.A2737]=[.A27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0b7c8</text:p>
          </table:table-cell>
          <table:table-cell table:formula="of:=IF([.A2738]=[.A273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70bd87</text:p>
          </table:table-cell>
          <table:table-cell table:formula="of:=IF([.A2739]=[.A274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70bd87</text:p>
          </table:table-cell>
          <table:table-cell table:formula="of:=IF([.A2740]=[.A274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70be63</text:p>
          </table:table-cell>
          <table:table-cell table:formula="of:=IF([.A2741]=[.A274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0c04b</text:p>
          </table:table-cell>
          <table:table-cell table:formula="of:=IF([.A2742]=[.A274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11246</text:p>
          </table:table-cell>
          <table:table-cell table:formula="of:=IF([.A2743]=[.A274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14f79</text:p>
          </table:table-cell>
          <table:table-cell table:formula="of:=IF([.A2744]=[.A274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17380</text:p>
          </table:table-cell>
          <table:table-cell table:formula="of:=IF([.A2745]=[.A274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46]=[.A27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47]=[.A27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48]=[.A27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49]=[.A27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50]=[.A27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51]=[.A27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52]=[.A27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53]=[.A27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54]=[.A27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55]=[.A27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56]=[.A27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57]=[.A27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58]=[.A27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59]=[.A27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60]=[.A27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61]=[.A27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62]=[.A27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63]=[.A27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64]=[.A27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65]=[.A27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66]=[.A27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67]=[.A27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68]=[.A27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69]=[.A27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70]=[.A27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71]=[.A27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72]=[.A27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73]=[.A27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74]=[.A27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75]=[.A27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76]=[.A27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77]=[.A27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78]=[.A27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79]=[.A27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80]=[.A27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81]=[.A27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82]=[.A27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83]=[.A27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84]=[.A27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85]=[.A27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86]=[.A27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87]=[.A27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88]=[.A27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89]=[.A27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7380</text:p>
          </table:table-cell>
          <table:table-cell table:formula="of:=IF([.A2790]=[.A27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17380</text:p>
          </table:table-cell>
          <table:table-cell table:formula="of:=IF([.A2791]=[.A27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17380</text:p>
          </table:table-cell>
          <table:table-cell table:formula="of:=IF([.A2792]=[.A27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17380</text:p>
          </table:table-cell>
          <table:table-cell table:formula="of:=IF([.A2793]=[.A27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17380</text:p>
          </table:table-cell>
          <table:table-cell table:formula="of:=IF([.A2794]=[.A27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17380</text:p>
          </table:table-cell>
          <table:table-cell table:formula="of:=IF([.A2795]=[.A27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17380</text:p>
          </table:table-cell>
          <table:table-cell table:formula="of:=IF([.A2796]=[.A27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17380</text:p>
          </table:table-cell>
          <table:table-cell table:formula="of:=IF([.A2797]=[.A27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17380</text:p>
          </table:table-cell>
          <table:table-cell table:formula="of:=IF([.A2798]=[.A27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17380</text:p>
          </table:table-cell>
          <table:table-cell table:formula="of:=IF([.A2799]=[.A28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17380</text:p>
          </table:table-cell>
          <table:table-cell table:formula="of:=IF([.A2800]=[.A280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71a5e8</text:p>
          </table:table-cell>
          <table:table-cell table:formula="of:=IF([.A2801]=[.A280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71a5e8</text:p>
          </table:table-cell>
          <table:table-cell table:formula="of:=IF([.A2802]=[.A280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71aa75</text:p>
          </table:table-cell>
          <table:table-cell table:formula="of:=IF([.A2803]=[.A280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71aa75</text:p>
          </table:table-cell>
          <table:table-cell table:formula="of:=IF([.A2804]=[.A28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aa75</text:p>
          </table:table-cell>
          <table:table-cell table:formula="of:=IF([.A2805]=[.A280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71abe3</text:p>
          </table:table-cell>
          <table:table-cell table:formula="of:=IF([.A2806]=[.A280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71abe3</text:p>
          </table:table-cell>
          <table:table-cell table:formula="of:=IF([.A2807]=[.A280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71bc42</text:p>
          </table:table-cell>
          <table:table-cell table:formula="of:=IF([.A2808]=[.A280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1c947</text:p>
          </table:table-cell>
          <table:table-cell table:formula="of:=IF([.A2809]=[.A281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71c947</text:p>
          </table:table-cell>
          <table:table-cell table:formula="of:=IF([.A2810]=[.A281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71ffb2</text:p>
          </table:table-cell>
          <table:table-cell table:formula="of:=IF([.A2811]=[.A281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71ffb2</text:p>
          </table:table-cell>
          <table:table-cell table:formula="of:=IF([.A2812]=[.A28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ffb2</text:p>
          </table:table-cell>
          <table:table-cell table:formula="of:=IF([.A2813]=[.A28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1ffb2</text:p>
          </table:table-cell>
          <table:table-cell table:formula="of:=IF([.A2814]=[.A281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724</text:p>
          </table:table-cell>
          <table:table-cell table:formula="of:=IF([.A2815]=[.A281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724</text:p>
          </table:table-cell>
          <table:table-cell table:formula="of:=IF([.A2816]=[.A281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72787e</text:p>
          </table:table-cell>
          <table:table-cell table:formula="of:=IF([.A2817]=[.A281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72787e</text:p>
          </table:table-cell>
          <table:table-cell table:formula="of:=IF([.A2818]=[.A28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787e</text:p>
          </table:table-cell>
          <table:table-cell table:formula="of:=IF([.A2819]=[.A28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787e</text:p>
          </table:table-cell>
          <table:table-cell table:formula="of:=IF([.A2820]=[.A282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72bfd0</text:p>
          </table:table-cell>
          <table:table-cell table:formula="of:=IF([.A2821]=[.A282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2d406</text:p>
          </table:table-cell>
          <table:table-cell table:formula="of:=IF([.A2822]=[.A282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23]=[.A28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24]=[.A28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25]=[.A28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26]=[.A28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27]=[.A28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28]=[.A28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29]=[.A28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30]=[.A28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31]=[.A28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32]=[.A28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33]=[.A28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34]=[.A28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35]=[.A28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36]=[.A28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37]=[.A28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38]=[.A28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39]=[.A28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40]=[.A28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41]=[.A28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42]=[.A28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43]=[.A28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44]=[.A28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45]=[.A28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46]=[.A28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47]=[.A28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48]=[.A28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49]=[.A28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50]=[.A28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51]=[.A28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52]=[.A28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53]=[.A28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54]=[.A28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55]=[.A28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56]=[.A28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57]=[.A28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58]=[.A28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2d406</text:p>
          </table:table-cell>
          <table:table-cell table:formula="of:=IF([.A2859]=[.A286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7380ff</text:p>
          </table:table-cell>
          <table:table-cell table:formula="of:=IF([.A2860]=[.A286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7380ff</text:p>
          </table:table-cell>
          <table:table-cell table:formula="of:=IF([.A2861]=[.A286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73d216</text:p>
          </table:table-cell>
          <table:table-cell table:formula="of:=IF([.A2862]=[.A286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4c9d0</text:p>
          </table:table-cell>
          <table:table-cell table:formula="of:=IF([.A2863]=[.A286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54d78</text:p>
          </table:table-cell>
          <table:table-cell table:formula="of:=IF([.A2864]=[.A286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754d78</text:p>
          </table:table-cell>
          <table:table-cell table:formula="of:=IF([.A2865]=[.A286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757575</text:p>
          </table:table-cell>
          <table:table-cell table:formula="of:=IF([.A2866]=[.A286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757575</text:p>
          </table:table-cell>
          <table:table-cell table:formula="of:=IF([.A2867]=[.A286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75a928</text:p>
          </table:table-cell>
          <table:table-cell table:formula="of:=IF([.A2868]=[.A286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5bfd4</text:p>
          </table:table-cell>
          <table:table-cell table:formula="of:=IF([.A2869]=[.A287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75bfd4</text:p>
          </table:table-cell>
          <table:table-cell table:formula="of:=IF([.A2870]=[.A287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763983</text:p>
          </table:table-cell>
          <table:table-cell table:formula="of:=IF([.A2871]=[.A287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63ad2</text:p>
          </table:table-cell>
          <table:table-cell table:formula="of:=IF([.A2872]=[.A287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664c4</text:p>
          </table:table-cell>
          <table:table-cell table:formula="of:=IF([.A2873]=[.A287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67677</text:p>
          </table:table-cell>
          <table:table-cell table:formula="of:=IF([.A2874]=[.A287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6bd74</text:p>
          </table:table-cell>
          <table:table-cell table:formula="of:=IF([.A2875]=[.A287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6c22b</text:p>
          </table:table-cell>
          <table:table-cell table:formula="of:=IF([.A2876]=[.A287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76c22b</text:p>
          </table:table-cell>
          <table:table-cell table:formula="of:=IF([.A2877]=[.A28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6c22b</text:p>
          </table:table-cell>
          <table:table-cell table:formula="of:=IF([.A2878]=[.A28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6c22b</text:p>
          </table:table-cell>
          <table:table-cell table:formula="of:=IF([.A2879]=[.A28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6c22b</text:p>
          </table:table-cell>
          <table:table-cell table:formula="of:=IF([.A2880]=[.A28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6c22b</text:p>
          </table:table-cell>
          <table:table-cell table:formula="of:=IF([.A2881]=[.A288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76e5cd</text:p>
          </table:table-cell>
          <table:table-cell table:formula="of:=IF([.A2882]=[.A288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72</text:p>
          </table:table-cell>
          <table:table-cell table:formula="of:=IF([.A2883]=[.A288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75d53</text:p>
          </table:table-cell>
          <table:table-cell table:formula="of:=IF([.A2884]=[.A288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7cb75</text:p>
          </table:table-cell>
          <table:table-cell table:formula="of:=IF([.A2885]=[.A288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839b7</text:p>
          </table:table-cell>
          <table:table-cell table:formula="of:=IF([.A2886]=[.A288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7839b7</text:p>
          </table:table-cell>
          <table:table-cell table:formula="of:=IF([.A2887]=[.A28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839b7</text:p>
          </table:table-cell>
          <table:table-cell table:formula="of:=IF([.A2888]=[.A28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839b7</text:p>
          </table:table-cell>
          <table:table-cell table:formula="of:=IF([.A2889]=[.A289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78449b</text:p>
          </table:table-cell>
          <table:table-cell table:formula="of:=IF([.A2890]=[.A289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857cd</text:p>
          </table:table-cell>
          <table:table-cell table:formula="of:=IF([.A2891]=[.A2892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786136</text:p>
          </table:table-cell>
          <table:table-cell table:formula="of:=IF([.A2892]=[.A289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87e82</text:p>
          </table:table-cell>
          <table:table-cell table:formula="of:=IF([.A2893]=[.A289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8909c</text:p>
          </table:table-cell>
          <table:table-cell table:formula="of:=IF([.A2894]=[.A289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78909c</text:p>
          </table:table-cell>
          <table:table-cell table:formula="of:=IF([.A2895]=[.A28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8909c</text:p>
          </table:table-cell>
          <table:table-cell table:formula="of:=IF([.A2896]=[.A289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78b540</text:p>
          </table:table-cell>
          <table:table-cell table:formula="of:=IF([.A2897]=[.A289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8b75b</text:p>
          </table:table-cell>
          <table:table-cell table:formula="of:=IF([.A2898]=[.A289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8c2e0</text:p>
          </table:table-cell>
          <table:table-cell table:formula="of:=IF([.A2899]=[.A290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8cfff</text:p>
          </table:table-cell>
          <table:table-cell table:formula="of:=IF([.A2900]=[.A290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8e689</text:p>
          </table:table-cell>
          <table:table-cell table:formula="of:=IF([.A2901]=[.A290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93000</text:p>
          </table:table-cell>
          <table:table-cell table:formula="of:=IF([.A2902]=[.A290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986cb</text:p>
          </table:table-cell>
          <table:table-cell table:formula="of:=IF([.A2903]=[.A290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a59b5</text:p>
          </table:table-cell>
          <table:table-cell table:formula="of:=IF([.A2904]=[.A290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7a59b5</text:p>
          </table:table-cell>
          <table:table-cell table:formula="of:=IF([.A2905]=[.A290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7a8599</text:p>
          </table:table-cell>
          <table:table-cell table:formula="of:=IF([.A2906]=[.A290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7a8599</text:p>
          </table:table-cell>
          <table:table-cell table:formula="of:=IF([.A2907]=[.A290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7aafff</text:p>
          </table:table-cell>
          <table:table-cell table:formula="of:=IF([.A2908]=[.A290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afa99</text:p>
          </table:table-cell>
          <table:table-cell table:formula="of:=IF([.A2909]=[.A2910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7b7bbd</text:p>
          </table:table-cell>
          <table:table-cell table:formula="of:=IF([.A2910]=[.A291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7b7bbd</text:p>
          </table:table-cell>
          <table:table-cell table:formula="of:=IF([.A2911]=[.A29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b7bbd</text:p>
          </table:table-cell>
          <table:table-cell table:formula="of:=IF([.A2912]=[.A29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b7bbd</text:p>
          </table:table-cell>
          <table:table-cell table:formula="of:=IF([.A2913]=[.A29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b7bbd</text:p>
          </table:table-cell>
          <table:table-cell table:formula="of:=IF([.A2914]=[.A29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b7bbd</text:p>
          </table:table-cell>
          <table:table-cell table:formula="of:=IF([.A2915]=[.A29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b7bbd</text:p>
          </table:table-cell>
          <table:table-cell table:formula="of:=IF([.A2916]=[.A29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7b7bbd</text:p>
          </table:table-cell>
          <table:table-cell table:formula="of:=IF([.A2917]=[.A291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7b83eb</text:p>
          </table:table-cell>
          <table:table-cell table:formula="of:=IF([.A2918]=[.A291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bbbeb</text:p>
          </table:table-cell>
          <table:table-cell table:formula="of:=IF([.A2919]=[.A292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bce74</text:p>
          </table:table-cell>
          <table:table-cell table:formula="of:=IF([.A2920]=[.A292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bd57d</text:p>
          </table:table-cell>
          <table:table-cell table:formula="of:=IF([.A2921]=[.A292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c502e</text:p>
          </table:table-cell>
          <table:table-cell table:formula="of:=IF([.A2922]=[.A292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7c502e</text:p>
          </table:table-cell>
          <table:table-cell table:formula="of:=IF([.A2923]=[.A292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7cb971</text:p>
          </table:table-cell>
          <table:table-cell table:formula="of:=IF([.A2924]=[.A292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cbaf8</text:p>
          </table:table-cell>
          <table:table-cell table:formula="of:=IF([.A2925]=[.A292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cce44</text:p>
          </table:table-cell>
          <table:table-cell table:formula="of:=IF([.A2926]=[.A292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cd1cc</text:p>
          </table:table-cell>
          <table:table-cell table:formula="of:=IF([.A2927]=[.A292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d7d7c</text:p>
          </table:table-cell>
          <table:table-cell table:formula="of:=IF([.A2928]=[.A292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dd2f0</text:p>
          </table:table-cell>
          <table:table-cell table:formula="of:=IF([.A2929]=[.A293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de6c3</text:p>
          </table:table-cell>
          <table:table-cell table:formula="of:=IF([.A2930]=[.A293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e6651</text:p>
          </table:table-cell>
          <table:table-cell table:formula="of:=IF([.A2931]=[.A2932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7e8087</text:p>
          </table:table-cell>
          <table:table-cell table:formula="of:=IF([.A2932]=[.A293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e8cc0</text:p>
          </table:table-cell>
          <table:table-cell table:formula="of:=IF([.A2933]=[.A293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eb73d</text:p>
          </table:table-cell>
          <table:table-cell table:formula="of:=IF([.A2934]=[.A293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ec183</text:p>
          </table:table-cell>
          <table:table-cell table:formula="of:=IF([.A2935]=[.A293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ed6fb</text:p>
          </table:table-cell>
          <table:table-cell table:formula="of:=IF([.A2936]=[.A293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7ed6fb</text:p>
          </table:table-cell>
          <table:table-cell table:formula="of:=IF([.A2937]=[.A29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ed6fb</text:p>
          </table:table-cell>
          <table:table-cell table:formula="of:=IF([.A2938]=[.A293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7f583c</text:p>
          </table:table-cell>
          <table:table-cell table:formula="of:=IF([.A2939]=[.A2940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7f7fff</text:p>
          </table:table-cell>
          <table:table-cell table:formula="of:=IF([.A2940]=[.A294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fa1ea</text:p>
          </table:table-cell>
          <table:table-cell table:formula="of:=IF([.A2941]=[.A294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fb551</text:p>
          </table:table-cell>
          <table:table-cell table:formula="of:=IF([.A2942]=[.A294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fbc34</text:p>
          </table:table-cell>
          <table:table-cell table:formula="of:=IF([.A2943]=[.A294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7fbc34</text:p>
          </table:table-cell>
          <table:table-cell table:formula="of:=IF([.A2944]=[.A29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fbc34</text:p>
          </table:table-cell>
          <table:table-cell table:formula="of:=IF([.A2945]=[.A29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fbc34</text:p>
          </table:table-cell>
          <table:table-cell table:formula="of:=IF([.A2946]=[.A294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7fcc74</text:p>
          </table:table-cell>
          <table:table-cell table:formula="of:=IF([.A2947]=[.A294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7fcf5b</text:p>
          </table:table-cell>
          <table:table-cell table:formula="of:=IF([.A2948]=[.A294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7fcf5b</text:p>
          </table:table-cell>
          <table:table-cell table:formula="of:=IF([.A2949]=[.A29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7fcf5b</text:p>
          </table:table-cell>
          <table:table-cell table:formula="of:=IF([.A2950]=[.A295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806cff</text:p>
          </table:table-cell>
          <table:table-cell table:formula="of:=IF([.A2951]=[.A295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0d955</text:p>
          </table:table-cell>
          <table:table-cell table:formula="of:=IF([.A2952]=[.A295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13d9c</text:p>
          </table:table-cell>
          <table:table-cell table:formula="of:=IF([.A2953]=[.A295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144a3</text:p>
          </table:table-cell>
          <table:table-cell table:formula="of:=IF([.A2954]=[.A295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14b13</text:p>
          </table:table-cell>
          <table:table-cell table:formula="of:=IF([.A2955]=[.A295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814b13</text:p>
          </table:table-cell>
          <table:table-cell table:formula="of:=IF([.A2956]=[.A295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8171ff</text:p>
          </table:table-cell>
          <table:table-cell table:formula="of:=IF([.A2957]=[.A295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1bdf8</text:p>
          </table:table-cell>
          <table:table-cell table:formula="of:=IF([.A2958]=[.A295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1d4fa</text:p>
          </table:table-cell>
          <table:table-cell table:formula="of:=IF([.A2959]=[.A296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81d4fa</text:p>
          </table:table-cell>
          <table:table-cell table:formula="of:=IF([.A2960]=[.A29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1d4fa</text:p>
          </table:table-cell>
          <table:table-cell table:formula="of:=IF([.A2961]=[.A296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82b6ea</text:p>
          </table:table-cell>
          <table:table-cell table:formula="of:=IF([.A2962]=[.A296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82b6ea</text:p>
          </table:table-cell>
          <table:table-cell table:formula="of:=IF([.A2963]=[.A296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82dbab</text:p>
          </table:table-cell>
          <table:table-cell table:formula="of:=IF([.A2964]=[.A296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331a6</text:p>
          </table:table-cell>
          <table:table-cell table:formula="of:=IF([.A2965]=[.A296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37f7a</text:p>
          </table:table-cell>
          <table:table-cell table:formula="of:=IF([.A2966]=[.A296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380c7</text:p>
          </table:table-cell>
          <table:table-cell table:formula="of:=IF([.A2967]=[.A296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8380c7</text:p>
          </table:table-cell>
          <table:table-cell table:formula="of:=IF([.A2968]=[.A29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380c7</text:p>
          </table:table-cell>
          <table:table-cell table:formula="of:=IF([.A2969]=[.A297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83be3f</text:p>
          </table:table-cell>
          <table:table-cell table:formula="of:=IF([.A2970]=[.A297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3edb9</text:p>
          </table:table-cell>
          <table:table-cell table:formula="of:=IF([.A2971]=[.A297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45531</text:p>
          </table:table-cell>
          <table:table-cell table:formula="of:=IF([.A2972]=[.A297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471f2</text:p>
          </table:table-cell>
          <table:table-cell table:formula="of:=IF([.A2973]=[.A297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4b938</text:p>
          </table:table-cell>
          <table:table-cell table:formula="of:=IF([.A2974]=[.A297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4d45e</text:p>
          </table:table-cell>
          <table:table-cell table:formula="of:=IF([.A2975]=[.A297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4de2c</text:p>
          </table:table-cell>
          <table:table-cell table:formula="of:=IF([.A2976]=[.A2977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8542c2</text:p>
          </table:table-cell>
          <table:table-cell table:formula="of:=IF([.A2977]=[.A297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8542c2</text:p>
          </table:table-cell>
          <table:table-cell table:formula="of:=IF([.A2978]=[.A297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8561c5</text:p>
          </table:table-cell>
          <table:table-cell table:formula="of:=IF([.A2979]=[.A298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5858a</text:p>
          </table:table-cell>
          <table:table-cell table:formula="of:=IF([.A2980]=[.A298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85858a</text:p>
          </table:table-cell>
          <table:table-cell table:formula="of:=IF([.A2981]=[.A29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5858a</text:p>
          </table:table-cell>
          <table:table-cell table:formula="of:=IF([.A2982]=[.A29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5858a</text:p>
          </table:table-cell>
          <table:table-cell table:formula="of:=IF([.A2983]=[.A29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5858a</text:p>
          </table:table-cell>
          <table:table-cell table:formula="of:=IF([.A2984]=[.A29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5858a</text:p>
          </table:table-cell>
          <table:table-cell table:formula="of:=IF([.A2985]=[.A29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5858a</text:p>
          </table:table-cell>
          <table:table-cell table:formula="of:=IF([.A2986]=[.A29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5858a</text:p>
          </table:table-cell>
          <table:table-cell table:formula="of:=IF([.A2987]=[.A29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5858a</text:p>
          </table:table-cell>
          <table:table-cell table:formula="of:=IF([.A2988]=[.A29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5858a</text:p>
          </table:table-cell>
          <table:table-cell table:formula="of:=IF([.A2989]=[.A29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5858a</text:p>
          </table:table-cell>
          <table:table-cell table:formula="of:=IF([.A2990]=[.A29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5858a</text:p>
          </table:table-cell>
          <table:table-cell table:formula="of:=IF([.A2991]=[.A29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5858a</text:p>
          </table:table-cell>
          <table:table-cell table:formula="of:=IF([.A2992]=[.A29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5858a</text:p>
          </table:table-cell>
          <table:table-cell table:formula="of:=IF([.A2993]=[.A29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5858a</text:p>
          </table:table-cell>
          <table:table-cell table:formula="of:=IF([.A2994]=[.A29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5858a</text:p>
          </table:table-cell>
          <table:table-cell table:formula="of:=IF([.A2995]=[.A29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5858a</text:p>
          </table:table-cell>
          <table:table-cell table:formula="of:=IF([.A2996]=[.A29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5858a</text:p>
          </table:table-cell>
          <table:table-cell table:formula="of:=IF([.A2997]=[.A29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5858a</text:p>
          </table:table-cell>
          <table:table-cell table:formula="of:=IF([.A2998]=[.A29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5858a</text:p>
          </table:table-cell>
          <table:table-cell table:formula="of:=IF([.A2999]=[.A30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5858a</text:p>
          </table:table-cell>
          <table:table-cell table:formula="of:=IF([.A3000]=[.A30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5858a</text:p>
          </table:table-cell>
          <table:table-cell table:formula="of:=IF([.A3001]=[.A300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859900</text:p>
          </table:table-cell>
          <table:table-cell table:formula="of:=IF([.A3002]=[.A300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5c8b1</text:p>
          </table:table-cell>
          <table:table-cell table:formula="of:=IF([.A3003]=[.A300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65e3c</text:p>
          </table:table-cell>
          <table:table-cell table:formula="of:=IF([.A3004]=[.A300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66b3b</text:p>
          </table:table-cell>
          <table:table-cell table:formula="of:=IF([.A3005]=[.A3006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868583</text:p>
          </table:table-cell>
          <table:table-cell table:formula="of:=IF([.A3006]=[.A300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868583</text:p>
          </table:table-cell>
          <table:table-cell table:formula="of:=IF([.A3007]=[.A300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868686</text:p>
          </table:table-cell>
          <table:table-cell table:formula="of:=IF([.A3008]=[.A300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6aeff</text:p>
          </table:table-cell>
          <table:table-cell table:formula="of:=IF([.A3009]=[.A301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86aeff</text:p>
          </table:table-cell>
          <table:table-cell table:formula="of:=IF([.A3010]=[.A30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6aeff</text:p>
          </table:table-cell>
          <table:table-cell table:formula="of:=IF([.A3011]=[.A30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6aeff</text:p>
          </table:table-cell>
          <table:table-cell table:formula="of:=IF([.A3012]=[.A30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6aeff</text:p>
          </table:table-cell>
          <table:table-cell table:formula="of:=IF([.A3013]=[.A30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6aeff</text:p>
          </table:table-cell>
          <table:table-cell table:formula="of:=IF([.A3014]=[.A30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6aeff</text:p>
          </table:table-cell>
          <table:table-cell table:formula="of:=IF([.A3015]=[.A30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6aeff</text:p>
          </table:table-cell>
          <table:table-cell table:formula="of:=IF([.A3016]=[.A301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86b02f</text:p>
          </table:table-cell>
          <table:table-cell table:formula="of:=IF([.A3017]=[.A301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6b848</text:p>
          </table:table-cell>
          <table:table-cell table:formula="of:=IF([.A3018]=[.A301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75d32</text:p>
          </table:table-cell>
          <table:table-cell table:formula="of:=IF([.A3019]=[.A302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78787</text:p>
          </table:table-cell>
          <table:table-cell table:formula="of:=IF([.A3020]=[.A302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878787</text:p>
          </table:table-cell>
          <table:table-cell table:formula="of:=IF([.A3021]=[.A302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87a556</text:p>
          </table:table-cell>
          <table:table-cell table:formula="of:=IF([.A3022]=[.A302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81fa2</text:p>
          </table:table-cell>
          <table:table-cell table:formula="of:=IF([.A3023]=[.A302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84ba1</text:p>
          </table:table-cell>
          <table:table-cell table:formula="of:=IF([.A3024]=[.A302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85195</text:p>
          </table:table-cell>
          <table:table-cell table:formula="of:=IF([.A3025]=[.A302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88</text:p>
          </table:table-cell>
          <table:table-cell table:formula="of:=IF([.A3026]=[.A302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888</text:p>
          </table:table-cell>
          <table:table-cell table:formula="of:=IF([.A3027]=[.A30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888</text:p>
          </table:table-cell>
          <table:table-cell table:formula="of:=IF([.A3028]=[.A30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888</text:p>
          </table:table-cell>
          <table:table-cell table:formula="of:=IF([.A3029]=[.A30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888</text:p>
          </table:table-cell>
          <table:table-cell table:formula="of:=IF([.A3030]=[.A303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8894b8</text:p>
          </table:table-cell>
          <table:table-cell table:formula="of:=IF([.A3031]=[.A303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8894b8</text:p>
          </table:table-cell>
          <table:table-cell table:formula="of:=IF([.A3032]=[.A30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894b8</text:p>
          </table:table-cell>
          <table:table-cell table:formula="of:=IF([.A3033]=[.A30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894b8</text:p>
          </table:table-cell>
          <table:table-cell table:formula="of:=IF([.A3034]=[.A30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894b8</text:p>
          </table:table-cell>
          <table:table-cell table:formula="of:=IF([.A3035]=[.A303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88aaf8</text:p>
          </table:table-cell>
          <table:table-cell table:formula="of:=IF([.A3036]=[.A3037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88d75e</text:p>
          </table:table-cell>
          <table:table-cell table:formula="of:=IF([.A3037]=[.A3038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892a1f</text:p>
          </table:table-cell>
          <table:table-cell table:formula="of:=IF([.A3038]=[.A303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892a1f</text:p>
          </table:table-cell>
          <table:table-cell table:formula="of:=IF([.A3039]=[.A304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8a5cd8</text:p>
          </table:table-cell>
          <table:table-cell table:formula="of:=IF([.A3040]=[.A304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a61b8</text:p>
          </table:table-cell>
          <table:table-cell table:formula="of:=IF([.A3041]=[.A3042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8a92a2</text:p>
          </table:table-cell>
          <table:table-cell table:formula="of:=IF([.A3042]=[.A304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a9495</text:p>
          </table:table-cell>
          <table:table-cell table:formula="of:=IF([.A3043]=[.A304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aacff</text:p>
          </table:table-cell>
          <table:table-cell table:formula="of:=IF([.A3044]=[.A304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ab1c3</text:p>
          </table:table-cell>
          <table:table-cell table:formula="of:=IF([.A3045]=[.A304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8ab1c3</text:p>
          </table:table-cell>
          <table:table-cell table:formula="of:=IF([.A3046]=[.A304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8abae8</text:p>
          </table:table-cell>
          <table:table-cell table:formula="of:=IF([.A3047]=[.A3048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8b4cc4</text:p>
          </table:table-cell>
          <table:table-cell table:formula="of:=IF([.A3048]=[.A304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b50a2</text:p>
          </table:table-cell>
          <table:table-cell table:formula="of:=IF([.A3049]=[.A305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b6c52</text:p>
          </table:table-cell>
          <table:table-cell table:formula="of:=IF([.A3050]=[.A305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b7ef1</text:p>
          </table:table-cell>
          <table:table-cell table:formula="of:=IF([.A3051]=[.A305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bc1d6</text:p>
          </table:table-cell>
          <table:table-cell table:formula="of:=IF([.A3052]=[.A305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bc34a</text:p>
          </table:table-cell>
          <table:table-cell table:formula="of:=IF([.A3053]=[.A305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8bc34a</text:p>
          </table:table-cell>
          <table:table-cell table:formula="of:=IF([.A3054]=[.A30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bc34a</text:p>
          </table:table-cell>
          <table:table-cell table:formula="of:=IF([.A3055]=[.A305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8bc891</text:p>
          </table:table-cell>
          <table:table-cell table:formula="of:=IF([.A3056]=[.A305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8bc891</text:p>
          </table:table-cell>
          <table:table-cell table:formula="of:=IF([.A3057]=[.A30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bc891</text:p>
          </table:table-cell>
          <table:table-cell table:formula="of:=IF([.A3058]=[.A305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8bcef3</text:p>
          </table:table-cell>
          <table:table-cell table:formula="of:=IF([.A3059]=[.A306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be9fd</text:p>
          </table:table-cell>
          <table:table-cell table:formula="of:=IF([.A3060]=[.A306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8be9fd</text:p>
          </table:table-cell>
          <table:table-cell table:formula="of:=IF([.A3061]=[.A30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be9fd</text:p>
          </table:table-cell>
          <table:table-cell table:formula="of:=IF([.A3062]=[.A30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be9fd</text:p>
          </table:table-cell>
          <table:table-cell table:formula="of:=IF([.A3063]=[.A30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be9fd</text:p>
          </table:table-cell>
          <table:table-cell table:formula="of:=IF([.A3064]=[.A30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be9fd</text:p>
          </table:table-cell>
          <table:table-cell table:formula="of:=IF([.A3065]=[.A30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be9fd</text:p>
          </table:table-cell>
          <table:table-cell table:formula="of:=IF([.A3066]=[.A306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8c59d9</text:p>
          </table:table-cell>
          <table:table-cell table:formula="of:=IF([.A3067]=[.A306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8c59d9</text:p>
          </table:table-cell>
          <table:table-cell table:formula="of:=IF([.A3068]=[.A30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8c59d9</text:p>
          </table:table-cell>
          <table:table-cell table:formula="of:=IF([.A3069]=[.A30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8c59d9</text:p>
          </table:table-cell>
          <table:table-cell table:formula="of:=IF([.A3070]=[.A307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8c638e</text:p>
          </table:table-cell>
          <table:table-cell table:formula="of:=IF([.A3071]=[.A307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cc348</text:p>
          </table:table-cell>
          <table:table-cell table:formula="of:=IF([.A3072]=[.A307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8cc348</text:p>
          </table:table-cell>
          <table:table-cell table:formula="of:=IF([.A3073]=[.A30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cc348</text:p>
          </table:table-cell>
          <table:table-cell table:formula="of:=IF([.A3074]=[.A30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cc348</text:p>
          </table:table-cell>
          <table:table-cell table:formula="of:=IF([.A3075]=[.A307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8cc64c</text:p>
          </table:table-cell>
          <table:table-cell table:formula="of:=IF([.A3076]=[.A307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8cc64c</text:p>
          </table:table-cell>
          <table:table-cell table:formula="of:=IF([.A3077]=[.A30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cc64c</text:p>
          </table:table-cell>
          <table:table-cell table:formula="of:=IF([.A3078]=[.A30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cc64c</text:p>
          </table:table-cell>
          <table:table-cell table:formula="of:=IF([.A3079]=[.A308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8cd839</text:p>
          </table:table-cell>
          <table:table-cell table:formula="of:=IF([.A3080]=[.A308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d161a</text:p>
          </table:table-cell>
          <table:table-cell table:formula="of:=IF([.A3081]=[.A308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d49bc</text:p>
          </table:table-cell>
          <table:table-cell table:formula="of:=IF([.A3082]=[.A308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d74de</text:p>
          </table:table-cell>
          <table:table-cell table:formula="of:=IF([.A3083]=[.A308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daaff</text:p>
          </table:table-cell>
          <table:table-cell table:formula="of:=IF([.A3084]=[.A308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8daaff</text:p>
          </table:table-cell>
          <table:table-cell table:formula="of:=IF([.A3085]=[.A30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daaff</text:p>
          </table:table-cell>
          <table:table-cell table:formula="of:=IF([.A3086]=[.A30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daaff</text:p>
          </table:table-cell>
          <table:table-cell table:formula="of:=IF([.A3087]=[.A30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daaff</text:p>
          </table:table-cell>
          <table:table-cell table:formula="of:=IF([.A3088]=[.A308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8e0404</text:p>
          </table:table-cell>
          <table:table-cell table:formula="of:=IF([.A3089]=[.A3090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8e4ba9</text:p>
          </table:table-cell>
          <table:table-cell table:formula="of:=IF([.A3090]=[.A309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e52a8</text:p>
          </table:table-cell>
          <table:table-cell table:formula="of:=IF([.A3091]=[.A309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e8e8e</text:p>
          </table:table-cell>
          <table:table-cell table:formula="of:=IF([.A3092]=[.A309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e9c9c</text:p>
          </table:table-cell>
          <table:table-cell table:formula="of:=IF([.A3093]=[.A309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ed599</text:p>
          </table:table-cell>
          <table:table-cell table:formula="of:=IF([.A3094]=[.A309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f3380</text:p>
          </table:table-cell>
          <table:table-cell table:formula="of:=IF([.A3095]=[.A309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8f6335</text:p>
          </table:table-cell>
          <table:table-cell table:formula="of:=IF([.A3096]=[.A309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8f6335</text:p>
          </table:table-cell>
          <table:table-cell table:formula="of:=IF([.A3097]=[.A30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f6335</text:p>
          </table:table-cell>
          <table:table-cell table:formula="of:=IF([.A3098]=[.A30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f6335</text:p>
          </table:table-cell>
          <table:table-cell table:formula="of:=IF([.A3099]=[.A31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f6335</text:p>
          </table:table-cell>
          <table:table-cell table:formula="of:=IF([.A3100]=[.A310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8fbcbb</text:p>
          </table:table-cell>
          <table:table-cell table:formula="of:=IF([.A3101]=[.A310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8fbcbb</text:p>
          </table:table-cell>
          <table:table-cell table:formula="of:=IF([.A3102]=[.A31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fbcbb</text:p>
          </table:table-cell>
          <table:table-cell table:formula="of:=IF([.A3103]=[.A31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fbcbb</text:p>
          </table:table-cell>
          <table:table-cell table:formula="of:=IF([.A3104]=[.A31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fbcbb</text:p>
          </table:table-cell>
          <table:table-cell table:formula="of:=IF([.A3105]=[.A31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fbcbb</text:p>
          </table:table-cell>
          <table:table-cell table:formula="of:=IF([.A3106]=[.A31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fbcbb</text:p>
          </table:table-cell>
          <table:table-cell table:formula="of:=IF([.A3107]=[.A31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fbcbb</text:p>
          </table:table-cell>
          <table:table-cell table:formula="of:=IF([.A3108]=[.A31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fbcbb</text:p>
          </table:table-cell>
          <table:table-cell table:formula="of:=IF([.A3109]=[.A31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8fbcbb</text:p>
          </table:table-cell>
          <table:table-cell table:formula="of:=IF([.A3110]=[.A311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908490</text:p>
          </table:table-cell>
          <table:table-cell table:formula="of:=IF([.A3111]=[.A311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908490</text:p>
          </table:table-cell>
          <table:table-cell table:formula="of:=IF([.A3112]=[.A31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08490</text:p>
          </table:table-cell>
          <table:table-cell table:formula="of:=IF([.A3113]=[.A311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90a4ae</text:p>
          </table:table-cell>
          <table:table-cell table:formula="of:=IF([.A3114]=[.A311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90a4ae</text:p>
          </table:table-cell>
          <table:table-cell table:formula="of:=IF([.A3115]=[.A31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0a4ae</text:p>
          </table:table-cell>
          <table:table-cell table:formula="of:=IF([.A3116]=[.A31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0a4ae</text:p>
          </table:table-cell>
          <table:table-cell table:formula="of:=IF([.A3117]=[.A31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0a4ae</text:p>
          </table:table-cell>
          <table:table-cell table:formula="of:=IF([.A3118]=[.A311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90e361</text:p>
          </table:table-cell>
          <table:table-cell table:formula="of:=IF([.A3119]=[.A312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154dd</text:p>
          </table:table-cell>
          <table:table-cell table:formula="of:=IF([.A3120]=[.A312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15fd3</text:p>
          </table:table-cell>
          <table:table-cell table:formula="of:=IF([.A3121]=[.A312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191ff</text:p>
          </table:table-cell>
          <table:table-cell table:formula="of:=IF([.A3122]=[.A312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9191ff</text:p>
          </table:table-cell>
          <table:table-cell table:formula="of:=IF([.A3123]=[.A312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919caf</text:p>
          </table:table-cell>
          <table:table-cell table:formula="of:=IF([.A3124]=[.A312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1bfff</text:p>
          </table:table-cell>
          <table:table-cell table:formula="of:=IF([.A3125]=[.A312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1cd91</text:p>
          </table:table-cell>
          <table:table-cell table:formula="of:=IF([.A3126]=[.A312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91cd91</text:p>
          </table:table-cell>
          <table:table-cell table:formula="of:=IF([.A3127]=[.A312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932279</text:p>
          </table:table-cell>
          <table:table-cell table:formula="of:=IF([.A3128]=[.A312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932279</text:p>
          </table:table-cell>
          <table:table-cell table:formula="of:=IF([.A3129]=[.A313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946f2d</text:p>
          </table:table-cell>
          <table:table-cell table:formula="of:=IF([.A3130]=[.A313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49390</text:p>
          </table:table-cell>
          <table:table-cell table:formula="of:=IF([.A3131]=[.A313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949390</text:p>
          </table:table-cell>
          <table:table-cell table:formula="of:=IF([.A3132]=[.A313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949496</text:p>
          </table:table-cell>
          <table:table-cell table:formula="of:=IF([.A3133]=[.A313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949496</text:p>
          </table:table-cell>
          <table:table-cell table:formula="of:=IF([.A3134]=[.A31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49496</text:p>
          </table:table-cell>
          <table:table-cell table:formula="of:=IF([.A3135]=[.A31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49496</text:p>
          </table:table-cell>
          <table:table-cell table:formula="of:=IF([.A3136]=[.A31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49496</text:p>
          </table:table-cell>
          <table:table-cell table:formula="of:=IF([.A3137]=[.A31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49496</text:p>
          </table:table-cell>
          <table:table-cell table:formula="of:=IF([.A3138]=[.A31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49496</text:p>
          </table:table-cell>
          <table:table-cell table:formula="of:=IF([.A3139]=[.A314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949b9d</text:p>
          </table:table-cell>
          <table:table-cell table:formula="of:=IF([.A3140]=[.A314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949b9d</text:p>
          </table:table-cell>
          <table:table-cell table:formula="of:=IF([.A3141]=[.A31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49b9d</text:p>
          </table:table-cell>
          <table:table-cell table:formula="of:=IF([.A3142]=[.A31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49b9d</text:p>
          </table:table-cell>
          <table:table-cell table:formula="of:=IF([.A3143]=[.A314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949dac</text:p>
          </table:table-cell>
          <table:table-cell table:formula="of:=IF([.A3144]=[.A314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4ba31</text:p>
          </table:table-cell>
          <table:table-cell table:formula="of:=IF([.A3145]=[.A314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4c94a</text:p>
          </table:table-cell>
          <table:table-cell table:formula="of:=IF([.A3146]=[.A314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4d669</text:p>
          </table:table-cell>
          <table:table-cell table:formula="of:=IF([.A3147]=[.A314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52f5b</text:p>
          </table:table-cell>
          <table:table-cell table:formula="of:=IF([.A3148]=[.A314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5362b</text:p>
          </table:table-cell>
          <table:table-cell table:formula="of:=IF([.A3149]=[.A3150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95458d</text:p>
          </table:table-cell>
          <table:table-cell table:formula="of:=IF([.A3150]=[.A3151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9550b2</text:p>
          </table:table-cell>
          <table:table-cell table:formula="of:=IF([.A3151]=[.A315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56837</text:p>
          </table:table-cell>
          <table:table-cell table:formula="of:=IF([.A3152]=[.A315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956837</text:p>
          </table:table-cell>
          <table:table-cell table:formula="of:=IF([.A3153]=[.A31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56837</text:p>
          </table:table-cell>
          <table:table-cell table:formula="of:=IF([.A3154]=[.A31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56837</text:p>
          </table:table-cell>
          <table:table-cell table:formula="of:=IF([.A3155]=[.A31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56837</text:p>
          </table:table-cell>
          <table:table-cell table:formula="of:=IF([.A3156]=[.A315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9575cd</text:p>
          </table:table-cell>
          <table:table-cell table:formula="of:=IF([.A3157]=[.A315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576c5</text:p>
          </table:table-cell>
          <table:table-cell table:formula="of:=IF([.A3158]=[.A315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9576c5</text:p>
          </table:table-cell>
          <table:table-cell table:formula="of:=IF([.A3159]=[.A31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576c5</text:p>
          </table:table-cell>
          <table:table-cell table:formula="of:=IF([.A3160]=[.A31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576c5</text:p>
          </table:table-cell>
          <table:table-cell table:formula="of:=IF([.A3161]=[.A31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576c5</text:p>
          </table:table-cell>
          <table:table-cell table:formula="of:=IF([.A3162]=[.A31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576c5</text:p>
          </table:table-cell>
          <table:table-cell table:formula="of:=IF([.A3163]=[.A31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576c5</text:p>
          </table:table-cell>
          <table:table-cell table:formula="of:=IF([.A3164]=[.A31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576c5</text:p>
          </table:table-cell>
          <table:table-cell table:formula="of:=IF([.A3165]=[.A31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576c5</text:p>
          </table:table-cell>
          <table:table-cell table:formula="of:=IF([.A3166]=[.A31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576c5</text:p>
          </table:table-cell>
          <table:table-cell table:formula="of:=IF([.A3167]=[.A31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576c5</text:p>
          </table:table-cell>
          <table:table-cell table:formula="of:=IF([.A3168]=[.A31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576c5</text:p>
          </table:table-cell>
          <table:table-cell table:formula="of:=IF([.A3169]=[.A31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576c5</text:p>
          </table:table-cell>
          <table:table-cell table:formula="of:=IF([.A3170]=[.A31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576c5</text:p>
          </table:table-cell>
          <table:table-cell table:formula="of:=IF([.A3171]=[.A31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576c5</text:p>
          </table:table-cell>
          <table:table-cell table:formula="of:=IF([.A3172]=[.A317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9584f4</text:p>
          </table:table-cell>
          <table:table-cell table:formula="of:=IF([.A3173]=[.A317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59595</text:p>
          </table:table-cell>
          <table:table-cell table:formula="of:=IF([.A3174]=[.A317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5fd8b</text:p>
          </table:table-cell>
          <table:table-cell table:formula="of:=IF([.A3175]=[.A317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65f2e</text:p>
          </table:table-cell>
          <table:table-cell table:formula="of:=IF([.A3176]=[.A317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66fb2</text:p>
          </table:table-cell>
          <table:table-cell table:formula="of:=IF([.A3177]=[.A317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69696</text:p>
          </table:table-cell>
          <table:table-cell table:formula="of:=IF([.A3178]=[.A317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69c18</text:p>
          </table:table-cell>
          <table:table-cell table:formula="of:=IF([.A3179]=[.A318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969c18</text:p>
          </table:table-cell>
          <table:table-cell table:formula="of:=IF([.A3180]=[.A318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96ca6b</text:p>
          </table:table-cell>
          <table:table-cell table:formula="of:=IF([.A3181]=[.A318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6cfba</text:p>
          </table:table-cell>
          <table:table-cell table:formula="of:=IF([.A3182]=[.A318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6d123</text:p>
          </table:table-cell>
          <table:table-cell table:formula="of:=IF([.A3183]=[.A318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6d16f</text:p>
          </table:table-cell>
          <table:table-cell table:formula="of:=IF([.A3184]=[.A318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6ffff</text:p>
          </table:table-cell>
          <table:table-cell table:formula="of:=IF([.A3185]=[.A318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75c25</text:p>
          </table:table-cell>
          <table:table-cell table:formula="of:=IF([.A3186]=[.A318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975c25</text:p>
          </table:table-cell>
          <table:table-cell table:formula="of:=IF([.A3187]=[.A318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977047</text:p>
          </table:table-cell>
          <table:table-cell table:formula="of:=IF([.A3188]=[.A318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7b67c</text:p>
          </table:table-cell>
          <table:table-cell table:formula="of:=IF([.A3189]=[.A319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97b67c</text:p>
          </table:table-cell>
          <table:table-cell table:formula="of:=IF([.A3190]=[.A31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7b67c</text:p>
          </table:table-cell>
          <table:table-cell table:formula="of:=IF([.A3191]=[.A31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7b67c</text:p>
          </table:table-cell>
          <table:table-cell table:formula="of:=IF([.A3192]=[.A31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7b67c</text:p>
          </table:table-cell>
          <table:table-cell table:formula="of:=IF([.A3193]=[.A31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7b67c</text:p>
          </table:table-cell>
          <table:table-cell table:formula="of:=IF([.A3194]=[.A319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97c33d</text:p>
          </table:table-cell>
          <table:table-cell table:formula="of:=IF([.A3195]=[.A319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7ffad</text:p>
          </table:table-cell>
          <table:table-cell table:formula="of:=IF([.A3196]=[.A319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83a0e</text:p>
          </table:table-cell>
          <table:table-cell table:formula="of:=IF([.A3197]=[.A3198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986230</text:p>
          </table:table-cell>
          <table:table-cell table:formula="of:=IF([.A3198]=[.A319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8c1f1</text:p>
          </table:table-cell>
          <table:table-cell table:formula="of:=IF([.A3199]=[.A320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95900</text:p>
          </table:table-cell>
          <table:table-cell table:formula="of:=IF([.A3200]=[.A320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995900</text:p>
          </table:table-cell>
          <table:table-cell table:formula="of:=IF([.A3201]=[.A32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95900</text:p>
          </table:table-cell>
          <table:table-cell table:formula="of:=IF([.A3202]=[.A320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996000</text:p>
          </table:table-cell>
          <table:table-cell table:formula="of:=IF([.A3203]=[.A320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98be7</text:p>
          </table:table-cell>
          <table:table-cell table:formula="of:=IF([.A3204]=[.A320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99</text:p>
          </table:table-cell>
          <table:table-cell table:formula="of:=IF([.A3205]=[.A320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999</text:p>
          </table:table-cell>
          <table:table-cell table:formula="of:=IF([.A3206]=[.A32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99</text:p>
          </table:table-cell>
          <table:table-cell table:formula="of:=IF([.A3207]=[.A32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99</text:p>
          </table:table-cell>
          <table:table-cell table:formula="of:=IF([.A3208]=[.A32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99</text:p>
          </table:table-cell>
          <table:table-cell table:formula="of:=IF([.A3209]=[.A32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99</text:p>
          </table:table-cell>
          <table:table-cell table:formula="of:=IF([.A3210]=[.A32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99</text:p>
          </table:table-cell>
          <table:table-cell table:formula="of:=IF([.A3211]=[.A32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99</text:p>
          </table:table-cell>
          <table:table-cell table:formula="of:=IF([.A3212]=[.A32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99</text:p>
          </table:table-cell>
          <table:table-cell table:formula="of:=IF([.A3213]=[.A32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99</text:p>
          </table:table-cell>
          <table:table-cell table:formula="of:=IF([.A3214]=[.A32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99</text:p>
          </table:table-cell>
          <table:table-cell table:formula="of:=IF([.A3215]=[.A32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99</text:p>
          </table:table-cell>
          <table:table-cell table:formula="of:=IF([.A3216]=[.A32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99</text:p>
          </table:table-cell>
          <table:table-cell table:formula="of:=IF([.A3217]=[.A32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99</text:p>
          </table:table-cell>
          <table:table-cell table:formula="of:=IF([.A3218]=[.A32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99</text:p>
          </table:table-cell>
          <table:table-cell table:formula="of:=IF([.A3219]=[.A32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99</text:p>
          </table:table-cell>
          <table:table-cell table:formula="of:=IF([.A3220]=[.A32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99</text:p>
          </table:table-cell>
          <table:table-cell table:formula="of:=IF([.A3221]=[.A32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99</text:p>
          </table:table-cell>
          <table:table-cell table:formula="of:=IF([.A3222]=[.A32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99</text:p>
          </table:table-cell>
          <table:table-cell table:formula="of:=IF([.A3223]=[.A32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99</text:p>
          </table:table-cell>
          <table:table-cell table:formula="of:=IF([.A3224]=[.A32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99</text:p>
          </table:table-cell>
          <table:table-cell table:formula="of:=IF([.A3225]=[.A32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99</text:p>
          </table:table-cell>
          <table:table-cell table:formula="of:=IF([.A3226]=[.A32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99</text:p>
          </table:table-cell>
          <table:table-cell table:formula="of:=IF([.A3227]=[.A32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99</text:p>
          </table:table-cell>
          <table:table-cell table:formula="of:=IF([.A3228]=[.A32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99</text:p>
          </table:table-cell>
          <table:table-cell table:formula="of:=IF([.A3229]=[.A32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99</text:p>
          </table:table-cell>
          <table:table-cell table:formula="of:=IF([.A3230]=[.A32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99</text:p>
          </table:table-cell>
          <table:table-cell table:formula="of:=IF([.A3231]=[.A32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99</text:p>
          </table:table-cell>
          <table:table-cell table:formula="of:=IF([.A3232]=[.A32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99</text:p>
          </table:table-cell>
          <table:table-cell table:formula="of:=IF([.A3233]=[.A323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999999</text:p>
          </table:table-cell>
          <table:table-cell table:formula="of:=IF([.A3234]=[.A323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999999</text:p>
          </table:table-cell>
          <table:table-cell table:formula="of:=IF([.A3235]=[.A323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99f</text:p>
          </table:table-cell>
          <table:table-cell table:formula="of:=IF([.A3236]=[.A3237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9a14aa</text:p>
          </table:table-cell>
          <table:table-cell table:formula="of:=IF([.A3237]=[.A323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a46eb</text:p>
          </table:table-cell>
          <table:table-cell table:formula="of:=IF([.A3238]=[.A323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aa0aa</text:p>
          </table:table-cell>
          <table:table-cell table:formula="of:=IF([.A3239]=[.A324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ad14b</text:p>
          </table:table-cell>
          <table:table-cell table:formula="of:=IF([.A3240]=[.A324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b33ae</text:p>
          </table:table-cell>
          <table:table-cell table:formula="of:=IF([.A3241]=[.A324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b592d</text:p>
          </table:table-cell>
          <table:table-cell table:formula="of:=IF([.A3242]=[.A324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b5a2d</text:p>
          </table:table-cell>
          <table:table-cell table:formula="of:=IF([.A3243]=[.A324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b783a</text:p>
          </table:table-cell>
          <table:table-cell table:formula="of:=IF([.A3244]=[.A324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c6d42</text:p>
          </table:table-cell>
          <table:table-cell table:formula="of:=IF([.A3245]=[.A324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9c6d42</text:p>
          </table:table-cell>
          <table:table-cell table:formula="of:=IF([.A3246]=[.A324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9c80db</text:p>
          </table:table-cell>
          <table:table-cell table:formula="of:=IF([.A3247]=[.A324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ccc65</text:p>
          </table:table-cell>
          <table:table-cell table:formula="of:=IF([.A3248]=[.A324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ccd2a</text:p>
          </table:table-cell>
          <table:table-cell table:formula="of:=IF([.A3249]=[.A325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9ccd2a</text:p>
          </table:table-cell>
          <table:table-cell table:formula="of:=IF([.A3250]=[.A325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9d2ea4</text:p>
          </table:table-cell>
          <table:table-cell table:formula="of:=IF([.A3251]=[.A325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d5b17</text:p>
          </table:table-cell>
          <table:table-cell table:formula="of:=IF([.A3252]=[.A325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e9e9e</text:p>
          </table:table-cell>
          <table:table-cell table:formula="of:=IF([.A3253]=[.A325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ea0a6</text:p>
          </table:table-cell>
          <table:table-cell table:formula="of:=IF([.A3254]=[.A325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55]=[.A32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56]=[.A32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57]=[.A32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58]=[.A32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59]=[.A32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60]=[.A32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61]=[.A32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62]=[.A32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63]=[.A32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64]=[.A32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65]=[.A32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66]=[.A32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67]=[.A32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68]=[.A32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69]=[.A32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70]=[.A32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71]=[.A32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72]=[.A32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73]=[.A32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74]=[.A32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75]=[.A32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76]=[.A32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77]=[.A32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78]=[.A32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79]=[.A32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80]=[.A32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81]=[.A32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82]=[.A32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83]=[.A32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84]=[.A32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85]=[.A32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86]=[.A32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87]=[.A32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88]=[.A32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89]=[.A32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90]=[.A32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91]=[.A32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92]=[.A32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93]=[.A32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94]=[.A32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95]=[.A32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96]=[.A32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97]=[.A32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98]=[.A32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299]=[.A33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300]=[.A33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301]=[.A33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302]=[.A33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303]=[.A33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304]=[.A33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305]=[.A33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306]=[.A33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307]=[.A33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9ea0a6</text:p>
          </table:table-cell>
          <table:table-cell table:formula="of:=IF([.A3308]=[.A33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ea0a6</text:p>
          </table:table-cell>
          <table:table-cell table:formula="of:=IF([.A3309]=[.A33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ea0a6</text:p>
          </table:table-cell>
          <table:table-cell table:formula="of:=IF([.A3310]=[.A33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ea0a6</text:p>
          </table:table-cell>
          <table:table-cell table:formula="of:=IF([.A3311]=[.A33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ea0a6</text:p>
          </table:table-cell>
          <table:table-cell table:formula="of:=IF([.A3312]=[.A33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ea0a6</text:p>
          </table:table-cell>
          <table:table-cell table:formula="of:=IF([.A3313]=[.A33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ea0a6</text:p>
          </table:table-cell>
          <table:table-cell table:formula="of:=IF([.A3314]=[.A33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ea0a6</text:p>
          </table:table-cell>
          <table:table-cell table:formula="of:=IF([.A3315]=[.A33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9ea0a6</text:p>
          </table:table-cell>
          <table:table-cell table:formula="of:=IF([.A3316]=[.A331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9ea7aa</text:p>
          </table:table-cell>
          <table:table-cell table:formula="of:=IF([.A3317]=[.A3318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9ef290</text:p>
          </table:table-cell>
          <table:table-cell table:formula="of:=IF([.A3318]=[.A3319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9f392d</text:p>
          </table:table-cell>
          <table:table-cell table:formula="of:=IF([.A3319]=[.A332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f7642</text:p>
          </table:table-cell>
          <table:table-cell table:formula="of:=IF([.A3320]=[.A332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9fa5a8</text:p>
          </table:table-cell>
          <table:table-cell table:formula="of:=IF([.A3321]=[.A3322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a0dcff</text:p>
          </table:table-cell>
          <table:table-cell table:formula="of:=IF([.A3322]=[.A332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0ecff</text:p>
          </table:table-cell>
          <table:table-cell table:formula="of:=IF([.A3323]=[.A332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a0ecff</text:p>
          </table:table-cell>
          <table:table-cell table:formula="of:=IF([.A3324]=[.A332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a14dc8</text:p>
          </table:table-cell>
          <table:table-cell table:formula="of:=IF([.A3325]=[.A332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1887f</text:p>
          </table:table-cell>
          <table:table-cell table:formula="of:=IF([.A3326]=[.A332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1daff</text:p>
          </table:table-cell>
          <table:table-cell table:formula="of:=IF([.A3327]=[.A332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1fff5</text:p>
          </table:table-cell>
          <table:table-cell table:formula="of:=IF([.A3328]=[.A332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a1fff5</text:p>
          </table:table-cell>
          <table:table-cell table:formula="of:=IF([.A3329]=[.A333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a2703c</text:p>
          </table:table-cell>
          <table:table-cell table:formula="of:=IF([.A3330]=[.A333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a2703c</text:p>
          </table:table-cell>
          <table:table-cell table:formula="of:=IF([.A3331]=[.A33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a2703c</text:p>
          </table:table-cell>
          <table:table-cell table:formula="of:=IF([.A3332]=[.A33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a2703c</text:p>
          </table:table-cell>
          <table:table-cell table:formula="of:=IF([.A3333]=[.A33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a2703c</text:p>
          </table:table-cell>
          <table:table-cell table:formula="of:=IF([.A3334]=[.A33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a2703c</text:p>
          </table:table-cell>
          <table:table-cell table:formula="of:=IF([.A3335]=[.A33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a2703c</text:p>
          </table:table-cell>
          <table:table-cell table:formula="of:=IF([.A3336]=[.A33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a2703c</text:p>
          </table:table-cell>
          <table:table-cell table:formula="of:=IF([.A3337]=[.A33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a2703c</text:p>
          </table:table-cell>
          <table:table-cell table:formula="of:=IF([.A3338]=[.A33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a2703c</text:p>
          </table:table-cell>
          <table:table-cell table:formula="of:=IF([.A3339]=[.A33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a2703c</text:p>
          </table:table-cell>
          <table:table-cell table:formula="of:=IF([.A3340]=[.A334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a2a1ff</text:p>
          </table:table-cell>
          <table:table-cell table:formula="of:=IF([.A3341]=[.A334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a2a1ff</text:p>
          </table:table-cell>
          <table:table-cell table:formula="of:=IF([.A3342]=[.A334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a2aab9</text:p>
          </table:table-cell>
          <table:table-cell table:formula="of:=IF([.A3343]=[.A334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a2aab9</text:p>
          </table:table-cell>
          <table:table-cell table:formula="of:=IF([.A3344]=[.A334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a2c2f8</text:p>
          </table:table-cell>
          <table:table-cell table:formula="of:=IF([.A3345]=[.A334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2ca4c</text:p>
          </table:table-cell>
          <table:table-cell table:formula="of:=IF([.A3346]=[.A334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a2ca4c</text:p>
          </table:table-cell>
          <table:table-cell table:formula="of:=IF([.A3347]=[.A334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a2ddef</text:p>
          </table:table-cell>
          <table:table-cell table:formula="of:=IF([.A3348]=[.A334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341b4</text:p>
          </table:table-cell>
          <table:table-cell table:formula="of:=IF([.A3349]=[.A335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36b30</text:p>
          </table:table-cell>
          <table:table-cell table:formula="of:=IF([.A3350]=[.A335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a36b30</text:p>
          </table:table-cell>
          <table:table-cell table:formula="of:=IF([.A3351]=[.A33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a36b30</text:p>
          </table:table-cell>
          <table:table-cell table:formula="of:=IF([.A3352]=[.A33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a36b30</text:p>
          </table:table-cell>
          <table:table-cell table:formula="of:=IF([.A3353]=[.A335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a3be8c</text:p>
          </table:table-cell>
          <table:table-cell table:formula="of:=IF([.A3354]=[.A335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a3be8c</text:p>
          </table:table-cell>
          <table:table-cell table:formula="of:=IF([.A3355]=[.A33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a3be8c</text:p>
          </table:table-cell>
          <table:table-cell table:formula="of:=IF([.A3356]=[.A33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a3be8c</text:p>
          </table:table-cell>
          <table:table-cell table:formula="of:=IF([.A3357]=[.A335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a40</text:p>
          </table:table-cell>
          <table:table-cell table:formula="of:=IF([.A3358]=[.A335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a40</text:p>
          </table:table-cell>
          <table:table-cell table:formula="of:=IF([.A3359]=[.A33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a40</text:p>
          </table:table-cell>
          <table:table-cell table:formula="of:=IF([.A3360]=[.A33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a40</text:p>
          </table:table-cell>
          <table:table-cell table:formula="of:=IF([.A3361]=[.A33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a40</text:p>
          </table:table-cell>
          <table:table-cell table:formula="of:=IF([.A3362]=[.A33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a40</text:p>
          </table:table-cell>
          <table:table-cell table:formula="of:=IF([.A3363]=[.A336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a46941</text:p>
          </table:table-cell>
          <table:table-cell table:formula="of:=IF([.A3364]=[.A336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4b0b6</text:p>
          </table:table-cell>
          <table:table-cell table:formula="of:=IF([.A3365]=[.A336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57959</text:p>
          </table:table-cell>
          <table:table-cell table:formula="of:=IF([.A3366]=[.A336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5d68e</text:p>
          </table:table-cell>
          <table:table-cell table:formula="of:=IF([.A3367]=[.A336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663e5</text:p>
          </table:table-cell>
          <table:table-cell table:formula="of:=IF([.A3368]=[.A336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685ff</text:p>
          </table:table-cell>
          <table:table-cell table:formula="of:=IF([.A3369]=[.A337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6a6ea</text:p>
          </table:table-cell>
          <table:table-cell table:formula="of:=IF([.A3370]=[.A337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6d74f</text:p>
          </table:table-cell>
          <table:table-cell table:formula="of:=IF([.A3371]=[.A337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75ec4</text:p>
          </table:table-cell>
          <table:table-cell table:formula="of:=IF([.A3372]=[.A337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779be</text:p>
          </table:table-cell>
          <table:table-cell table:formula="of:=IF([.A3373]=[.A337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a779be</text:p>
          </table:table-cell>
          <table:table-cell table:formula="of:=IF([.A3374]=[.A337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a7a7a7</text:p>
          </table:table-cell>
          <table:table-cell table:formula="of:=IF([.A3375]=[.A337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7c2d1</text:p>
          </table:table-cell>
          <table:table-cell table:formula="of:=IF([.A3376]=[.A337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97b50</text:p>
          </table:table-cell>
          <table:table-cell table:formula="of:=IF([.A3377]=[.A337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a97b50</text:p>
          </table:table-cell>
          <table:table-cell table:formula="of:=IF([.A3378]=[.A337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a9a9a9</text:p>
          </table:table-cell>
          <table:table-cell table:formula="of:=IF([.A3379]=[.A338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a9a9a9</text:p>
          </table:table-cell>
          <table:table-cell table:formula="of:=IF([.A3380]=[.A338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a9afb3</text:p>
          </table:table-cell>
          <table:table-cell table:formula="of:=IF([.A3381]=[.A338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a9afb3</text:p>
          </table:table-cell>
          <table:table-cell table:formula="of:=IF([.A3382]=[.A33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a9afb3</text:p>
          </table:table-cell>
          <table:table-cell table:formula="of:=IF([.A3383]=[.A338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aa55b9</text:p>
          </table:table-cell>
          <table:table-cell table:formula="of:=IF([.A3384]=[.A338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aa55b9</text:p>
          </table:table-cell>
          <table:table-cell table:formula="of:=IF([.A3385]=[.A33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aa55b9</text:p>
          </table:table-cell>
          <table:table-cell table:formula="of:=IF([.A3386]=[.A33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aa55b9</text:p>
          </table:table-cell>
          <table:table-cell table:formula="of:=IF([.A3387]=[.A33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aa55b9</text:p>
          </table:table-cell>
          <table:table-cell table:formula="of:=IF([.A3388]=[.A33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aa55b9</text:p>
          </table:table-cell>
          <table:table-cell table:formula="of:=IF([.A3389]=[.A33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aa55b9</text:p>
          </table:table-cell>
          <table:table-cell table:formula="of:=IF([.A3390]=[.A33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aa55b9</text:p>
          </table:table-cell>
          <table:table-cell table:formula="of:=IF([.A3391]=[.A33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aa55b9</text:p>
          </table:table-cell>
          <table:table-cell table:formula="of:=IF([.A3392]=[.A33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aa55b9</text:p>
          </table:table-cell>
          <table:table-cell table:formula="of:=IF([.A3393]=[.A33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aa55b9</text:p>
          </table:table-cell>
          <table:table-cell table:formula="of:=IF([.A3394]=[.A33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aa55b9</text:p>
          </table:table-cell>
          <table:table-cell table:formula="of:=IF([.A3395]=[.A339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aa7034</text:p>
          </table:table-cell>
          <table:table-cell table:formula="of:=IF([.A3396]=[.A339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aaaaa</text:p>
          </table:table-cell>
          <table:table-cell table:formula="of:=IF([.A3397]=[.A339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ad9ff</text:p>
          </table:table-cell>
          <table:table-cell table:formula="of:=IF([.A3398]=[.A339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b7033</text:p>
          </table:table-cell>
          <table:table-cell table:formula="of:=IF([.A3399]=[.A340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bacae</text:p>
          </table:table-cell>
          <table:table-cell table:formula="of:=IF([.A3400]=[.A340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abacae</text:p>
          </table:table-cell>
          <table:table-cell table:formula="of:=IF([.A3401]=[.A340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abd56b</text:p>
          </table:table-cell>
          <table:table-cell table:formula="of:=IF([.A3402]=[.A340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abd56b</text:p>
          </table:table-cell>
          <table:table-cell table:formula="of:=IF([.A3403]=[.A340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abebf9</text:p>
          </table:table-cell>
          <table:table-cell table:formula="of:=IF([.A3404]=[.A340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c0000</text:p>
          </table:table-cell>
          <table:table-cell table:formula="of:=IF([.A3405]=[.A340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c1248</text:p>
          </table:table-cell>
          <table:table-cell table:formula="of:=IF([.A3406]=[.A340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c7740</text:p>
          </table:table-cell>
          <table:table-cell table:formula="of:=IF([.A3407]=[.A340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ac7740</text:p>
          </table:table-cell>
          <table:table-cell table:formula="of:=IF([.A3408]=[.A340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ac776d</text:p>
          </table:table-cell>
          <table:table-cell table:formula="of:=IF([.A3409]=[.A341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c8fac</text:p>
          </table:table-cell>
          <table:table-cell table:formula="of:=IF([.A3410]=[.A341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d0505</text:p>
          </table:table-cell>
          <table:table-cell table:formula="of:=IF([.A3411]=[.A3412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ad450d</text:p>
          </table:table-cell>
          <table:table-cell table:formula="of:=IF([.A3412]=[.A341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ad450d</text:p>
          </table:table-cell>
          <table:table-cell table:formula="of:=IF([.A3413]=[.A341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ad5bdb</text:p>
          </table:table-cell>
          <table:table-cell table:formula="of:=IF([.A3414]=[.A341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dbdc2</text:p>
          </table:table-cell>
          <table:table-cell table:formula="of:=IF([.A3415]=[.A341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dd439</text:p>
          </table:table-cell>
          <table:table-cell table:formula="of:=IF([.A3416]=[.A341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e1b29</text:p>
          </table:table-cell>
          <table:table-cell table:formula="of:=IF([.A3417]=[.A341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e9300</text:p>
          </table:table-cell>
          <table:table-cell table:formula="of:=IF([.A3418]=[.A3419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aea795</text:p>
          </table:table-cell>
          <table:table-cell table:formula="of:=IF([.A3419]=[.A342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eaeae</text:p>
          </table:table-cell>
          <table:table-cell table:formula="of:=IF([.A3420]=[.A342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ed2fa</text:p>
          </table:table-cell>
          <table:table-cell table:formula="of:=IF([.A3421]=[.A342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ef4f4</text:p>
          </table:table-cell>
          <table:table-cell table:formula="of:=IF([.A3422]=[.A342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f090b</text:p>
          </table:table-cell>
          <table:table-cell table:formula="of:=IF([.A3423]=[.A342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f0e0e</text:p>
          </table:table-cell>
          <table:table-cell table:formula="of:=IF([.A3424]=[.A3425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afdde9</text:p>
          </table:table-cell>
          <table:table-cell table:formula="of:=IF([.A3425]=[.A342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afe164</text:p>
          </table:table-cell>
          <table:table-cell table:formula="of:=IF([.A3426]=[.A342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0b0b0</text:p>
          </table:table-cell>
          <table:table-cell table:formula="of:=IF([.A3427]=[.A342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b0b0b0</text:p>
          </table:table-cell>
          <table:table-cell table:formula="of:=IF([.A3428]=[.A34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b0b0b0</text:p>
          </table:table-cell>
          <table:table-cell table:formula="of:=IF([.A3429]=[.A343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b0bec5</text:p>
          </table:table-cell>
          <table:table-cell table:formula="of:=IF([.A3430]=[.A343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b0bec5</text:p>
          </table:table-cell>
          <table:table-cell table:formula="of:=IF([.A3431]=[.A343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b0ee44</text:p>
          </table:table-cell>
          <table:table-cell table:formula="of:=IF([.A3432]=[.A3433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b138b4</text:p>
          </table:table-cell>
          <table:table-cell table:formula="of:=IF([.A3433]=[.A343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b138b4</text:p>
          </table:table-cell>
          <table:table-cell table:formula="of:=IF([.A3434]=[.A343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b17a41</text:p>
          </table:table-cell>
          <table:table-cell table:formula="of:=IF([.A3435]=[.A343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20000</text:p>
          </table:table-cell>
          <table:table-cell table:formula="of:=IF([.A3436]=[.A343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27214</text:p>
          </table:table-cell>
          <table:table-cell table:formula="of:=IF([.A3437]=[.A343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29aff</text:p>
          </table:table-cell>
          <table:table-cell table:formula="of:=IF([.A3438]=[.A343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2e567</text:p>
          </table:table-cell>
          <table:table-cell table:formula="of:=IF([.A3439]=[.A3440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b2e8ac</text:p>
          </table:table-cell>
          <table:table-cell table:formula="of:=IF([.A3440]=[.A344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375c4</text:p>
          </table:table-cell>
          <table:table-cell table:formula="of:=IF([.A3441]=[.A344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3bebe</text:p>
          </table:table-cell>
          <table:table-cell table:formula="of:=IF([.A3442]=[.A344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3ea15</text:p>
          </table:table-cell>
          <table:table-cell table:formula="of:=IF([.A3443]=[.A344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4d100</text:p>
          </table:table-cell>
          <table:table-cell table:formula="of:=IF([.A3444]=[.A344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4dcf3</text:p>
          </table:table-cell>
          <table:table-cell table:formula="of:=IF([.A3445]=[.A344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4ea6e</text:p>
          </table:table-cell>
          <table:table-cell table:formula="of:=IF([.A3446]=[.A344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52cc1</text:p>
          </table:table-cell>
          <table:table-cell table:formula="of:=IF([.A3447]=[.A344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545ab</text:p>
          </table:table-cell>
          <table:table-cell table:formula="of:=IF([.A3448]=[.A344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5b5b5</text:p>
          </table:table-cell>
          <table:table-cell table:formula="of:=IF([.A3449]=[.A345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5b5b6</text:p>
          </table:table-cell>
          <table:table-cell table:formula="of:=IF([.A3450]=[.A345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5bbc0</text:p>
          </table:table-cell>
          <table:table-cell table:formula="of:=IF([.A3451]=[.A345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b5bbc0</text:p>
          </table:table-cell>
          <table:table-cell table:formula="of:=IF([.A3452]=[.A34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b5bbc0</text:p>
          </table:table-cell>
          <table:table-cell table:formula="of:=IF([.A3453]=[.A345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b5c0df</text:p>
          </table:table-cell>
          <table:table-cell table:formula="of:=IF([.A3454]=[.A345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5ddff</text:p>
          </table:table-cell>
          <table:table-cell table:formula="of:=IF([.A3455]=[.A345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b5ddff</text:p>
          </table:table-cell>
          <table:table-cell table:formula="of:=IF([.A3456]=[.A345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b6057c</text:p>
          </table:table-cell>
          <table:table-cell table:formula="of:=IF([.A3457]=[.A345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61f1d</text:p>
          </table:table-cell>
          <table:table-cell table:formula="of:=IF([.A3458]=[.A345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64141</text:p>
          </table:table-cell>
          <table:table-cell table:formula="of:=IF([.A3459]=[.A346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72727</text:p>
          </table:table-cell>
          <table:table-cell table:formula="of:=IF([.A3460]=[.A346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77939</text:p>
          </table:table-cell>
          <table:table-cell table:formula="of:=IF([.A3461]=[.A346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7b7b7</text:p>
          </table:table-cell>
          <table:table-cell table:formula="of:=IF([.A3462]=[.A346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b7b7b7</text:p>
          </table:table-cell>
          <table:table-cell table:formula="of:=IF([.A3463]=[.A346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b7babe</text:p>
          </table:table-cell>
          <table:table-cell table:formula="of:=IF([.A3464]=[.A346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7e6ff</text:p>
          </table:table-cell>
          <table:table-cell table:formula="of:=IF([.A3465]=[.A346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8a98b</text:p>
          </table:table-cell>
          <table:table-cell table:formula="of:=IF([.A3466]=[.A346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8ad99</text:p>
          </table:table-cell>
          <table:table-cell table:formula="of:=IF([.A3467]=[.A346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9c0ff</text:p>
          </table:table-cell>
          <table:table-cell table:formula="of:=IF([.A3468]=[.A346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a3c37</text:p>
          </table:table-cell>
          <table:table-cell table:formula="of:=IF([.A3469]=[.A347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a6616</text:p>
          </table:table-cell>
          <table:table-cell table:formula="of:=IF([.A3470]=[.A347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abfc2</text:p>
          </table:table-cell>
          <table:table-cell table:formula="of:=IF([.A3471]=[.A347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babfc2</text:p>
          </table:table-cell>
          <table:table-cell table:formula="of:=IF([.A3472]=[.A34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babfc2</text:p>
          </table:table-cell>
          <table:table-cell table:formula="of:=IF([.A3473]=[.A34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babfc2</text:p>
          </table:table-cell>
          <table:table-cell table:formula="of:=IF([.A3474]=[.A347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bac5e5</text:p>
          </table:table-cell>
          <table:table-cell table:formula="of:=IF([.A3475]=[.A347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bac8e</text:p>
          </table:table-cell>
          <table:table-cell table:formula="of:=IF([.A3476]=[.A347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c492d</text:p>
          </table:table-cell>
          <table:table-cell table:formula="of:=IF([.A3477]=[.A347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bc492d</text:p>
          </table:table-cell>
          <table:table-cell table:formula="of:=IF([.A3478]=[.A347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bc844a</text:p>
          </table:table-cell>
          <table:table-cell table:formula="of:=IF([.A3479]=[.A348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cb9ff</text:p>
          </table:table-cell>
          <table:table-cell table:formula="of:=IF([.A3480]=[.A348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bcb9ff</text:p>
          </table:table-cell>
          <table:table-cell table:formula="of:=IF([.A3481]=[.A348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bcbcbc</text:p>
          </table:table-cell>
          <table:table-cell table:formula="of:=IF([.A3482]=[.A348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cc373</text:p>
          </table:table-cell>
          <table:table-cell table:formula="of:=IF([.A3483]=[.A348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bcc373</text:p>
          </table:table-cell>
          <table:table-cell table:formula="of:=IF([.A3484]=[.A34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bcc373</text:p>
          </table:table-cell>
          <table:table-cell table:formula="of:=IF([.A3485]=[.A34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bcc373</text:p>
          </table:table-cell>
          <table:table-cell table:formula="of:=IF([.A3486]=[.A348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bd93f9</text:p>
          </table:table-cell>
          <table:table-cell table:formula="of:=IF([.A3487]=[.A348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bd93f9</text:p>
          </table:table-cell>
          <table:table-cell table:formula="of:=IF([.A3488]=[.A348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bdb49e</text:p>
          </table:table-cell>
          <table:table-cell table:formula="of:=IF([.A3489]=[.A349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dbdbd</text:p>
          </table:table-cell>
          <table:table-cell table:formula="of:=IF([.A3490]=[.A349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bdbdbd</text:p>
          </table:table-cell>
          <table:table-cell table:formula="of:=IF([.A3491]=[.A349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bdc3c7</text:p>
          </table:table-cell>
          <table:table-cell table:formula="of:=IF([.A3492]=[.A3493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bdedfb</text:p>
          </table:table-cell>
          <table:table-cell table:formula="of:=IF([.A3493]=[.A349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dfdfe</text:p>
          </table:table-cell>
          <table:table-cell table:formula="of:=IF([.A3494]=[.A349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bdfdfe</text:p>
          </table:table-cell>
          <table:table-cell table:formula="of:=IF([.A3495]=[.A349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be824b</text:p>
          </table:table-cell>
          <table:table-cell table:formula="of:=IF([.A3496]=[.A349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be824b</text:p>
          </table:table-cell>
          <table:table-cell table:formula="of:=IF([.A3497]=[.A34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be824b</text:p>
          </table:table-cell>
          <table:table-cell table:formula="of:=IF([.A3498]=[.A34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be824b</text:p>
          </table:table-cell>
          <table:table-cell table:formula="of:=IF([.A3499]=[.A35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be824b</text:p>
          </table:table-cell>
          <table:table-cell table:formula="of:=IF([.A3500]=[.A35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be824b</text:p>
          </table:table-cell>
          <table:table-cell table:formula="of:=IF([.A3501]=[.A350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bebebe</text:p>
          </table:table-cell>
          <table:table-cell table:formula="of:=IF([.A3502]=[.A350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bebebe</text:p>
          </table:table-cell>
          <table:table-cell table:formula="of:=IF([.A3503]=[.A35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bebebe</text:p>
          </table:table-cell>
          <table:table-cell table:formula="of:=IF([.A3504]=[.A35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bebebe</text:p>
          </table:table-cell>
          <table:table-cell table:formula="of:=IF([.A3505]=[.A35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bebebe</text:p>
          </table:table-cell>
          <table:table-cell table:formula="of:=IF([.A3506]=[.A35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bebebe</text:p>
          </table:table-cell>
          <table:table-cell table:formula="of:=IF([.A3507]=[.A35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bebebe</text:p>
          </table:table-cell>
          <table:table-cell table:formula="of:=IF([.A3508]=[.A35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bebebe</text:p>
          </table:table-cell>
          <table:table-cell table:formula="of:=IF([.A3509]=[.A35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bebebe</text:p>
          </table:table-cell>
          <table:table-cell table:formula="of:=IF([.A3510]=[.A35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bebebe</text:p>
          </table:table-cell>
          <table:table-cell table:formula="of:=IF([.A3511]=[.A35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bebebe</text:p>
          </table:table-cell>
          <table:table-cell table:formula="of:=IF([.A3512]=[.A351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bec3c6</text:p>
          </table:table-cell>
          <table:table-cell table:formula="of:=IF([.A3513]=[.A351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ee34a</text:p>
          </table:table-cell>
          <table:table-cell table:formula="of:=IF([.A3514]=[.A351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bfbfef</text:p>
          </table:table-cell>
          <table:table-cell table:formula="of:=IF([.A3515]=[.A351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0274b</text:p>
          </table:table-cell>
          <table:table-cell table:formula="of:=IF([.A3516]=[.A351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04242</text:p>
          </table:table-cell>
          <table:table-cell table:formula="of:=IF([.A3517]=[.A351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c04242</text:p>
          </table:table-cell>
          <table:table-cell table:formula="of:=IF([.A3518]=[.A351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c061cb</text:p>
          </table:table-cell>
          <table:table-cell table:formula="of:=IF([.A3519]=[.A352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08589</text:p>
          </table:table-cell>
          <table:table-cell table:formula="of:=IF([.A3520]=[.A352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0c0c0</text:p>
          </table:table-cell>
          <table:table-cell table:formula="of:=IF([.A3521]=[.A352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c0c0c0</text:p>
          </table:table-cell>
          <table:table-cell table:formula="of:=IF([.A3522]=[.A352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c0c0e2</text:p>
          </table:table-cell>
          <table:table-cell table:formula="of:=IF([.A3523]=[.A352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0c81f</text:p>
          </table:table-cell>
          <table:table-cell table:formula="of:=IF([.A3524]=[.A352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c0c81f</text:p>
          </table:table-cell>
          <table:table-cell table:formula="of:=IF([.A3525]=[.A352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c0e5fb</text:p>
          </table:table-cell>
          <table:table-cell table:formula="of:=IF([.A3526]=[.A352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0f957</text:p>
          </table:table-cell>
          <table:table-cell table:formula="of:=IF([.A3527]=[.A3528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c1cae7</text:p>
          </table:table-cell>
          <table:table-cell table:formula="of:=IF([.A3528]=[.A352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2352a</text:p>
          </table:table-cell>
          <table:table-cell table:formula="of:=IF([.A3529]=[.A353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c2352a</text:p>
          </table:table-cell>
          <table:table-cell table:formula="of:=IF([.A3530]=[.A353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c2c8cc</text:p>
          </table:table-cell>
          <table:table-cell table:formula="of:=IF([.A3531]=[.A353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3a0d4</text:p>
          </table:table-cell>
          <table:table-cell table:formula="of:=IF([.A3532]=[.A353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3b4fa</text:p>
          </table:table-cell>
          <table:table-cell table:formula="of:=IF([.A3533]=[.A353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40000</text:p>
          </table:table-cell>
          <table:table-cell table:formula="of:=IF([.A3534]=[.A353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4303d</text:p>
          </table:table-cell>
          <table:table-cell table:formula="of:=IF([.A3535]=[.A3536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c43ac4</text:p>
          </table:table-cell>
          <table:table-cell table:formula="of:=IF([.A3536]=[.A353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4762f</text:p>
          </table:table-cell>
          <table:table-cell table:formula="of:=IF([.A3537]=[.A353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47831</text:p>
          </table:table-cell>
          <table:table-cell table:formula="of:=IF([.A3538]=[.A353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49a6c</text:p>
          </table:table-cell>
          <table:table-cell table:formula="of:=IF([.A3539]=[.A354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4c4c4</text:p>
          </table:table-cell>
          <table:table-cell table:formula="of:=IF([.A3540]=[.A354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4c7cc</text:p>
          </table:table-cell>
          <table:table-cell table:formula="of:=IF([.A3541]=[.A354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c4c7cc</text:p>
          </table:table-cell>
          <table:table-cell table:formula="of:=IF([.A3542]=[.A35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4c7cc</text:p>
          </table:table-cell>
          <table:table-cell table:formula="of:=IF([.A3543]=[.A35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4c7cc</text:p>
          </table:table-cell>
          <table:table-cell table:formula="of:=IF([.A3544]=[.A354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c4e1ff</text:p>
          </table:table-cell>
          <table:table-cell table:formula="of:=IF([.A3545]=[.A354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52f2f</text:p>
          </table:table-cell>
          <table:table-cell table:formula="of:=IF([.A3546]=[.A354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c52f2f</text:p>
          </table:table-cell>
          <table:table-cell table:formula="of:=IF([.A3547]=[.A35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52f2f</text:p>
          </table:table-cell>
          <table:table-cell table:formula="of:=IF([.A3548]=[.A35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52f2f</text:p>
          </table:table-cell>
          <table:table-cell table:formula="of:=IF([.A3549]=[.A35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52f2f</text:p>
          </table:table-cell>
          <table:table-cell table:formula="of:=IF([.A3550]=[.A35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52f2f</text:p>
          </table:table-cell>
          <table:table-cell table:formula="of:=IF([.A3551]=[.A35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52f2f</text:p>
          </table:table-cell>
          <table:table-cell table:formula="of:=IF([.A3552]=[.A355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c569c7</text:p>
          </table:table-cell>
          <table:table-cell table:formula="of:=IF([.A3553]=[.A355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5f533</text:p>
          </table:table-cell>
          <table:table-cell table:formula="of:=IF([.A3554]=[.A355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62828</text:p>
          </table:table-cell>
          <table:table-cell table:formula="of:=IF([.A3555]=[.A355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63166</text:p>
          </table:table-cell>
          <table:table-cell table:formula="of:=IF([.A3556]=[.A355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6557f</text:p>
          </table:table-cell>
          <table:table-cell table:formula="of:=IF([.A3557]=[.A355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7484a</text:p>
          </table:table-cell>
          <table:table-cell table:formula="of:=IF([.A3558]=[.A355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c7484a</text:p>
          </table:table-cell>
          <table:table-cell table:formula="of:=IF([.A3559]=[.A35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7484a</text:p>
          </table:table-cell>
          <table:table-cell table:formula="of:=IF([.A3560]=[.A35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7484a</text:p>
          </table:table-cell>
          <table:table-cell table:formula="of:=IF([.A3561]=[.A35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7484a</text:p>
          </table:table-cell>
          <table:table-cell table:formula="of:=IF([.A3562]=[.A35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7484a</text:p>
          </table:table-cell>
          <table:table-cell table:formula="of:=IF([.A3563]=[.A35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7484a</text:p>
          </table:table-cell>
          <table:table-cell table:formula="of:=IF([.A3564]=[.A35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7484a</text:p>
          </table:table-cell>
          <table:table-cell table:formula="of:=IF([.A3565]=[.A35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7484a</text:p>
          </table:table-cell>
          <table:table-cell table:formula="of:=IF([.A3566]=[.A35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7484a</text:p>
          </table:table-cell>
          <table:table-cell table:formula="of:=IF([.A3567]=[.A35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7484a</text:p>
          </table:table-cell>
          <table:table-cell table:formula="of:=IF([.A3568]=[.A35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7484a</text:p>
          </table:table-cell>
          <table:table-cell table:formula="of:=IF([.A3569]=[.A35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7484a</text:p>
          </table:table-cell>
          <table:table-cell table:formula="of:=IF([.A3570]=[.A35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7484a</text:p>
          </table:table-cell>
          <table:table-cell table:formula="of:=IF([.A3571]=[.A35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7484a</text:p>
          </table:table-cell>
          <table:table-cell table:formula="of:=IF([.A3572]=[.A35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7484a</text:p>
          </table:table-cell>
          <table:table-cell table:formula="of:=IF([.A3573]=[.A35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7484a</text:p>
          </table:table-cell>
          <table:table-cell table:formula="of:=IF([.A3574]=[.A35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7484a</text:p>
          </table:table-cell>
          <table:table-cell table:formula="of:=IF([.A3575]=[.A35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7484a</text:p>
          </table:table-cell>
          <table:table-cell table:formula="of:=IF([.A3576]=[.A35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7484a</text:p>
          </table:table-cell>
          <table:table-cell table:formula="of:=IF([.A3577]=[.A357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c7639f</text:p>
          </table:table-cell>
          <table:table-cell table:formula="of:=IF([.A3578]=[.A357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c7639f</text:p>
          </table:table-cell>
          <table:table-cell table:formula="of:=IF([.A3579]=[.A35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7639f</text:p>
          </table:table-cell>
          <table:table-cell table:formula="of:=IF([.A3580]=[.A35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7639f</text:p>
          </table:table-cell>
          <table:table-cell table:formula="of:=IF([.A3581]=[.A35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7639f</text:p>
          </table:table-cell>
          <table:table-cell table:formula="of:=IF([.A3582]=[.A35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7639f</text:p>
          </table:table-cell>
          <table:table-cell table:formula="of:=IF([.A3583]=[.A35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7639f</text:p>
          </table:table-cell>
          <table:table-cell table:formula="of:=IF([.A3584]=[.A358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c77838</text:p>
          </table:table-cell>
          <table:table-cell table:formula="of:=IF([.A3585]=[.A358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7925b</text:p>
          </table:table-cell>
          <table:table-cell table:formula="of:=IF([.A3586]=[.A358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c7925b</text:p>
          </table:table-cell>
          <table:table-cell table:formula="of:=IF([.A3587]=[.A35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7925b</text:p>
          </table:table-cell>
          <table:table-cell table:formula="of:=IF([.A3588]=[.A35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7925b</text:p>
          </table:table-cell>
          <table:table-cell table:formula="of:=IF([.A3589]=[.A35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7925b</text:p>
          </table:table-cell>
          <table:table-cell table:formula="of:=IF([.A3590]=[.A35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7925b</text:p>
          </table:table-cell>
          <table:table-cell table:formula="of:=IF([.A3591]=[.A359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c7ced2</text:p>
          </table:table-cell>
          <table:table-cell table:formula="of:=IF([.A3592]=[.A359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c7ced2</text:p>
          </table:table-cell>
          <table:table-cell table:formula="of:=IF([.A3593]=[.A35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7ced2</text:p>
          </table:table-cell>
          <table:table-cell table:formula="of:=IF([.A3594]=[.A359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c83737</text:p>
          </table:table-cell>
          <table:table-cell table:formula="of:=IF([.A3595]=[.A359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c83737</text:p>
          </table:table-cell>
          <table:table-cell table:formula="of:=IF([.A3596]=[.A35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83737</text:p>
          </table:table-cell>
          <table:table-cell table:formula="of:=IF([.A3597]=[.A35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83737</text:p>
          </table:table-cell>
          <table:table-cell table:formula="of:=IF([.A3598]=[.A35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83737</text:p>
          </table:table-cell>
          <table:table-cell table:formula="of:=IF([.A3599]=[.A360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c86fc3</text:p>
          </table:table-cell>
          <table:table-cell table:formula="of:=IF([.A3600]=[.A360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87137</text:p>
          </table:table-cell>
          <table:table-cell table:formula="of:=IF([.A3601]=[.A360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8c8c8</text:p>
          </table:table-cell>
          <table:table-cell table:formula="of:=IF([.A3602]=[.A360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8daea</text:p>
          </table:table-cell>
          <table:table-cell table:formula="of:=IF([.A3603]=[.A360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8e4fc</text:p>
          </table:table-cell>
          <table:table-cell table:formula="of:=IF([.A3604]=[.A360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90000</text:p>
          </table:table-cell>
          <table:table-cell table:formula="of:=IF([.A3605]=[.A360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91727</text:p>
          </table:table-cell>
          <table:table-cell table:formula="of:=IF([.A3606]=[.A360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c91727</text:p>
          </table:table-cell>
          <table:table-cell table:formula="of:=IF([.A3607]=[.A36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91727</text:p>
          </table:table-cell>
          <table:table-cell table:formula="of:=IF([.A3608]=[.A360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c9371b</text:p>
          </table:table-cell>
          <table:table-cell table:formula="of:=IF([.A3609]=[.A361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9caca</text:p>
          </table:table-cell>
          <table:table-cell table:formula="of:=IF([.A3610]=[.A361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c9caca</text:p>
          </table:table-cell>
          <table:table-cell table:formula="of:=IF([.A3611]=[.A361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caa343</text:p>
          </table:table-cell>
          <table:table-cell table:formula="of:=IF([.A3612]=[.A361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acbcf</text:p>
          </table:table-cell>
          <table:table-cell table:formula="of:=IF([.A3613]=[.A361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cacbcf</text:p>
          </table:table-cell>
          <table:table-cell table:formula="of:=IF([.A3614]=[.A36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acbcf</text:p>
          </table:table-cell>
          <table:table-cell table:formula="of:=IF([.A3615]=[.A36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acbcf</text:p>
          </table:table-cell>
          <table:table-cell table:formula="of:=IF([.A3616]=[.A36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acbcf</text:p>
          </table:table-cell>
          <table:table-cell table:formula="of:=IF([.A3617]=[.A36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acbcf</text:p>
          </table:table-cell>
          <table:table-cell table:formula="of:=IF([.A3618]=[.A36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acbcf</text:p>
          </table:table-cell>
          <table:table-cell table:formula="of:=IF([.A3619]=[.A362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cb7148</text:p>
          </table:table-cell>
          <table:table-cell table:formula="of:=IF([.A3620]=[.A362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b93ff</text:p>
          </table:table-cell>
          <table:table-cell table:formula="of:=IF([.A3621]=[.A362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bcccc</text:p>
          </table:table-cell>
          <table:table-cell table:formula="of:=IF([.A3622]=[.A362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23]=[.A36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24]=[.A36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25]=[.A36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26]=[.A36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27]=[.A36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28]=[.A36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29]=[.A36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30]=[.A36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31]=[.A36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32]=[.A36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33]=[.A36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34]=[.A36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35]=[.A36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36]=[.A36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37]=[.A36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38]=[.A36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39]=[.A36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40]=[.A36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41]=[.A36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42]=[.A36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43]=[.A36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44]=[.A36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45]=[.A36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46]=[.A36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47]=[.A36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48]=[.A36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49]=[.A36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50]=[.A36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51]=[.A36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52]=[.A36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53]=[.A36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54]=[.A36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55]=[.A36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56]=[.A36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57]=[.A36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58]=[.A36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59]=[.A36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60]=[.A36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bcccc</text:p>
          </table:table-cell>
          <table:table-cell table:formula="of:=IF([.A3661]=[.A36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bcccc</text:p>
          </table:table-cell>
          <table:table-cell table:formula="of:=IF([.A3662]=[.A36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bcccc</text:p>
          </table:table-cell>
          <table:table-cell table:formula="of:=IF([.A3663]=[.A36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bcccc</text:p>
          </table:table-cell>
          <table:table-cell table:formula="of:=IF([.A3664]=[.A36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bcccc</text:p>
          </table:table-cell>
          <table:table-cell table:formula="of:=IF([.A3665]=[.A366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cbced1</text:p>
          </table:table-cell>
          <table:table-cell table:formula="of:=IF([.A3666]=[.A366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bd2d5</text:p>
          </table:table-cell>
          <table:table-cell table:formula="of:=IF([.A3667]=[.A366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c0606</text:p>
          </table:table-cell>
          <table:table-cell table:formula="of:=IF([.A3668]=[.A366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c1e1f</text:p>
          </table:table-cell>
          <table:table-cell table:formula="of:=IF([.A3669]=[.A367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cc1e1f</text:p>
          </table:table-cell>
          <table:table-cell table:formula="of:=IF([.A3670]=[.A367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cc4d44</text:p>
          </table:table-cell>
          <table:table-cell table:formula="of:=IF([.A3671]=[.A367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ca987</text:p>
          </table:table-cell>
          <table:table-cell table:formula="of:=IF([.A3672]=[.A367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cc</text:p>
          </table:table-cell>
          <table:table-cell table:formula="of:=IF([.A3673]=[.A367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674]=[.A36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675]=[.A36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676]=[.A36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677]=[.A36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678]=[.A36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679]=[.A36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680]=[.A36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681]=[.A36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682]=[.A36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683]=[.A36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684]=[.A36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685]=[.A36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686]=[.A36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687]=[.A36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688]=[.A36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689]=[.A36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690]=[.A36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691]=[.A36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692]=[.A36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693]=[.A36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694]=[.A36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695]=[.A36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696]=[.A36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697]=[.A36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698]=[.A36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699]=[.A37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700]=[.A37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701]=[.A37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702]=[.A37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703]=[.A37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704]=[.A37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705]=[.A37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706]=[.A37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707]=[.A37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708]=[.A37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</text:p>
          </table:table-cell>
          <table:table-cell table:formula="of:=IF([.A3709]=[.A37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cc</text:p>
          </table:table-cell>
          <table:table-cell table:formula="of:=IF([.A3710]=[.A37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ccc</text:p>
          </table:table-cell>
          <table:table-cell table:formula="of:=IF([.A3711]=[.A371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cccccc</text:p>
          </table:table-cell>
          <table:table-cell table:formula="of:=IF([.A3712]=[.A371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cccccc</text:p>
          </table:table-cell>
          <table:table-cell table:formula="of:=IF([.A3713]=[.A37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ccc</text:p>
          </table:table-cell>
          <table:table-cell table:formula="of:=IF([.A3714]=[.A37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cccc</text:p>
          </table:table-cell>
          <table:table-cell table:formula="of:=IF([.A3715]=[.A371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ccdfff</text:p>
          </table:table-cell>
          <table:table-cell table:formula="of:=IF([.A3716]=[.A371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ccdfff</text:p>
          </table:table-cell>
          <table:table-cell table:formula="of:=IF([.A3717]=[.A37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dfff</text:p>
          </table:table-cell>
          <table:table-cell table:formula="of:=IF([.A3718]=[.A37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dfff</text:p>
          </table:table-cell>
          <table:table-cell table:formula="of:=IF([.A3719]=[.A37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cdfff</text:p>
          </table:table-cell>
          <table:table-cell table:formula="of:=IF([.A3720]=[.A372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ce5050</text:p>
          </table:table-cell>
          <table:table-cell table:formula="of:=IF([.A3721]=[.A372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ce5050</text:p>
          </table:table-cell>
          <table:table-cell table:formula="of:=IF([.A3722]=[.A37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e5050</text:p>
          </table:table-cell>
          <table:table-cell table:formula="of:=IF([.A3723]=[.A372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cecece</text:p>
          </table:table-cell>
          <table:table-cell table:formula="of:=IF([.A3724]=[.A372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cecece</text:p>
          </table:table-cell>
          <table:table-cell table:formula="of:=IF([.A3725]=[.A37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cecece</text:p>
          </table:table-cell>
          <table:table-cell table:formula="of:=IF([.A3726]=[.A372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cedbe6</text:p>
          </table:table-cell>
          <table:table-cell table:formula="of:=IF([.A3727]=[.A372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cee0fd</text:p>
          </table:table-cell>
          <table:table-cell table:formula="of:=IF([.A3728]=[.A372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cee0fd</text:p>
          </table:table-cell>
          <table:table-cell table:formula="of:=IF([.A3729]=[.A373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d00</text:p>
          </table:table-cell>
          <table:table-cell table:formula="of:=IF([.A3730]=[.A3731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d00310</text:p>
          </table:table-cell>
          <table:table-cell table:formula="of:=IF([.A3731]=[.A373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04e4e</text:p>
          </table:table-cell>
          <table:table-cell table:formula="of:=IF([.A3732]=[.A373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05555</text:p>
          </table:table-cell>
          <table:table-cell table:formula="of:=IF([.A3733]=[.A373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0eaf6</text:p>
          </table:table-cell>
          <table:table-cell table:formula="of:=IF([.A3734]=[.A373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11616</text:p>
          </table:table-cell>
          <table:table-cell table:formula="of:=IF([.A3735]=[.A373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14444</text:p>
          </table:table-cell>
          <table:table-cell table:formula="of:=IF([.A3736]=[.A3737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d17520</text:p>
          </table:table-cell>
          <table:table-cell table:formula="of:=IF([.A3737]=[.A373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d17520</text:p>
          </table:table-cell>
          <table:table-cell table:formula="of:=IF([.A3738]=[.A373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d1d1d1</text:p>
          </table:table-cell>
          <table:table-cell table:formula="of:=IF([.A3739]=[.A374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d1d1d1</text:p>
          </table:table-cell>
          <table:table-cell table:formula="of:=IF([.A3740]=[.A37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d1d1d1</text:p>
          </table:table-cell>
          <table:table-cell table:formula="of:=IF([.A3741]=[.A37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d1d1d1</text:p>
          </table:table-cell>
          <table:table-cell table:formula="of:=IF([.A3742]=[.A37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d1d1d1</text:p>
          </table:table-cell>
          <table:table-cell table:formula="of:=IF([.A3743]=[.A37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d1d1d1</text:p>
          </table:table-cell>
          <table:table-cell table:formula="of:=IF([.A3744]=[.A37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d1d1d1</text:p>
          </table:table-cell>
          <table:table-cell table:formula="of:=IF([.A3745]=[.A374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d1e7fb</text:p>
          </table:table-cell>
          <table:table-cell table:formula="of:=IF([.A3746]=[.A374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1ebff</text:p>
          </table:table-cell>
          <table:table-cell table:formula="of:=IF([.A3747]=[.A374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1fffa</text:p>
          </table:table-cell>
          <table:table-cell table:formula="of:=IF([.A3748]=[.A3749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d253c8</text:p>
          </table:table-cell>
          <table:table-cell table:formula="of:=IF([.A3749]=[.A375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2a25c</text:p>
          </table:table-cell>
          <table:table-cell table:formula="of:=IF([.A3750]=[.A375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d2a25c</text:p>
          </table:table-cell>
          <table:table-cell table:formula="of:=IF([.A3751]=[.A375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d2f490</text:p>
          </table:table-cell>
          <table:table-cell table:formula="of:=IF([.A3752]=[.A375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30d0e</text:p>
          </table:table-cell>
          <table:table-cell table:formula="of:=IF([.A3753]=[.A375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33682</text:p>
          </table:table-cell>
          <table:table-cell table:formula="of:=IF([.A3754]=[.A375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35400</text:p>
          </table:table-cell>
          <table:table-cell table:formula="of:=IF([.A3755]=[.A375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d35400</text:p>
          </table:table-cell>
          <table:table-cell table:formula="of:=IF([.A3756]=[.A375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d35f5f</text:p>
          </table:table-cell>
          <table:table-cell table:formula="of:=IF([.A3757]=[.A375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d35f5f</text:p>
          </table:table-cell>
          <table:table-cell table:formula="of:=IF([.A3758]=[.A375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d39d1d</text:p>
          </table:table-cell>
          <table:table-cell table:formula="of:=IF([.A3759]=[.A376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3b28f</text:p>
          </table:table-cell>
          <table:table-cell table:formula="of:=IF([.A3760]=[.A376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3d3d3</text:p>
          </table:table-cell>
          <table:table-cell table:formula="of:=IF([.A3761]=[.A376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3d9dc</text:p>
          </table:table-cell>
          <table:table-cell table:formula="of:=IF([.A3762]=[.A376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4001b</text:p>
          </table:table-cell>
          <table:table-cell table:formula="of:=IF([.A3763]=[.A376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4d5d6</text:p>
          </table:table-cell>
          <table:table-cell table:formula="of:=IF([.A3764]=[.A376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5122d</text:p>
          </table:table-cell>
          <table:table-cell table:formula="of:=IF([.A3765]=[.A376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52337</text:p>
          </table:table-cell>
          <table:table-cell table:formula="of:=IF([.A3766]=[.A376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d52337</text:p>
          </table:table-cell>
          <table:table-cell table:formula="of:=IF([.A3767]=[.A376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d55443</text:p>
          </table:table-cell>
          <table:table-cell table:formula="of:=IF([.A3768]=[.A376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d55443</text:p>
          </table:table-cell>
          <table:table-cell table:formula="of:=IF([.A3769]=[.A377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d5583a</text:p>
          </table:table-cell>
          <table:table-cell table:formula="of:=IF([.A3770]=[.A377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5600f</text:p>
          </table:table-cell>
          <table:table-cell table:formula="of:=IF([.A3771]=[.A377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5833f</text:p>
          </table:table-cell>
          <table:table-cell table:formula="of:=IF([.A3772]=[.A377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59a79</text:p>
          </table:table-cell>
          <table:table-cell table:formula="of:=IF([.A3773]=[.A377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5d3cf</text:p>
          </table:table-cell>
          <table:table-cell table:formula="of:=IF([.A3774]=[.A377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d5d3cf</text:p>
          </table:table-cell>
          <table:table-cell table:formula="of:=IF([.A3775]=[.A37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d5d3cf</text:p>
          </table:table-cell>
          <table:table-cell table:formula="of:=IF([.A3776]=[.A37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d5d3cf</text:p>
          </table:table-cell>
          <table:table-cell table:formula="of:=IF([.A3777]=[.A37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d5d3cf</text:p>
          </table:table-cell>
          <table:table-cell table:formula="of:=IF([.A3778]=[.A37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d5d3cf</text:p>
          </table:table-cell>
          <table:table-cell table:formula="of:=IF([.A3779]=[.A37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d5d3cf</text:p>
          </table:table-cell>
          <table:table-cell table:formula="of:=IF([.A3780]=[.A378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d6285e</text:p>
          </table:table-cell>
          <table:table-cell table:formula="of:=IF([.A3781]=[.A378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62929</text:p>
          </table:table-cell>
          <table:table-cell table:formula="of:=IF([.A3782]=[.A378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d62929</text:p>
          </table:table-cell>
          <table:table-cell table:formula="of:=IF([.A3783]=[.A378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d63535</text:p>
          </table:table-cell>
          <table:table-cell table:formula="of:=IF([.A3784]=[.A378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64239</text:p>
          </table:table-cell>
          <table:table-cell table:formula="of:=IF([.A3785]=[.A378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d64239</text:p>
          </table:table-cell>
          <table:table-cell table:formula="of:=IF([.A3786]=[.A37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d64239</text:p>
          </table:table-cell>
          <table:table-cell table:formula="of:=IF([.A3787]=[.A378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d6dadc</text:p>
          </table:table-cell>
          <table:table-cell table:formula="of:=IF([.A3788]=[.A378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6dbde</text:p>
          </table:table-cell>
          <table:table-cell table:formula="of:=IF([.A3789]=[.A379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6ebfe</text:p>
          </table:table-cell>
          <table:table-cell table:formula="of:=IF([.A3790]=[.A379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74949</text:p>
          </table:table-cell>
          <table:table-cell table:formula="of:=IF([.A3791]=[.A379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75a86</text:p>
          </table:table-cell>
          <table:table-cell table:formula="of:=IF([.A3792]=[.A3793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d7616a</text:p>
          </table:table-cell>
          <table:table-cell table:formula="of:=IF([.A3793]=[.A3794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d78a4d</text:p>
          </table:table-cell>
          <table:table-cell table:formula="of:=IF([.A3794]=[.A379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7d6d6</text:p>
          </table:table-cell>
          <table:table-cell table:formula="of:=IF([.A3795]=[.A379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7e4f2</text:p>
          </table:table-cell>
          <table:table-cell table:formula="of:=IF([.A3796]=[.A379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7e664</text:p>
          </table:table-cell>
          <table:table-cell table:formula="of:=IF([.A3797]=[.A379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7f1f1</text:p>
          </table:table-cell>
          <table:table-cell table:formula="of:=IF([.A3798]=[.A379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83838</text:p>
          </table:table-cell>
          <table:table-cell table:formula="of:=IF([.A3799]=[.A380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8394b</text:p>
          </table:table-cell>
          <table:table-cell table:formula="of:=IF([.A3800]=[.A3801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d85eca</text:p>
          </table:table-cell>
          <table:table-cell table:formula="of:=IF([.A3801]=[.A380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86eb0</text:p>
          </table:table-cell>
          <table:table-cell table:formula="of:=IF([.A3802]=[.A380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d86eb0</text:p>
          </table:table-cell>
          <table:table-cell table:formula="of:=IF([.A3803]=[.A38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d86eb0</text:p>
          </table:table-cell>
          <table:table-cell table:formula="of:=IF([.A3804]=[.A38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d86eb0</text:p>
          </table:table-cell>
          <table:table-cell table:formula="of:=IF([.A3805]=[.A38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d86eb0</text:p>
          </table:table-cell>
          <table:table-cell table:formula="of:=IF([.A3806]=[.A38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d86eb0</text:p>
          </table:table-cell>
          <table:table-cell table:formula="of:=IF([.A3807]=[.A380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d8d342</text:p>
          </table:table-cell>
          <table:table-cell table:formula="of:=IF([.A3808]=[.A380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8dee9</text:p>
          </table:table-cell>
          <table:table-cell table:formula="of:=IF([.A3809]=[.A381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d8dee9</text:p>
          </table:table-cell>
          <table:table-cell table:formula="of:=IF([.A3810]=[.A38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d8dee9</text:p>
          </table:table-cell>
          <table:table-cell table:formula="of:=IF([.A3811]=[.A38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d8dee9</text:p>
          </table:table-cell>
          <table:table-cell table:formula="of:=IF([.A3812]=[.A381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d93535</text:p>
          </table:table-cell>
          <table:table-cell table:formula="of:=IF([.A3813]=[.A381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9dddd</text:p>
          </table:table-cell>
          <table:table-cell table:formula="of:=IF([.A3814]=[.A3815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da1636</text:p>
          </table:table-cell>
          <table:table-cell table:formula="of:=IF([.A3815]=[.A381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a4339</text:p>
          </table:table-cell>
          <table:table-cell table:formula="of:=IF([.A3816]=[.A381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a4d45</text:p>
          </table:table-cell>
          <table:table-cell table:formula="of:=IF([.A3817]=[.A381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a8d25</text:p>
          </table:table-cell>
          <table:table-cell table:formula="of:=IF([.A3818]=[.A381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ae0e2</text:p>
          </table:table-cell>
          <table:table-cell table:formula="of:=IF([.A3819]=[.A382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b3447</text:p>
          </table:table-cell>
          <table:table-cell table:formula="of:=IF([.A3820]=[.A382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b4437</text:p>
          </table:table-cell>
          <table:table-cell table:formula="of:=IF([.A3821]=[.A382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db4437</text:p>
          </table:table-cell>
          <table:table-cell table:formula="of:=IF([.A3822]=[.A38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db4437</text:p>
          </table:table-cell>
          <table:table-cell table:formula="of:=IF([.A3823]=[.A382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db4ddb</text:p>
          </table:table-cell>
          <table:table-cell table:formula="of:=IF([.A3824]=[.A382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db4ddb</text:p>
          </table:table-cell>
          <table:table-cell table:formula="of:=IF([.A3825]=[.A38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db4ddb</text:p>
          </table:table-cell>
          <table:table-cell table:formula="of:=IF([.A3826]=[.A38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db4ddb</text:p>
          </table:table-cell>
          <table:table-cell table:formula="of:=IF([.A3827]=[.A38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db4ddb</text:p>
          </table:table-cell>
          <table:table-cell table:formula="of:=IF([.A3828]=[.A382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db6565</text:p>
          </table:table-cell>
          <table:table-cell table:formula="of:=IF([.A3829]=[.A383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bffd4</text:p>
          </table:table-cell>
          <table:table-cell table:formula="of:=IF([.A3830]=[.A383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c1f35</text:p>
          </table:table-cell>
          <table:table-cell table:formula="of:=IF([.A3831]=[.A383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c4c3a</text:p>
          </table:table-cell>
          <table:table-cell table:formula="of:=IF([.A3832]=[.A383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c4f45</text:p>
          </table:table-cell>
          <table:table-cell table:formula="of:=IF([.A3833]=[.A3834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dc85e9</text:p>
          </table:table-cell>
          <table:table-cell table:formula="of:=IF([.A3834]=[.A383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c8add</text:p>
          </table:table-cell>
          <table:table-cell table:formula="of:=IF([.A3835]=[.A383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cb200</text:p>
          </table:table-cell>
          <table:table-cell table:formula="of:=IF([.A3836]=[.A383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cdcdc</text:p>
          </table:table-cell>
          <table:table-cell table:formula="of:=IF([.A3837]=[.A383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dcdcdc</text:p>
          </table:table-cell>
          <table:table-cell table:formula="of:=IF([.A3838]=[.A38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dcdcdc</text:p>
          </table:table-cell>
          <table:table-cell table:formula="of:=IF([.A3839]=[.A384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dcdddd</text:p>
          </table:table-cell>
          <table:table-cell table:formula="of:=IF([.A3840]=[.A384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cdee0</text:p>
          </table:table-cell>
          <table:table-cell table:formula="of:=IF([.A3841]=[.A384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ce1e4</text:p>
          </table:table-cell>
          <table:table-cell table:formula="of:=IF([.A3842]=[.A384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d3f80</text:p>
          </table:table-cell>
          <table:table-cell table:formula="of:=IF([.A3843]=[.A3844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dd4f37</text:p>
          </table:table-cell>
          <table:table-cell table:formula="of:=IF([.A3844]=[.A384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d5349</text:p>
          </table:table-cell>
          <table:table-cell table:formula="of:=IF([.A3845]=[.A384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d5563</text:p>
          </table:table-cell>
          <table:table-cell table:formula="of:=IF([.A3846]=[.A384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dc79b</text:p>
          </table:table-cell>
          <table:table-cell table:formula="of:=IF([.A3847]=[.A3848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ddd</text:p>
          </table:table-cell>
          <table:table-cell table:formula="of:=IF([.A3848]=[.A384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e3e80</text:p>
          </table:table-cell>
          <table:table-cell table:formula="of:=IF([.A3849]=[.A385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e4f4f</text:p>
          </table:table-cell>
          <table:table-cell table:formula="of:=IF([.A3850]=[.A385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de4f4f</text:p>
          </table:table-cell>
          <table:table-cell table:formula="of:=IF([.A3851]=[.A385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de6e00</text:p>
          </table:table-cell>
          <table:table-cell table:formula="of:=IF([.A3852]=[.A385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e8078</text:p>
          </table:table-cell>
          <table:table-cell table:formula="of:=IF([.A3853]=[.A385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e8787</text:p>
          </table:table-cell>
          <table:table-cell table:formula="of:=IF([.A3854]=[.A385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de8787</text:p>
          </table:table-cell>
          <table:table-cell table:formula="of:=IF([.A3855]=[.A385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dedcd9</text:p>
          </table:table-cell>
          <table:table-cell table:formula="of:=IF([.A3856]=[.A385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dedcd9</text:p>
          </table:table-cell>
          <table:table-cell table:formula="of:=IF([.A3857]=[.A38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dedcd9</text:p>
          </table:table-cell>
          <table:table-cell table:formula="of:=IF([.A3858]=[.A38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dedcd9</text:p>
          </table:table-cell>
          <table:table-cell table:formula="of:=IF([.A3859]=[.A38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dedcd9</text:p>
          </table:table-cell>
          <table:table-cell table:formula="of:=IF([.A3860]=[.A38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dedcd9</text:p>
          </table:table-cell>
          <table:table-cell table:formula="of:=IF([.A3861]=[.A38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dedcd9</text:p>
          </table:table-cell>
          <table:table-cell table:formula="of:=IF([.A3862]=[.A38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dedcd9</text:p>
          </table:table-cell>
          <table:table-cell table:formula="of:=IF([.A3863]=[.A38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dedcd9</text:p>
          </table:table-cell>
          <table:table-cell table:formula="of:=IF([.A3864]=[.A38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dedcd9</text:p>
          </table:table-cell>
          <table:table-cell table:formula="of:=IF([.A3865]=[.A386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deddda</text:p>
          </table:table-cell>
          <table:table-cell table:formula="of:=IF([.A3866]=[.A386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edede</text:p>
          </table:table-cell>
          <table:table-cell table:formula="of:=IF([.A3867]=[.A386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dedede</text:p>
          </table:table-cell>
          <table:table-cell table:formula="of:=IF([.A3868]=[.A386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dee372</text:p>
          </table:table-cell>
          <table:table-cell table:formula="of:=IF([.A3869]=[.A387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dee372</text:p>
          </table:table-cell>
          <table:table-cell table:formula="of:=IF([.A3870]=[.A38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dee372</text:p>
          </table:table-cell>
          <table:table-cell table:formula="of:=IF([.A3871]=[.A387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dee5c0</text:p>
          </table:table-cell>
          <table:table-cell table:formula="of:=IF([.A3872]=[.A387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ee642</text:p>
          </table:table-cell>
          <table:table-cell table:formula="of:=IF([.A3873]=[.A3874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def8fe</text:p>
          </table:table-cell>
          <table:table-cell table:formula="of:=IF([.A3874]=[.A387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f3643</text:p>
          </table:table-cell>
          <table:table-cell table:formula="of:=IF([.A3875]=[.A387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f3c3c</text:p>
          </table:table-cell>
          <table:table-cell table:formula="of:=IF([.A3876]=[.A387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df3c3c</text:p>
          </table:table-cell>
          <table:table-cell table:formula="of:=IF([.A3877]=[.A387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df4139</text:p>
          </table:table-cell>
          <table:table-cell table:formula="of:=IF([.A3878]=[.A3879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df5943</text:p>
          </table:table-cell>
          <table:table-cell table:formula="of:=IF([.A3879]=[.A388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dfcca8</text:p>
          </table:table-cell>
          <table:table-cell table:formula="of:=IF([.A3880]=[.A388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01b24</text:p>
          </table:table-cell>
          <table:table-cell table:formula="of:=IF([.A3881]=[.A388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01b24</text:p>
          </table:table-cell>
          <table:table-cell table:formula="of:=IF([.A3882]=[.A388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e03640</text:p>
          </table:table-cell>
          <table:table-cell table:formula="of:=IF([.A3883]=[.A388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03f1a</text:p>
          </table:table-cell>
          <table:table-cell table:formula="of:=IF([.A3884]=[.A388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04b4e</text:p>
          </table:table-cell>
          <table:table-cell table:formula="of:=IF([.A3885]=[.A388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0605a</text:p>
          </table:table-cell>
          <table:table-cell table:formula="of:=IF([.A3886]=[.A388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06150</text:p>
          </table:table-cell>
          <table:table-cell table:formula="of:=IF([.A3887]=[.A388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06959</text:p>
          </table:table-cell>
          <table:table-cell table:formula="of:=IF([.A3888]=[.A388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0a8ff</text:p>
          </table:table-cell>
          <table:table-cell table:formula="of:=IF([.A3889]=[.A389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0cef9</text:p>
          </table:table-cell>
          <table:table-cell table:formula="of:=IF([.A3890]=[.A389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0f2f1</text:p>
          </table:table-cell>
          <table:table-cell table:formula="of:=IF([.A3891]=[.A389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0f2f1</text:p>
          </table:table-cell>
          <table:table-cell table:formula="of:=IF([.A3892]=[.A389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e1415c</text:p>
          </table:table-cell>
          <table:table-cell table:formula="of:=IF([.A3893]=[.A389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1434f</text:p>
          </table:table-cell>
          <table:table-cell table:formula="of:=IF([.A3894]=[.A389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1443b</text:p>
          </table:table-cell>
          <table:table-cell table:formula="of:=IF([.A3895]=[.A389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15452</text:p>
          </table:table-cell>
          <table:table-cell table:formula="of:=IF([.A3896]=[.A389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16e7b</text:p>
          </table:table-cell>
          <table:table-cell table:formula="of:=IF([.A3897]=[.A389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18a50</text:p>
          </table:table-cell>
          <table:table-cell table:formula="of:=IF([.A3898]=[.A389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1e1e1</text:p>
          </table:table-cell>
          <table:table-cell table:formula="of:=IF([.A3899]=[.A390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2434b</text:p>
          </table:table-cell>
          <table:table-cell table:formula="of:=IF([.A3900]=[.A390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25136</text:p>
          </table:table-cell>
          <table:table-cell table:formula="of:=IF([.A3901]=[.A390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26c5c</text:p>
          </table:table-cell>
          <table:table-cell table:formula="of:=IF([.A3902]=[.A390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33035</text:p>
          </table:table-cell>
          <table:table-cell table:formula="of:=IF([.A3903]=[.A390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356b4</text:p>
          </table:table-cell>
          <table:table-cell table:formula="of:=IF([.A3904]=[.A390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35c58</text:p>
          </table:table-cell>
          <table:table-cell table:formula="of:=IF([.A3905]=[.A3906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e3e6f5</text:p>
          </table:table-cell>
          <table:table-cell table:formula="of:=IF([.A3906]=[.A390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3e7ee</text:p>
          </table:table-cell>
          <table:table-cell table:formula="of:=IF([.A3907]=[.A390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41c1c</text:p>
          </table:table-cell>
          <table:table-cell table:formula="of:=IF([.A3908]=[.A390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43f3f</text:p>
          </table:table-cell>
          <table:table-cell table:formula="of:=IF([.A3909]=[.A391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43f3f</text:p>
          </table:table-cell>
          <table:table-cell table:formula="of:=IF([.A3910]=[.A391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e44040</text:p>
          </table:table-cell>
          <table:table-cell table:formula="of:=IF([.A3911]=[.A391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4453b</text:p>
          </table:table-cell>
          <table:table-cell table:formula="of:=IF([.A3912]=[.A391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45e3e</text:p>
          </table:table-cell>
          <table:table-cell table:formula="of:=IF([.A3913]=[.A391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46d6d</text:p>
          </table:table-cell>
          <table:table-cell table:formula="of:=IF([.A3914]=[.A391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48282</text:p>
          </table:table-cell>
          <table:table-cell table:formula="of:=IF([.A3915]=[.A391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4c82f</text:p>
          </table:table-cell>
          <table:table-cell table:formula="of:=IF([.A3916]=[.A391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4c82f</text:p>
          </table:table-cell>
          <table:table-cell table:formula="of:=IF([.A3917]=[.A39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4c82f</text:p>
          </table:table-cell>
          <table:table-cell table:formula="of:=IF([.A3918]=[.A39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4c82f</text:p>
          </table:table-cell>
          <table:table-cell table:formula="of:=IF([.A3919]=[.A39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4c82f</text:p>
          </table:table-cell>
          <table:table-cell table:formula="of:=IF([.A3920]=[.A392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e4e4e4</text:p>
          </table:table-cell>
          <table:table-cell table:formula="of:=IF([.A3921]=[.A392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4e4e4</text:p>
          </table:table-cell>
          <table:table-cell table:formula="of:=IF([.A3922]=[.A39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4e4e4</text:p>
          </table:table-cell>
          <table:table-cell table:formula="of:=IF([.A3923]=[.A39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4e4e4</text:p>
          </table:table-cell>
          <table:table-cell table:formula="of:=IF([.A3924]=[.A39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4e4e4</text:p>
          </table:table-cell>
          <table:table-cell table:formula="of:=IF([.A3925]=[.A39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4e4e4</text:p>
          </table:table-cell>
          <table:table-cell table:formula="of:=IF([.A3926]=[.A39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4e4e4</text:p>
          </table:table-cell>
          <table:table-cell table:formula="of:=IF([.A3927]=[.A392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e52e38</text:p>
          </table:table-cell>
          <table:table-cell table:formula="of:=IF([.A3928]=[.A392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5381f</text:p>
          </table:table-cell>
          <table:table-cell table:formula="of:=IF([.A3929]=[.A393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53935</text:p>
          </table:table-cell>
          <table:table-cell table:formula="of:=IF([.A3930]=[.A393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54c41</text:p>
          </table:table-cell>
          <table:table-cell table:formula="of:=IF([.A3931]=[.A393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54c41</text:p>
          </table:table-cell>
          <table:table-cell table:formula="of:=IF([.A3932]=[.A393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e576a3</text:p>
          </table:table-cell>
          <table:table-cell table:formula="of:=IF([.A3933]=[.A393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576a3</text:p>
          </table:table-cell>
          <table:table-cell table:formula="of:=IF([.A3934]=[.A393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e5a50a</text:p>
          </table:table-cell>
          <table:table-cell table:formula="of:=IF([.A3935]=[.A393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5baf4</text:p>
          </table:table-cell>
          <table:table-cell table:formula="of:=IF([.A3936]=[.A393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5e5e5</text:p>
          </table:table-cell>
          <table:table-cell table:formula="of:=IF([.A3937]=[.A393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5e5e5</text:p>
          </table:table-cell>
          <table:table-cell table:formula="of:=IF([.A3938]=[.A39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5e5e5</text:p>
          </table:table-cell>
          <table:table-cell table:formula="of:=IF([.A3939]=[.A39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5e5e5</text:p>
          </table:table-cell>
          <table:table-cell table:formula="of:=IF([.A3940]=[.A39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5e5e5</text:p>
          </table:table-cell>
          <table:table-cell table:formula="of:=IF([.A3941]=[.A39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5e5e5</text:p>
          </table:table-cell>
          <table:table-cell table:formula="of:=IF([.A3942]=[.A39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5e5e5</text:p>
          </table:table-cell>
          <table:table-cell table:formula="of:=IF([.A3943]=[.A39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5e5e5</text:p>
          </table:table-cell>
          <table:table-cell table:formula="of:=IF([.A3944]=[.A394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e5e7e8</text:p>
          </table:table-cell>
          <table:table-cell table:formula="of:=IF([.A3945]=[.A394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5e9f0</text:p>
          </table:table-cell>
          <table:table-cell table:formula="of:=IF([.A3946]=[.A3947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e6446d</text:p>
          </table:table-cell>
          <table:table-cell table:formula="of:=IF([.A3947]=[.A394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e6446d</text:p>
          </table:table-cell>
          <table:table-cell table:formula="of:=IF([.A3948]=[.A39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e6446d</text:p>
          </table:table-cell>
          <table:table-cell table:formula="of:=IF([.A3949]=[.A395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e64646</text:p>
          </table:table-cell>
          <table:table-cell table:formula="of:=IF([.A3950]=[.A395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6756e</text:p>
          </table:table-cell>
          <table:table-cell table:formula="of:=IF([.A3951]=[.A395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67f54</text:p>
          </table:table-cell>
          <table:table-cell table:formula="of:=IF([.A3952]=[.A395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6a345</text:p>
          </table:table-cell>
          <table:table-cell table:formula="of:=IF([.A3953]=[.A395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6b260</text:p>
          </table:table-cell>
          <table:table-cell table:formula="of:=IF([.A3954]=[.A395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6dae6</text:p>
          </table:table-cell>
          <table:table-cell table:formula="of:=IF([.A3955]=[.A395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6dae6</text:p>
          </table:table-cell>
          <table:table-cell table:formula="of:=IF([.A3956]=[.A395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e6e6e6</text:p>
          </table:table-cell>
          <table:table-cell table:formula="of:=IF([.A3957]=[.A395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6e6e6</text:p>
          </table:table-cell>
          <table:table-cell table:formula="of:=IF([.A3958]=[.A39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6e6e6</text:p>
          </table:table-cell>
          <table:table-cell table:formula="of:=IF([.A3959]=[.A39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6e6e6</text:p>
          </table:table-cell>
          <table:table-cell table:formula="of:=IF([.A3960]=[.A39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6e6e6</text:p>
          </table:table-cell>
          <table:table-cell table:formula="of:=IF([.A3961]=[.A39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6e6e6</text:p>
          </table:table-cell>
          <table:table-cell table:formula="of:=IF([.A3962]=[.A39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6e6e6</text:p>
          </table:table-cell>
          <table:table-cell table:formula="of:=IF([.A3963]=[.A39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6e6e6</text:p>
          </table:table-cell>
          <table:table-cell table:formula="of:=IF([.A3964]=[.A39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6e6e6</text:p>
          </table:table-cell>
          <table:table-cell table:formula="of:=IF([.A3965]=[.A39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6e6e6</text:p>
          </table:table-cell>
          <table:table-cell table:formula="of:=IF([.A3966]=[.A39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6e6e6</text:p>
          </table:table-cell>
          <table:table-cell table:formula="of:=IF([.A3967]=[.A39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6e6e6</text:p>
          </table:table-cell>
          <table:table-cell table:formula="of:=IF([.A3968]=[.A39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6e6e6</text:p>
          </table:table-cell>
          <table:table-cell table:formula="of:=IF([.A3969]=[.A39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6e6e6</text:p>
          </table:table-cell>
          <table:table-cell table:formula="of:=IF([.A3970]=[.A39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6e6e6</text:p>
          </table:table-cell>
          <table:table-cell table:formula="of:=IF([.A3971]=[.A39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6e6e6</text:p>
          </table:table-cell>
          <table:table-cell table:formula="of:=IF([.A3972]=[.A39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6e6e6</text:p>
          </table:table-cell>
          <table:table-cell table:formula="of:=IF([.A3973]=[.A39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6e6e6</text:p>
          </table:table-cell>
          <table:table-cell table:formula="of:=IF([.A3974]=[.A39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6e6e6</text:p>
          </table:table-cell>
          <table:table-cell table:formula="of:=IF([.A3975]=[.A39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6e6e6</text:p>
          </table:table-cell>
          <table:table-cell table:formula="of:=IF([.A3976]=[.A39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6e6e6</text:p>
          </table:table-cell>
          <table:table-cell table:formula="of:=IF([.A3977]=[.A39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6e6e6</text:p>
          </table:table-cell>
          <table:table-cell table:formula="of:=IF([.A3978]=[.A39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6e6e6</text:p>
          </table:table-cell>
          <table:table-cell table:formula="of:=IF([.A3979]=[.A39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6e6e6</text:p>
          </table:table-cell>
          <table:table-cell table:formula="of:=IF([.A3980]=[.A39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6e6e6</text:p>
          </table:table-cell>
          <table:table-cell table:formula="of:=IF([.A3981]=[.A39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6e6e6</text:p>
          </table:table-cell>
          <table:table-cell table:formula="of:=IF([.A3982]=[.A39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6e6e6</text:p>
          </table:table-cell>
          <table:table-cell table:formula="of:=IF([.A3983]=[.A39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6e6e6</text:p>
          </table:table-cell>
          <table:table-cell table:formula="of:=IF([.A3984]=[.A39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6e6e6</text:p>
          </table:table-cell>
          <table:table-cell table:formula="of:=IF([.A3985]=[.A39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6e6e6</text:p>
          </table:table-cell>
          <table:table-cell table:formula="of:=IF([.A3986]=[.A39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6e6e6</text:p>
          </table:table-cell>
          <table:table-cell table:formula="of:=IF([.A3987]=[.A39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6e6e6</text:p>
          </table:table-cell>
          <table:table-cell table:formula="of:=IF([.A3988]=[.A39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6e6e6</text:p>
          </table:table-cell>
          <table:table-cell table:formula="of:=IF([.A3989]=[.A39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e6e6e6</text:p>
          </table:table-cell>
          <table:table-cell table:formula="of:=IF([.A3990]=[.A399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e6e7e8</text:p>
          </table:table-cell>
          <table:table-cell table:formula="of:=IF([.A3991]=[.A399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6ea97</text:p>
          </table:table-cell>
          <table:table-cell table:formula="of:=IF([.A3992]=[.A399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72768</text:p>
          </table:table-cell>
          <table:table-cell table:formula="of:=IF([.A3993]=[.A399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72768</text:p>
          </table:table-cell>
          <table:table-cell table:formula="of:=IF([.A3994]=[.A399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e73625</text:p>
          </table:table-cell>
          <table:table-cell table:formula="of:=IF([.A3995]=[.A399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76f08</text:p>
          </table:table-cell>
          <table:table-cell table:formula="of:=IF([.A3996]=[.A399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76f08</text:p>
          </table:table-cell>
          <table:table-cell table:formula="of:=IF([.A3997]=[.A399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e7e7e7</text:p>
          </table:table-cell>
          <table:table-cell table:formula="of:=IF([.A3998]=[.A399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82e34</text:p>
          </table:table-cell>
          <table:table-cell table:formula="of:=IF([.A3999]=[.A400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82e34</text:p>
          </table:table-cell>
          <table:table-cell table:formula="of:=IF([.A4000]=[.A400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e87778</text:p>
          </table:table-cell>
          <table:table-cell table:formula="of:=IF([.A4001]=[.A400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8e8e8</text:p>
          </table:table-cell>
          <table:table-cell table:formula="of:=IF([.A4002]=[.A400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8e8e8</text:p>
          </table:table-cell>
          <table:table-cell table:formula="of:=IF([.A4003]=[.A400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e8ebf0</text:p>
          </table:table-cell>
          <table:table-cell table:formula="of:=IF([.A4004]=[.A400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91e63</text:p>
          </table:table-cell>
          <table:table-cell table:formula="of:=IF([.A4005]=[.A400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91e63</text:p>
          </table:table-cell>
          <table:table-cell table:formula="of:=IF([.A4006]=[.A400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e93232</text:p>
          </table:table-cell>
          <table:table-cell table:formula="of:=IF([.A4007]=[.A400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94040</text:p>
          </table:table-cell>
          <table:table-cell table:formula="of:=IF([.A4008]=[.A400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94040</text:p>
          </table:table-cell>
          <table:table-cell table:formula="of:=IF([.A4009]=[.A401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e96565</text:p>
          </table:table-cell>
          <table:table-cell table:formula="of:=IF([.A4010]=[.A4011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e97cc8</text:p>
          </table:table-cell>
          <table:table-cell table:formula="of:=IF([.A4011]=[.A401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99f4b</text:p>
          </table:table-cell>
          <table:table-cell table:formula="of:=IF([.A4012]=[.A401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9e9e9</text:p>
          </table:table-cell>
          <table:table-cell table:formula="of:=IF([.A4013]=[.A401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9e9e9</text:p>
          </table:table-cell>
          <table:table-cell table:formula="of:=IF([.A4014]=[.A40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9e9e9</text:p>
          </table:table-cell>
          <table:table-cell table:formula="of:=IF([.A4015]=[.A401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e9e9f8</text:p>
          </table:table-cell>
          <table:table-cell table:formula="of:=IF([.A4016]=[.A401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9e9f8</text:p>
          </table:table-cell>
          <table:table-cell table:formula="of:=IF([.A4017]=[.A40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9e9f8</text:p>
          </table:table-cell>
          <table:table-cell table:formula="of:=IF([.A4018]=[.A401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ea4335</text:p>
          </table:table-cell>
          <table:table-cell table:formula="of:=IF([.A4019]=[.A402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a7078</text:p>
          </table:table-cell>
          <table:table-cell table:formula="of:=IF([.A4020]=[.A402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a7d46</text:p>
          </table:table-cell>
          <table:table-cell table:formula="of:=IF([.A4021]=[.A402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a8e00</text:p>
          </table:table-cell>
          <table:table-cell table:formula="of:=IF([.A4022]=[.A402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aa463</text:p>
          </table:table-cell>
          <table:table-cell table:formula="of:=IF([.A4023]=[.A402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ab100</text:p>
          </table:table-cell>
          <table:table-cell table:formula="of:=IF([.A4024]=[.A402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b2273</text:p>
          </table:table-cell>
          <table:table-cell table:formula="of:=IF([.A4025]=[.A402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b2f6a</text:p>
          </table:table-cell>
          <table:table-cell table:formula="of:=IF([.A4026]=[.A4027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eb577a</text:p>
          </table:table-cell>
          <table:table-cell table:formula="of:=IF([.A4027]=[.A402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b6447</text:p>
          </table:table-cell>
          <table:table-cell table:formula="of:=IF([.A4028]=[.A402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b8f3a</text:p>
          </table:table-cell>
          <table:table-cell table:formula="of:=IF([.A4029]=[.A403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b9329</text:p>
          </table:table-cell>
          <table:table-cell table:formula="of:=IF([.A4030]=[.A403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b953e</text:p>
          </table:table-cell>
          <table:table-cell table:formula="of:=IF([.A4031]=[.A4032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ebad51</text:p>
          </table:table-cell>
          <table:table-cell table:formula="of:=IF([.A4032]=[.A403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bddcf</text:p>
          </table:table-cell>
          <table:table-cell table:formula="of:=IF([.A4033]=[.A403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be8e8</text:p>
          </table:table-cell>
          <table:table-cell table:formula="of:=IF([.A4034]=[.A403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bebeb</text:p>
          </table:table-cell>
          <table:table-cell table:formula="of:=IF([.A4035]=[.A403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bebeb</text:p>
          </table:table-cell>
          <table:table-cell table:formula="of:=IF([.A4036]=[.A403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ebecee</text:p>
          </table:table-cell>
          <table:table-cell table:formula="of:=IF([.A4037]=[.A403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beeef</text:p>
          </table:table-cell>
          <table:table-cell table:formula="of:=IF([.A4038]=[.A403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bf3fc</text:p>
          </table:table-cell>
          <table:table-cell table:formula="of:=IF([.A4039]=[.A404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c5056</text:p>
          </table:table-cell>
          <table:table-cell table:formula="of:=IF([.A4040]=[.A404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c584f</text:p>
          </table:table-cell>
          <table:table-cell table:formula="of:=IF([.A4041]=[.A404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c5b45</text:p>
          </table:table-cell>
          <table:table-cell table:formula="of:=IF([.A4042]=[.A404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c6e28</text:p>
          </table:table-cell>
          <table:table-cell table:formula="of:=IF([.A4043]=[.A404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c8e12</text:p>
          </table:table-cell>
          <table:table-cell table:formula="of:=IF([.A4044]=[.A4045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eca973</text:p>
          </table:table-cell>
          <table:table-cell table:formula="of:=IF([.A4045]=[.A404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cb22e</text:p>
          </table:table-cell>
          <table:table-cell table:formula="of:=IF([.A4046]=[.A404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cded0</text:p>
          </table:table-cell>
          <table:table-cell table:formula="of:=IF([.A4047]=[.A404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ce1cd</text:p>
          </table:table-cell>
          <table:table-cell table:formula="of:=IF([.A4048]=[.A404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ce2f7</text:p>
          </table:table-cell>
          <table:table-cell table:formula="of:=IF([.A4049]=[.A405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ceceb</text:p>
          </table:table-cell>
          <table:table-cell table:formula="of:=IF([.A4050]=[.A405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cecec</text:p>
          </table:table-cell>
          <table:table-cell table:formula="of:=IF([.A4051]=[.A405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cecec</text:p>
          </table:table-cell>
          <table:table-cell table:formula="of:=IF([.A4052]=[.A40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cec</text:p>
          </table:table-cell>
          <table:table-cell table:formula="of:=IF([.A4053]=[.A40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cec</text:p>
          </table:table-cell>
          <table:table-cell table:formula="of:=IF([.A4054]=[.A40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cec</text:p>
          </table:table-cell>
          <table:table-cell table:formula="of:=IF([.A4055]=[.A40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cec</text:p>
          </table:table-cell>
          <table:table-cell table:formula="of:=IF([.A4056]=[.A40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cec</text:p>
          </table:table-cell>
          <table:table-cell table:formula="of:=IF([.A4057]=[.A40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cec</text:p>
          </table:table-cell>
          <table:table-cell table:formula="of:=IF([.A4058]=[.A40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cec</text:p>
          </table:table-cell>
          <table:table-cell table:formula="of:=IF([.A4059]=[.A40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cec</text:p>
          </table:table-cell>
          <table:table-cell table:formula="of:=IF([.A4060]=[.A40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cec</text:p>
          </table:table-cell>
          <table:table-cell table:formula="of:=IF([.A4061]=[.A40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cec</text:p>
          </table:table-cell>
          <table:table-cell table:formula="of:=IF([.A4062]=[.A40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cec</text:p>
          </table:table-cell>
          <table:table-cell table:formula="of:=IF([.A4063]=[.A40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cec</text:p>
          </table:table-cell>
          <table:table-cell table:formula="of:=IF([.A4064]=[.A40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cec</text:p>
          </table:table-cell>
          <table:table-cell table:formula="of:=IF([.A4065]=[.A40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cec</text:p>
          </table:table-cell>
          <table:table-cell table:formula="of:=IF([.A4066]=[.A40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cec</text:p>
          </table:table-cell>
          <table:table-cell table:formula="of:=IF([.A4067]=[.A40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cec</text:p>
          </table:table-cell>
          <table:table-cell table:formula="of:=IF([.A4068]=[.A40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cec</text:p>
          </table:table-cell>
          <table:table-cell table:formula="of:=IF([.A4069]=[.A40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cec</text:p>
          </table:table-cell>
          <table:table-cell table:formula="of:=IF([.A4070]=[.A40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cec</text:p>
          </table:table-cell>
          <table:table-cell table:formula="of:=IF([.A4071]=[.A40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cec</text:p>
          </table:table-cell>
          <table:table-cell table:formula="of:=IF([.A4072]=[.A40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cec</text:p>
          </table:table-cell>
          <table:table-cell table:formula="of:=IF([.A4073]=[.A40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cec</text:p>
          </table:table-cell>
          <table:table-cell table:formula="of:=IF([.A4074]=[.A40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cec</text:p>
          </table:table-cell>
          <table:table-cell table:formula="of:=IF([.A4075]=[.A40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cec</text:p>
          </table:table-cell>
          <table:table-cell table:formula="of:=IF([.A4076]=[.A40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cec</text:p>
          </table:table-cell>
          <table:table-cell table:formula="of:=IF([.A4077]=[.A40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cec</text:p>
          </table:table-cell>
          <table:table-cell table:formula="of:=IF([.A4078]=[.A40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cec</text:p>
          </table:table-cell>
          <table:table-cell table:formula="of:=IF([.A4079]=[.A40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cec</text:p>
          </table:table-cell>
          <table:table-cell table:formula="of:=IF([.A4080]=[.A408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eceff1</text:p>
          </table:table-cell>
          <table:table-cell table:formula="of:=IF([.A4081]=[.A408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ceff1</text:p>
          </table:table-cell>
          <table:table-cell table:formula="of:=IF([.A4082]=[.A40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ff1</text:p>
          </table:table-cell>
          <table:table-cell table:formula="of:=IF([.A4083]=[.A40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ff1</text:p>
          </table:table-cell>
          <table:table-cell table:formula="of:=IF([.A4084]=[.A40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ff1</text:p>
          </table:table-cell>
          <table:table-cell table:formula="of:=IF([.A4085]=[.A40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ff1</text:p>
          </table:table-cell>
          <table:table-cell table:formula="of:=IF([.A4086]=[.A408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eceff4</text:p>
          </table:table-cell>
          <table:table-cell table:formula="of:=IF([.A4087]=[.A408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ceff4</text:p>
          </table:table-cell>
          <table:table-cell table:formula="of:=IF([.A4088]=[.A40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ff4</text:p>
          </table:table-cell>
          <table:table-cell table:formula="of:=IF([.A4089]=[.A40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ceff4</text:p>
          </table:table-cell>
          <table:table-cell table:formula="of:=IF([.A4090]=[.A409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ed333b</text:p>
          </table:table-cell>
          <table:table-cell table:formula="of:=IF([.A4091]=[.A409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d333b</text:p>
          </table:table-cell>
          <table:table-cell table:formula="of:=IF([.A4092]=[.A409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ed4964</text:p>
          </table:table-cell>
          <table:table-cell table:formula="of:=IF([.A4093]=[.A4094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ed5353</text:p>
          </table:table-cell>
          <table:table-cell table:formula="of:=IF([.A4094]=[.A409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d5d44</text:p>
          </table:table-cell>
          <table:table-cell table:formula="of:=IF([.A4095]=[.A409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ddf36</text:p>
          </table:table-cell>
          <table:table-cell table:formula="of:=IF([.A4096]=[.A409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deeef</text:p>
          </table:table-cell>
          <table:table-cell table:formula="of:=IF([.A4097]=[.A409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e4055</text:p>
          </table:table-cell>
          <table:table-cell table:formula="of:=IF([.A4098]=[.A409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e4b5f</text:p>
          </table:table-cell>
          <table:table-cell table:formula="of:=IF([.A4099]=[.A410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e4c4c</text:p>
          </table:table-cell>
          <table:table-cell table:formula="of:=IF([.A4100]=[.A410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e526c</text:p>
          </table:table-cell>
          <table:table-cell table:formula="of:=IF([.A4101]=[.A410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ee</text:p>
          </table:table-cell>
          <table:table-cell table:formula="of:=IF([.A4102]=[.A410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ee</text:p>
          </table:table-cell>
          <table:table-cell table:formula="of:=IF([.A4103]=[.A41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</text:p>
          </table:table-cell>
          <table:table-cell table:formula="of:=IF([.A4104]=[.A410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eeebcd</text:p>
          </table:table-cell>
          <table:table-cell table:formula="of:=IF([.A4105]=[.A410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eebcd</text:p>
          </table:table-cell>
          <table:table-cell table:formula="of:=IF([.A4106]=[.A41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bcd</text:p>
          </table:table-cell>
          <table:table-cell table:formula="of:=IF([.A4107]=[.A41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bcd</text:p>
          </table:table-cell>
          <table:table-cell table:formula="of:=IF([.A4108]=[.A41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bcd</text:p>
          </table:table-cell>
          <table:table-cell table:formula="of:=IF([.A4109]=[.A41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bcd</text:p>
          </table:table-cell>
          <table:table-cell table:formula="of:=IF([.A4110]=[.A41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bcd</text:p>
          </table:table-cell>
          <table:table-cell table:formula="of:=IF([.A4111]=[.A41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bcd</text:p>
          </table:table-cell>
          <table:table-cell table:formula="of:=IF([.A4112]=[.A41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bcd</text:p>
          </table:table-cell>
          <table:table-cell table:formula="of:=IF([.A4113]=[.A41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bcd</text:p>
          </table:table-cell>
          <table:table-cell table:formula="of:=IF([.A4114]=[.A411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eeedff</text:p>
          </table:table-cell>
          <table:table-cell table:formula="of:=IF([.A4115]=[.A411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eedff</text:p>
          </table:table-cell>
          <table:table-cell table:formula="of:=IF([.A4116]=[.A411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eeeeee</text:p>
          </table:table-cell>
          <table:table-cell table:formula="of:=IF([.A4117]=[.A411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18]=[.A41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19]=[.A41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20]=[.A41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21]=[.A41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22]=[.A41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23]=[.A41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24]=[.A41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25]=[.A41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26]=[.A41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27]=[.A41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28]=[.A41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29]=[.A41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30]=[.A41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31]=[.A41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32]=[.A41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33]=[.A41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34]=[.A41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35]=[.A41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36]=[.A41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37]=[.A41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38]=[.A41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39]=[.A41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40]=[.A41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41]=[.A41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42]=[.A41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43]=[.A41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44]=[.A41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45]=[.A41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46]=[.A41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47]=[.A41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48]=[.A41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49]=[.A41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50]=[.A41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51]=[.A41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52]=[.A41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53]=[.A41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54]=[.A41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55]=[.A41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56]=[.A41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57]=[.A41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58]=[.A41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59]=[.A41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60]=[.A41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61]=[.A41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62]=[.A41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63]=[.A41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64]=[.A41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65]=[.A41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66]=[.A41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67]=[.A41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68]=[.A41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69]=[.A41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70]=[.A41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71]=[.A41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72]=[.A41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73]=[.A41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74]=[.A41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75]=[.A41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76]=[.A41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77]=[.A41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78]=[.A41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79]=[.A41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80]=[.A41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81]=[.A41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82]=[.A41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83]=[.A41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84]=[.A41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85]=[.A41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86]=[.A41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87]=[.A41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88]=[.A41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89]=[.A41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90]=[.A41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91]=[.A41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92]=[.A41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93]=[.A41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94]=[.A41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95]=[.A41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96]=[.A41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97]=[.A41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98]=[.A41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199]=[.A42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00]=[.A42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01]=[.A42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02]=[.A42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03]=[.A42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04]=[.A42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05]=[.A42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06]=[.A42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07]=[.A42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08]=[.A42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09]=[.A42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10]=[.A42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11]=[.A42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12]=[.A42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13]=[.A42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14]=[.A42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15]=[.A42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16]=[.A42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17]=[.A42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18]=[.A42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19]=[.A42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20]=[.A42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21]=[.A42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22]=[.A42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23]=[.A42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24]=[.A42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25]=[.A42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26]=[.A42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27]=[.A42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28]=[.A42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29]=[.A42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30]=[.A42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31]=[.A42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32]=[.A42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33]=[.A42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34]=[.A42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35]=[.A42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36]=[.A42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37]=[.A42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38]=[.A42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39]=[.A42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40]=[.A42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41]=[.A42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42]=[.A42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43]=[.A42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44]=[.A42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45]=[.A42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46]=[.A42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47]=[.A42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48]=[.A42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49]=[.A42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eeeee</text:p>
          </table:table-cell>
          <table:table-cell table:formula="of:=IF([.A4250]=[.A42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eeeeee</text:p>
          </table:table-cell>
          <table:table-cell table:formula="of:=IF([.A4251]=[.A425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ef4155</text:p>
          </table:table-cell>
          <table:table-cell table:formula="of:=IF([.A4252]=[.A425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f4155</text:p>
          </table:table-cell>
          <table:table-cell table:formula="of:=IF([.A4253]=[.A425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ef4a5b</text:p>
          </table:table-cell>
          <table:table-cell table:formula="of:=IF([.A4254]=[.A425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f4a5b</text:p>
          </table:table-cell>
          <table:table-cell table:formula="of:=IF([.A4255]=[.A42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f4a5b</text:p>
          </table:table-cell>
          <table:table-cell table:formula="of:=IF([.A4256]=[.A42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ef4a5b</text:p>
          </table:table-cell>
          <table:table-cell table:formula="of:=IF([.A4257]=[.A425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ef5350</text:p>
          </table:table-cell>
          <table:table-cell table:formula="of:=IF([.A4258]=[.A425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f5350</text:p>
          </table:table-cell>
          <table:table-cell table:formula="of:=IF([.A4259]=[.A426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ef5b74</text:p>
          </table:table-cell>
          <table:table-cell table:formula="of:=IF([.A4260]=[.A426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f746d</text:p>
          </table:table-cell>
          <table:table-cell table:formula="of:=IF([.A4261]=[.A426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f8d2f</text:p>
          </table:table-cell>
          <table:table-cell table:formula="of:=IF([.A4262]=[.A426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f9a9a</text:p>
          </table:table-cell>
          <table:table-cell table:formula="of:=IF([.A4263]=[.A426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fa724</text:p>
          </table:table-cell>
          <table:table-cell table:formula="of:=IF([.A4264]=[.A426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fa724</text:p>
          </table:table-cell>
          <table:table-cell table:formula="of:=IF([.A4265]=[.A426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efb458</text:p>
          </table:table-cell>
          <table:table-cell table:formula="of:=IF([.A4266]=[.A426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efc84a</text:p>
          </table:table-cell>
          <table:table-cell table:formula="of:=IF([.A4267]=[.A426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fc84a</text:p>
          </table:table-cell>
          <table:table-cell table:formula="of:=IF([.A4268]=[.A426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eff0f1</text:p>
          </table:table-cell>
          <table:table-cell table:formula="of:=IF([.A4269]=[.A427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eff0f1</text:p>
          </table:table-cell>
          <table:table-cell table:formula="of:=IF([.A4270]=[.A427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eff7fc</text:p>
          </table:table-cell>
          <table:table-cell table:formula="of:=IF([.A4271]=[.A427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03030</text:p>
          </table:table-cell>
          <table:table-cell table:formula="of:=IF([.A4272]=[.A427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05242</text:p>
          </table:table-cell>
          <table:table-cell table:formula="of:=IF([.A4273]=[.A427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06292</text:p>
          </table:table-cell>
          <table:table-cell table:formula="of:=IF([.A4274]=[.A427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08616</text:p>
          </table:table-cell>
          <table:table-cell table:formula="of:=IF([.A4275]=[.A427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08705</text:p>
          </table:table-cell>
          <table:table-cell table:formula="of:=IF([.A4276]=[.A4277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09020</text:p>
          </table:table-cell>
          <table:table-cell table:formula="of:=IF([.A4277]=[.A427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09e19</text:p>
          </table:table-cell>
          <table:table-cell table:formula="of:=IF([.A4278]=[.A427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0bb24</text:p>
          </table:table-cell>
          <table:table-cell table:formula="of:=IF([.A4279]=[.A428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0d069</text:p>
          </table:table-cell>
          <table:table-cell table:formula="of:=IF([.A4280]=[.A428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0dfe5</text:p>
          </table:table-cell>
          <table:table-cell table:formula="of:=IF([.A4281]=[.A428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0f0f0</text:p>
          </table:table-cell>
          <table:table-cell table:formula="of:=IF([.A4282]=[.A428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0f0f0</text:p>
          </table:table-cell>
          <table:table-cell table:formula="of:=IF([.A4283]=[.A42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0f0f0</text:p>
          </table:table-cell>
          <table:table-cell table:formula="of:=IF([.A4284]=[.A42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0f0f0</text:p>
          </table:table-cell>
          <table:table-cell table:formula="of:=IF([.A4285]=[.A42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0f0f0</text:p>
          </table:table-cell>
          <table:table-cell table:formula="of:=IF([.A4286]=[.A428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13758</text:p>
          </table:table-cell>
          <table:table-cell table:formula="of:=IF([.A4287]=[.A428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15976</text:p>
          </table:table-cell>
          <table:table-cell table:formula="of:=IF([.A4288]=[.A428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1614b</text:p>
          </table:table-cell>
          <table:table-cell table:formula="of:=IF([.A4289]=[.A429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16f41</text:p>
          </table:table-cell>
          <table:table-cell table:formula="of:=IF([.A4290]=[.A429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18d00</text:p>
          </table:table-cell>
          <table:table-cell table:formula="of:=IF([.A4291]=[.A429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19d1e</text:p>
          </table:table-cell>
          <table:table-cell table:formula="of:=IF([.A4292]=[.A429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1b741</text:p>
          </table:table-cell>
          <table:table-cell table:formula="of:=IF([.A4293]=[.A4294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1c36c</text:p>
          </table:table-cell>
          <table:table-cell table:formula="of:=IF([.A4294]=[.A429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1c852</text:p>
          </table:table-cell>
          <table:table-cell table:formula="of:=IF([.A4295]=[.A429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1f3f4</text:p>
          </table:table-cell>
          <table:table-cell table:formula="of:=IF([.A4296]=[.A429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1fa8c</text:p>
          </table:table-cell>
          <table:table-cell table:formula="of:=IF([.A4297]=[.A429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1fa8c</text:p>
          </table:table-cell>
          <table:table-cell table:formula="of:=IF([.A4298]=[.A42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1fa8c</text:p>
          </table:table-cell>
          <table:table-cell table:formula="of:=IF([.A4299]=[.A43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1fa8c</text:p>
          </table:table-cell>
          <table:table-cell table:formula="of:=IF([.A4300]=[.A43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1fa8c</text:p>
          </table:table-cell>
          <table:table-cell table:formula="of:=IF([.A4301]=[.A43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1fa8c</text:p>
          </table:table-cell>
          <table:table-cell table:formula="of:=IF([.A4302]=[.A43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1fa8c</text:p>
          </table:table-cell>
          <table:table-cell table:formula="of:=IF([.A4303]=[.A43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1fa8c</text:p>
          </table:table-cell>
          <table:table-cell table:formula="of:=IF([.A4304]=[.A430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22c42</text:p>
          </table:table-cell>
          <table:table-cell table:formula="of:=IF([.A4305]=[.A430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f22c42</text:p>
          </table:table-cell>
          <table:table-cell table:formula="of:=IF([.A4306]=[.A43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22c42</text:p>
          </table:table-cell>
          <table:table-cell table:formula="of:=IF([.A4307]=[.A43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22c42</text:p>
          </table:table-cell>
          <table:table-cell table:formula="of:=IF([.A4308]=[.A430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22c65</text:p>
          </table:table-cell>
          <table:table-cell table:formula="of:=IF([.A4309]=[.A431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23d35</text:p>
          </table:table-cell>
          <table:table-cell table:formula="of:=IF([.A4310]=[.A431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24e1e</text:p>
          </table:table-cell>
          <table:table-cell table:formula="of:=IF([.A4311]=[.A431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2723c</text:p>
          </table:table-cell>
          <table:table-cell table:formula="of:=IF([.A4312]=[.A4313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2793c</text:p>
          </table:table-cell>
          <table:table-cell table:formula="of:=IF([.A4313]=[.A431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2793f</text:p>
          </table:table-cell>
          <table:table-cell table:formula="of:=IF([.A4314]=[.A431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2793f</text:p>
          </table:table-cell>
          <table:table-cell table:formula="of:=IF([.A4315]=[.A431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2bc4e</text:p>
          </table:table-cell>
          <table:table-cell table:formula="of:=IF([.A4316]=[.A431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2efe6</text:p>
          </table:table-cell>
          <table:table-cell table:formula="of:=IF([.A4317]=[.A431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2f2f2</text:p>
          </table:table-cell>
          <table:table-cell table:formula="of:=IF([.A4318]=[.A431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19]=[.A43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20]=[.A43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21]=[.A43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22]=[.A43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23]=[.A43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24]=[.A43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25]=[.A43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26]=[.A43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27]=[.A43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28]=[.A43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29]=[.A43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30]=[.A43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31]=[.A43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32]=[.A43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33]=[.A43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34]=[.A43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35]=[.A43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36]=[.A43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37]=[.A43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38]=[.A43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39]=[.A43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40]=[.A43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41]=[.A43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42]=[.A43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43]=[.A43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44]=[.A43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45]=[.A43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46]=[.A43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47]=[.A43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48]=[.A43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49]=[.A43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50]=[.A43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51]=[.A43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52]=[.A43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53]=[.A43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54]=[.A43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55]=[.A43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56]=[.A43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57]=[.A43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58]=[.A43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59]=[.A43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60]=[.A43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61]=[.A43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62]=[.A43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63]=[.A43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64]=[.A43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65]=[.A43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66]=[.A43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67]=[.A43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68]=[.A43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69]=[.A43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70]=[.A43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71]=[.A43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72]=[.A43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73]=[.A43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74]=[.A43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75]=[.A43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76]=[.A43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77]=[.A43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78]=[.A43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79]=[.A43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80]=[.A43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81]=[.A43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82]=[.A43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83]=[.A43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84]=[.A43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85]=[.A43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86]=[.A43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87]=[.A43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88]=[.A43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89]=[.A43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90]=[.A43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91]=[.A43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92]=[.A43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93]=[.A43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2f2f2</text:p>
          </table:table-cell>
          <table:table-cell table:formula="of:=IF([.A4394]=[.A43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2f2f2</text:p>
          </table:table-cell>
          <table:table-cell table:formula="of:=IF([.A4395]=[.A43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2f2f2</text:p>
          </table:table-cell>
          <table:table-cell table:formula="of:=IF([.A4396]=[.A439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f2f2fa</text:p>
          </table:table-cell>
          <table:table-cell table:formula="of:=IF([.A4397]=[.A439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2f8fa</text:p>
          </table:table-cell>
          <table:table-cell table:formula="of:=IF([.A4398]=[.A439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33434</text:p>
          </table:table-cell>
          <table:table-cell table:formula="of:=IF([.A4399]=[.A440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34235</text:p>
          </table:table-cell>
          <table:table-cell table:formula="of:=IF([.A4400]=[.A440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34f17</text:p>
          </table:table-cell>
          <table:table-cell table:formula="of:=IF([.A4401]=[.A440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f34f17</text:p>
          </table:table-cell>
          <table:table-cell table:formula="of:=IF([.A4402]=[.A44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34f17</text:p>
          </table:table-cell>
          <table:table-cell table:formula="of:=IF([.A4403]=[.A44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34f17</text:p>
          </table:table-cell>
          <table:table-cell table:formula="of:=IF([.A4404]=[.A440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f35450</text:p>
          </table:table-cell>
          <table:table-cell table:formula="of:=IF([.A4405]=[.A440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f35450</text:p>
          </table:table-cell>
          <table:table-cell table:formula="of:=IF([.A4406]=[.A440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35706</text:p>
          </table:table-cell>
          <table:table-cell table:formula="of:=IF([.A4407]=[.A440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35852</text:p>
          </table:table-cell>
          <table:table-cell table:formula="of:=IF([.A4408]=[.A440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35a23</text:p>
          </table:table-cell>
          <table:table-cell table:formula="of:=IF([.A4409]=[.A441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35a23</text:p>
          </table:table-cell>
          <table:table-cell table:formula="of:=IF([.A4410]=[.A441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36137</text:p>
          </table:table-cell>
          <table:table-cell table:formula="of:=IF([.A4411]=[.A441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36856</text:p>
          </table:table-cell>
          <table:table-cell table:formula="of:=IF([.A4412]=[.A441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37726</text:p>
          </table:table-cell>
          <table:table-cell table:formula="of:=IF([.A4413]=[.A4414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37f53</text:p>
          </table:table-cell>
          <table:table-cell table:formula="of:=IF([.A4414]=[.A441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39c12</text:p>
          </table:table-cell>
          <table:table-cell table:formula="of:=IF([.A4415]=[.A441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39c12</text:p>
          </table:table-cell>
          <table:table-cell table:formula="of:=IF([.A4416]=[.A44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39c12</text:p>
          </table:table-cell>
          <table:table-cell table:formula="of:=IF([.A4417]=[.A441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3c22b</text:p>
          </table:table-cell>
          <table:table-cell table:formula="of:=IF([.A4418]=[.A441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3f3f3</text:p>
          </table:table-cell>
          <table:table-cell table:formula="of:=IF([.A4419]=[.A442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3faa6</text:p>
          </table:table-cell>
          <table:table-cell table:formula="of:=IF([.A4420]=[.A442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43d53</text:p>
          </table:table-cell>
          <table:table-cell table:formula="of:=IF([.A4421]=[.A442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44</text:p>
          </table:table-cell>
          <table:table-cell table:formula="of:=IF([.A4422]=[.A442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44</text:p>
          </table:table-cell>
          <table:table-cell table:formula="of:=IF([.A4423]=[.A442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44040</text:p>
          </table:table-cell>
          <table:table-cell table:formula="of:=IF([.A4424]=[.A442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44040</text:p>
          </table:table-cell>
          <table:table-cell table:formula="of:=IF([.A4425]=[.A442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4416b</text:p>
          </table:table-cell>
          <table:table-cell table:formula="of:=IF([.A4426]=[.A442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44336</text:p>
          </table:table-cell>
          <table:table-cell table:formula="of:=IF([.A4427]=[.A442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44336</text:p>
          </table:table-cell>
          <table:table-cell table:formula="of:=IF([.A4428]=[.A44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44336</text:p>
          </table:table-cell>
          <table:table-cell table:formula="of:=IF([.A4429]=[.A443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f46062</text:p>
          </table:table-cell>
          <table:table-cell table:formula="of:=IF([.A4430]=[.A443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f46062</text:p>
          </table:table-cell>
          <table:table-cell table:formula="of:=IF([.A4431]=[.A443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4685c</text:p>
          </table:table-cell>
          <table:table-cell table:formula="of:=IF([.A4432]=[.A443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4782e</text:p>
          </table:table-cell>
          <table:table-cell table:formula="of:=IF([.A4433]=[.A443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49a2a</text:p>
          </table:table-cell>
          <table:table-cell table:formula="of:=IF([.A4434]=[.A443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4a01b</text:p>
          </table:table-cell>
          <table:table-cell table:formula="of:=IF([.A4435]=[.A443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4a11d</text:p>
          </table:table-cell>
          <table:table-cell table:formula="of:=IF([.A4436]=[.A443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4d035</text:p>
          </table:table-cell>
          <table:table-cell table:formula="of:=IF([.A4437]=[.A443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4d44a</text:p>
          </table:table-cell>
          <table:table-cell table:formula="of:=IF([.A4438]=[.A443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4d984</text:p>
          </table:table-cell>
          <table:table-cell table:formula="of:=IF([.A4439]=[.A444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4e7db</text:p>
          </table:table-cell>
          <table:table-cell table:formula="of:=IF([.A4440]=[.A444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4f0f4</text:p>
          </table:table-cell>
          <table:table-cell table:formula="of:=IF([.A4441]=[.A444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4fcff</text:p>
          </table:table-cell>
          <table:table-cell table:formula="of:=IF([.A4442]=[.A444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5348d</text:p>
          </table:table-cell>
          <table:table-cell table:formula="of:=IF([.A4443]=[.A444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54646</text:p>
          </table:table-cell>
          <table:table-cell table:formula="of:=IF([.A4444]=[.A444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54c3f</text:p>
          </table:table-cell>
          <table:table-cell table:formula="of:=IF([.A4445]=[.A444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54c5d</text:p>
          </table:table-cell>
          <table:table-cell table:formula="of:=IF([.A4446]=[.A444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55</text:p>
          </table:table-cell>
          <table:table-cell table:formula="of:=IF([.A4447]=[.A444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55</text:p>
          </table:table-cell>
          <table:table-cell table:formula="of:=IF([.A4448]=[.A44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55</text:p>
          </table:table-cell>
          <table:table-cell table:formula="of:=IF([.A4449]=[.A44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55</text:p>
          </table:table-cell>
          <table:table-cell table:formula="of:=IF([.A4450]=[.A44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55</text:p>
          </table:table-cell>
          <table:table-cell table:formula="of:=IF([.A4451]=[.A44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55</text:p>
          </table:table-cell>
          <table:table-cell table:formula="of:=IF([.A4452]=[.A44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55</text:p>
          </table:table-cell>
          <table:table-cell table:formula="of:=IF([.A4453]=[.A44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55</text:p>
          </table:table-cell>
          <table:table-cell table:formula="of:=IF([.A4454]=[.A44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55</text:p>
          </table:table-cell>
          <table:table-cell table:formula="of:=IF([.A4455]=[.A44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55</text:p>
          </table:table-cell>
          <table:table-cell table:formula="of:=IF([.A4456]=[.A44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55</text:p>
          </table:table-cell>
          <table:table-cell table:formula="of:=IF([.A4457]=[.A44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55</text:p>
          </table:table-cell>
          <table:table-cell table:formula="of:=IF([.A4458]=[.A44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55</text:p>
          </table:table-cell>
          <table:table-cell table:formula="of:=IF([.A4459]=[.A44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55</text:p>
          </table:table-cell>
          <table:table-cell table:formula="of:=IF([.A4460]=[.A44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55</text:p>
          </table:table-cell>
          <table:table-cell table:formula="of:=IF([.A4461]=[.A44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55</text:p>
          </table:table-cell>
          <table:table-cell table:formula="of:=IF([.A4462]=[.A44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55</text:p>
          </table:table-cell>
          <table:table-cell table:formula="of:=IF([.A4463]=[.A44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55</text:p>
          </table:table-cell>
          <table:table-cell table:formula="of:=IF([.A4464]=[.A44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55</text:p>
          </table:table-cell>
          <table:table-cell table:formula="of:=IF([.A4465]=[.A44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55</text:p>
          </table:table-cell>
          <table:table-cell table:formula="of:=IF([.A4466]=[.A44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55</text:p>
          </table:table-cell>
          <table:table-cell table:formula="of:=IF([.A4467]=[.A44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55</text:p>
          </table:table-cell>
          <table:table-cell table:formula="of:=IF([.A4468]=[.A44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55</text:p>
          </table:table-cell>
          <table:table-cell table:formula="of:=IF([.A4469]=[.A44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55</text:p>
          </table:table-cell>
          <table:table-cell table:formula="of:=IF([.A4470]=[.A447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55872</text:p>
          </table:table-cell>
          <table:table-cell table:formula="of:=IF([.A4471]=[.A447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57953</text:p>
          </table:table-cell>
          <table:table-cell table:formula="of:=IF([.A4472]=[.A447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57c00</text:p>
          </table:table-cell>
          <table:table-cell table:formula="of:=IF([.A4473]=[.A4474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5980c</text:p>
          </table:table-cell>
          <table:table-cell table:formula="of:=IF([.A4474]=[.A4475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5990e</text:p>
          </table:table-cell>
          <table:table-cell table:formula="of:=IF([.A4475]=[.A447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f5990e</text:p>
          </table:table-cell>
          <table:table-cell table:formula="of:=IF([.A4476]=[.A447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5ab00</text:p>
          </table:table-cell>
          <table:table-cell table:formula="of:=IF([.A4477]=[.A447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5c211</text:p>
          </table:table-cell>
          <table:table-cell table:formula="of:=IF([.A4478]=[.A447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5cdcd</text:p>
          </table:table-cell>
          <table:table-cell table:formula="of:=IF([.A4479]=[.A448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5ce17</text:p>
          </table:table-cell>
          <table:table-cell table:formula="of:=IF([.A4480]=[.A448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5de68</text:p>
          </table:table-cell>
          <table:table-cell table:formula="of:=IF([.A4481]=[.A448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5de68</text:p>
          </table:table-cell>
          <table:table-cell table:formula="of:=IF([.A4482]=[.A44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5de68</text:p>
          </table:table-cell>
          <table:table-cell table:formula="of:=IF([.A4483]=[.A448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5f5f5</text:p>
          </table:table-cell>
          <table:table-cell table:formula="of:=IF([.A4484]=[.A448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5f5f5</text:p>
          </table:table-cell>
          <table:table-cell table:formula="of:=IF([.A4485]=[.A44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5f5f5</text:p>
          </table:table-cell>
          <table:table-cell table:formula="of:=IF([.A4486]=[.A448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f62a5e</text:p>
          </table:table-cell>
          <table:table-cell table:formula="of:=IF([.A4487]=[.A4488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62e61</text:p>
          </table:table-cell>
          <table:table-cell table:formula="of:=IF([.A4488]=[.A448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62f09</text:p>
          </table:table-cell>
          <table:table-cell table:formula="of:=IF([.A4489]=[.A4490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63163</text:p>
          </table:table-cell>
          <table:table-cell table:formula="of:=IF([.A4490]=[.A449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6476b</text:p>
          </table:table-cell>
          <table:table-cell table:formula="of:=IF([.A4491]=[.A449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6476b</text:p>
          </table:table-cell>
          <table:table-cell table:formula="of:=IF([.A4492]=[.A449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f65252</text:p>
          </table:table-cell>
          <table:table-cell table:formula="of:=IF([.A4493]=[.A449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66151</text:p>
          </table:table-cell>
          <table:table-cell table:formula="of:=IF([.A4494]=[.A449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66151</text:p>
          </table:table-cell>
          <table:table-cell table:formula="of:=IF([.A4495]=[.A449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66f6f</text:p>
          </table:table-cell>
          <table:table-cell table:formula="of:=IF([.A4496]=[.A449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6744a</text:p>
          </table:table-cell>
          <table:table-cell table:formula="of:=IF([.A4497]=[.A449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67d7d</text:p>
          </table:table-cell>
          <table:table-cell table:formula="of:=IF([.A4498]=[.A449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68855</text:p>
          </table:table-cell>
          <table:table-cell table:formula="of:=IF([.A4499]=[.A450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68e15</text:p>
          </table:table-cell>
          <table:table-cell table:formula="of:=IF([.A4500]=[.A450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69696</text:p>
          </table:table-cell>
          <table:table-cell table:formula="of:=IF([.A4501]=[.A450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6aa08</text:p>
          </table:table-cell>
          <table:table-cell table:formula="of:=IF([.A4502]=[.A450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6b44d</text:p>
          </table:table-cell>
          <table:table-cell table:formula="of:=IF([.A4503]=[.A450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6d152</text:p>
          </table:table-cell>
          <table:table-cell table:formula="of:=IF([.A4504]=[.A450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6d32e</text:p>
          </table:table-cell>
          <table:table-cell table:formula="of:=IF([.A4505]=[.A450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6f5f4</text:p>
          </table:table-cell>
          <table:table-cell table:formula="of:=IF([.A4506]=[.A450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6f5f4</text:p>
          </table:table-cell>
          <table:table-cell table:formula="of:=IF([.A4507]=[.A45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6f5f4</text:p>
          </table:table-cell>
          <table:table-cell table:formula="of:=IF([.A4508]=[.A45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6f5f4</text:p>
          </table:table-cell>
          <table:table-cell table:formula="of:=IF([.A4509]=[.A45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6f5f4</text:p>
          </table:table-cell>
          <table:table-cell table:formula="of:=IF([.A4510]=[.A45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6f5f4</text:p>
          </table:table-cell>
          <table:table-cell table:formula="of:=IF([.A4511]=[.A45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6f5f4</text:p>
          </table:table-cell>
          <table:table-cell table:formula="of:=IF([.A4512]=[.A45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6f5f4</text:p>
          </table:table-cell>
          <table:table-cell table:formula="of:=IF([.A4513]=[.A451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73e59</text:p>
          </table:table-cell>
          <table:table-cell table:formula="of:=IF([.A4514]=[.A4515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76628</text:p>
          </table:table-cell>
          <table:table-cell table:formula="of:=IF([.A4515]=[.A451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77d58</text:p>
          </table:table-cell>
          <table:table-cell table:formula="of:=IF([.A4516]=[.A451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7941e</text:p>
          </table:table-cell>
          <table:table-cell table:formula="of:=IF([.A4517]=[.A4518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7a42d</text:p>
          </table:table-cell>
          <table:table-cell table:formula="of:=IF([.A4518]=[.A451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7a931</text:p>
          </table:table-cell>
          <table:table-cell table:formula="of:=IF([.A4519]=[.A452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7bf32</text:p>
          </table:table-cell>
          <table:table-cell table:formula="of:=IF([.A4520]=[.A4521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7bfaf</text:p>
          </table:table-cell>
          <table:table-cell table:formula="of:=IF([.A4521]=[.A452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7c42a</text:p>
          </table:table-cell>
          <table:table-cell table:formula="of:=IF([.A4522]=[.A452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7d83f</text:p>
          </table:table-cell>
          <table:table-cell table:formula="of:=IF([.A4523]=[.A452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7ddc1</text:p>
          </table:table-cell>
          <table:table-cell table:formula="of:=IF([.A4524]=[.A452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7e8b1</text:p>
          </table:table-cell>
          <table:table-cell table:formula="of:=IF([.A4525]=[.A452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7f7f7</text:p>
          </table:table-cell>
          <table:table-cell table:formula="of:=IF([.A4526]=[.A452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7f7f8</text:p>
          </table:table-cell>
          <table:table-cell table:formula="of:=IF([.A4527]=[.A452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88107</text:p>
          </table:table-cell>
          <table:table-cell table:formula="of:=IF([.A4528]=[.A452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88c16</text:p>
          </table:table-cell>
          <table:table-cell table:formula="of:=IF([.A4529]=[.A453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88e45</text:p>
          </table:table-cell>
          <table:table-cell table:formula="of:=IF([.A4530]=[.A453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88e45</text:p>
          </table:table-cell>
          <table:table-cell table:formula="of:=IF([.A4531]=[.A45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8e45</text:p>
          </table:table-cell>
          <table:table-cell table:formula="of:=IF([.A4532]=[.A453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8901b</text:p>
          </table:table-cell>
          <table:table-cell table:formula="of:=IF([.A4533]=[.A453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89d30</text:p>
          </table:table-cell>
          <table:table-cell table:formula="of:=IF([.A4534]=[.A453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8c04a</text:p>
          </table:table-cell>
          <table:table-cell table:formula="of:=IF([.A4535]=[.A453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8c123</text:p>
          </table:table-cell>
          <table:table-cell table:formula="of:=IF([.A4536]=[.A453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8f8f2</text:p>
          </table:table-cell>
          <table:table-cell table:formula="of:=IF([.A4537]=[.A453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38]=[.A45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39]=[.A45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40]=[.A45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41]=[.A45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42]=[.A45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43]=[.A45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44]=[.A45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45]=[.A45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46]=[.A45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47]=[.A45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48]=[.A45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49]=[.A45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50]=[.A45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51]=[.A45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52]=[.A45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53]=[.A45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54]=[.A45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55]=[.A45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56]=[.A45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57]=[.A45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58]=[.A45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59]=[.A45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60]=[.A45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61]=[.A45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62]=[.A45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63]=[.A45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64]=[.A45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65]=[.A45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66]=[.A45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67]=[.A45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68]=[.A45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69]=[.A45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70]=[.A45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71]=[.A45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72]=[.A45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73]=[.A45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74]=[.A45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75]=[.A45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76]=[.A45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77]=[.A45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78]=[.A45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79]=[.A45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80]=[.A45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81]=[.A45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82]=[.A45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83]=[.A45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84]=[.A45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85]=[.A45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86]=[.A45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87]=[.A45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88]=[.A45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89]=[.A45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90]=[.A45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91]=[.A45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92]=[.A45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93]=[.A45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94]=[.A45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95]=[.A45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96]=[.A45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97]=[.A45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98]=[.A45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599]=[.A46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00]=[.A46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01]=[.A46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02]=[.A46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03]=[.A46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04]=[.A46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05]=[.A46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06]=[.A46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07]=[.A46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08]=[.A46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09]=[.A46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10]=[.A46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11]=[.A46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12]=[.A46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13]=[.A46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14]=[.A46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15]=[.A46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16]=[.A46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17]=[.A46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18]=[.A46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19]=[.A46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20]=[.A46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21]=[.A46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22]=[.A46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23]=[.A46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24]=[.A46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25]=[.A46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26]=[.A46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27]=[.A46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28]=[.A46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29]=[.A46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30]=[.A46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31]=[.A46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32]=[.A46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33]=[.A46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34]=[.A46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35]=[.A46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36]=[.A46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37]=[.A46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38]=[.A46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39]=[.A46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40]=[.A46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41]=[.A46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42]=[.A46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43]=[.A46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44]=[.A46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45]=[.A46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46]=[.A46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47]=[.A46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48]=[.A46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49]=[.A46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50]=[.A46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51]=[.A46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52]=[.A46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53]=[.A46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54]=[.A46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55]=[.A46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56]=[.A46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57]=[.A46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58]=[.A46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59]=[.A46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60]=[.A46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61]=[.A46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62]=[.A46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63]=[.A46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64]=[.A46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65]=[.A46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66]=[.A46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67]=[.A46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68]=[.A46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69]=[.A46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70]=[.A46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71]=[.A46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72]=[.A46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73]=[.A46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74]=[.A46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75]=[.A46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76]=[.A46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77]=[.A46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78]=[.A46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79]=[.A46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80]=[.A46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81]=[.A46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82]=[.A46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83]=[.A46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84]=[.A46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85]=[.A46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86]=[.A46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87]=[.A46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88]=[.A46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89]=[.A46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90]=[.A46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91]=[.A46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92]=[.A46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93]=[.A46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94]=[.A46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95]=[.A46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96]=[.A46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97]=[.A46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98]=[.A46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699]=[.A47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00]=[.A47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01]=[.A47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02]=[.A47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03]=[.A47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04]=[.A47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05]=[.A47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06]=[.A47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07]=[.A47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08]=[.A47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09]=[.A47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10]=[.A47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11]=[.A47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12]=[.A47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13]=[.A47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14]=[.A47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15]=[.A47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16]=[.A47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17]=[.A47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18]=[.A47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19]=[.A47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20]=[.A47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21]=[.A47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22]=[.A47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23]=[.A47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24]=[.A47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25]=[.A47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26]=[.A47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27]=[.A47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28]=[.A47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29]=[.A47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30]=[.A47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31]=[.A47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32]=[.A47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33]=[.A47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34]=[.A47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35]=[.A47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36]=[.A47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37]=[.A47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38]=[.A47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39]=[.A47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40]=[.A47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41]=[.A47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42]=[.A47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43]=[.A47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44]=[.A47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45]=[.A47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46]=[.A47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47]=[.A47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48]=[.A47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49]=[.A47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50]=[.A47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51]=[.A47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52]=[.A47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53]=[.A47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54]=[.A47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55]=[.A47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56]=[.A47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57]=[.A47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58]=[.A47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59]=[.A47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60]=[.A47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61]=[.A47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62]=[.A47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63]=[.A47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64]=[.A47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65]=[.A47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66]=[.A47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67]=[.A47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68]=[.A47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69]=[.A47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70]=[.A47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71]=[.A47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72]=[.A47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73]=[.A47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74]=[.A47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75]=[.A47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76]=[.A47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77]=[.A47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78]=[.A47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79]=[.A47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80]=[.A47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81]=[.A47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82]=[.A47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83]=[.A47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84]=[.A47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85]=[.A47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86]=[.A47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87]=[.A47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88]=[.A47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89]=[.A47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90]=[.A47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91]=[.A47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92]=[.A47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93]=[.A47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94]=[.A47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95]=[.A47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96]=[.A47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97]=[.A47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98]=[.A47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799]=[.A48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00]=[.A48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01]=[.A48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02]=[.A48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03]=[.A48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04]=[.A48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05]=[.A48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06]=[.A48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07]=[.A48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08]=[.A48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09]=[.A48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10]=[.A48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11]=[.A48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12]=[.A48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13]=[.A48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14]=[.A48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15]=[.A48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16]=[.A48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17]=[.A48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18]=[.A48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19]=[.A48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20]=[.A48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21]=[.A48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22]=[.A48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23]=[.A48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24]=[.A48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25]=[.A48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26]=[.A48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27]=[.A48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28]=[.A48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29]=[.A48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30]=[.A48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31]=[.A48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32]=[.A48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33]=[.A48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34]=[.A48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35]=[.A48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36]=[.A48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37]=[.A48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38]=[.A48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39]=[.A48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40]=[.A48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41]=[.A48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42]=[.A48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43]=[.A48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44]=[.A48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45]=[.A48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46]=[.A48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47]=[.A48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48]=[.A48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49]=[.A48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50]=[.A48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51]=[.A48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52]=[.A48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53]=[.A48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54]=[.A48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55]=[.A48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56]=[.A48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57]=[.A48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58]=[.A48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59]=[.A48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60]=[.A48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61]=[.A48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62]=[.A48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63]=[.A48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64]=[.A48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65]=[.A48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66]=[.A48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67]=[.A48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68]=[.A48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69]=[.A48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70]=[.A48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71]=[.A48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72]=[.A48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73]=[.A48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74]=[.A48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75]=[.A48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76]=[.A48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77]=[.A48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78]=[.A48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79]=[.A48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80]=[.A48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81]=[.A48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82]=[.A48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83]=[.A48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84]=[.A48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85]=[.A48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86]=[.A48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87]=[.A48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88]=[.A48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89]=[.A48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90]=[.A48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91]=[.A48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92]=[.A48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93]=[.A48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94]=[.A48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95]=[.A48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96]=[.A48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97]=[.A48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98]=[.A48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899]=[.A49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00]=[.A49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01]=[.A49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02]=[.A49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03]=[.A49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04]=[.A49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05]=[.A49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06]=[.A49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07]=[.A49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08]=[.A49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09]=[.A49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10]=[.A49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11]=[.A49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12]=[.A49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13]=[.A49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14]=[.A49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15]=[.A49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16]=[.A49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17]=[.A49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18]=[.A49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19]=[.A49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20]=[.A49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21]=[.A49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22]=[.A49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23]=[.A49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24]=[.A49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25]=[.A49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26]=[.A49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27]=[.A49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28]=[.A49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29]=[.A49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30]=[.A49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31]=[.A49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32]=[.A49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33]=[.A49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34]=[.A49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35]=[.A49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36]=[.A49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37]=[.A49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38]=[.A49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39]=[.A49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40]=[.A49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41]=[.A49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42]=[.A49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43]=[.A49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44]=[.A49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45]=[.A49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46]=[.A49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47]=[.A49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48]=[.A49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49]=[.A49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50]=[.A49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51]=[.A49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52]=[.A49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53]=[.A49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54]=[.A49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55]=[.A49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56]=[.A49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57]=[.A49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58]=[.A49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59]=[.A49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60]=[.A49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61]=[.A49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62]=[.A49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63]=[.A49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64]=[.A49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65]=[.A49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66]=[.A49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67]=[.A49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68]=[.A49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69]=[.A49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70]=[.A49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71]=[.A49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72]=[.A49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73]=[.A49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74]=[.A49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75]=[.A49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76]=[.A49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77]=[.A49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78]=[.A49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79]=[.A49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80]=[.A49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81]=[.A49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82]=[.A49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83]=[.A49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84]=[.A49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85]=[.A49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86]=[.A49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87]=[.A49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88]=[.A49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89]=[.A49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90]=[.A49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91]=[.A49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92]=[.A49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93]=[.A49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94]=[.A49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95]=[.A49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96]=[.A49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97]=[.A49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98]=[.A49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4999]=[.A50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00]=[.A50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01]=[.A50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02]=[.A50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03]=[.A50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04]=[.A50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05]=[.A50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06]=[.A50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07]=[.A50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08]=[.A50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09]=[.A50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10]=[.A50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11]=[.A50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12]=[.A50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13]=[.A50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14]=[.A50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15]=[.A50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16]=[.A50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17]=[.A50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18]=[.A50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19]=[.A50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20]=[.A50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21]=[.A50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22]=[.A50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23]=[.A50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24]=[.A50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25]=[.A50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26]=[.A50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27]=[.A50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28]=[.A50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29]=[.A50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30]=[.A50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31]=[.A50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32]=[.A50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33]=[.A50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34]=[.A50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35]=[.A50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36]=[.A50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37]=[.A50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38]=[.A50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39]=[.A50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40]=[.A50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41]=[.A50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42]=[.A50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43]=[.A50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44]=[.A50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45]=[.A50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46]=[.A50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47]=[.A50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48]=[.A50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49]=[.A50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50]=[.A50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51]=[.A50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52]=[.A50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53]=[.A50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54]=[.A50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55]=[.A50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56]=[.A50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57]=[.A50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58]=[.A50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59]=[.A50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60]=[.A50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61]=[.A50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62]=[.A50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63]=[.A50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64]=[.A50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65]=[.A50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66]=[.A50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67]=[.A50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68]=[.A50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69]=[.A50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70]=[.A50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71]=[.A50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72]=[.A50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73]=[.A50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74]=[.A50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75]=[.A50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76]=[.A50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77]=[.A50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78]=[.A50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79]=[.A50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80]=[.A50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81]=[.A50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82]=[.A50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83]=[.A50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84]=[.A50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85]=[.A50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86]=[.A50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87]=[.A50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88]=[.A50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89]=[.A50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90]=[.A50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91]=[.A50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92]=[.A50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93]=[.A50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94]=[.A50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95]=[.A50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96]=[.A50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97]=[.A50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98]=[.A50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099]=[.A51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00]=[.A51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01]=[.A51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02]=[.A51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03]=[.A51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04]=[.A51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05]=[.A51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06]=[.A51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07]=[.A51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08]=[.A51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09]=[.A51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10]=[.A51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11]=[.A51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12]=[.A51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13]=[.A51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14]=[.A51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15]=[.A51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16]=[.A51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17]=[.A51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18]=[.A51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19]=[.A51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20]=[.A51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21]=[.A51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22]=[.A51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23]=[.A51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24]=[.A51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25]=[.A51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26]=[.A51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27]=[.A51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28]=[.A51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29]=[.A51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30]=[.A51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31]=[.A51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32]=[.A51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33]=[.A51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34]=[.A51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35]=[.A51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36]=[.A51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37]=[.A51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38]=[.A51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39]=[.A51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40]=[.A51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41]=[.A51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42]=[.A51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43]=[.A51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44]=[.A51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45]=[.A51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46]=[.A51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47]=[.A51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48]=[.A51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49]=[.A51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50]=[.A51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51]=[.A51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52]=[.A51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53]=[.A51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54]=[.A51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55]=[.A51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56]=[.A51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57]=[.A51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58]=[.A51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59]=[.A51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60]=[.A51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61]=[.A51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62]=[.A51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63]=[.A51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64]=[.A51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65]=[.A51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66]=[.A51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67]=[.A51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68]=[.A51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69]=[.A51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70]=[.A51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71]=[.A51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72]=[.A51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73]=[.A51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74]=[.A51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75]=[.A51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76]=[.A51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77]=[.A51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78]=[.A51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79]=[.A51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80]=[.A51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81]=[.A51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82]=[.A51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83]=[.A51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84]=[.A51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85]=[.A51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86]=[.A51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87]=[.A51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88]=[.A51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89]=[.A51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90]=[.A51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91]=[.A51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92]=[.A51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93]=[.A51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94]=[.A51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95]=[.A51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96]=[.A51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97]=[.A51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98]=[.A51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199]=[.A52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00]=[.A52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01]=[.A52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02]=[.A52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03]=[.A52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04]=[.A52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05]=[.A52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06]=[.A52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07]=[.A52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08]=[.A52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09]=[.A52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10]=[.A52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11]=[.A52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12]=[.A52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13]=[.A52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14]=[.A52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15]=[.A52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16]=[.A52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17]=[.A52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18]=[.A52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19]=[.A52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20]=[.A52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21]=[.A52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22]=[.A52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23]=[.A52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24]=[.A52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25]=[.A52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26]=[.A52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27]=[.A52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28]=[.A52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29]=[.A52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30]=[.A52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31]=[.A52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32]=[.A52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33]=[.A52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34]=[.A52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35]=[.A52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36]=[.A52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37]=[.A52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38]=[.A52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39]=[.A52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40]=[.A52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41]=[.A52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42]=[.A52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43]=[.A52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44]=[.A52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45]=[.A52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46]=[.A52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47]=[.A52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48]=[.A52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49]=[.A52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50]=[.A52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51]=[.A52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52]=[.A52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53]=[.A52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54]=[.A52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55]=[.A52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56]=[.A52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57]=[.A52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58]=[.A52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59]=[.A52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60]=[.A52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61]=[.A52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62]=[.A52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63]=[.A52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64]=[.A52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65]=[.A52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66]=[.A52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67]=[.A52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68]=[.A52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69]=[.A52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70]=[.A52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71]=[.A52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72]=[.A52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73]=[.A52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74]=[.A52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75]=[.A52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76]=[.A52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77]=[.A52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78]=[.A52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79]=[.A52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80]=[.A52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81]=[.A52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82]=[.A52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83]=[.A52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84]=[.A52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85]=[.A52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86]=[.A52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87]=[.A52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88]=[.A52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89]=[.A52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90]=[.A52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91]=[.A52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92]=[.A52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93]=[.A52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94]=[.A52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95]=[.A52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96]=[.A52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97]=[.A52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98]=[.A52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299]=[.A53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00]=[.A53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01]=[.A53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02]=[.A53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03]=[.A53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04]=[.A53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05]=[.A53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06]=[.A53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07]=[.A53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08]=[.A53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09]=[.A53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10]=[.A53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11]=[.A53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12]=[.A53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13]=[.A53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14]=[.A53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15]=[.A53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16]=[.A53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17]=[.A53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18]=[.A53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19]=[.A53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20]=[.A53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21]=[.A53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22]=[.A53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23]=[.A53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24]=[.A53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25]=[.A53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26]=[.A53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27]=[.A53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28]=[.A53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29]=[.A53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30]=[.A53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31]=[.A53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32]=[.A53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33]=[.A53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34]=[.A53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35]=[.A53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36]=[.A53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37]=[.A53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38]=[.A53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39]=[.A53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40]=[.A53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41]=[.A53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42]=[.A53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43]=[.A53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44]=[.A53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45]=[.A53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46]=[.A53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47]=[.A53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48]=[.A53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49]=[.A53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50]=[.A53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51]=[.A53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52]=[.A53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53]=[.A53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54]=[.A53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55]=[.A53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56]=[.A53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57]=[.A53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58]=[.A53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59]=[.A53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60]=[.A53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61]=[.A53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62]=[.A53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63]=[.A53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64]=[.A53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65]=[.A53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66]=[.A53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67]=[.A53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68]=[.A53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69]=[.A53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70]=[.A53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71]=[.A53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72]=[.A53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73]=[.A53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74]=[.A53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75]=[.A53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76]=[.A53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77]=[.A53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78]=[.A53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79]=[.A53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80]=[.A53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81]=[.A53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82]=[.A53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83]=[.A53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84]=[.A53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85]=[.A53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86]=[.A53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87]=[.A53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88]=[.A53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89]=[.A53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90]=[.A53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91]=[.A53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92]=[.A53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93]=[.A53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94]=[.A53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95]=[.A53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96]=[.A53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97]=[.A53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98]=[.A53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399]=[.A54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00]=[.A54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01]=[.A54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02]=[.A54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03]=[.A54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04]=[.A54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05]=[.A54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06]=[.A54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07]=[.A54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08]=[.A54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09]=[.A54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10]=[.A54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11]=[.A54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12]=[.A54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13]=[.A54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14]=[.A54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15]=[.A54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16]=[.A54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17]=[.A54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18]=[.A54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19]=[.A54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20]=[.A54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21]=[.A54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22]=[.A54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23]=[.A54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24]=[.A54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25]=[.A54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26]=[.A54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27]=[.A54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28]=[.A54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29]=[.A54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30]=[.A54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31]=[.A54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32]=[.A54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33]=[.A54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34]=[.A54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35]=[.A54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36]=[.A54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37]=[.A54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38]=[.A54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39]=[.A54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40]=[.A54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41]=[.A54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42]=[.A54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43]=[.A54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44]=[.A54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45]=[.A54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46]=[.A54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47]=[.A54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48]=[.A54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49]=[.A54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50]=[.A54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51]=[.A54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52]=[.A54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53]=[.A54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54]=[.A54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55]=[.A54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56]=[.A54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57]=[.A54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58]=[.A54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59]=[.A54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60]=[.A54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61]=[.A54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62]=[.A54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63]=[.A54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64]=[.A54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65]=[.A54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66]=[.A54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67]=[.A54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68]=[.A54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69]=[.A54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70]=[.A54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71]=[.A54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72]=[.A54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73]=[.A54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74]=[.A54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75]=[.A54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76]=[.A54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77]=[.A54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78]=[.A54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79]=[.A54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80]=[.A54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81]=[.A54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82]=[.A54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83]=[.A54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84]=[.A54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85]=[.A54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86]=[.A54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87]=[.A54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88]=[.A54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89]=[.A54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90]=[.A54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91]=[.A54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92]=[.A54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93]=[.A54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94]=[.A54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95]=[.A54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96]=[.A54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97]=[.A54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98]=[.A54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499]=[.A55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00]=[.A55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01]=[.A55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02]=[.A55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03]=[.A55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04]=[.A55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05]=[.A55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06]=[.A55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07]=[.A55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08]=[.A55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09]=[.A55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10]=[.A55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11]=[.A55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12]=[.A55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13]=[.A55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14]=[.A55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15]=[.A55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16]=[.A55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17]=[.A55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18]=[.A55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19]=[.A55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20]=[.A55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21]=[.A55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22]=[.A55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23]=[.A55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24]=[.A55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25]=[.A55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26]=[.A55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27]=[.A55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28]=[.A55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29]=[.A55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30]=[.A55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31]=[.A55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32]=[.A55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33]=[.A55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34]=[.A55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35]=[.A55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36]=[.A55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37]=[.A55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38]=[.A55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39]=[.A55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40]=[.A55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41]=[.A55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42]=[.A55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43]=[.A55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44]=[.A55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45]=[.A55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46]=[.A55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47]=[.A55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48]=[.A55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49]=[.A55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50]=[.A55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51]=[.A55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52]=[.A55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53]=[.A55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54]=[.A55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55]=[.A55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56]=[.A55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57]=[.A55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58]=[.A55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59]=[.A55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60]=[.A55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61]=[.A55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62]=[.A55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63]=[.A55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64]=[.A55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65]=[.A55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66]=[.A55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67]=[.A55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68]=[.A55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69]=[.A55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70]=[.A55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71]=[.A55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72]=[.A55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73]=[.A55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74]=[.A55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75]=[.A55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76]=[.A55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77]=[.A55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78]=[.A55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79]=[.A55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80]=[.A55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81]=[.A55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82]=[.A55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83]=[.A55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84]=[.A55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85]=[.A55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86]=[.A55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87]=[.A55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88]=[.A55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89]=[.A55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90]=[.A55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91]=[.A55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92]=[.A55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93]=[.A55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94]=[.A55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95]=[.A55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96]=[.A55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97]=[.A55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98]=[.A55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599]=[.A56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00]=[.A56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01]=[.A56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02]=[.A56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03]=[.A56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04]=[.A56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05]=[.A56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06]=[.A56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07]=[.A56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08]=[.A56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09]=[.A56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10]=[.A56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11]=[.A56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12]=[.A56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13]=[.A56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14]=[.A56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15]=[.A56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16]=[.A56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17]=[.A56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18]=[.A56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19]=[.A56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20]=[.A56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21]=[.A56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22]=[.A56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23]=[.A56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24]=[.A56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25]=[.A56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26]=[.A56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27]=[.A56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28]=[.A56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29]=[.A56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30]=[.A56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31]=[.A56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32]=[.A56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33]=[.A56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34]=[.A56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35]=[.A56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36]=[.A56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37]=[.A56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38]=[.A56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39]=[.A56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40]=[.A56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41]=[.A56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42]=[.A56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43]=[.A56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44]=[.A56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45]=[.A56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46]=[.A56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47]=[.A56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48]=[.A56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49]=[.A56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50]=[.A56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51]=[.A56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52]=[.A56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53]=[.A56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54]=[.A56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55]=[.A56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56]=[.A56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57]=[.A56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58]=[.A56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59]=[.A56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60]=[.A56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61]=[.A56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62]=[.A56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63]=[.A56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64]=[.A56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65]=[.A56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66]=[.A56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67]=[.A56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68]=[.A56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69]=[.A56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70]=[.A56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71]=[.A56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72]=[.A56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73]=[.A56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74]=[.A56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75]=[.A56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76]=[.A56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77]=[.A56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78]=[.A56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79]=[.A56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80]=[.A56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81]=[.A56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82]=[.A56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83]=[.A56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84]=[.A56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85]=[.A56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86]=[.A56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87]=[.A56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88]=[.A56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89]=[.A56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90]=[.A56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91]=[.A56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92]=[.A56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93]=[.A56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94]=[.A56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95]=[.A56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96]=[.A56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97]=[.A56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98]=[.A56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699]=[.A57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00]=[.A57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01]=[.A57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02]=[.A57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03]=[.A57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04]=[.A57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05]=[.A57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06]=[.A57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07]=[.A57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08]=[.A57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09]=[.A57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10]=[.A57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11]=[.A57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12]=[.A57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13]=[.A57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14]=[.A57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15]=[.A57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16]=[.A57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17]=[.A57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18]=[.A57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19]=[.A57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20]=[.A57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21]=[.A57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22]=[.A57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23]=[.A57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24]=[.A57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25]=[.A57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26]=[.A57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27]=[.A57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28]=[.A57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29]=[.A57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30]=[.A57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31]=[.A57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32]=[.A57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33]=[.A57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34]=[.A57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35]=[.A57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36]=[.A57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37]=[.A57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38]=[.A57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39]=[.A57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40]=[.A57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41]=[.A57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42]=[.A57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43]=[.A57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44]=[.A57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45]=[.A57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46]=[.A57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47]=[.A57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48]=[.A57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49]=[.A57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50]=[.A57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51]=[.A57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52]=[.A57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53]=[.A57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54]=[.A57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55]=[.A57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56]=[.A57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57]=[.A57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58]=[.A57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59]=[.A57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60]=[.A57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61]=[.A57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62]=[.A57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63]=[.A57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64]=[.A57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65]=[.A57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66]=[.A57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67]=[.A57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68]=[.A57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69]=[.A57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70]=[.A57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71]=[.A57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72]=[.A57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73]=[.A57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74]=[.A57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75]=[.A57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76]=[.A57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77]=[.A57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78]=[.A57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79]=[.A57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80]=[.A57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81]=[.A57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82]=[.A57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83]=[.A57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84]=[.A57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85]=[.A57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86]=[.A57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87]=[.A57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88]=[.A57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89]=[.A57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90]=[.A57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91]=[.A57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92]=[.A57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93]=[.A57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94]=[.A57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95]=[.A57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96]=[.A57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97]=[.A57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98]=[.A57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799]=[.A58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00]=[.A58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01]=[.A58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02]=[.A58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03]=[.A58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04]=[.A58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05]=[.A58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06]=[.A58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07]=[.A58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08]=[.A58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09]=[.A58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10]=[.A58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11]=[.A58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12]=[.A58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13]=[.A58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14]=[.A58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15]=[.A58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16]=[.A58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17]=[.A58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18]=[.A58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19]=[.A58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20]=[.A58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21]=[.A58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22]=[.A58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23]=[.A58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24]=[.A58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25]=[.A58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26]=[.A58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27]=[.A58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28]=[.A58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29]=[.A58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30]=[.A58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31]=[.A58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32]=[.A58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33]=[.A58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34]=[.A58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8f8f2</text:p>
          </table:table-cell>
          <table:table-cell table:formula="of:=IF([.A5835]=[.A58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36]=[.A58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37]=[.A58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38]=[.A58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39]=[.A58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40]=[.A58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41]=[.A58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42]=[.A58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43]=[.A58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44]=[.A58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45]=[.A58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46]=[.A58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47]=[.A58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48]=[.A58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49]=[.A58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50]=[.A58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51]=[.A58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52]=[.A58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53]=[.A58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54]=[.A58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55]=[.A58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56]=[.A58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57]=[.A58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58]=[.A58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59]=[.A58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60]=[.A58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61]=[.A58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62]=[.A58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63]=[.A58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64]=[.A58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65]=[.A58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66]=[.A58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67]=[.A58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68]=[.A58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69]=[.A58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70]=[.A58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71]=[.A58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72]=[.A58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73]=[.A58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74]=[.A58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75]=[.A58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76]=[.A58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77]=[.A58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78]=[.A58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79]=[.A58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80]=[.A58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81]=[.A58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82]=[.A58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83]=[.A58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84]=[.A58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85]=[.A58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86]=[.A58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87]=[.A58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88]=[.A58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89]=[.A58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90]=[.A58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91]=[.A58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92]=[.A58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93]=[.A58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94]=[.A58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95]=[.A58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96]=[.A58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97]=[.A58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98]=[.A58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899]=[.A59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00]=[.A59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01]=[.A59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02]=[.A59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03]=[.A59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04]=[.A59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05]=[.A59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06]=[.A59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07]=[.A59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08]=[.A59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09]=[.A59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10]=[.A59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11]=[.A59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12]=[.A59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13]=[.A59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14]=[.A59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15]=[.A59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16]=[.A59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17]=[.A59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18]=[.A59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19]=[.A59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20]=[.A59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21]=[.A59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22]=[.A59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23]=[.A59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24]=[.A59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25]=[.A59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26]=[.A59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27]=[.A59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28]=[.A59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29]=[.A59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30]=[.A59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31]=[.A59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32]=[.A59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33]=[.A59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34]=[.A59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35]=[.A59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36]=[.A59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37]=[.A59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38]=[.A59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39]=[.A59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40]=[.A59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41]=[.A59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42]=[.A59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43]=[.A59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44]=[.A59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45]=[.A59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46]=[.A59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47]=[.A59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48]=[.A59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49]=[.A59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50]=[.A59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51]=[.A59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52]=[.A59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53]=[.A59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54]=[.A59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55]=[.A59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56]=[.A59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57]=[.A59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58]=[.A59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59]=[.A59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60]=[.A59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61]=[.A59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62]=[.A59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63]=[.A59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64]=[.A59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65]=[.A59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66]=[.A59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67]=[.A59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68]=[.A59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69]=[.A59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70]=[.A59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71]=[.A59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72]=[.A59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73]=[.A59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74]=[.A59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75]=[.A59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76]=[.A59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77]=[.A59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78]=[.A59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79]=[.A59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80]=[.A59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81]=[.A59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82]=[.A59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83]=[.A59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84]=[.A59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85]=[.A59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86]=[.A59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87]=[.A59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88]=[.A59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89]=[.A59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90]=[.A59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91]=[.A59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92]=[.A59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93]=[.A59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94]=[.A59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95]=[.A59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96]=[.A59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97]=[.A59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98]=[.A59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5999]=[.A60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00]=[.A60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01]=[.A60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02]=[.A60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03]=[.A60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04]=[.A60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05]=[.A60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06]=[.A60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07]=[.A60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08]=[.A60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09]=[.A60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10]=[.A60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11]=[.A60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12]=[.A60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13]=[.A60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14]=[.A60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15]=[.A60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16]=[.A60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17]=[.A60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18]=[.A60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19]=[.A60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20]=[.A60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21]=[.A60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22]=[.A60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23]=[.A60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24]=[.A60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25]=[.A60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26]=[.A60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27]=[.A60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28]=[.A60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29]=[.A60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30]=[.A60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31]=[.A60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32]=[.A60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33]=[.A60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34]=[.A60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35]=[.A60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36]=[.A60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37]=[.A60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38]=[.A60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39]=[.A60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40]=[.A60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41]=[.A60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42]=[.A60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43]=[.A60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8f8f2</text:p>
          </table:table-cell>
          <table:table-cell table:formula="of:=IF([.A6044]=[.A604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90</text:p>
          </table:table-cell>
          <table:table-cell table:formula="of:=IF([.A6045]=[.A604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90</text:p>
          </table:table-cell>
          <table:table-cell table:formula="of:=IF([.A6046]=[.A604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94f4f</text:p>
          </table:table-cell>
          <table:table-cell table:formula="of:=IF([.A6047]=[.A604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95</text:p>
          </table:table-cell>
          <table:table-cell table:formula="of:=IF([.A6048]=[.A604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95050</text:p>
          </table:table-cell>
          <table:table-cell table:formula="of:=IF([.A6049]=[.A605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9b02d</text:p>
          </table:table-cell>
          <table:table-cell table:formula="of:=IF([.A6050]=[.A6051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9b72b</text:p>
          </table:table-cell>
          <table:table-cell table:formula="of:=IF([.A6051]=[.A605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9c8c2</text:p>
          </table:table-cell>
          <table:table-cell table:formula="of:=IF([.A6052]=[.A605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9ce1d</text:p>
          </table:table-cell>
          <table:table-cell table:formula="of:=IF([.A6053]=[.A605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f9ce1d</text:p>
          </table:table-cell>
          <table:table-cell table:formula="of:=IF([.A6054]=[.A605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f9d254</text:p>
          </table:table-cell>
          <table:table-cell table:formula="of:=IF([.A6055]=[.A605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9d546</text:p>
          </table:table-cell>
          <table:table-cell table:formula="of:=IF([.A6056]=[.A605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9d73a</text:p>
          </table:table-cell>
          <table:table-cell table:formula="of:=IF([.A6057]=[.A605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9eee5</text:p>
          </table:table-cell>
          <table:table-cell table:formula="of:=IF([.A6058]=[.A605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9f06b</text:p>
          </table:table-cell>
          <table:table-cell table:formula="of:=IF([.A6059]=[.A606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9f06b</text:p>
          </table:table-cell>
          <table:table-cell table:formula="of:=IF([.A6060]=[.A60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06b</text:p>
          </table:table-cell>
          <table:table-cell table:formula="of:=IF([.A6061]=[.A606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9f9f9</text:p>
          </table:table-cell>
          <table:table-cell table:formula="of:=IF([.A6062]=[.A606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63]=[.A60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64]=[.A60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65]=[.A60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66]=[.A60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67]=[.A60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68]=[.A60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69]=[.A60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70]=[.A60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71]=[.A60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72]=[.A60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73]=[.A60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74]=[.A60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75]=[.A60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76]=[.A60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77]=[.A60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78]=[.A60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79]=[.A60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80]=[.A60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81]=[.A60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82]=[.A60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83]=[.A60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84]=[.A60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85]=[.A60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86]=[.A60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87]=[.A60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88]=[.A60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89]=[.A60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90]=[.A60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91]=[.A60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92]=[.A60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93]=[.A60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94]=[.A60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95]=[.A60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96]=[.A60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97]=[.A60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98]=[.A60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099]=[.A61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00]=[.A61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01]=[.A61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02]=[.A61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03]=[.A61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04]=[.A61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05]=[.A61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06]=[.A61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07]=[.A61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08]=[.A61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09]=[.A61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10]=[.A61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11]=[.A61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12]=[.A61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13]=[.A61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14]=[.A61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15]=[.A61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16]=[.A61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17]=[.A61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18]=[.A61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19]=[.A61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20]=[.A61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21]=[.A61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22]=[.A61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23]=[.A61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24]=[.A61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25]=[.A61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26]=[.A61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27]=[.A61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28]=[.A61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29]=[.A61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30]=[.A61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31]=[.A61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32]=[.A61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33]=[.A61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34]=[.A61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35]=[.A61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36]=[.A61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37]=[.A61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38]=[.A61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39]=[.A61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40]=[.A61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41]=[.A61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42]=[.A61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43]=[.A61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44]=[.A61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45]=[.A61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46]=[.A61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47]=[.A61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48]=[.A61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49]=[.A61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50]=[.A61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51]=[.A61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52]=[.A61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53]=[.A615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54]=[.A615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55]=[.A61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56]=[.A61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57]=[.A615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58]=[.A615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59]=[.A616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60]=[.A61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61]=[.A61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62]=[.A61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63]=[.A61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64]=[.A61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65]=[.A61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66]=[.A61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67]=[.A61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68]=[.A61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69]=[.A61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70]=[.A61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71]=[.A61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72]=[.A61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73]=[.A61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74]=[.A61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75]=[.A61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76]=[.A61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77]=[.A61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78]=[.A61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79]=[.A61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80]=[.A61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81]=[.A61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82]=[.A61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83]=[.A61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84]=[.A61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85]=[.A61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86]=[.A61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87]=[.A61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88]=[.A61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89]=[.A61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90]=[.A61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91]=[.A61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92]=[.A61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93]=[.A61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94]=[.A61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95]=[.A61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96]=[.A61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97]=[.A61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98]=[.A61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199]=[.A62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00]=[.A62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01]=[.A62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02]=[.A62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03]=[.A62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04]=[.A62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05]=[.A62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06]=[.A62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07]=[.A62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08]=[.A62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09]=[.A62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10]=[.A62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11]=[.A62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12]=[.A62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13]=[.A62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14]=[.A62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15]=[.A62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16]=[.A62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17]=[.A62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18]=[.A62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19]=[.A62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20]=[.A622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21]=[.A622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22]=[.A622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23]=[.A622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24]=[.A62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25]=[.A62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26]=[.A62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27]=[.A62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28]=[.A62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29]=[.A62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30]=[.A62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31]=[.A62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32]=[.A62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33]=[.A62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34]=[.A623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35]=[.A623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36]=[.A623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37]=[.A62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38]=[.A623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39]=[.A624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40]=[.A624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41]=[.A624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42]=[.A624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43]=[.A624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44]=[.A624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9f9f9</text:p>
          </table:table-cell>
          <table:table-cell table:formula="of:=IF([.A6245]=[.A624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9f9f9</text:p>
          </table:table-cell>
          <table:table-cell table:formula="of:=IF([.A6246]=[.A624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9f9f9</text:p>
          </table:table-cell>
          <table:table-cell table:formula="of:=IF([.A6247]=[.A62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9f9f9</text:p>
          </table:table-cell>
          <table:table-cell table:formula="of:=IF([.A6248]=[.A62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9f9f9</text:p>
          </table:table-cell>
          <table:table-cell table:formula="of:=IF([.A6249]=[.A62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9f9f9</text:p>
          </table:table-cell>
          <table:table-cell table:formula="of:=IF([.A6250]=[.A62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9f9f9</text:p>
          </table:table-cell>
          <table:table-cell table:formula="of:=IF([.A6251]=[.A62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9f9f9</text:p>
          </table:table-cell>
          <table:table-cell table:formula="of:=IF([.A6252]=[.A62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9f9f9</text:p>
          </table:table-cell>
          <table:table-cell table:formula="of:=IF([.A6253]=[.A625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a4778</text:p>
          </table:table-cell>
          <table:table-cell table:formula="of:=IF([.A6254]=[.A6255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a4b2d</text:p>
          </table:table-cell>
          <table:table-cell table:formula="of:=IF([.A6255]=[.A625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a4d6f</text:p>
          </table:table-cell>
          <table:table-cell table:formula="of:=IF([.A6256]=[.A625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a512f</text:p>
          </table:table-cell>
          <table:table-cell table:formula="of:=IF([.A6257]=[.A625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a6968</text:p>
          </table:table-cell>
          <table:table-cell table:formula="of:=IF([.A6258]=[.A6259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a6a5d</text:p>
          </table:table-cell>
          <table:table-cell table:formula="of:=IF([.A6259]=[.A626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ac93a</text:p>
          </table:table-cell>
          <table:table-cell table:formula="of:=IF([.A6260]=[.A626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ad25a</text:p>
          </table:table-cell>
          <table:table-cell table:formula="of:=IF([.A6261]=[.A626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afafa</text:p>
          </table:table-cell>
          <table:table-cell table:formula="of:=IF([.A6262]=[.A626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afafa</text:p>
          </table:table-cell>
          <table:table-cell table:formula="of:=IF([.A6263]=[.A626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afafa</text:p>
          </table:table-cell>
          <table:table-cell table:formula="of:=IF([.A6264]=[.A626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afafa</text:p>
          </table:table-cell>
          <table:table-cell table:formula="of:=IF([.A6265]=[.A62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afafa</text:p>
          </table:table-cell>
          <table:table-cell table:formula="of:=IF([.A6266]=[.A62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afafa</text:p>
          </table:table-cell>
          <table:table-cell table:formula="of:=IF([.A6267]=[.A62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afafa</text:p>
          </table:table-cell>
          <table:table-cell table:formula="of:=IF([.A6268]=[.A626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b4848</text:p>
          </table:table-cell>
          <table:table-cell table:formula="of:=IF([.A6269]=[.A627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b4848</text:p>
          </table:table-cell>
          <table:table-cell table:formula="of:=IF([.A6270]=[.A627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b5</text:p>
          </table:table-cell>
          <table:table-cell table:formula="of:=IF([.A6271]=[.A627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b5</text:p>
          </table:table-cell>
          <table:table-cell table:formula="of:=IF([.A6272]=[.A627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bb74b</text:p>
          </table:table-cell>
          <table:table-cell table:formula="of:=IF([.A6273]=[.A627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bbc05</text:p>
          </table:table-cell>
          <table:table-cell table:formula="of:=IF([.A6274]=[.A627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bbf00</text:p>
          </table:table-cell>
          <table:table-cell table:formula="of:=IF([.A6275]=[.A627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bbf00</text:p>
          </table:table-cell>
          <table:table-cell table:formula="of:=IF([.A6276]=[.A62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bbf00</text:p>
          </table:table-cell>
          <table:table-cell table:formula="of:=IF([.A6277]=[.A62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bbf00</text:p>
          </table:table-cell>
          <table:table-cell table:formula="of:=IF([.A6278]=[.A627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bc02d</text:p>
          </table:table-cell>
          <table:table-cell table:formula="of:=IF([.A6279]=[.A628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bc02d</text:p>
          </table:table-cell>
          <table:table-cell table:formula="of:=IF([.A6280]=[.A62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bc02d</text:p>
          </table:table-cell>
          <table:table-cell table:formula="of:=IF([.A6281]=[.A62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bc02d</text:p>
          </table:table-cell>
          <table:table-cell table:formula="of:=IF([.A6282]=[.A62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bc02d</text:p>
          </table:table-cell>
          <table:table-cell table:formula="of:=IF([.A6283]=[.A62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bc02d</text:p>
          </table:table-cell>
          <table:table-cell table:formula="of:=IF([.A6284]=[.A62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bc02d</text:p>
          </table:table-cell>
          <table:table-cell table:formula="of:=IF([.A6285]=[.A62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bc02d</text:p>
          </table:table-cell>
          <table:table-cell table:formula="of:=IF([.A6286]=[.A62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bc02d</text:p>
          </table:table-cell>
          <table:table-cell table:formula="of:=IF([.A6287]=[.A628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bc549</text:p>
          </table:table-cell>
          <table:table-cell table:formula="of:=IF([.A6288]=[.A628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bde78</text:p>
          </table:table-cell>
          <table:table-cell table:formula="of:=IF([.A6289]=[.A629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be604</text:p>
          </table:table-cell>
          <table:table-cell table:formula="of:=IF([.A6290]=[.A629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bfdfc</text:p>
          </table:table-cell>
          <table:table-cell table:formula="of:=IF([.A6291]=[.A629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c5555</text:p>
          </table:table-cell>
          <table:table-cell table:formula="of:=IF([.A6292]=[.A629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c6663</text:p>
          </table:table-cell>
          <table:table-cell table:formula="of:=IF([.A6293]=[.A629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c924d</text:p>
          </table:table-cell>
          <table:table-cell table:formula="of:=IF([.A6294]=[.A629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c924d</text:p>
          </table:table-cell>
          <table:table-cell table:formula="of:=IF([.A6295]=[.A62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c924d</text:p>
          </table:table-cell>
          <table:table-cell table:formula="of:=IF([.A6296]=[.A629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ca528</text:p>
          </table:table-cell>
          <table:table-cell table:formula="of:=IF([.A6297]=[.A629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caf3e</text:p>
          </table:table-cell>
          <table:table-cell table:formula="of:=IF([.A6298]=[.A629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cc431</text:p>
          </table:table-cell>
          <table:table-cell table:formula="of:=IF([.A6299]=[.A630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cc431</text:p>
          </table:table-cell>
          <table:table-cell table:formula="of:=IF([.A6300]=[.A630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fcd4e1</text:p>
          </table:table-cell>
          <table:table-cell table:formula="of:=IF([.A6301]=[.A630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ce3bc</text:p>
          </table:table-cell>
          <table:table-cell table:formula="of:=IF([.A6302]=[.A630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ce4ec</text:p>
          </table:table-cell>
          <table:table-cell table:formula="of:=IF([.A6303]=[.A630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cefbb</text:p>
          </table:table-cell>
          <table:table-cell table:formula="of:=IF([.A6304]=[.A630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cfafb</text:p>
          </table:table-cell>
          <table:table-cell table:formula="of:=IF([.A6305]=[.A630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cfcfc</text:p>
          </table:table-cell>
          <table:table-cell table:formula="of:=IF([.A6306]=[.A630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cfcfc</text:p>
          </table:table-cell>
          <table:table-cell table:formula="of:=IF([.A6307]=[.A63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cfcfc</text:p>
          </table:table-cell>
          <table:table-cell table:formula="of:=IF([.A6308]=[.A630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cfcfc</text:p>
          </table:table-cell>
          <table:table-cell table:formula="of:=IF([.A6309]=[.A631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cfcfc</text:p>
          </table:table-cell>
          <table:table-cell table:formula="of:=IF([.A6310]=[.A631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cfcfc</text:p>
          </table:table-cell>
          <table:table-cell table:formula="of:=IF([.A6311]=[.A631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cfcfc</text:p>
          </table:table-cell>
          <table:table-cell table:formula="of:=IF([.A6312]=[.A631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cfcfc</text:p>
          </table:table-cell>
          <table:table-cell table:formula="of:=IF([.A6313]=[.A631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cfcfc</text:p>
          </table:table-cell>
          <table:table-cell table:formula="of:=IF([.A6314]=[.A631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cfcfc</text:p>
          </table:table-cell>
          <table:table-cell table:formula="of:=IF([.A6315]=[.A631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cfcfc</text:p>
          </table:table-cell>
          <table:table-cell table:formula="of:=IF([.A6316]=[.A631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cfcfc</text:p>
          </table:table-cell>
          <table:table-cell table:formula="of:=IF([.A6317]=[.A631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cfcfc</text:p>
          </table:table-cell>
          <table:table-cell table:formula="of:=IF([.A6318]=[.A631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cfcfc</text:p>
          </table:table-cell>
          <table:table-cell table:formula="of:=IF([.A6319]=[.A632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cfcfc</text:p>
          </table:table-cell>
          <table:table-cell table:formula="of:=IF([.A6320]=[.A6321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d4932</text:p>
          </table:table-cell>
          <table:table-cell table:formula="of:=IF([.A6321]=[.A6322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d7e7c</text:p>
          </table:table-cell>
          <table:table-cell table:formula="of:=IF([.A6322]=[.A6323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d99d1</text:p>
          </table:table-cell>
          <table:table-cell table:formula="of:=IF([.A6323]=[.A632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dbc4a</text:p>
          </table:table-cell>
          <table:table-cell table:formula="of:=IF([.A6324]=[.A632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dbc4a</text:p>
          </table:table-cell>
          <table:table-cell table:formula="of:=IF([.A6325]=[.A632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dc409</text:p>
          </table:table-cell>
          <table:table-cell table:formula="of:=IF([.A6326]=[.A632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dc88e</text:p>
          </table:table-cell>
          <table:table-cell table:formula="of:=IF([.A6327]=[.A632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dc88e</text:p>
          </table:table-cell>
          <table:table-cell table:formula="of:=IF([.A6328]=[.A632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dc88e</text:p>
          </table:table-cell>
          <table:table-cell table:formula="of:=IF([.A6329]=[.A633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dc92b</text:p>
          </table:table-cell>
          <table:table-cell table:formula="of:=IF([.A6330]=[.A633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dcf71</text:p>
          </table:table-cell>
          <table:table-cell table:formula="of:=IF([.A6331]=[.A633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dcf71</text:p>
          </table:table-cell>
          <table:table-cell table:formula="of:=IF([.A6332]=[.A633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fddda3</text:p>
          </table:table-cell>
          <table:table-cell table:formula="of:=IF([.A6333]=[.A633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fddda3</text:p>
          </table:table-cell>
          <table:table-cell table:formula="of:=IF([.A6334]=[.A633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fdefef</text:p>
          </table:table-cell>
          <table:table-cell table:formula="of:=IF([.A6335]=[.A633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dfdfd</text:p>
          </table:table-cell>
          <table:table-cell table:formula="of:=IF([.A6336]=[.A633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dfdfd</text:p>
          </table:table-cell>
          <table:table-cell table:formula="of:=IF([.A6337]=[.A633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dfdfd</text:p>
          </table:table-cell>
          <table:table-cell table:formula="of:=IF([.A6338]=[.A633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eaf27</text:p>
          </table:table-cell>
          <table:table-cell table:formula="of:=IF([.A6339]=[.A634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eb512</text:p>
          </table:table-cell>
          <table:table-cell table:formula="of:=IF([.A6340]=[.A634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eb512</text:p>
          </table:table-cell>
          <table:table-cell table:formula="of:=IF([.A6341]=[.A634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eb70d</text:p>
          </table:table-cell>
          <table:table-cell table:formula="of:=IF([.A6342]=[.A6343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ec21a</text:p>
          </table:table-cell>
          <table:table-cell table:formula="of:=IF([.A6343]=[.A634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ec786</text:p>
          </table:table-cell>
          <table:table-cell table:formula="of:=IF([.A6344]=[.A634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eea3a</text:p>
          </table:table-cell>
          <table:table-cell table:formula="of:=IF([.A6345]=[.A634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efefe</text:p>
          </table:table-cell>
          <table:table-cell table:formula="of:=IF([.A6346]=[.A634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efefe</text:p>
          </table:table-cell>
          <table:table-cell table:formula="of:=IF([.A6347]=[.A634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efefe</text:p>
          </table:table-cell>
          <table:table-cell table:formula="of:=IF([.A6348]=[.A634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efefe</text:p>
          </table:table-cell>
          <table:table-cell table:formula="of:=IF([.A6349]=[.A635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f0034</text:p>
          </table:table-cell>
          <table:table-cell table:formula="of:=IF([.A6350]=[.A635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1b2d</text:p>
          </table:table-cell>
          <table:table-cell table:formula="of:=IF([.A6351]=[.A635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3944</text:p>
          </table:table-cell>
          <table:table-cell table:formula="of:=IF([.A6352]=[.A635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3b53</text:p>
          </table:table-cell>
          <table:table-cell table:formula="of:=IF([.A6353]=[.A635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4b20</text:p>
          </table:table-cell>
          <table:table-cell table:formula="of:=IF([.A6354]=[.A635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f4b20</text:p>
          </table:table-cell>
          <table:table-cell table:formula="of:=IF([.A6355]=[.A63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4b20</text:p>
          </table:table-cell>
          <table:table-cell table:formula="of:=IF([.A6356]=[.A635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4b20</text:p>
          </table:table-cell>
          <table:table-cell table:formula="of:=IF([.A6357]=[.A635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f4b68</text:p>
          </table:table-cell>
          <table:table-cell table:formula="of:=IF([.A6358]=[.A635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4d5b</text:p>
          </table:table-cell>
          <table:table-cell table:formula="of:=IF([.A6359]=[.A636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522c</text:p>
          </table:table-cell>
          <table:table-cell table:formula="of:=IF([.A6360]=[.A636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f522c</text:p>
          </table:table-cell>
          <table:table-cell table:formula="of:=IF([.A6361]=[.A63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522c</text:p>
          </table:table-cell>
          <table:table-cell table:formula="of:=IF([.A6362]=[.A636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522c</text:p>
          </table:table-cell>
          <table:table-cell table:formula="of:=IF([.A6363]=[.A636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f5555</text:p>
          </table:table-cell>
          <table:table-cell table:formula="of:=IF([.A6364]=[.A636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f5555</text:p>
          </table:table-cell>
          <table:table-cell table:formula="of:=IF([.A6365]=[.A636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5555</text:p>
          </table:table-cell>
          <table:table-cell table:formula="of:=IF([.A6366]=[.A636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5555</text:p>
          </table:table-cell>
          <table:table-cell table:formula="of:=IF([.A6367]=[.A636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5555</text:p>
          </table:table-cell>
          <table:table-cell table:formula="of:=IF([.A6368]=[.A63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5555</text:p>
          </table:table-cell>
          <table:table-cell table:formula="of:=IF([.A6369]=[.A637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5555</text:p>
          </table:table-cell>
          <table:table-cell table:formula="of:=IF([.A6370]=[.A637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5555</text:p>
          </table:table-cell>
          <table:table-cell table:formula="of:=IF([.A6371]=[.A637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5555</text:p>
          </table:table-cell>
          <table:table-cell table:formula="of:=IF([.A6372]=[.A63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5555</text:p>
          </table:table-cell>
          <table:table-cell table:formula="of:=IF([.A6373]=[.A63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5555</text:p>
          </table:table-cell>
          <table:table-cell table:formula="of:=IF([.A6374]=[.A63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5555</text:p>
          </table:table-cell>
          <table:table-cell table:formula="of:=IF([.A6375]=[.A637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5555</text:p>
          </table:table-cell>
          <table:table-cell table:formula="of:=IF([.A6376]=[.A637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5555</text:p>
          </table:table-cell>
          <table:table-cell table:formula="of:=IF([.A6377]=[.A637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5555</text:p>
          </table:table-cell>
          <table:table-cell table:formula="of:=IF([.A6378]=[.A637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5555</text:p>
          </table:table-cell>
          <table:table-cell table:formula="of:=IF([.A6379]=[.A638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5555</text:p>
          </table:table-cell>
          <table:table-cell table:formula="of:=IF([.A6380]=[.A638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5555</text:p>
          </table:table-cell>
          <table:table-cell table:formula="of:=IF([.A6381]=[.A638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5555</text:p>
          </table:table-cell>
          <table:table-cell table:formula="of:=IF([.A6382]=[.A63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5555</text:p>
          </table:table-cell>
          <table:table-cell table:formula="of:=IF([.A6383]=[.A63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5555</text:p>
          </table:table-cell>
          <table:table-cell table:formula="of:=IF([.A6384]=[.A63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5555</text:p>
          </table:table-cell>
          <table:table-cell table:formula="of:=IF([.A6385]=[.A63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5555</text:p>
          </table:table-cell>
          <table:table-cell table:formula="of:=IF([.A6386]=[.A63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5555</text:p>
          </table:table-cell>
          <table:table-cell table:formula="of:=IF([.A6387]=[.A63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f5555</text:p>
          </table:table-cell>
          <table:table-cell table:formula="of:=IF([.A6388]=[.A63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f5555</text:p>
          </table:table-cell>
          <table:table-cell table:formula="of:=IF([.A6389]=[.A639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f5636</text:p>
          </table:table-cell>
          <table:table-cell table:formula="of:=IF([.A6390]=[.A639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5722</text:p>
          </table:table-cell>
          <table:table-cell table:formula="of:=IF([.A6391]=[.A639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f5722</text:p>
          </table:table-cell>
          <table:table-cell table:formula="of:=IF([.A6392]=[.A639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f5757</text:p>
          </table:table-cell>
          <table:table-cell table:formula="of:=IF([.A6393]=[.A639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f5757</text:p>
          </table:table-cell>
          <table:table-cell table:formula="of:=IF([.A6394]=[.A639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f584c</text:p>
          </table:table-cell>
          <table:table-cell table:formula="of:=IF([.A6395]=[.A6396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f584c</text:p>
          </table:table-cell>
          <table:table-cell table:formula="of:=IF([.A6396]=[.A639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ff5959</text:p>
          </table:table-cell>
          <table:table-cell table:formula="of:=IF([.A6397]=[.A639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5e27</text:p>
          </table:table-cell>
          <table:table-cell table:formula="of:=IF([.A6398]=[.A639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5f34</text:p>
          </table:table-cell>
          <table:table-cell table:formula="of:=IF([.A6399]=[.A640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6333</text:p>
          </table:table-cell>
          <table:table-cell table:formula="of:=IF([.A6400]=[.A640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644f</text:p>
          </table:table-cell>
          <table:table-cell table:formula="of:=IF([.A6401]=[.A640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6469</text:p>
          </table:table-cell>
          <table:table-cell table:formula="of:=IF([.A6402]=[.A640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6d00</text:p>
          </table:table-cell>
          <table:table-cell table:formula="of:=IF([.A6403]=[.A640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6d6f</text:p>
          </table:table-cell>
          <table:table-cell table:formula="of:=IF([.A6404]=[.A640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6e65</text:p>
          </table:table-cell>
          <table:table-cell table:formula="of:=IF([.A6405]=[.A640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7008</text:p>
          </table:table-cell>
          <table:table-cell table:formula="of:=IF([.A6406]=[.A640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7043</text:p>
          </table:table-cell>
          <table:table-cell table:formula="of:=IF([.A6407]=[.A640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f7043</text:p>
          </table:table-cell>
          <table:table-cell table:formula="of:=IF([.A6408]=[.A640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f7214</text:p>
          </table:table-cell>
          <table:table-cell table:formula="of:=IF([.A6409]=[.A641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7262</text:p>
          </table:table-cell>
          <table:table-cell table:formula="of:=IF([.A6410]=[.A641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7643</text:p>
          </table:table-cell>
          <table:table-cell table:formula="of:=IF([.A6411]=[.A641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ff7643</text:p>
          </table:table-cell>
          <table:table-cell table:formula="of:=IF([.A6412]=[.A641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f7700</text:p>
          </table:table-cell>
          <table:table-cell table:formula="of:=IF([.A6413]=[.A641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7800</text:p>
          </table:table-cell>
          <table:table-cell table:formula="of:=IF([.A6414]=[.A641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7920</text:p>
          </table:table-cell>
          <table:table-cell table:formula="of:=IF([.A6415]=[.A641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79c6</text:p>
          </table:table-cell>
          <table:table-cell table:formula="of:=IF([.A6416]=[.A641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7a6e</text:p>
          </table:table-cell>
          <table:table-cell table:formula="of:=IF([.A6417]=[.A6418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f7c00</text:p>
          </table:table-cell>
          <table:table-cell table:formula="of:=IF([.A6418]=[.A641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7d55</text:p>
          </table:table-cell>
          <table:table-cell table:formula="of:=IF([.A6419]=[.A642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7f23</text:p>
          </table:table-cell>
          <table:table-cell table:formula="of:=IF([.A6420]=[.A642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7f28</text:p>
          </table:table-cell>
          <table:table-cell table:formula="of:=IF([.A6421]=[.A642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f7f28</text:p>
          </table:table-cell>
          <table:table-cell table:formula="of:=IF([.A6422]=[.A642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f7f2a</text:p>
          </table:table-cell>
          <table:table-cell table:formula="of:=IF([.A6423]=[.A642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ff7f2a</text:p>
          </table:table-cell>
          <table:table-cell table:formula="of:=IF([.A6424]=[.A642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f7f2a</text:p>
          </table:table-cell>
          <table:table-cell table:formula="of:=IF([.A6425]=[.A642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f7f2a</text:p>
          </table:table-cell>
          <table:table-cell table:formula="of:=IF([.A6426]=[.A642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f7f2a</text:p>
          </table:table-cell>
          <table:table-cell table:formula="of:=IF([.A6427]=[.A642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f8080</text:p>
          </table:table-cell>
          <table:table-cell table:formula="of:=IF([.A6428]=[.A642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f8080</text:p>
          </table:table-cell>
          <table:table-cell table:formula="of:=IF([.A6429]=[.A643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8080</text:p>
          </table:table-cell>
          <table:table-cell table:formula="of:=IF([.A6430]=[.A643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8080</text:p>
          </table:table-cell>
          <table:table-cell table:formula="of:=IF([.A6431]=[.A643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8080</text:p>
          </table:table-cell>
          <table:table-cell table:formula="of:=IF([.A6432]=[.A643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8080</text:p>
          </table:table-cell>
          <table:table-cell table:formula="of:=IF([.A6433]=[.A643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8080</text:p>
          </table:table-cell>
          <table:table-cell table:formula="of:=IF([.A6434]=[.A643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f812d</text:p>
          </table:table-cell>
          <table:table-cell table:formula="of:=IF([.A6435]=[.A643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8242</text:p>
          </table:table-cell>
          <table:table-cell table:formula="of:=IF([.A6436]=[.A643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8619</text:p>
          </table:table-cell>
          <table:table-cell table:formula="of:=IF([.A6437]=[.A643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8830</text:p>
          </table:table-cell>
          <table:table-cell table:formula="of:=IF([.A6438]=[.A643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892c</text:p>
          </table:table-cell>
          <table:table-cell table:formula="of:=IF([.A6439]=[.A644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8b3c</text:p>
          </table:table-cell>
          <table:table-cell table:formula="of:=IF([.A6440]=[.A644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8d3d</text:p>
          </table:table-cell>
          <table:table-cell table:formula="of:=IF([.A6441]=[.A644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8e03</text:p>
          </table:table-cell>
          <table:table-cell table:formula="of:=IF([.A6442]=[.A644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8e3d</text:p>
          </table:table-cell>
          <table:table-cell table:formula="of:=IF([.A6443]=[.A644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9106</text:p>
          </table:table-cell>
          <table:table-cell table:formula="of:=IF([.A6444]=[.A6445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f9230</text:p>
          </table:table-cell>
          <table:table-cell table:formula="of:=IF([.A6445]=[.A644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9409</text:p>
          </table:table-cell>
          <table:table-cell table:formula="of:=IF([.A6446]=[.A644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9633</text:p>
          </table:table-cell>
          <table:table-cell table:formula="of:=IF([.A6447]=[.A644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964a</text:p>
          </table:table-cell>
          <table:table-cell table:formula="of:=IF([.A6448]=[.A644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9662</text:p>
          </table:table-cell>
          <table:table-cell table:formula="of:=IF([.A6449]=[.A645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9700</text:p>
          </table:table-cell>
          <table:table-cell table:formula="of:=IF([.A6450]=[.A645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9955</text:p>
          </table:table-cell>
          <table:table-cell table:formula="of:=IF([.A6451]=[.A645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a11c</text:p>
          </table:table-cell>
          <table:table-cell table:formula="of:=IF([.A6452]=[.A645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a14e</text:p>
          </table:table-cell>
          <table:table-cell table:formula="of:=IF([.A6453]=[.A645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a316</text:p>
          </table:table-cell>
          <table:table-cell table:formula="of:=IF([.A6454]=[.A645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a348</text:p>
          </table:table-cell>
          <table:table-cell table:formula="of:=IF([.A6455]=[.A645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a444</text:p>
          </table:table-cell>
          <table:table-cell table:formula="of:=IF([.A6456]=[.A6457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fa84c</text:p>
          </table:table-cell>
          <table:table-cell table:formula="of:=IF([.A6457]=[.A645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a86d</text:p>
          </table:table-cell>
          <table:table-cell table:formula="of:=IF([.A6458]=[.A645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aa41</text:p>
          </table:table-cell>
          <table:table-cell table:formula="of:=IF([.A6459]=[.A6460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faa41</text:p>
          </table:table-cell>
          <table:table-cell table:formula="of:=IF([.A6460]=[.A646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aa41</text:p>
          </table:table-cell>
          <table:table-cell table:formula="of:=IF([.A6461]=[.A646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aa41</text:p>
          </table:table-cell>
          <table:table-cell table:formula="of:=IF([.A6462]=[.A646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faa64</text:p>
          </table:table-cell>
          <table:table-cell table:formula="of:=IF([.A6463]=[.A646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ab34</text:p>
          </table:table-cell>
          <table:table-cell table:formula="of:=IF([.A6464]=[.A646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b12a</text:p>
          </table:table-cell>
          <table:table-cell table:formula="of:=IF([.A6465]=[.A646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b22b</text:p>
          </table:table-cell>
          <table:table-cell table:formula="of:=IF([.A6466]=[.A646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b30a</text:p>
          </table:table-cell>
          <table:table-cell table:formula="of:=IF([.A6467]=[.A6468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fb30a</text:p>
          </table:table-cell>
          <table:table-cell table:formula="of:=IF([.A6468]=[.A646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b30a</text:p>
          </table:table-cell>
          <table:table-cell table:formula="of:=IF([.A6469]=[.A6470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fb32b</text:p>
          </table:table-cell>
          <table:table-cell table:formula="of:=IF([.A6470]=[.A647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b333</text:p>
          </table:table-cell>
          <table:table-cell table:formula="of:=IF([.A6471]=[.A647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fb333</text:p>
          </table:table-cell>
          <table:table-cell table:formula="of:=IF([.A6472]=[.A647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fb345</text:p>
          </table:table-cell>
          <table:table-cell table:formula="of:=IF([.A6473]=[.A647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fb345</text:p>
          </table:table-cell>
          <table:table-cell table:formula="of:=IF([.A6474]=[.A647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b345</text:p>
          </table:table-cell>
          <table:table-cell table:formula="of:=IF([.A6475]=[.A6476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fb401</text:p>
          </table:table-cell>
          <table:table-cell table:formula="of:=IF([.A6476]=[.A647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b559</text:p>
          </table:table-cell>
          <table:table-cell table:formula="of:=IF([.A6477]=[.A647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b74d</text:p>
          </table:table-cell>
          <table:table-cell table:formula="of:=IF([.A6478]=[.A647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b74f</text:p>
          </table:table-cell>
          <table:table-cell table:formula="of:=IF([.A6479]=[.A648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b750</text:p>
          </table:table-cell>
          <table:table-cell table:formula="of:=IF([.A6480]=[.A648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b86c</text:p>
          </table:table-cell>
          <table:table-cell table:formula="of:=IF([.A6481]=[.A648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fb86c</text:p>
          </table:table-cell>
          <table:table-cell table:formula="of:=IF([.A6482]=[.A648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b86c</text:p>
          </table:table-cell>
          <table:table-cell table:formula="of:=IF([.A6483]=[.A648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b86c</text:p>
          </table:table-cell>
          <table:table-cell table:formula="of:=IF([.A6484]=[.A648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b86c</text:p>
          </table:table-cell>
          <table:table-cell table:formula="of:=IF([.A6485]=[.A648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b86c</text:p>
          </table:table-cell>
          <table:table-cell table:formula="of:=IF([.A6486]=[.A648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b86c</text:p>
          </table:table-cell>
          <table:table-cell table:formula="of:=IF([.A6487]=[.A648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b86c</text:p>
          </table:table-cell>
          <table:table-cell table:formula="of:=IF([.A6488]=[.A648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b86c</text:p>
          </table:table-cell>
          <table:table-cell table:formula="of:=IF([.A6489]=[.A649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b86c</text:p>
          </table:table-cell>
          <table:table-cell table:formula="of:=IF([.A6490]=[.A649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b86c</text:p>
          </table:table-cell>
          <table:table-cell table:formula="of:=IF([.A6491]=[.A649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b86c</text:p>
          </table:table-cell>
          <table:table-cell table:formula="of:=IF([.A6492]=[.A649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b86c</text:p>
          </table:table-cell>
          <table:table-cell table:formula="of:=IF([.A6493]=[.A649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b86c</text:p>
          </table:table-cell>
          <table:table-cell table:formula="of:=IF([.A6494]=[.A649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b86c</text:p>
          </table:table-cell>
          <table:table-cell table:formula="of:=IF([.A6495]=[.A649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b86c</text:p>
          </table:table-cell>
          <table:table-cell table:formula="of:=IF([.A6496]=[.A649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b86c</text:p>
          </table:table-cell>
          <table:table-cell table:formula="of:=IF([.A6497]=[.A649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b86c</text:p>
          </table:table-cell>
          <table:table-cell table:formula="of:=IF([.A6498]=[.A6499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b86c</text:p>
          </table:table-cell>
          <table:table-cell table:formula="of:=IF([.A6499]=[.A650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b86c</text:p>
          </table:table-cell>
          <table:table-cell table:formula="of:=IF([.A6500]=[.A650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b86c</text:p>
          </table:table-cell>
          <table:table-cell table:formula="of:=IF([.A6501]=[.A650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b86c</text:p>
          </table:table-cell>
          <table:table-cell table:formula="of:=IF([.A6502]=[.A650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b86c</text:p>
          </table:table-cell>
          <table:table-cell table:formula="of:=IF([.A6503]=[.A650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b86c</text:p>
          </table:table-cell>
          <table:table-cell table:formula="of:=IF([.A6504]=[.A6505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b86c</text:p>
          </table:table-cell>
          <table:table-cell table:formula="of:=IF([.A6505]=[.A650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b86c</text:p>
          </table:table-cell>
          <table:table-cell table:formula="of:=IF([.A6506]=[.A6507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b86c</text:p>
          </table:table-cell>
          <table:table-cell table:formula="of:=IF([.A6507]=[.A650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Default" office:value-type="string" calcext:value-type="string">
            <text:p>#ffb86c</text:p>
          </table:table-cell>
          <table:table-cell table:formula="of:=IF([.A6508]=[.A650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fba24</text:p>
          </table:table-cell>
          <table:table-cell table:formula="of:=IF([.A6509]=[.A651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bb27</text:p>
          </table:table-cell>
          <table:table-cell table:formula="of:=IF([.A6510]=[.A651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bc01</text:p>
          </table:table-cell>
          <table:table-cell table:formula="of:=IF([.A6511]=[.A651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bd55</text:p>
          </table:table-cell>
          <table:table-cell table:formula="of:=IF([.A6512]=[.A6513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fbd55</text:p>
          </table:table-cell>
          <table:table-cell table:formula="of:=IF([.A6513]=[.A651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fc35a</text:p>
          </table:table-cell>
          <table:table-cell table:formula="of:=IF([.A6514]=[.A651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c62e</text:p>
          </table:table-cell>
          <table:table-cell table:formula="of:=IF([.A6515]=[.A651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c831</text:p>
          </table:table-cell>
          <table:table-cell table:formula="of:=IF([.A6516]=[.A651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c859</text:p>
          </table:table-cell>
          <table:table-cell table:formula="of:=IF([.A6517]=[.A651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c894</text:p>
          </table:table-cell>
          <table:table-cell table:formula="of:=IF([.A6518]=[.A651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cd34</text:p>
          </table:table-cell>
          <table:table-cell table:formula="of:=IF([.A6519]=[.A652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cd40</text:p>
          </table:table-cell>
          <table:table-cell table:formula="of:=IF([.A6520]=[.A6521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fcd40</text:p>
          </table:table-cell>
          <table:table-cell table:formula="of:=IF([.A6521]=[.A6522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fcd5f</text:p>
          </table:table-cell>
          <table:table-cell table:formula="of:=IF([.A6522]=[.A652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ce3d</text:p>
          </table:table-cell>
          <table:table-cell table:formula="of:=IF([.A6523]=[.A652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fce3d</text:p>
          </table:table-cell>
          <table:table-cell table:formula="of:=IF([.A6524]=[.A652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fcf2b</text:p>
          </table:table-cell>
          <table:table-cell table:formula="of:=IF([.A6525]=[.A652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cf33</text:p>
          </table:table-cell>
          <table:table-cell table:formula="of:=IF([.A6526]=[.A652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fcf33</text:p>
          </table:table-cell>
          <table:table-cell table:formula="of:=IF([.A6527]=[.A6528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cf33</text:p>
          </table:table-cell>
          <table:table-cell table:formula="of:=IF([.A6528]=[.A6529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fcf36</text:p>
          </table:table-cell>
          <table:table-cell table:formula="of:=IF([.A6529]=[.A653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cf67</text:p>
          </table:table-cell>
          <table:table-cell table:formula="of:=IF([.A6530]=[.A653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d059</text:p>
          </table:table-cell>
          <table:table-cell table:formula="of:=IF([.A6531]=[.A653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d10a</text:p>
          </table:table-cell>
          <table:table-cell table:formula="of:=IF([.A6532]=[.A653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d13d</text:p>
          </table:table-cell>
          <table:table-cell table:formula="of:=IF([.A6533]=[.A653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d1ba</text:p>
          </table:table-cell>
          <table:table-cell table:formula="of:=IF([.A6534]=[.A653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d300</text:p>
          </table:table-cell>
          <table:table-cell table:formula="of:=IF([.A6535]=[.A653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d33f</text:p>
          </table:table-cell>
          <table:table-cell table:formula="of:=IF([.A6536]=[.A653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d343</text:p>
          </table:table-cell>
          <table:table-cell table:formula="of:=IF([.A6537]=[.A653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d351</text:p>
          </table:table-cell>
          <table:table-cell table:formula="of:=IF([.A6538]=[.A6539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fd43b</text:p>
          </table:table-cell>
          <table:table-cell table:formula="of:=IF([.A6539]=[.A6540]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ffd441</text:p>
          </table:table-cell>
          <table:table-cell table:formula="of:=IF([.A6540]=[.A654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d517</text:p>
          </table:table-cell>
          <table:table-cell table:formula="of:=IF([.A6541]=[.A654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fd517</text:p>
          </table:table-cell>
          <table:table-cell table:formula="of:=IF([.A6542]=[.A6543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fd54f</text:p>
          </table:table-cell>
          <table:table-cell table:formula="of:=IF([.A6543]=[.A6544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fd54f</text:p>
          </table:table-cell>
          <table:table-cell table:formula="of:=IF([.A6544]=[.A6545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fd85c</text:p>
          </table:table-cell>
          <table:table-cell table:formula="of:=IF([.A6545]=[.A654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da64</text:p>
          </table:table-cell>
          <table:table-cell table:formula="of:=IF([.A6546]=[.A6547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db4e</text:p>
          </table:table-cell>
          <table:table-cell table:formula="of:=IF([.A6547]=[.A654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db4f</text:p>
          </table:table-cell>
          <table:table-cell table:formula="of:=IF([.A6548]=[.A6549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fdb4f</text:p>
          </table:table-cell>
          <table:table-cell table:formula="of:=IF([.A6549]=[.A6550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db4f</text:p>
          </table:table-cell>
          <table:table-cell table:formula="of:=IF([.A6550]=[.A6551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db4f</text:p>
          </table:table-cell>
          <table:table-cell table:formula="of:=IF([.A6551]=[.A6552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db4f</text:p>
          </table:table-cell>
          <table:table-cell table:formula="of:=IF([.A6552]=[.A655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db4f</text:p>
          </table:table-cell>
          <table:table-cell table:formula="of:=IF([.A6553]=[.A6554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fdb8a</text:p>
          </table:table-cell>
          <table:table-cell table:formula="of:=IF([.A6554]=[.A6555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fdb8a</text:p>
          </table:table-cell>
          <table:table-cell table:formula="of:=IF([.A6555]=[.A6556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db8a</text:p>
          </table:table-cell>
          <table:table-cell table:formula="of:=IF([.A6556]=[.A6557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fdbb3</text:p>
          </table:table-cell>
          <table:table-cell table:formula="of:=IF([.A6557]=[.A6558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dc54</text:p>
          </table:table-cell>
          <table:table-cell table:formula="of:=IF([.A6558]=[.A655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de75</text:p>
          </table:table-cell>
          <table:table-cell table:formula="of:=IF([.A6559]=[.A656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df55</text:p>
          </table:table-cell>
          <table:table-cell table:formula="of:=IF([.A6560]=[.A656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e236</text:p>
          </table:table-cell>
          <table:table-cell table:formula="of:=IF([.A6561]=[.A6562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e287</text:p>
          </table:table-cell>
          <table:table-cell table:formula="of:=IF([.A6562]=[.A6563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e485</text:p>
          </table:table-cell>
          <table:table-cell table:formula="of:=IF([.A6563]=[.A6564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e669</text:p>
          </table:table-cell>
          <table:table-cell table:formula="of:=IF([.A6564]=[.A6565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e680</text:p>
          </table:table-cell>
          <table:table-cell table:formula="of:=IF([.A6565]=[.A6566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e6d5</text:p>
          </table:table-cell>
          <table:table-cell table:formula="of:=IF([.A6566]=[.A6567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#ffe6d5</text:p>
          </table:table-cell>
          <table:table-cell table:formula="of:=IF([.A6567]=[.A6568];0;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#ffea59</text:p>
          </table:table-cell>
          <table:table-cell table:formula="of:=IF([.A6568]=[.A6569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eb23</text:p>
          </table:table-cell>
          <table:table-cell table:formula="of:=IF([.A6569]=[.A6570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ec8c</text:p>
          </table:table-cell>
          <table:table-cell table:formula="of:=IF([.A6570]=[.A6571];0;1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#ffef4d</text:p>
          </table:table-cell>
          <table:table-cell table:formula="of:=IF([.A6571]=[.A6572];0;1)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5" office:value-type="string" calcext:value-type="string">
            <text:p>#ffef4d</text:p>
          </table:table-cell>
          <table:table-cell table:formula="of:=IF([.A6572]=[.A6573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ef4d</text:p>
          </table:table-cell>
          <table:table-cell table:formula="of:=IF([.A6573]=[.A6574];0;1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5" office:value-type="string" calcext:value-type="string">
            <text:p>#ffef4d</text:p>
          </table:table-cell>
          <table:table-cell table:formula="of:=IF([.A6574]=[.A6575];0;1)" office:value-type="float" office:value="0" calcext:value-type="float">
            <text:p>0</text:p>
          </table:table-cell>
        </table:table-row>
        <table:table-row table:style-name="ro1" table:number-rows-repeated="104200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abelle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help</text:p>
          </table:table-cell>
          <table:table-cell/>
        </table:table-row>
        <table:table-row table:style-name="ro1">
          <table:table-cell office:value-type="string" calcext:value-type="string">
            <text:p>#0072ff</text:p>
          </table:table-cell>
          <table:table-cell table:formula="of:=IF([.A1]=[.A2];0;1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#0072ff</text:p>
          </table:table-cell>
          <table:table-cell table:formula="of:=IF([.A2]=[.A3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00b8ba</text:p>
          </table:table-cell>
          <table:table-cell table:formula="of:=IF([.A3]=[.A4];0;1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#00b8ba</text:p>
          </table:table-cell>
          <table:table-cell table:formula="of:=IF([.A4]=[.A5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00c6ff</text:p>
          </table:table-cell>
          <table:table-cell table:formula="of:=IF([.A5]=[.A6];0;1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#00c6ff</text:p>
          </table:table-cell>
          <table:table-cell table:formula="of:=IF([.A6]=[.A7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00ffb8</text:p>
          </table:table-cell>
          <table:table-cell table:formula="of:=IF([.A7]=[.A8];0;1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#00ffb8</text:p>
          </table:table-cell>
          <table:table-cell table:formula="of:=IF([.A8]=[.A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00ffb8</text:p>
          </table:table-cell>
          <table:table-cell table:formula="of:=IF([.A9]=[.A10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00ffd9</text:p>
          </table:table-cell>
          <table:table-cell table:formula="of:=IF([.A10]=[.A11];0;1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#00ffd9</text:p>
          </table:table-cell>
          <table:table-cell table:formula="of:=IF([.A11]=[.A12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00ffd9</text:p>
          </table:table-cell>
          <table:table-cell table:formula="of:=IF([.A12]=[.A13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00ffed</text:p>
          </table:table-cell>
          <table:table-cell table:formula="of:=IF([.A13]=[.A14];0;1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#00ffed</text:p>
          </table:table-cell>
          <table:table-cell table:formula="of:=IF([.A14]=[.A15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08a19d</text:p>
          </table:table-cell>
          <table:table-cell table:formula="of:=IF([.A15]=[.A1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232629</text:p>
          </table:table-cell>
          <table:table-cell table:formula="of:=IF([.A16]=[.A1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2ecc71</text:p>
          </table:table-cell>
          <table:table-cell table:formula="of:=IF([.A17]=[.A1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363949</text:p>
          </table:table-cell>
          <table:table-cell table:formula="of:=IF([.A18]=[.A19];0;1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19]=[.A20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20]=[.A21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21]=[.A22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22]=[.A23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23]=[.A24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24]=[.A25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25]=[.A26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26]=[.A27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27]=[.A28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28]=[.A2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29]=[.A30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30]=[.A31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31]=[.A32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32]=[.A33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33]=[.A34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34]=[.A35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35]=[.A36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36]=[.A37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37]=[.A38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38]=[.A3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39]=[.A40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40]=[.A41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41]=[.A42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42]=[.A43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43]=[.A44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44]=[.A45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45]=[.A46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46]=[.A47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47]=[.A48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48]=[.A4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49]=[.A50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50]=[.A51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51]=[.A52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52]=[.A53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53]=[.A54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54]=[.A55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55]=[.A56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56]=[.A57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57]=[.A58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363949</text:p>
          </table:table-cell>
          <table:table-cell table:formula="of:=IF([.A58]=[.A59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3daee9</text:p>
          </table:table-cell>
          <table:table-cell table:formula="of:=IF([.A59]=[.A6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4568dc</text:p>
          </table:table-cell>
          <table:table-cell table:formula="of:=IF([.A60]=[.A61];0;1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#4568dc</text:p>
          </table:table-cell>
          <table:table-cell table:formula="of:=IF([.A61]=[.A62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568dc</text:p>
          </table:table-cell>
          <table:table-cell table:formula="of:=IF([.A62]=[.A63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568dc</text:p>
          </table:table-cell>
          <table:table-cell table:formula="of:=IF([.A63]=[.A64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4d4d4d</text:p>
          </table:table-cell>
          <table:table-cell table:formula="of:=IF([.A64]=[.A65];0;1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65]=[.A66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66]=[.A67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67]=[.A68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68]=[.A6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69]=[.A70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70]=[.A71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71]=[.A72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72]=[.A73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73]=[.A74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74]=[.A75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75]=[.A76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76]=[.A77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77]=[.A78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78]=[.A7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79]=[.A80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80]=[.A81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81]=[.A82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82]=[.A83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83]=[.A84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84]=[.A85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85]=[.A86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86]=[.A87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87]=[.A88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88]=[.A8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89]=[.A90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90]=[.A91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91]=[.A92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92]=[.A93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93]=[.A94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94]=[.A95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95]=[.A96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96]=[.A97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97]=[.A98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98]=[.A9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99]=[.A100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100]=[.A101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101]=[.A102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102]=[.A103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103]=[.A104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104]=[.A105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105]=[.A106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106]=[.A107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107]=[.A108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108]=[.A10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109]=[.A110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110]=[.A111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111]=[.A112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112]=[.A113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113]=[.A114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114]=[.A115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115]=[.A116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116]=[.A117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117]=[.A118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118]=[.A11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119]=[.A120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120]=[.A121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4d4d4d</text:p>
          </table:table-cell>
          <table:table-cell table:formula="of:=IF([.A121]=[.A122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5294e2</text:p>
          </table:table-cell>
          <table:table-cell table:formula="of:=IF([.A122]=[.A123];0;1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23]=[.A124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24]=[.A125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25]=[.A126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26]=[.A127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27]=[.A128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28]=[.A12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29]=[.A130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30]=[.A131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31]=[.A132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32]=[.A133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33]=[.A134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34]=[.A135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35]=[.A136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36]=[.A137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37]=[.A138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38]=[.A13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39]=[.A140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40]=[.A141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41]=[.A142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42]=[.A143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43]=[.A144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44]=[.A145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45]=[.A146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46]=[.A147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47]=[.A148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48]=[.A14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49]=[.A150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50]=[.A151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51]=[.A152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52]=[.A153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53]=[.A154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54]=[.A155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55]=[.A156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56]=[.A157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57]=[.A158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58]=[.A15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59]=[.A160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60]=[.A161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61]=[.A162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62]=[.A163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63]=[.A164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64]=[.A165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65]=[.A166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66]=[.A167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67]=[.A168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68]=[.A16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69]=[.A170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70]=[.A171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71]=[.A172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72]=[.A173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73]=[.A174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74]=[.A175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75]=[.A176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76]=[.A177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77]=[.A178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78]=[.A17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79]=[.A180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80]=[.A181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81]=[.A182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82]=[.A183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83]=[.A184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84]=[.A185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85]=[.A186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86]=[.A187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87]=[.A188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88]=[.A18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89]=[.A190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90]=[.A191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91]=[.A192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92]=[.A193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93]=[.A194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94]=[.A195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95]=[.A196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96]=[.A197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97]=[.A198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98]=[.A19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199]=[.A200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00]=[.A201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01]=[.A202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02]=[.A203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03]=[.A204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04]=[.A205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05]=[.A206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06]=[.A207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07]=[.A208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08]=[.A20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09]=[.A210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10]=[.A211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11]=[.A212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12]=[.A213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13]=[.A214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14]=[.A215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15]=[.A216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16]=[.A217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17]=[.A218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18]=[.A21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19]=[.A220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20]=[.A221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21]=[.A222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22]=[.A223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23]=[.A224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24]=[.A225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25]=[.A226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26]=[.A227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27]=[.A228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28]=[.A22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29]=[.A230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30]=[.A231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31]=[.A232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32]=[.A233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33]=[.A234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34]=[.A235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35]=[.A236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36]=[.A237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37]=[.A238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38]=[.A23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39]=[.A240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40]=[.A241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41]=[.A242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42]=[.A243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43]=[.A244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44]=[.A245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45]=[.A246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46]=[.A247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47]=[.A248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48]=[.A24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49]=[.A250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50]=[.A251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51]=[.A252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52]=[.A253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53]=[.A254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54]=[.A255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55]=[.A256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56]=[.A257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57]=[.A258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58]=[.A25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59]=[.A260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60]=[.A261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61]=[.A262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62]=[.A263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63]=[.A264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64]=[.A265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65]=[.A266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66]=[.A267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67]=[.A268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68]=[.A26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69]=[.A270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70]=[.A271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71]=[.A272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72]=[.A273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73]=[.A274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74]=[.A275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75]=[.A276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76]=[.A277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77]=[.A278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78]=[.A27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79]=[.A280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80]=[.A281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5294e2</text:p>
          </table:table-cell>
          <table:table-cell table:formula="of:=IF([.A281]=[.A282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666666</text:p>
          </table:table-cell>
          <table:table-cell table:formula="of:=IF([.A282]=[.A283];0;1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#666666</text:p>
          </table:table-cell>
          <table:table-cell table:formula="of:=IF([.A283]=[.A284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666666</text:p>
          </table:table-cell>
          <table:table-cell table:formula="of:=IF([.A284]=[.A285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666666</text:p>
          </table:table-cell>
          <table:table-cell table:formula="of:=IF([.A285]=[.A286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666666</text:p>
          </table:table-cell>
          <table:table-cell table:formula="of:=IF([.A286]=[.A287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666666</text:p>
          </table:table-cell>
          <table:table-cell table:formula="of:=IF([.A287]=[.A288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666666</text:p>
          </table:table-cell>
          <table:table-cell table:formula="of:=IF([.A288]=[.A28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666666</text:p>
          </table:table-cell>
          <table:table-cell table:formula="of:=IF([.A289]=[.A290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666666</text:p>
          </table:table-cell>
          <table:table-cell table:formula="of:=IF([.A290]=[.A291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666666</text:p>
          </table:table-cell>
          <table:table-cell table:formula="of:=IF([.A291]=[.A292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666666</text:p>
          </table:table-cell>
          <table:table-cell table:formula="of:=IF([.A292]=[.A293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666666</text:p>
          </table:table-cell>
          <table:table-cell table:formula="of:=IF([.A293]=[.A294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666666</text:p>
          </table:table-cell>
          <table:table-cell table:formula="of:=IF([.A294]=[.A295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666666</text:p>
          </table:table-cell>
          <table:table-cell table:formula="of:=IF([.A295]=[.A296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666666</text:p>
          </table:table-cell>
          <table:table-cell table:formula="of:=IF([.A296]=[.A297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666666</text:p>
          </table:table-cell>
          <table:table-cell table:formula="of:=IF([.A297]=[.A298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666666</text:p>
          </table:table-cell>
          <table:table-cell table:formula="of:=IF([.A298]=[.A29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666666</text:p>
          </table:table-cell>
          <table:table-cell table:formula="of:=IF([.A299]=[.A300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666666</text:p>
          </table:table-cell>
          <table:table-cell table:formula="of:=IF([.A300]=[.A301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666666</text:p>
          </table:table-cell>
          <table:table-cell table:formula="of:=IF([.A301]=[.A302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666666</text:p>
          </table:table-cell>
          <table:table-cell table:formula="of:=IF([.A302]=[.A303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666666</text:p>
          </table:table-cell>
          <table:table-cell table:formula="of:=IF([.A303]=[.A304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666666</text:p>
          </table:table-cell>
          <table:table-cell table:formula="of:=IF([.A304]=[.A305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666666</text:p>
          </table:table-cell>
          <table:table-cell table:formula="of:=IF([.A305]=[.A306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666666</text:p>
          </table:table-cell>
          <table:table-cell table:formula="of:=IF([.A306]=[.A307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666666</text:p>
          </table:table-cell>
          <table:table-cell table:formula="of:=IF([.A307]=[.A308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74eed9</text:p>
          </table:table-cell>
          <table:table-cell table:formula="of:=IF([.A308]=[.A309];0;1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#74eed9</text:p>
          </table:table-cell>
          <table:table-cell table:formula="of:=IF([.A309]=[.A310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8178fb</text:p>
          </table:table-cell>
          <table:table-cell table:formula="of:=IF([.A310]=[.A31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8500f7</text:p>
          </table:table-cell>
          <table:table-cell table:formula="of:=IF([.A311]=[.A312];0;1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#8500f7</text:p>
          </table:table-cell>
          <table:table-cell table:formula="of:=IF([.A312]=[.A313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8500f7</text:p>
          </table:table-cell>
          <table:table-cell table:formula="of:=IF([.A313]=[.A314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9b59b6</text:p>
          </table:table-cell>
          <table:table-cell table:formula="of:=IF([.A314]=[.A31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a10865</text:p>
          </table:table-cell>
          <table:table-cell table:formula="of:=IF([.A315]=[.A31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b06ab3</text:p>
          </table:table-cell>
          <table:table-cell table:formula="of:=IF([.A316]=[.A317];0;1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#b06ab3</text:p>
          </table:table-cell>
          <table:table-cell table:formula="of:=IF([.A317]=[.A318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b06ab3</text:p>
          </table:table-cell>
          <table:table-cell table:formula="of:=IF([.A318]=[.A31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b06ab3</text:p>
          </table:table-cell>
          <table:table-cell table:formula="of:=IF([.A319]=[.A320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bdc3c7</text:p>
          </table:table-cell>
          <table:table-cell table:formula="of:=IF([.A320]=[.A32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c50ed2</text:p>
          </table:table-cell>
          <table:table-cell table:formula="of:=IF([.A321]=[.A322];0;1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#c50ed2</text:p>
          </table:table-cell>
          <table:table-cell table:formula="of:=IF([.A322]=[.A323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c50ed2</text:p>
          </table:table-cell>
          <table:table-cell table:formula="of:=IF([.A323]=[.A324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cc97ff</text:p>
          </table:table-cell>
          <table:table-cell table:formula="of:=IF([.A324]=[.A325];0;1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#cc97ff</text:p>
          </table:table-cell>
          <table:table-cell table:formula="of:=IF([.A325]=[.A326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d35400</text:p>
          </table:table-cell>
          <table:table-cell table:formula="of:=IF([.A326]=[.A32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da4453</text:p>
          </table:table-cell>
          <table:table-cell table:formula="of:=IF([.A327]=[.A328];0;1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#da4453</text:p>
          </table:table-cell>
          <table:table-cell table:formula="of:=IF([.A328]=[.A32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da4453</text:p>
          </table:table-cell>
          <table:table-cell table:formula="of:=IF([.A329]=[.A330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da4453</text:p>
          </table:table-cell>
          <table:table-cell table:formula="of:=IF([.A330]=[.A331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eb4f2c</text:p>
          </table:table-cell>
          <table:table-cell table:formula="of:=IF([.A331]=[.A33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ef599f</text:p>
          </table:table-cell>
          <table:table-cell table:formula="of:=IF([.A332]=[.A333];0;1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#ef599f</text:p>
          </table:table-cell>
          <table:table-cell table:formula="of:=IF([.A333]=[.A334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f2709c</text:p>
          </table:table-cell>
          <table:table-cell table:formula="of:=IF([.A334]=[.A335];0;1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#f2709c</text:p>
          </table:table-cell>
          <table:table-cell table:formula="of:=IF([.A335]=[.A336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f59496</text:p>
          </table:table-cell>
          <table:table-cell table:formula="of:=IF([.A336]=[.A337];0;1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#f59496</text:p>
          </table:table-cell>
          <table:table-cell table:formula="of:=IF([.A337]=[.A338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f67400</text:p>
          </table:table-cell>
          <table:table-cell table:formula="of:=IF([.A338]=[.A33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f69284</text:p>
          </table:table-cell>
          <table:table-cell table:formula="of:=IF([.A339]=[.A34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f7f206</text:p>
          </table:table-cell>
          <table:table-cell table:formula="of:=IF([.A340]=[.A341];0;1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#f7f206</text:p>
          </table:table-cell>
          <table:table-cell table:formula="of:=IF([.A341]=[.A342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f7f206</text:p>
          </table:table-cell>
          <table:table-cell table:formula="of:=IF([.A342]=[.A343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f7f206</text:p>
          </table:table-cell>
          <table:table-cell table:formula="of:=IF([.A343]=[.A344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fba52d</text:p>
          </table:table-cell>
          <table:table-cell table:formula="of:=IF([.A344]=[.A34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fdbc4b</text:p>
          </table:table-cell>
          <table:table-cell table:formula="of:=IF([.A345]=[.A34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ff9472</text:p>
          </table:table-cell>
          <table:table-cell table:formula="of:=IF([.A346]=[.A347];0;1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#ff9472</text:p>
          </table:table-cell>
          <table:table-cell table:formula="of:=IF([.A347]=[.A348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ffbb24</text:p>
          </table:table-cell>
          <table:table-cell table:formula="of:=IF([.A348]=[.A349];0;1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#ffbb24</text:p>
          </table:table-cell>
          <table:table-cell table:formula="of:=IF([.A349]=[.A350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ffbb24</text:p>
          </table:table-cell>
          <table:table-cell table:formula="of:=IF([.A350]=[.A351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ffbb24</text:p>
          </table:table-cell>
          <table:table-cell table:formula="of:=IF([.A351]=[.A352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fff</text:p>
          </table:table-cell>
          <table:table-cell table:formula="of:=IF([.A352]=[.A353];0;1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#fff</text:p>
          </table:table-cell>
          <table:table-cell table:formula="of:=IF([.A353]=[.A354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ffffff</text:p>
          </table:table-cell>
          <table:table-cell table:formula="of:=IF([.A354]=[.A355];0;1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#ffffff</text:p>
          </table:table-cell>
          <table:table-cell table:formula="of:=IF([.A355]=[.A356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ffffff</text:p>
          </table:table-cell>
          <table:table-cell table:formula="of:=IF([.A356]=[.A357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ffffff</text:p>
          </table:table-cell>
          <table:table-cell table:formula="of:=IF([.A357]=[.A358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ffffff</text:p>
          </table:table-cell>
          <table:table-cell table:formula="of:=IF([.A358]=[.A35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ffffff</text:p>
          </table:table-cell>
          <table:table-cell table:formula="of:=IF([.A359]=[.A360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ffffff</text:p>
          </table:table-cell>
          <table:table-cell table:formula="of:=IF([.A360]=[.A361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ffffff</text:p>
          </table:table-cell>
          <table:table-cell table:formula="of:=IF([.A361]=[.A362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ffffff</text:p>
          </table:table-cell>
          <table:table-cell table:formula="of:=IF([.A362]=[.A363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ffffff</text:p>
          </table:table-cell>
          <table:table-cell table:formula="of:=IF([.A363]=[.A364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ffffff</text:p>
          </table:table-cell>
          <table:table-cell table:formula="of:=IF([.A364]=[.A365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ffffff</text:p>
          </table:table-cell>
          <table:table-cell table:formula="of:=IF([.A365]=[.A366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ffffff</text:p>
          </table:table-cell>
          <table:table-cell table:formula="of:=IF([.A366]=[.A367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ffffff</text:p>
          </table:table-cell>
          <table:table-cell table:formula="of:=IF([.A367]=[.A368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ffffff</text:p>
          </table:table-cell>
          <table:table-cell table:formula="of:=IF([.A368]=[.A36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ffffff</text:p>
          </table:table-cell>
          <table:table-cell table:formula="of:=IF([.A369]=[.A370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ffffff</text:p>
          </table:table-cell>
          <table:table-cell table:formula="of:=IF([.A370]=[.A371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ffffff</text:p>
          </table:table-cell>
          <table:table-cell table:formula="of:=IF([.A371]=[.A372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ffffff</text:p>
          </table:table-cell>
          <table:table-cell table:formula="of:=IF([.A372]=[.A373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ffffff</text:p>
          </table:table-cell>
          <table:table-cell table:formula="of:=IF([.A373]=[.A374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ffffff</text:p>
          </table:table-cell>
          <table:table-cell table:formula="of:=IF([.A374]=[.A375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ffffff</text:p>
          </table:table-cell>
          <table:table-cell table:formula="of:=IF([.A375]=[.A376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ffffff</text:p>
          </table:table-cell>
          <table:table-cell table:formula="of:=IF([.A376]=[.A377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ffffff</text:p>
          </table:table-cell>
          <table:table-cell table:formula="of:=IF([.A377]=[.A378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ffffff</text:p>
          </table:table-cell>
          <table:table-cell table:formula="of:=IF([.A378]=[.A379];0;1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#ffffff</text:p>
          </table:table-cell>
          <table:table-cell table:formula="of:=IF([.A379]=[.A380];0;1)"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0" table:target-range-address="Tabelle1.A1:Tabelle1.B6575" table:display-filter-buttons="true">
          <table:filter>
            <table:filter-and>
              <table:filter-condition table:data-type="number" table:value="" table:operator="=" table:field-number="1"/>
            </table:filter-and>
          </table:filter>
        </table:database-range>
        <table:database-range table:name="__Anonymous_Sheet_DB__1" table:target-range-address="Tabelle2.A1:Tabelle2.B380" table:display-filter-buttons="true">
          <table:filter>
            <table:filter-and>
              <table:filter-condition table:data-type="number" table:value="" table:operator="=" table:field-number="1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4:09:58.440282926</meta:creation-date>
    <dc:date>2023-08-14T11:17:04.228122279</dc:date>
    <meta:editing-duration>PT48M35S</meta:editing-duration>
    <meta:editing-cycles>4</meta:editing-cycles>
    <meta:generator>LibreOffice/7.4.5.1$Linux_X86_64 LibreOffice_project/40$Build-1</meta:generator>
    <meta:document-statistic meta:table-count="2" meta:cell-count="13913" meta:object-count="0"/>
  </office:meta>
</office:document-meta>
</file>